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pitulo2_5f_oracoes_5f_basicas" style:display-name="capitulo2_oracoes_basicas" style:family="table" style:master-page-name="Capítulo_20_2_20_-_20_Orações_20_básicas_20_para_20_todo_20_católico">
      <style:table-properties style:width="13.301cm" fo:margin-left="0cm" fo:margin-right="0cm" style:page-number="auto" fo:break-before="page" table:align="margins" fo:background-color="transparent">
        <style:background-image/>
      </style:table-properties>
    </style:style>
    <style:style style:name="capitulo2_5f_oracoes_5f_basicas.A" style:display-name="capitulo2_oracoes_basicas.A" style:family="table-column">
      <style:table-column-properties style:column-width="6.65cm" style:rel-column-width="32762*"/>
    </style:style>
    <style:style style:name="capitulo2_5f_oracoes_5f_basicas.B" style:display-name="capitulo2_oracoes_basicas.B" style:family="table-column">
      <style:table-column-properties style:column-width="6.652cm" style:rel-column-width="32773*"/>
    </style:style>
    <style:style style:name="capitulo2_5f_oracoes_5f_basicas.1" style:display-name="capitulo2_oracoes_basicas.1" style:family="table-row">
      <style:table-row-properties fo:background-color="transparent">
        <style:background-image/>
      </style:table-row-properties>
    </style:style>
    <style:style style:name="capitulo2_5f_oracoes_5f_basicas.A1" style:display-name="capitulo2_oracoes_basicas.A1" style:family="table-cell">
      <style:table-cell-properties fo:background-color="transparent" fo:padding-left="0.25cm" fo:padding-right="0.25cm" fo:padding-top="0cm" fo:padding-bottom="0cm" fo:border="none" style:writing-mode="page">
        <style:background-image/>
      </style:table-cell-properties>
    </style:style>
    <style:style style:name="capitulo2_5f_oracoes_5f_basicas.B1" style:display-name="capitulo2_oracoes_basicas.B1" style:family="table-cell">
      <style:table-cell-properties fo:background-color="transparent" fo:padding-left="0.25cm" fo:padding-right="0.25cm" fo:padding-top="0cm" fo:padding-bottom="0cm" fo:border-left="0.25pt solid #000000" fo:border-right="none" fo:border-top="none" fo:border-bottom="none" style:writing-mode="page">
        <style:background-image/>
      </style:table-cell-properties>
    </style:style>
    <style:style style:name="capítulo3_5f_o_5f_santo_5f_rosario" style:display-name="capítulo3_o_santo_rosario" style:family="table">
      <style:table-properties style:width="13.301cm" fo:margin-left="0cm" fo:margin-right="0cm" fo:break-before="page" table:align="margins"/>
    </style:style>
    <style:style style:name="capítulo3_5f_o_5f_santo_5f_rosario.A" style:display-name="capítulo3_o_santo_rosario.A" style:family="table-column">
      <style:table-column-properties style:column-width="6.65cm" style:rel-column-width="32767*"/>
    </style:style>
    <style:style style:name="capítulo3_5f_o_5f_santo_5f_rosario.B" style:display-name="capítulo3_o_santo_rosario.B" style:family="table-column">
      <style:table-column-properties style:column-width="6.652cm" style:rel-column-width="32768*"/>
    </style:style>
    <style:style style:name="capítulo3_5f_o_5f_santo_5f_rosario.A1" style:display-name="capítulo3_o_santo_rosario.A1" style:family="table-cell">
      <style:table-cell-properties fo:padding-left="0.25cm" fo:padding-right="0.25cm" fo:padding-top="0cm" fo:padding-bottom="0cm" fo:border="none"/>
    </style:style>
    <style:style style:name="capítulo3_5f_o_5f_santo_5f_rosario.B1" style:display-name="capítulo3_o_santo_rosario.B1" style:family="table-cell">
      <style:table-cell-properties fo:padding-left="0.25cm" fo:padding-right="0.25cm" fo:padding-top="0cm" fo:padding-bottom="0cm" fo:border-left="0.25pt solid #000000" fo:border-right="none" fo:border-top="none" fo:border-bottom="none"/>
    </style:style>
    <style:style style:name="caitulo2_5f_st_5f_rosario_5f_mist_5f_goz" style:display-name="caitulo2_st_rosario_mist_goz" style:family="table" style:master-page-name="Capítulo_20_3_20_mist._20_gos.">
      <style:table-properties style:width="13.301cm" fo:margin-left="0cm" fo:margin-right="0cm" style:page-number="auto" table:align="margins" fo:background-color="transparent">
        <style:background-image/>
      </style:table-properties>
    </style:style>
    <style:style style:name="caitulo2_5f_st_5f_rosario_5f_mist_5f_goz.A" style:display-name="caitulo2_st_rosario_mist_goz.A" style:family="table-column">
      <style:table-column-properties style:column-width="6.65cm" style:rel-column-width="32767*"/>
    </style:style>
    <style:style style:name="caitulo2_5f_st_5f_rosario_5f_mist_5f_goz.B" style:display-name="caitulo2_st_rosario_mist_goz.B" style:family="table-column">
      <style:table-column-properties style:column-width="6.652cm" style:rel-column-width="32768*"/>
    </style:style>
    <style:style style:name="caitulo2_5f_st_5f_rosario_5f_mist_5f_goz.1" style:display-name="caitulo2_st_rosario_mist_goz.1" style:family="table-row">
      <style:table-row-properties fo:background-color="transparent">
        <style:background-image/>
      </style:table-row-properties>
    </style:style>
    <style:style style:name="caitulo2_5f_st_5f_rosario_5f_mist_5f_goz.A1" style:display-name="caitulo2_st_rosario_mist_goz.A1" style:family="table-cell">
      <style:table-cell-properties fo:background-color="transparent" fo:padding-left="0.25cm" fo:padding-right="0.25cm" fo:padding-top="0cm" fo:padding-bottom="0cm" fo:border="none">
        <style:background-image/>
      </style:table-cell-properties>
    </style:style>
    <style:style style:name="caitulo2_5f_st_5f_rosario_5f_mist_5f_goz.B1" style:display-name="caitulo2_st_rosario_mist_goz.B1" style:family="table-cell">
      <style:table-cell-properties fo:padding-left="0.25cm" fo:padding-right="0.25cm" fo:padding-top="0cm" fo:padding-bottom="0cm" fo:border-left="0.25pt solid #000000" fo:border-right="none" fo:border-top="none" fo:border-bottom="none"/>
    </style:style>
    <style:style style:name="Table1" style:family="table" style:master-page-name="Capítulo_20_3_20_mist._20_dol.">
      <style:table-properties style:width="13.301cm" style:page-number="auto" fo:break-before="page" table:align="margins" fo:background-color="transparent">
        <style:background-image/>
      </style:table-properties>
    </style:style>
    <style:style style:name="Table1.A" style:family="table-column">
      <style:table-column-properties style:column-width="6.65cm" style:rel-column-width="32767*"/>
    </style:style>
    <style:style style:name="Table1.B" style:family="table-column">
      <style:table-column-properties style:column-width="6.652cm" style:rel-column-width="32768*"/>
    </style:style>
    <style:style style:name="Table1.1" style:family="table-row">
      <style:table-row-properties fo:background-color="transparent">
        <style:background-image/>
      </style:table-row-properties>
    </style:style>
    <style:style style:name="Table1.A1" style:family="table-cell">
      <style:table-cell-properties fo:padding-left="0.25cm" fo:padding-right="0.25cm" fo:padding-top="0cm" fo:padding-bottom="0cm" fo:border="none"/>
    </style:style>
    <style:style style:name="Table1.B1" style:family="table-cell">
      <style:table-cell-properties fo:padding-left="0.25cm" fo:padding-right="0.25cm" fo:padding-top="0cm" fo:padding-bottom="0cm" fo:border-left="0.25pt solid #000000" fo:border-right="none" fo:border-top="none" fo:border-bottom="none"/>
    </style:style>
    <style:style style:name="capitulo3_5f_mist_5f_glo" style:display-name="capitulo3_mist_glo" style:family="table" style:master-page-name="Capítulo_20_3_20_mist._20_glo.">
      <style:table-properties style:width="13.301cm" style:page-number="auto" fo:break-before="page" table:align="margins" fo:background-color="transparent">
        <style:background-image/>
      </style:table-properties>
    </style:style>
    <style:style style:name="capitulo3_5f_mist_5f_glo.A" style:display-name="capitulo3_mist_glo.A" style:family="table-column">
      <style:table-column-properties style:column-width="6.65cm" style:rel-column-width="32767*"/>
    </style:style>
    <style:style style:name="capitulo3_5f_mist_5f_glo.B" style:display-name="capitulo3_mist_glo.B" style:family="table-column">
      <style:table-column-properties style:column-width="6.652cm" style:rel-column-width="32768*"/>
    </style:style>
    <style:style style:name="capitulo3_5f_mist_5f_glo.1" style:display-name="capitulo3_mist_glo.1" style:family="table-row">
      <style:table-row-properties style:min-row-height="4.595cm" fo:background-color="transparent">
        <style:background-image/>
      </style:table-row-properties>
    </style:style>
    <style:style style:name="capitulo3_5f_mist_5f_glo.A1" style:display-name="capitulo3_mist_glo.A1" style:family="table-cell">
      <style:table-cell-properties fo:padding-left="0.25cm" fo:padding-right="0.25cm" fo:padding-top="0cm" fo:padding-bottom="0cm" fo:border="none"/>
    </style:style>
    <style:style style:name="capitulo3_5f_mist_5f_glo.B1" style:display-name="capitulo3_mist_glo.B1" style:family="table-cell">
      <style:table-cell-properties fo:padding-left="0.25cm" fo:padding-right="0.25cm" fo:padding-top="0cm" fo:padding-bottom="0cm" fo:border-left="0.25pt solid #000000" fo:border-right="none" fo:border-top="none" fo:border-bottom="none"/>
    </style:style>
    <style:style style:name="capitulo3_5f_ladainha" style:display-name="capitulo3_ladainha" style:family="table" style:master-page-name="Capítulo_20_3_20_ladainha">
      <style:table-properties style:width="13.301cm" style:page-number="auto" fo:break-before="page" table:align="margins"/>
    </style:style>
    <style:style style:name="capitulo3_5f_ladainha.A" style:display-name="capitulo3_ladainha.A" style:family="table-column">
      <style:table-column-properties style:column-width="6.65cm" style:rel-column-width="32767*"/>
    </style:style>
    <style:style style:name="capitulo3_5f_ladainha.B" style:display-name="capitulo3_ladainha.B" style:family="table-column">
      <style:table-column-properties style:column-width="6.652cm" style:rel-column-width="32768*"/>
    </style:style>
    <style:style style:name="capitulo3_5f_ladainha.A1" style:display-name="capitulo3_ladainha.A1" style:family="table-cell">
      <style:table-cell-properties fo:padding-left="0.25cm" fo:padding-right="0.25cm" fo:padding-top="0cm" fo:padding-bottom="0cm" fo:border="none"/>
    </style:style>
    <style:style style:name="capitulo3_5f_ladainha.B1" style:display-name="capitulo3_ladainha.B1" style:family="table-cell">
      <style:table-cell-properties fo:padding-left="0.25cm" fo:padding-right="0.25cm" fo:padding-top="0cm" fo:padding-bottom="0cm" fo:border-left="0.5pt solid #000000" fo:border-right="none" fo:border-top="none" fo:border-bottom="none"/>
    </style:style>
    <style:style style:name="capitulo4_5f_metodo_5f_de_5f_santificacao" style:display-name="capitulo4_metodo_de_santificacao" style:family="table" style:master-page-name="Capítulo_20_4_20_met">
      <style:table-properties style:width="13.301cm" style:page-number="auto" fo:break-before="page" table:align="margins"/>
    </style:style>
    <style:style style:name="capitulo4_5f_metodo_5f_de_5f_santificacao.A" style:display-name="capitulo4_metodo_de_santificacao.A" style:family="table-column">
      <style:table-column-properties style:column-width="6.65cm" style:rel-column-width="32763*"/>
    </style:style>
    <style:style style:name="capitulo4_5f_metodo_5f_de_5f_santificacao.B" style:display-name="capitulo4_metodo_de_santificacao.B" style:family="table-column">
      <style:table-column-properties style:column-width="6.652cm" style:rel-column-width="32772*"/>
    </style:style>
    <style:style style:name="capitulo4_5f_metodo_5f_de_5f_santificacao.A1" style:display-name="capitulo4_metodo_de_santificacao.A1" style:family="table-cell">
      <style:table-cell-properties fo:padding-left="0.25cm" fo:padding-right="0.25cm" fo:padding-top="0cm" fo:padding-bottom="0cm" fo:border="none"/>
    </style:style>
    <style:style style:name="capitulo4_5f_metodo_5f_de_5f_santificacao.B1" style:display-name="capitulo4_metodo_de_santificacao.B1" style:family="table-cell">
      <style:table-cell-properties fo:padding-left="0.25cm" fo:padding-right="0.25cm" fo:padding-top="0cm" fo:padding-bottom="0cm" fo:border-left="0.5pt solid #000000" fo:border-right="none" fo:border-top="none" fo:border-bottom="none"/>
    </style:style>
    <style:style style:name="capitulo4_5f_angelus" style:display-name="capitulo4_angelus" style:family="table">
      <style:table-properties style:width="13.301cm" table:align="margins"/>
    </style:style>
    <style:style style:name="capitulo4_5f_angelus.A" style:display-name="capitulo4_angelus.A" style:family="table-column">
      <style:table-column-properties style:column-width="6.65cm" style:rel-column-width="32767*"/>
    </style:style>
    <style:style style:name="capitulo4_5f_angelus.B" style:display-name="capitulo4_angelus.B" style:family="table-column">
      <style:table-column-properties style:column-width="6.652cm" style:rel-column-width="32768*"/>
    </style:style>
    <style:style style:name="capitulo4_5f_angelus.1" style:display-name="capitulo4_angelus.1" style:family="table-row">
      <style:table-row-properties style:min-row-height="5.099cm"/>
    </style:style>
    <style:style style:name="capitulo4_5f_angelus.A1" style:display-name="capitulo4_angelus.A1" style:family="table-cell">
      <style:table-cell-properties fo:padding-left="0.25cm" fo:padding-right="0.25cm" fo:padding-top="0cm" fo:padding-bottom="0cm" fo:border="none"/>
    </style:style>
    <style:style style:name="capitulo4_5f_angelus.B1" style:display-name="capitulo4_angelus.B1" style:family="table-cell">
      <style:table-cell-properties fo:padding-left="0.25cm" fo:padding-right="0.25cm" fo:padding-top="0cm" fo:padding-bottom="0cm" fo:border-left="0.25pt solid #000000" fo:border-right="none" fo:border-top="none" fo:border-bottom="none"/>
    </style:style>
    <style:style style:name="capitulo4_5f_anima_5f_christi" style:display-name="capitulo4_anima_christi" style:family="table">
      <style:table-properties style:width="13.301cm" table:align="margins" fo:background-color="transparent">
        <style:background-image/>
      </style:table-properties>
    </style:style>
    <style:style style:name="capitulo4_5f_anima_5f_christi.A" style:display-name="capitulo4_anima_christi.A" style:family="table-column">
      <style:table-column-properties style:column-width="6.65cm" style:rel-column-width="32767*"/>
    </style:style>
    <style:style style:name="capitulo4_5f_anima_5f_christi.B" style:display-name="capitulo4_anima_christi.B" style:family="table-column">
      <style:table-column-properties style:column-width="6.652cm" style:rel-column-width="32768*"/>
    </style:style>
    <style:style style:name="capitulo4_5f_anima_5f_christi.1" style:display-name="capitulo4_anima_christi.1" style:family="table-row">
      <style:table-row-properties fo:background-color="transparent">
        <style:background-image/>
      </style:table-row-properties>
    </style:style>
    <style:style style:name="capitulo4_5f_anima_5f_christi.A1" style:display-name="capitulo4_anima_christi.A1" style:family="table-cell">
      <style:table-cell-properties fo:padding-left="0.25cm" fo:padding-right="0.25cm" fo:padding-top="0cm" fo:padding-bottom="0cm" fo:border="none"/>
    </style:style>
    <style:style style:name="capitulo4_5f_anima_5f_christi.B1" style:display-name="capitulo4_anima_christi.B1" style:family="table-cell">
      <style:table-cell-properties fo:padding-left="0.25cm" fo:padding-right="0.25cm" fo:padding-top="0cm" fo:padding-bottom="0cm" fo:border-left="0.25pt solid #000000" fo:border-right="none" fo:border-top="none" fo:border-bottom="none"/>
    </style:style>
    <style:style style:name="capitulo_5f_5_5f_exo_5f_men" style:display-name="capitulo_5_exo_men" style:family="table">
      <style:table-properties style:width="13.301cm" fo:break-before="page" table:align="margins" fo:background-color="transparent">
        <style:background-image/>
      </style:table-properties>
    </style:style>
    <style:style style:name="capitulo_5f_5_5f_exo_5f_men.A" style:display-name="capitulo_5_exo_men.A" style:family="table-column">
      <style:table-column-properties style:column-width="6.65cm" style:rel-column-width="32767*"/>
    </style:style>
    <style:style style:name="capitulo_5f_5_5f_exo_5f_men.B" style:display-name="capitulo_5_exo_men.B" style:family="table-column">
      <style:table-column-properties style:column-width="6.652cm" style:rel-column-width="32768*"/>
    </style:style>
    <style:style style:name="capitulo_5f_5_5f_exo_5f_men.1" style:display-name="capitulo_5_exo_men.1" style:family="table-row">
      <style:table-row-properties fo:background-color="transparent">
        <style:background-image/>
      </style:table-row-properties>
    </style:style>
    <style:style style:name="capitulo_5f_5_5f_exo_5f_men.A1" style:display-name="capitulo_5_exo_men.A1" style:family="table-cell">
      <style:table-cell-properties fo:padding-left="0.25cm" fo:padding-right="0.25cm" fo:padding-top="0cm" fo:padding-bottom="0cm" fo:border="none"/>
    </style:style>
    <style:style style:name="capitulo_5f_5_5f_exo_5f_men.B1" style:display-name="capitulo_5_exo_men.B1" style:family="table-cell">
      <style:table-cell-properties fo:padding-left="0.25cm" fo:padding-right="0.25cm" fo:padding-top="0cm" fo:padding-bottom="0cm" fo:border-left="0.25pt solid #000000" fo:border-right="none" fo:border-top="none" fo:border-bottom="none"/>
    </style:style>
    <style:style style:name="P1"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P2" style:family="paragraph" style:parent-style-name="Footer">
      <style:paragraph-properties fo:text-align="center" style:justify-single-word="false"/>
      <style:text-properties style:font-name="Marco Polo SC" officeooo:rsid="0021b0d2" officeooo:paragraph-rsid="0021b0d2"/>
    </style:style>
    <style:style style:name="P3" style:family="paragraph" style:parent-style-name="Standard">
      <style:paragraph-properties fo:text-align="center" style:justify-single-word="false" fo:break-before="page"/>
      <style:text-properties style:font-name="Marco Polo SC" officeooo:rsid="0012df67" officeooo:paragraph-rsid="0012df67"/>
    </style:style>
    <style:style style:name="P4" style:family="paragraph" style:parent-style-name="Standard">
      <style:paragraph-properties fo:text-align="center" style:justify-single-word="false"/>
      <style:text-properties style:font-name="Marco Polo SC" officeooo:rsid="0012df67" officeooo:paragraph-rsid="0012df67"/>
    </style:style>
    <style:style style:name="P5" style:family="paragraph" style:parent-style-name="Standard">
      <style:paragraph-properties fo:text-align="center" style:justify-single-word="false" fo:break-before="page"/>
      <style:text-properties style:font-name="Marco Polo SC" fo:font-size="12pt" officeooo:rsid="0013eecb" officeooo:paragraph-rsid="0013eecb" style:font-size-asian="12pt" style:font-size-complex="12pt"/>
    </style:style>
    <style:style style:name="P6" style:family="paragraph" style:parent-style-name="Standard">
      <style:paragraph-properties fo:text-align="center" style:justify-single-word="false"/>
      <style:text-properties style:font-name="Marco Polo SC" fo:font-size="12pt" officeooo:rsid="0013eecb" officeooo:paragraph-rsid="0013eecb" style:font-size-asian="12pt" style:font-size-complex="12pt"/>
    </style:style>
    <style:style style:name="P7" style:family="paragraph" style:parent-style-name="Standard">
      <style:paragraph-properties fo:text-align="center" style:justify-single-word="false"/>
      <style:text-properties style:font-name="Marco Polo SC" fo:font-size="20pt" officeooo:rsid="0012df67" officeooo:paragraph-rsid="0012df67" style:font-size-asian="20pt" style:font-size-complex="20pt"/>
    </style:style>
    <style:style style:name="P8" style:family="paragraph" style:parent-style-name="Contents_20_Heading">
      <style:paragraph-properties fo:text-align="center" style:justify-single-word="false"/>
      <style:text-properties style:font-name="Marco Polo SC"/>
    </style:style>
    <style:style style:name="P9" style:family="paragraph" style:parent-style-name="Header">
      <style:paragraph-properties fo:text-align="start" style:justify-single-word="false"/>
      <style:text-properties officeooo:paragraph-rsid="0021b0d2"/>
    </style:style>
    <style:style style:name="P10" style:family="paragraph" style:parent-style-name="Footer">
      <style:text-properties officeooo:rsid="001d0729" officeooo:paragraph-rsid="001d0729"/>
    </style:style>
    <style:style style:name="P11" style:family="paragraph" style:parent-style-name="Header">
      <style:text-properties style:text-underline-style="solid" style:text-underline-width="auto" style:text-underline-color="font-color" officeooo:rsid="003146c3" officeooo:paragraph-rsid="003146c3"/>
    </style:style>
    <style:style style:name="P12" style:family="paragraph" style:parent-style-name="Header">
      <style:text-properties style:text-underline-style="solid" style:text-underline-width="auto" style:text-underline-color="font-color" officeooo:rsid="003146c3" officeooo:paragraph-rsid="0032ea28"/>
    </style:style>
    <style:style style:name="P13" style:family="paragraph" style:parent-style-name="Header">
      <style:text-properties style:text-underline-style="solid" style:text-underline-width="auto" style:text-underline-color="font-color"/>
    </style:style>
    <style:style style:name="P14"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P15"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P16"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P17" style:family="paragraph" style:parent-style-name="Header">
      <style:text-properties style:text-underline-style="solid" style:text-underline-width="auto" style:text-underline-color="font-color" officeooo:rsid="00c3c9df" officeooo:paragraph-rsid="00c3c9df"/>
    </style:style>
    <style:style style:name="P18" style:family="paragraph" style:parent-style-name="Header">
      <style:text-properties style:text-underline-style="solid" style:text-underline-width="auto" style:text-underline-color="font-color" officeooo:rsid="00c3c9df" officeooo:paragraph-rsid="00e9996d"/>
    </style:style>
    <style:style style:name="P19"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20"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2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officeooo:paragraph-rsid="007a14c8" style:font-size-asian="7.84999990463257pt" style:font-size-complex="9pt" fo:hyphenate="true" fo:hyphenation-remain-char-count="2" fo:hyphenation-push-char-count="2" loext:hyphenation-no-caps="false"/>
    </style:style>
    <style:style style:name="P22"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paragraph-rsid="00b4f9f0" style:font-size-asian="7.84999990463257pt" style:font-size-complex="9pt" fo:hyphenate="true" fo:hyphenation-remain-char-count="2" fo:hyphenation-push-char-count="2" loext:hyphenation-no-caps="false"/>
    </style:style>
    <style:style style:name="P23" style:family="paragraph" style:parent-style-name="Text_20_body">
      <style:paragraph-properties fo:margin-top="0cm" fo:margin-bottom="0cm" style:contextual-spacing="false" fo:line-height="100%"/>
      <style:text-properties style:font-name="Averia Serif" fo:font-size="9pt" style:font-size-asian="7.84999990463257pt" style:font-size-complex="9pt"/>
    </style:style>
    <style:style style:name="P24" style:family="paragraph" style:parent-style-name="Text_20_body">
      <style:paragraph-properties fo:margin-top="0cm" fo:margin-bottom="0cm" style:contextual-spacing="false" fo:line-height="100%"/>
      <style:text-properties style:font-name="Averia Serif" fo:font-size="9pt" officeooo:paragraph-rsid="0090f14b" style:font-size-asian="7.84999990463257pt" style:font-size-complex="9pt"/>
    </style:style>
    <style:style style:name="P25" style:family="paragraph" style:parent-style-name="Text_20_body">
      <style:paragraph-properties fo:margin-top="0cm" fo:margin-bottom="0cm" style:contextual-spacing="false" fo:line-height="100%"/>
      <style:text-properties style:font-name="Averia Serif" fo:font-size="9pt" officeooo:paragraph-rsid="0092c27e" style:font-size-asian="7.84999990463257pt" style:font-size-complex="9pt"/>
    </style:style>
    <style:style style:name="P26" style:family="paragraph" style:parent-style-name="Text_20_body">
      <style:paragraph-properties fo:margin-top="0cm" fo:margin-bottom="0cm" style:contextual-spacing="false" fo:line-height="100%"/>
      <style:text-properties style:font-name="Averia Serif" fo:font-size="9pt" officeooo:paragraph-rsid="009ab775" style:font-size-asian="7.84999990463257pt" style:font-size-complex="9pt"/>
    </style:style>
    <style:style style:name="P27" style:family="paragraph" style:parent-style-name="Text_20_body">
      <style:paragraph-properties fo:margin-top="0cm" fo:margin-bottom="0cm" style:contextual-spacing="false" fo:line-height="100%" fo:text-align="end" style:justify-single-word="false"/>
      <style:text-properties style:font-name="Averia Serif" fo:font-size="9pt" officeooo:paragraph-rsid="009ab775" style:font-size-asian="7.84999990463257pt" style:font-size-complex="9pt"/>
    </style:style>
    <style:style style:name="P28" style:family="paragraph" style:parent-style-name="Text_20_body">
      <style:paragraph-properties fo:margin-top="0cm" fo:margin-bottom="0cm" style:contextual-spacing="false" fo:line-height="100%"/>
      <style:text-properties style:font-name="Averia Serif" fo:font-size="9pt" officeooo:paragraph-rsid="009bc295" style:font-size-asian="7.84999990463257pt" style:font-size-complex="9pt"/>
    </style:style>
    <style:style style:name="P29"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30"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31" style:family="paragraph" style:parent-style-name="Text_20_body">
      <style:paragraph-properties fo:margin-top="0cm" fo:margin-bottom="0cm" style:contextual-spacing="false" fo:line-height="100%"/>
      <style:text-properties style:font-name="Averia Serif" fo:font-size="9pt" officeooo:rsid="00980533" officeooo:paragraph-rsid="00980533" style:font-size-asian="7.84999990463257pt" style:font-size-complex="9pt"/>
    </style:style>
    <style:style style:name="P32" style:family="paragraph" style:parent-style-name="Text_20_body">
      <style:paragraph-properties fo:margin-top="0cm" fo:margin-bottom="0cm" style:contextual-spacing="false" fo:line-height="100%"/>
      <style:text-properties style:font-name="Averia Serif" fo:font-size="9pt" officeooo:rsid="00980533" officeooo:paragraph-rsid="00983fb3" style:font-size-asian="7.84999990463257pt" style:font-size-complex="9pt"/>
    </style:style>
    <style:style style:name="P33" style:family="paragraph" style:parent-style-name="Text_20_body">
      <style:paragraph-properties fo:margin-top="0cm" fo:margin-bottom="0cm" style:contextual-spacing="false" fo:line-height="100%" fo:text-align="end" style:justify-single-word="false"/>
      <style:text-properties style:font-name="Averia Serif" fo:font-size="9pt" officeooo:rsid="00980533" officeooo:paragraph-rsid="00983fb3" style:font-size-asian="7.84999990463257pt" style:font-size-complex="9pt"/>
    </style:style>
    <style:style style:name="P34" style:family="paragraph" style:parent-style-name="Text_20_body">
      <style:paragraph-properties fo:margin-top="0cm" fo:margin-bottom="0cm" style:contextual-spacing="false" fo:line-height="100%"/>
      <style:text-properties style:font-name="Averia Serif" fo:font-size="9pt" officeooo:rsid="00980533" officeooo:paragraph-rsid="0098fb77" style:font-size-asian="7.84999990463257pt" style:font-size-complex="9pt"/>
    </style:style>
    <style:style style:name="P35" style:family="paragraph" style:parent-style-name="Text_20_body">
      <style:paragraph-properties fo:margin-top="0cm" fo:margin-bottom="0cm" style:contextual-spacing="false" fo:line-height="100%"/>
      <style:text-properties style:font-name="Averia Serif" fo:font-size="9pt" officeooo:rsid="00980533" officeooo:paragraph-rsid="009ab775" style:font-size-asian="7.84999990463257pt" style:font-size-complex="9pt"/>
    </style:style>
    <style:style style:name="P36"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7.84999990463257pt" style:font-size-complex="9pt" fo:hyphenate="true" fo:hyphenation-remain-char-count="2" fo:hyphenation-push-char-count="2" loext:hyphenation-no-caps="false"/>
    </style:style>
    <style:style style:name="P37"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b6f7ff" style:font-size-asian="7.84999990463257pt" style:font-size-complex="9pt" fo:hyphenate="true" fo:hyphenation-remain-char-count="2" fo:hyphenation-push-char-count="2" loext:hyphenation-no-caps="false"/>
    </style:style>
    <style:style style:name="P38" style:family="paragraph" style:parent-style-name="Text_20_body">
      <loext:graphic-properties draw:fill-hatch-name="hatch"/>
      <style:paragraph-properties fo:margin-top="0cm" fo:margin-bottom="0cm" style:contextual-spacing="false" fo:text-align="justify" style:justify-single-word="false" fo:hyphenation-ladder-count="no-limit"/>
      <style:text-properties style:font-name="Averia Serif" fo:font-size="9pt" officeooo:paragraph-rsid="006e547b" style:font-size-asian="7.84999990463257pt" style:font-size-complex="9pt" fo:hyphenate="true" fo:hyphenation-remain-char-count="2" fo:hyphenation-push-char-count="2" loext:hyphenation-no-caps="false"/>
    </style:style>
    <style:style style:name="P39"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7.84999990463257pt" style:font-size-complex="9pt" fo:hyphenate="true" fo:hyphenation-remain-char-count="2" fo:hyphenation-push-char-count="2" loext:hyphenation-no-caps="true"/>
    </style:style>
    <style:style style:name="P40"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e9996d" style:font-size-asian="7.84999990463257pt" style:font-size-complex="9pt" fo:hyphenate="true" fo:hyphenation-remain-char-count="2" fo:hyphenation-push-char-count="2" loext:hyphenation-no-caps="true"/>
    </style:style>
    <style:style style:name="P41"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eaec59" style:font-size-asian="7.84999990463257pt" style:font-size-complex="9pt" fo:hyphenate="true" fo:hyphenation-remain-char-count="2" fo:hyphenation-push-char-count="2" loext:hyphenation-no-caps="true"/>
    </style:style>
    <style:style style:name="P42"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ebbc73" style:font-size-asian="7.84999990463257pt" style:font-size-complex="9pt" fo:hyphenate="true" fo:hyphenation-remain-char-count="2" fo:hyphenation-push-char-count="2" loext:hyphenation-no-caps="true"/>
    </style:style>
    <style:style style:name="P43"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44"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6f7ff" style:font-size-asian="7.84999990463257pt" style:font-size-complex="9pt" fo:hyphenate="true" fo:hyphenation-remain-char-count="2" fo:hyphenation-push-char-count="2" loext:hyphenation-no-caps="false"/>
    </style:style>
    <style:style style:name="P45"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9aceb" style:font-size-asian="7.84999990463257pt" style:font-size-complex="9pt" fo:hyphenate="true" fo:hyphenation-remain-char-count="2" fo:hyphenation-push-char-count="2" loext:hyphenation-no-caps="false"/>
    </style:style>
    <style:style style:name="P46"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b4f9f0" officeooo:paragraph-rsid="00b4f9f0" style:font-size-asian="7.84999990463257pt" style:font-size-complex="9pt"/>
    </style:style>
    <style:style style:name="P47"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48"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officeooo:rsid="00b4f9f0" officeooo:paragraph-rsid="00b72c7a" style:font-size-asian="7.84999990463257pt" style:font-size-complex="9pt" fo:hyphenate="true" fo:hyphenation-remain-char-count="2" fo:hyphenation-push-char-count="2" loext:hyphenation-no-caps="false"/>
    </style:style>
    <style:style style:name="P49"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9aceb" officeooo:paragraph-rsid="00b9aceb" style:font-size-asian="7.84999990463257pt" style:font-size-complex="9pt" fo:hyphenate="true" fo:hyphenation-remain-char-count="2" fo:hyphenation-push-char-count="2" loext:hyphenation-no-caps="false"/>
    </style:style>
    <style:style style:name="P50"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b0d9d" officeooo:paragraph-rsid="00bbcc28" style:font-size-asian="7.84999990463257pt" style:font-size-complex="9pt" fo:hyphenate="true" fo:hyphenation-remain-char-count="2" fo:hyphenation-push-char-count="2" loext:hyphenation-no-caps="false"/>
    </style:style>
    <style:style style:name="P51" style:family="paragraph" style:parent-style-name="Text_20_body">
      <style:paragraph-properties fo:margin-top="0cm" fo:margin-bottom="0cm" style:contextual-spacing="false" fo:line-height="100%"/>
      <style:text-properties style:font-name="Averia Serif" fo:font-size="9pt" officeooo:rsid="00a489a6" officeooo:paragraph-rsid="00a4c137" style:font-size-asian="7.84999990463257pt" style:font-size-complex="9pt"/>
    </style:style>
    <style:style style:name="P52" style:family="paragraph" style:parent-style-name="Text_20_body">
      <style:paragraph-properties fo:margin-top="0cm" fo:margin-bottom="0cm" style:contextual-spacing="false" fo:line-height="100%"/>
      <style:text-properties style:font-name="Averia Serif" fo:font-size="9pt" officeooo:rsid="00b0eaf0" officeooo:paragraph-rsid="00b0eaf0" style:font-size-asian="7.84999990463257pt" style:font-size-complex="9pt"/>
    </style:style>
    <style:style style:name="P53" style:family="paragraph" style:parent-style-name="Text_20_body" style:master-page-name="">
      <loext:graphic-properties draw:fill="none" draw:fill-hatch-name="hatch"/>
      <style:paragraph-properties fo:margin-left="0.25cm" fo:margin-right="0.25cm" fo:margin-top="0cm" fo:margin-bottom="0cm" style:contextual-spacing="false"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0eaf0" officeooo:paragraph-rsid="00b0eaf0" style:font-size-asian="7.84999990463257pt" style:font-size-complex="9pt" fo:hyphenate="true" fo:hyphenation-remain-char-count="2" fo:hyphenation-push-char-count="2" loext:hyphenation-no-caps="false"/>
    </style:style>
    <style:style style:name="P54" style:family="paragraph" style:parent-style-name="Text_20_body">
      <style:paragraph-properties fo:margin-top="0cm" fo:margin-bottom="0cm" style:contextual-spacing="false" fo:line-height="100%"/>
      <style:text-properties style:font-name="Averia Serif" fo:font-size="9pt" officeooo:rsid="00bf085d" officeooo:paragraph-rsid="00bf085d" style:font-size-asian="7.84999990463257pt" style:font-size-complex="9pt"/>
    </style:style>
    <style:style style:name="P55" style:family="paragraph" style:parent-style-name="Text_20_body">
      <style:paragraph-properties fo:margin-top="0cm" fo:margin-bottom="0cm" style:contextual-spacing="false" fo:line-height="100%"/>
      <style:text-properties style:font-name="Averia Serif" fo:font-size="9pt" officeooo:rsid="00c0f2c5" officeooo:paragraph-rsid="00c0f2c5" style:font-size-asian="7.84999990463257pt" style:font-size-complex="9pt"/>
    </style:style>
    <style:style style:name="P56"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c0f2c5" officeooo:paragraph-rsid="00c0f2c5" style:font-size-asian="7.84999990463257pt" style:font-size-complex="9pt" fo:hyphenate="true" fo:hyphenation-remain-char-count="2" fo:hyphenation-push-char-count="2" loext:hyphenation-no-caps="false"/>
    </style:style>
    <style:style style:name="P57"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12f70" officeooo:paragraph-rsid="00c12f70" style:font-size-asian="7.84999990463257pt" style:font-size-complex="9pt"/>
    </style:style>
    <style:style style:name="P58"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c12f70" officeooo:paragraph-rsid="00c12f70" style:font-size-asian="7.84999990463257pt" style:font-size-complex="9pt" fo:hyphenate="true" fo:hyphenation-remain-char-count="2" fo:hyphenation-push-char-count="2" loext:hyphenation-no-caps="false"/>
    </style:style>
    <style:style style:name="P59"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30f76" officeooo:paragraph-rsid="00c30f76" style:font-size-asian="7.84999990463257pt" style:font-size-complex="9pt"/>
    </style:style>
    <style:style style:name="P60"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e689a4" officeooo:paragraph-rsid="00e689a4" style:font-size-asian="7.84999990463257pt" style:font-weight-asian="normal" style:font-size-complex="9pt" style:font-weight-complex="normal" fo:hyphenate="true" fo:hyphenation-remain-char-count="2" fo:hyphenation-push-char-count="2" loext:hyphenation-no-caps="false"/>
    </style:style>
    <style:style style:name="P61"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ae7197" officeooo:paragraph-rsid="00e689a4" style:font-size-asian="7.84999990463257pt" style:font-weight-asian="normal" style:font-size-complex="9pt" style:font-weight-complex="normal" fo:hyphenate="true" fo:hyphenation-remain-char-count="2" fo:hyphenation-push-char-count="2" loext:hyphenation-no-caps="false"/>
    </style:style>
    <style:style style:name="P62"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ae7197" officeooo:paragraph-rsid="00e80db0" style:font-size-asian="7.84999990463257pt" style:font-weight-asian="normal" style:font-size-complex="9pt" style:font-weight-complex="normal" fo:hyphenate="true" fo:hyphenation-remain-char-count="2" fo:hyphenation-push-char-count="2" loext:hyphenation-no-caps="false"/>
    </style:style>
    <style:style style:name="P63"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4f9f0" style:font-size-asian="7.84999990463257pt" style:font-weight-asian="normal" style:font-size-complex="9pt" style:font-weight-complex="normal" fo:hyphenate="true" fo:hyphenation-remain-char-count="2" fo:hyphenation-push-char-count="2" loext:hyphenation-no-caps="false"/>
    </style:style>
    <style:style style:name="P64"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72c7a" style:font-size-asian="7.84999990463257pt" style:font-weight-asian="normal" style:font-size-complex="9pt" style:font-weight-complex="normal" fo:hyphenate="true" fo:hyphenation-remain-char-count="2" fo:hyphenation-push-char-count="2" loext:hyphenation-no-caps="false"/>
    </style:style>
    <style:style style:name="P65" style:family="paragraph" style:parent-style-name="Text_20_body">
      <style:paragraph-properties fo:margin-top="0cm" fo:margin-bottom="0cm" style:contextual-spacing="false" fo:line-height="100%"/>
      <style:text-properties style:font-name="Averia Serif" fo:font-size="9pt" fo:font-weight="normal" officeooo:rsid="00b4f9f0" officeooo:paragraph-rsid="00b4f9f0" style:font-size-asian="7.84999990463257pt" style:font-weight-asian="normal" style:font-size-complex="9pt" style:font-weight-complex="normal"/>
    </style:style>
    <style:style style:name="P66"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b4f9f0" officeooo:paragraph-rsid="00b4f9f0" style:font-size-asian="7.84999990463257pt" style:font-weight-asian="normal" style:font-size-complex="9pt" style:font-weight-complex="normal" fo:hyphenate="true" fo:hyphenation-remain-char-count="2" fo:hyphenation-push-char-count="2" loext:hyphenation-no-caps="false"/>
    </style:style>
    <style:style style:name="P67"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bf085d" officeooo:paragraph-rsid="00bf085d" style:font-size-asian="7.84999990463257pt" style:font-weight-asian="normal" style:font-size-complex="9pt" style:font-weight-complex="normal"/>
    </style:style>
    <style:style style:name="P68"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c0f2c5" officeooo:paragraph-rsid="00c0f2c5" style:font-size-asian="7.84999990463257pt" style:font-weight-asian="normal" style:font-size-complex="9pt" style:font-weight-complex="normal"/>
    </style:style>
    <style:style style:name="P69"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style:font-size-asian="7.84999990463257pt" style:font-weight-asian="normal" style:font-size-complex="9pt" style:font-weight-complex="normal" fo:hyphenate="true" fo:hyphenation-remain-char-count="2" fo:hyphenation-push-char-count="2" loext:hyphenation-no-caps="false"/>
    </style:style>
    <style:style style:name="P70"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b0d9d" officeooo:paragraph-rsid="00bbcc28" style:font-size-asian="7.84999990463257pt" style:font-weight-asian="normal" style:font-size-complex="9pt" style:font-weight-complex="normal" fo:hyphenate="true" fo:hyphenation-remain-char-count="2" fo:hyphenation-push-char-count="2" loext:hyphenation-no-caps="false"/>
    </style:style>
    <style:style style:name="P71"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style:font-size-asian="9pt" style:font-weight-asian="normal" style:font-size-complex="9pt" style:font-weight-complex="normal" fo:hyphenate="true" fo:hyphenation-remain-char-count="2" fo:hyphenation-push-char-count="2" loext:hyphenation-no-caps="false"/>
    </style:style>
    <style:style style:name="P72"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paragraph-rsid="00a2eb5d" style:font-size-asian="9pt" style:font-weight-asian="normal" style:font-size-complex="9pt" style:font-weight-complex="normal" fo:hyphenate="true" fo:hyphenation-remain-char-count="2" fo:hyphenation-push-char-count="2" loext:hyphenation-no-caps="false"/>
    </style:style>
    <style:style style:name="P73"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paragraph-rsid="00a225c4" style:font-size-asian="9pt" style:font-weight-asian="normal" style:font-size-complex="9pt" style:font-weight-complex="normal" fo:hyphenate="true" fo:hyphenation-remain-char-count="2" fo:hyphenation-push-char-count="2" loext:hyphenation-no-caps="false"/>
    </style:style>
    <style:style style:name="P74"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6f7ff" style:font-size-asian="9pt" style:font-weight-asian="normal" style:font-size-complex="9pt" style:font-weight-complex="normal" fo:hyphenate="true" fo:hyphenation-remain-char-count="2" fo:hyphenation-push-char-count="2" loext:hyphenation-no-caps="false"/>
    </style:style>
    <style:style style:name="P75" style:family="paragraph" style:parent-style-name="Standard">
      <style:paragraph-properties fo:text-align="justify" style:justify-single-word="false"/>
      <style:text-properties style:font-name="Averia Serif" fo:font-size="9pt" officeooo:paragraph-rsid="001d0729" style:font-size-asian="9pt" style:font-size-complex="9pt"/>
    </style:style>
    <style:style style:name="P76"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9pt" style:font-size-complex="9pt" fo:hyphenate="true" fo:hyphenation-remain-char-count="2" fo:hyphenation-push-char-count="2" loext:hyphenation-no-caps="false"/>
    </style:style>
    <style:style style:name="P77"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9fa186" style:font-size-asian="9pt" style:font-size-complex="9pt" fo:hyphenate="true" fo:hyphenation-remain-char-count="2" fo:hyphenation-push-char-count="2" loext:hyphenation-no-caps="false"/>
    </style:style>
    <style:style style:name="P78"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25c4" style:font-size-asian="9pt" style:font-size-complex="9pt" fo:hyphenate="true" fo:hyphenation-remain-char-count="2" fo:hyphenation-push-char-count="2" loext:hyphenation-no-caps="false"/>
    </style:style>
    <style:style style:name="P79"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bba5" style:font-size-asian="9pt" style:font-size-complex="9pt" fo:hyphenate="true" fo:hyphenation-remain-char-count="2" fo:hyphenation-push-char-count="2" loext:hyphenation-no-caps="false"/>
    </style:style>
    <style:style style:name="P80"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eb5d" style:font-size-asian="9pt" style:font-size-complex="9pt" fo:hyphenate="true" fo:hyphenation-remain-char-count="2" fo:hyphenation-push-char-count="2" loext:hyphenation-no-caps="false"/>
    </style:style>
    <style:style style:name="P81"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489a6" style:font-size-asian="9pt" style:font-size-complex="9pt" fo:hyphenate="true" fo:hyphenation-remain-char-count="2" fo:hyphenation-push-char-count="2" loext:hyphenation-no-caps="false"/>
    </style:style>
    <style:style style:name="P82" style:family="paragraph" style:parent-style-name="Standard">
      <style:paragraph-properties fo:text-align="justify" style:justify-single-word="false"/>
      <style:text-properties style:font-name="Averia Serif" fo:font-size="9pt" officeooo:rsid="0017260a" officeooo:paragraph-rsid="004b5444" style:font-size-asian="9pt" style:font-size-complex="9pt"/>
    </style:style>
    <style:style style:name="P83" style:family="paragraph" style:parent-style-name="Text_20_body">
      <style:paragraph-properties fo:margin-top="0cm" fo:margin-bottom="0cm" style:contextual-spacing="false" fo:text-align="center" style:justify-single-word="false"/>
      <style:text-properties style:font-name="Averia Serif" fo:font-size="9pt" officeooo:rsid="0030c924" officeooo:paragraph-rsid="006e547b" style:font-size-asian="9pt" style:font-size-complex="9pt"/>
    </style:style>
    <style:style style:name="P84" style:family="paragraph" style:parent-style-name="Text_20_body">
      <style:paragraph-properties fo:margin-top="0cm" fo:margin-bottom="0cm" style:contextual-spacing="false" fo:text-align="justify" style:justify-single-word="false"/>
      <style:text-properties style:font-name="Averia Serif" fo:font-size="9pt" officeooo:rsid="0030c924" officeooo:paragraph-rsid="006e547b" style:font-size-asian="9pt" style:font-size-complex="9pt"/>
    </style:style>
    <style:style style:name="P85"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a2bba5" officeooo:paragraph-rsid="00a2bba5" style:font-size-asian="9pt" style:font-size-complex="9pt" fo:hyphenate="true" fo:hyphenation-remain-char-count="2" fo:hyphenation-push-char-count="2" loext:hyphenation-no-caps="false"/>
    </style:style>
    <style:style style:name="P86"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4f9f0" style:font-size-asian="9pt" style:font-size-complex="9pt" fo:hyphenate="true" fo:hyphenation-remain-char-count="2" fo:hyphenation-push-char-count="2" loext:hyphenation-no-caps="false"/>
    </style:style>
    <style:style style:name="P8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d0331" style:font-size-asian="9pt" style:font-style-asian="normal" style:font-size-complex="9pt" style:font-style-complex="normal"/>
    </style:style>
    <style:style style:name="P88"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8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9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d0331" style:font-size-asian="9pt" style:font-style-asian="normal" style:font-size-complex="9pt" style:font-style-complex="normal"/>
    </style:style>
    <style:style style:name="P9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fa8c5" style:font-size-asian="9pt" style:font-style-asian="normal" style:font-size-complex="9pt" style:font-style-complex="normal"/>
    </style:style>
    <style:style style:name="P9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71b6cf" style:font-size-asian="9pt" style:font-style-asian="normal" style:font-size-complex="9pt" style:font-style-complex="normal" fo:hyphenate="true" fo:hyphenation-remain-char-count="2" fo:hyphenation-push-char-count="2" loext:hyphenation-no-caps="false"/>
    </style:style>
    <style:style style:name="P9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8f213a" style:font-size-asian="9pt" style:font-style-asian="normal" style:font-size-complex="9pt" style:font-style-complex="normal" fo:hyphenate="true" fo:hyphenation-remain-char-count="2" fo:hyphenation-push-char-count="2" loext:hyphenation-no-caps="false"/>
    </style:style>
    <style:style style:name="P9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0f14b" style:font-size-asian="9pt" style:font-style-asian="normal" style:font-size-complex="9pt" style:font-style-complex="normal" fo:hyphenate="true" fo:hyphenation-remain-char-count="2" fo:hyphenation-push-char-count="2" loext:hyphenation-no-caps="false"/>
    </style:style>
    <style:style style:name="P9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24ab7" style:font-size-asian="9pt" style:font-style-asian="normal" style:font-size-complex="9pt" style:font-style-complex="normal" fo:hyphenate="true" fo:hyphenation-remain-char-count="2" fo:hyphenation-push-char-count="2" loext:hyphenation-no-caps="false"/>
    </style:style>
    <style:style style:name="P9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2c27e" style:font-size-asian="9pt" style:font-style-asian="normal" style:font-size-complex="9pt" style:font-style-complex="normal" fo:hyphenate="true" fo:hyphenation-remain-char-count="2" fo:hyphenation-push-char-count="2" loext:hyphenation-no-caps="false"/>
    </style:style>
    <style:style style:name="P9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80533" style:font-size-asian="9pt" style:font-style-asian="normal" style:font-size-complex="9pt" style:font-style-complex="normal" fo:hyphenate="true" fo:hyphenation-remain-char-count="2" fo:hyphenation-push-char-count="2" loext:hyphenation-no-caps="false"/>
    </style:style>
    <style:style style:name="P9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ab775" style:font-size-asian="9pt" style:font-style-asian="normal" style:font-size-complex="9pt" style:font-style-complex="normal" fo:hyphenate="true" fo:hyphenation-remain-char-count="2" fo:hyphenation-push-char-count="2" loext:hyphenation-no-caps="false"/>
    </style:style>
    <style:style style:name="P9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d0586c" style:font-size-asian="9pt" style:font-style-asian="normal" style:font-size-complex="9pt" style:font-style-complex="normal" fo:hyphenate="true" fo:hyphenation-remain-char-count="2" fo:hyphenation-push-char-count="2" loext:hyphenation-no-caps="false"/>
    </style:style>
    <style:style style:name="P10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80b7e" officeooo:paragraph-rsid="006fa8c5" style:font-size-asian="9pt" style:font-style-asian="normal" style:font-size-complex="9pt" style:font-style-complex="normal"/>
    </style:style>
    <style:style style:name="P101" style:family="paragraph" style:parent-style-name="Text_20_body">
      <style:paragraph-properties fo:margin-top="0cm" fo:margin-bottom="0cm" style:contextual-spacing="false" fo:line-height="100%"/>
      <style:text-properties style:font-name="Averia Serif" fo:font-size="9pt" fo:letter-spacing="normal" fo:font-style="normal" officeooo:rsid="002958ae" officeooo:paragraph-rsid="006fa8c5" style:font-size-asian="9pt" style:font-style-asian="normal" style:font-size-complex="9pt" style:font-style-complex="normal"/>
    </style:style>
    <style:style style:name="P102" style:family="paragraph" style:parent-style-name="Text_20_body">
      <style:paragraph-properties fo:margin-top="0cm" fo:margin-bottom="0cm" style:contextual-spacing="false" fo:line-height="100%"/>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103" style:family="paragraph" style:parent-style-name="Text_20_body">
      <style:paragraph-properties fo:margin-top="0cm" fo:margin-bottom="0cm" style:contextual-spacing="false" fo:line-height="100%" fo:padding-left="0cm" fo:padding-right="0cm" fo:padding-top="0cm" fo:padding-bottom="0.074cm" fo:border-left="none" fo:border-right="none" fo:border-top="none" fo:border-bottom="0.06pt solid #000000" style:join-border="false"/>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104"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16989" officeooo:paragraph-rsid="006fa8c5" style:font-size-asian="9pt" style:font-style-asian="normal" style:font-size-complex="9pt" style:font-style-complex="normal"/>
    </style:style>
    <style:style style:name="P10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1b6cf" style:font-size-asian="9pt" style:font-style-asian="normal" style:font-size-complex="9pt" style:font-style-complex="normal" fo:hyphenate="true" fo:hyphenation-remain-char-count="2" fo:hyphenation-push-char-count="2" loext:hyphenation-no-caps="false"/>
    </style:style>
    <style:style style:name="P10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a14c8" style:font-size-asian="9pt" style:font-style-asian="normal" style:font-size-complex="9pt" style:font-style-complex="normal" fo:hyphenate="true" fo:hyphenation-remain-char-count="2" fo:hyphenation-push-char-count="2" loext:hyphenation-no-caps="false"/>
    </style:style>
    <style:style style:name="P10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8f213a" style:font-size-asian="9pt" style:font-style-asian="normal" style:font-size-complex="9pt" style:font-style-complex="normal" fo:hyphenate="true" fo:hyphenation-remain-char-count="2" fo:hyphenation-push-char-count="2" loext:hyphenation-no-caps="false"/>
    </style:style>
    <style:style style:name="P10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0f14b" style:font-size-asian="9pt" style:font-style-asian="normal" style:font-size-complex="9pt" style:font-style-complex="normal" fo:hyphenate="true" fo:hyphenation-remain-char-count="2" fo:hyphenation-push-char-count="2" loext:hyphenation-no-caps="false"/>
    </style:style>
    <style:style style:name="P10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4ab7" style:font-size-asian="9pt" style:font-style-asian="normal" style:font-size-complex="9pt" style:font-style-complex="normal" fo:hyphenate="true" fo:hyphenation-remain-char-count="2" fo:hyphenation-push-char-count="2" loext:hyphenation-no-caps="false"/>
    </style:style>
    <style:style style:name="P11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c27e" style:font-size-asian="9pt" style:font-style-asian="normal" style:font-size-complex="9pt" style:font-style-complex="normal" fo:hyphenate="true" fo:hyphenation-remain-char-count="2" fo:hyphenation-push-char-count="2" loext:hyphenation-no-caps="false"/>
    </style:style>
    <style:style style:name="P11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74ba1" style:font-size-asian="9pt" style:font-style-asian="normal" style:font-size-complex="9pt" style:font-style-complex="normal" fo:hyphenate="true" fo:hyphenation-remain-char-count="2" fo:hyphenation-push-char-count="2" loext:hyphenation-no-caps="false"/>
    </style:style>
    <style:style style:name="P11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80533" style:font-size-asian="9pt" style:font-style-asian="normal" style:font-size-complex="9pt" style:font-style-complex="normal" fo:hyphenate="true" fo:hyphenation-remain-char-count="2" fo:hyphenation-push-char-count="2" loext:hyphenation-no-caps="false"/>
    </style:style>
    <style:style style:name="P11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ab775" style:font-size-asian="9pt" style:font-style-asian="normal" style:font-size-complex="9pt" style:font-style-complex="normal" fo:hyphenate="true" fo:hyphenation-remain-char-count="2" fo:hyphenation-push-char-count="2" loext:hyphenation-no-caps="false"/>
    </style:style>
    <style:style style:name="P11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bc295" style:font-size-asian="9pt" style:font-style-asian="normal" style:font-size-complex="9pt" style:font-style-complex="normal" fo:hyphenate="true" fo:hyphenation-remain-char-count="2" fo:hyphenation-push-char-count="2" loext:hyphenation-no-caps="false"/>
    </style:style>
    <style:style style:name="P11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d0586c" style:font-size-asian="9pt" style:font-style-asian="normal" style:font-size-complex="9pt" style:font-style-complex="normal" fo:hyphenate="true" fo:hyphenation-remain-char-count="2" fo:hyphenation-push-char-count="2" loext:hyphenation-no-caps="false"/>
    </style:style>
    <style:style style:name="P116" style:family="paragraph" style:parent-style-name="Text_20_body">
      <style:paragraph-properties fo:margin-top="0cm" fo:margin-bottom="0cm" style:contextual-spacing="false" fo:line-height="100%"/>
      <style:text-properties style:font-name="Averia Serif" fo:font-size="9pt" fo:letter-spacing="normal" fo:font-style="normal" officeooo:rsid="00501fa0" officeooo:paragraph-rsid="006fa8c5" style:font-size-asian="9pt" style:font-style-asian="normal" style:font-size-complex="9pt" style:font-style-complex="normal"/>
    </style:style>
    <style:style style:name="P11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11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11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12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2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2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2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2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2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26"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b6f7f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2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2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2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583218"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30"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fo:font-style="normal" fo:font-weight="normal" officeooo:rsid="00344232" officeooo:paragraph-rsid="006e547b" style:font-size-asian="9pt" style:font-style-asian="normal" style:font-weight-asian="normal" style:font-size-complex="9pt" style:font-style-complex="normal" style:font-weight-complex="normal"/>
    </style:style>
    <style:style style:name="P13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cacbc"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3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cacbc"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33"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134" style:family="paragraph" style:parent-style-name="Text_20_body">
      <style:paragraph-properties fo:margin-top="0cm" fo:margin-bottom="0cm" style:contextual-spacing="false" fo:line-height="100%"/>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135"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216989" officeooo:paragraph-rsid="006fa8c5" style:font-size-asian="9pt" style:font-style-asian="normal" style:font-weight-asian="bold" style:font-size-complex="9pt" style:font-style-complex="normal" style:font-weight-complex="bold"/>
    </style:style>
    <style:style style:name="P13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21698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3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1f87fa" officeooo:paragraph-rsid="006fa8c5" style:font-size-asian="9pt" style:font-style-asian="normal" style:font-weight-asian="bold" style:font-size-complex="9pt" style:font-style-complex="normal" style:font-weight-complex="bold"/>
    </style:style>
    <style:style style:name="P13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44c1e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3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71b6cf" officeooo:paragraph-rsid="0071b6cf"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14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paragraph-rsid="006d0331" style:font-size-asian="9pt" style:font-size-complex="9pt"/>
    </style:style>
    <style:style style:name="P14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paragraph-rsid="0071b6cf" style:font-size-asian="9pt" style:font-size-complex="9pt" fo:hyphenate="true" fo:hyphenation-remain-char-count="2" fo:hyphenation-push-char-count="2" loext:hyphenation-no-caps="false"/>
    </style:style>
    <style:style style:name="P142"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style:font-size-asian="9pt" style:font-size-complex="9pt" fo:hyphenate="true" fo:hyphenation-remain-char-count="2" fo:hyphenation-push-char-count="2" loext:hyphenation-no-caps="false"/>
    </style:style>
    <style:style style:name="P143"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44"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f213a" style:font-size-asian="9pt" style:font-size-complex="9pt" fo:hyphenate="true" fo:hyphenation-remain-char-count="2" fo:hyphenation-push-char-count="2" loext:hyphenation-no-caps="false"/>
    </style:style>
    <style:style style:name="P145" style:family="paragraph" style:parent-style-name="Text_20_body">
      <style:paragraph-properties fo:margin-top="0cm" fo:margin-bottom="0cm" style:contextual-spacing="false" fo:line-height="100%"/>
      <style:text-properties style:font-name="Averia Serif" fo:font-size="9pt" fo:letter-spacing="normal" officeooo:paragraph-rsid="006e547b" style:font-size-asian="9pt" style:font-size-complex="9pt"/>
    </style:style>
    <style:style style:name="P146" style:family="paragraph" style:parent-style-name="Table_20_Contents">
      <loext:graphic-properties draw:fill-gradient-name="gradient" draw:fill-hatch-name="hatch"/>
      <style:paragraph-properties fo:line-height="100%" fo:text-align="end"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4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16989" officeooo:paragraph-rsid="006d0331" style:font-size-asian="9pt" style:font-size-complex="9pt"/>
    </style:style>
    <style:style style:name="P148"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16989" officeooo:paragraph-rsid="006e547b" style:font-size-asian="9pt" style:font-size-complex="9pt"/>
    </style:style>
    <style:style style:name="P14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d0331" style:font-size-asian="9pt" style:font-size-complex="9pt"/>
    </style:style>
    <style:style style:name="P15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fa8c5" style:font-size-asian="9pt" style:font-size-complex="9pt"/>
    </style:style>
    <style:style style:name="P15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1b6cf" style:font-size-asian="9pt" style:font-size-complex="9pt" fo:hyphenate="true" fo:hyphenation-remain-char-count="2" fo:hyphenation-push-char-count="2" loext:hyphenation-no-caps="false"/>
    </style:style>
    <style:style style:name="P15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a14c8" style:font-size-asian="9pt" style:font-size-complex="9pt" fo:hyphenate="true" fo:hyphenation-remain-char-count="2" fo:hyphenation-push-char-count="2" loext:hyphenation-no-caps="false"/>
    </style:style>
    <style:style style:name="P15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8f213a" style:font-size-asian="9pt" style:font-size-complex="9pt" fo:hyphenate="true" fo:hyphenation-remain-char-count="2" fo:hyphenation-push-char-count="2" loext:hyphenation-no-caps="false"/>
    </style:style>
    <style:style style:name="P15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0f14b" style:font-size-asian="9pt" style:font-size-complex="9pt" fo:hyphenate="true" fo:hyphenation-remain-char-count="2" fo:hyphenation-push-char-count="2" loext:hyphenation-no-caps="false"/>
    </style:style>
    <style:style style:name="P15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4ab7" style:font-size-asian="9pt" style:font-size-complex="9pt" fo:hyphenate="true" fo:hyphenation-remain-char-count="2" fo:hyphenation-push-char-count="2" loext:hyphenation-no-caps="false"/>
    </style:style>
    <style:style style:name="P15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c27e" style:font-size-asian="9pt" style:font-size-complex="9pt" fo:hyphenate="true" fo:hyphenation-remain-char-count="2" fo:hyphenation-push-char-count="2" loext:hyphenation-no-caps="false"/>
    </style:style>
    <style:style style:name="P15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74ba1" style:font-size-asian="9pt" style:font-size-complex="9pt" fo:hyphenate="true" fo:hyphenation-remain-char-count="2" fo:hyphenation-push-char-count="2" loext:hyphenation-no-caps="false"/>
    </style:style>
    <style:style style:name="P15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80533" style:font-size-asian="9pt" style:font-size-complex="9pt" fo:hyphenate="true" fo:hyphenation-remain-char-count="2" fo:hyphenation-push-char-count="2" loext:hyphenation-no-caps="false"/>
    </style:style>
    <style:style style:name="P15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ab775" style:font-size-asian="9pt" style:font-size-complex="9pt" fo:hyphenate="true" fo:hyphenation-remain-char-count="2" fo:hyphenation-push-char-count="2" loext:hyphenation-no-caps="false"/>
    </style:style>
    <style:style style:name="P16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bc295" style:font-size-asian="9pt" style:font-size-complex="9pt" fo:hyphenate="true" fo:hyphenation-remain-char-count="2" fo:hyphenation-push-char-count="2" loext:hyphenation-no-caps="false"/>
    </style:style>
    <style:style style:name="P161"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4f9f0" style:font-size-asian="9pt" style:font-size-complex="9pt" fo:hyphenate="true" fo:hyphenation-remain-char-count="2" fo:hyphenation-push-char-count="2" loext:hyphenation-no-caps="false"/>
    </style:style>
    <style:style style:name="P162"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6f7ff" style:font-size-asian="9pt" style:font-size-complex="9pt" fo:hyphenate="true" fo:hyphenation-remain-char-count="2" fo:hyphenation-push-char-count="2" loext:hyphenation-no-caps="false"/>
    </style:style>
    <style:style style:name="P16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d0586c" style:font-size-asian="9pt" style:font-size-complex="9pt" fo:hyphenate="true" fo:hyphenation-remain-char-count="2" fo:hyphenation-push-char-count="2" loext:hyphenation-no-caps="false"/>
    </style:style>
    <style:style style:name="P164" style:family="paragraph" style:parent-style-name="Text_20_body">
      <style:paragraph-properties fo:margin-top="0cm" fo:margin-bottom="0cm" style:contextual-spacing="false" fo:line-height="100%"/>
      <style:text-properties style:font-name="Averia Serif" fo:font-size="9pt" fo:letter-spacing="normal" officeooo:rsid="00280b7e" officeooo:paragraph-rsid="006d0331" style:font-size-asian="9pt" style:font-size-complex="9pt"/>
    </style:style>
    <style:style style:name="P165"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80b7e" officeooo:paragraph-rsid="006fa8c5" style:font-size-asian="9pt" style:font-size-complex="9pt"/>
    </style:style>
    <style:style style:name="P166" style:family="paragraph" style:parent-style-name="Text_20_body">
      <style:paragraph-properties fo:margin-top="0cm" fo:margin-bottom="0cm" style:contextual-spacing="false" fo:line-height="100%"/>
      <style:text-properties style:font-name="Averia Serif" fo:font-size="9pt" fo:letter-spacing="normal" officeooo:rsid="002334a8" officeooo:paragraph-rsid="006d0331" style:font-size-asian="9pt" style:font-size-complex="9pt"/>
    </style:style>
    <style:style style:name="P16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1b6cf" style:font-size-asian="9pt" style:font-size-complex="9pt" fo:hyphenate="true" fo:hyphenation-remain-char-count="2" fo:hyphenation-push-char-count="2" loext:hyphenation-no-caps="false"/>
    </style:style>
    <style:style style:name="P16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a14c8" style:font-size-asian="9pt" style:font-size-complex="9pt" fo:hyphenate="true" fo:hyphenation-remain-char-count="2" fo:hyphenation-push-char-count="2" loext:hyphenation-no-caps="false"/>
    </style:style>
    <style:style style:name="P16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8f213a" style:font-size-asian="9pt" style:font-size-complex="9pt" fo:hyphenate="true" fo:hyphenation-remain-char-count="2" fo:hyphenation-push-char-count="2" loext:hyphenation-no-caps="false"/>
    </style:style>
    <style:style style:name="P17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0f14b" style:font-size-asian="9pt" style:font-size-complex="9pt" fo:hyphenate="true" fo:hyphenation-remain-char-count="2" fo:hyphenation-push-char-count="2" loext:hyphenation-no-caps="false"/>
    </style:style>
    <style:style style:name="P17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4ab7" style:font-size-asian="9pt" style:font-size-complex="9pt" fo:hyphenate="true" fo:hyphenation-remain-char-count="2" fo:hyphenation-push-char-count="2" loext:hyphenation-no-caps="false"/>
    </style:style>
    <style:style style:name="P17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c27e" style:font-size-asian="9pt" style:font-size-complex="9pt" fo:hyphenate="true" fo:hyphenation-remain-char-count="2" fo:hyphenation-push-char-count="2" loext:hyphenation-no-caps="false"/>
    </style:style>
    <style:style style:name="P17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80533" style:font-size-asian="9pt" style:font-size-complex="9pt" fo:hyphenate="true" fo:hyphenation-remain-char-count="2" fo:hyphenation-push-char-count="2" loext:hyphenation-no-caps="false"/>
    </style:style>
    <style:style style:name="P17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ab775" style:font-size-asian="9pt" style:font-size-complex="9pt" fo:hyphenate="true" fo:hyphenation-remain-char-count="2" fo:hyphenation-push-char-count="2" loext:hyphenation-no-caps="false"/>
    </style:style>
    <style:style style:name="P17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bc295" style:font-size-asian="9pt" style:font-size-complex="9pt" fo:hyphenate="true" fo:hyphenation-remain-char-count="2" fo:hyphenation-push-char-count="2" loext:hyphenation-no-caps="false"/>
    </style:style>
    <style:style style:name="P17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d0586c" style:font-size-asian="9pt" style:font-size-complex="9pt" fo:hyphenate="true" fo:hyphenation-remain-char-count="2" fo:hyphenation-push-char-count="2" loext:hyphenation-no-caps="false"/>
    </style:style>
    <style:style style:name="P17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2a8c6" officeooo:paragraph-rsid="006d0331" style:font-size-asian="9pt" style:font-size-complex="9pt"/>
    </style:style>
    <style:style style:name="P178"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2c0fc" officeooo:paragraph-rsid="006e547b" style:font-size-asian="9pt" style:font-size-complex="9pt"/>
    </style:style>
    <style:style style:name="P179"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22c0fc" officeooo:paragraph-rsid="006e547b" style:font-size-asian="9pt" style:font-size-complex="9pt"/>
    </style:style>
    <style:style style:name="P18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1b6cf" style:font-size-asian="9pt" style:font-size-complex="9pt" fo:hyphenate="true" fo:hyphenation-remain-char-count="2" fo:hyphenation-push-char-count="2" loext:hyphenation-no-caps="false"/>
    </style:style>
    <style:style style:name="P18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a14c8" style:font-size-asian="9pt" style:font-size-complex="9pt" fo:hyphenate="true" fo:hyphenation-remain-char-count="2" fo:hyphenation-push-char-count="2" loext:hyphenation-no-caps="false"/>
    </style:style>
    <style:style style:name="P18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8f213a" style:font-size-asian="9pt" style:font-size-complex="9pt" fo:hyphenate="true" fo:hyphenation-remain-char-count="2" fo:hyphenation-push-char-count="2" loext:hyphenation-no-caps="false"/>
    </style:style>
    <style:style style:name="P18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0f14b" style:font-size-asian="9pt" style:font-size-complex="9pt" fo:hyphenate="true" fo:hyphenation-remain-char-count="2" fo:hyphenation-push-char-count="2" loext:hyphenation-no-caps="false"/>
    </style:style>
    <style:style style:name="P18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4ab7" style:font-size-asian="9pt" style:font-size-complex="9pt" fo:hyphenate="true" fo:hyphenation-remain-char-count="2" fo:hyphenation-push-char-count="2" loext:hyphenation-no-caps="false"/>
    </style:style>
    <style:style style:name="P18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c27e" style:font-size-asian="9pt" style:font-size-complex="9pt" fo:hyphenate="true" fo:hyphenation-remain-char-count="2" fo:hyphenation-push-char-count="2" loext:hyphenation-no-caps="false"/>
    </style:style>
    <style:style style:name="P18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74ba1" style:font-size-asian="9pt" style:font-size-complex="9pt" fo:hyphenate="true" fo:hyphenation-remain-char-count="2" fo:hyphenation-push-char-count="2" loext:hyphenation-no-caps="false"/>
    </style:style>
    <style:style style:name="P18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80533" style:font-size-asian="9pt" style:font-size-complex="9pt" fo:hyphenate="true" fo:hyphenation-remain-char-count="2" fo:hyphenation-push-char-count="2" loext:hyphenation-no-caps="false"/>
    </style:style>
    <style:style style:name="P18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ab775" style:font-size-asian="9pt" style:font-size-complex="9pt" fo:hyphenate="true" fo:hyphenation-remain-char-count="2" fo:hyphenation-push-char-count="2" loext:hyphenation-no-caps="false"/>
    </style:style>
    <style:style style:name="P18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bc295" style:font-size-asian="9pt" style:font-size-complex="9pt" fo:hyphenate="true" fo:hyphenation-remain-char-count="2" fo:hyphenation-push-char-count="2" loext:hyphenation-no-caps="false"/>
    </style:style>
    <style:style style:name="P19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d0586c" style:font-size-asian="9pt" style:font-size-complex="9pt" fo:hyphenate="true" fo:hyphenation-remain-char-count="2" fo:hyphenation-push-char-count="2" loext:hyphenation-no-caps="false"/>
    </style:style>
    <style:style style:name="P191" style:family="paragraph" style:parent-style-name="Text_20_body">
      <style:paragraph-properties fo:margin-top="0cm" fo:margin-bottom="0cm" style:contextual-spacing="false" fo:line-height="100%"/>
      <style:text-properties style:font-name="Averia Serif" fo:font-size="9pt" fo:letter-spacing="normal" officeooo:rsid="002958ae" officeooo:paragraph-rsid="006fa8c5" style:font-size-asian="9pt" style:font-size-complex="9pt"/>
    </style:style>
    <style:style style:name="P192"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09371" officeooo:paragraph-rsid="006fa8c5" style:font-size-asian="9pt" style:font-size-complex="9pt"/>
    </style:style>
    <style:style style:name="P19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1b6cf" style:font-size-asian="9pt" style:font-size-complex="9pt" fo:hyphenate="true" fo:hyphenation-remain-char-count="2" fo:hyphenation-push-char-count="2" loext:hyphenation-no-caps="false"/>
    </style:style>
    <style:style style:name="P19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a14c8" style:font-size-asian="9pt" style:font-size-complex="9pt" fo:hyphenate="true" fo:hyphenation-remain-char-count="2" fo:hyphenation-push-char-count="2" loext:hyphenation-no-caps="false"/>
    </style:style>
    <style:style style:name="P19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8f213a" style:font-size-asian="9pt" style:font-size-complex="9pt" fo:hyphenate="true" fo:hyphenation-remain-char-count="2" fo:hyphenation-push-char-count="2" loext:hyphenation-no-caps="false"/>
    </style:style>
    <style:style style:name="P19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0f14b" style:font-size-asian="9pt" style:font-size-complex="9pt" fo:hyphenate="true" fo:hyphenation-remain-char-count="2" fo:hyphenation-push-char-count="2" loext:hyphenation-no-caps="false"/>
    </style:style>
    <style:style style:name="P19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4ab7" style:font-size-asian="9pt" style:font-size-complex="9pt" fo:hyphenate="true" fo:hyphenation-remain-char-count="2" fo:hyphenation-push-char-count="2" loext:hyphenation-no-caps="false"/>
    </style:style>
    <style:style style:name="P19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c27e" style:font-size-asian="9pt" style:font-size-complex="9pt" fo:hyphenate="true" fo:hyphenation-remain-char-count="2" fo:hyphenation-push-char-count="2" loext:hyphenation-no-caps="false"/>
    </style:style>
    <style:style style:name="P19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80533" style:font-size-asian="9pt" style:font-size-complex="9pt" fo:hyphenate="true" fo:hyphenation-remain-char-count="2" fo:hyphenation-push-char-count="2" loext:hyphenation-no-caps="false"/>
    </style:style>
    <style:style style:name="P20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ab775" style:font-size-asian="9pt" style:font-size-complex="9pt" fo:hyphenate="true" fo:hyphenation-remain-char-count="2" fo:hyphenation-push-char-count="2" loext:hyphenation-no-caps="false"/>
    </style:style>
    <style:style style:name="P20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bc295" style:font-size-asian="9pt" style:font-size-complex="9pt" fo:hyphenate="true" fo:hyphenation-remain-char-count="2" fo:hyphenation-push-char-count="2" loext:hyphenation-no-caps="false"/>
    </style:style>
    <style:style style:name="P202"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b4f9f0" style:font-size-asian="9pt" style:font-size-complex="9pt" fo:hyphenate="true" fo:hyphenation-remain-char-count="2" fo:hyphenation-push-char-count="2" loext:hyphenation-no-caps="false"/>
    </style:style>
    <style:style style:name="P20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d0586c" style:font-size-asian="9pt" style:font-size-complex="9pt" fo:hyphenate="true" fo:hyphenation-remain-char-count="2" fo:hyphenation-push-char-count="2" loext:hyphenation-no-caps="false"/>
    </style:style>
    <style:style style:name="P20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205"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206"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207"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208"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209"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21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211"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212"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f15ed" officeooo:paragraph-rsid="0071b6cf" style:font-size-asian="9pt" style:font-size-complex="9pt" fo:hyphenate="true" fo:hyphenation-remain-char-count="2" fo:hyphenation-push-char-count="2" loext:hyphenation-no-caps="false"/>
    </style:style>
    <style:style style:name="P213"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344232" officeooo:paragraph-rsid="006e547b" style:font-size-asian="9pt" style:font-size-complex="9pt"/>
    </style:style>
    <style:style style:name="P214"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cc768" style:font-size-asian="9pt" style:font-size-complex="9pt"/>
    </style:style>
    <style:style style:name="P215" style:family="paragraph" style:parent-style-name="Table_20_Contents">
      <loext:graphic-properties draw:fill-gradient-name="gradient" draw:fill-hatch-name="hatch"/>
      <style:paragraph-properties fo:margin-top="0cm" fo:margin-bottom="0cm" style:contextual-spacing="false" fo:line-height="100%" fo:text-align="end" style:justify-single-word="false" fo:hyphenation-ladder-count="no-limit"/>
      <style:text-properties style:font-name="Averia Serif" fo:font-size="9pt" fo:letter-spacing="normal" officeooo:rsid="008cc768" officeooo:paragraph-rsid="008f213a" style:font-size-asian="9pt" style:font-size-complex="9pt" fo:hyphenate="true" fo:hyphenation-remain-char-count="2" fo:hyphenation-push-char-count="2" loext:hyphenation-no-caps="false"/>
    </style:style>
    <style:style style:name="P216"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f213a" style:font-size-asian="9pt" style:font-size-complex="9pt"/>
    </style:style>
    <style:style style:name="P217" style:family="paragraph" style:parent-style-name="Text_20_body">
      <style:paragraph-properties fo:margin-top="0cm" fo:margin-bottom="0cm" style:contextual-spacing="false" fo:line-height="100%"/>
      <style:text-properties style:font-name="Averia Serif" fo:font-size="9pt" fo:letter-spacing="normal" fo:font-style="italic" officeooo:rsid="00344232" officeooo:paragraph-rsid="006e547b" style:font-size-asian="9pt" style:font-style-asian="italic" style:font-size-complex="9pt" style:font-style-complex="italic"/>
    </style:style>
    <style:style style:name="P218" style:family="paragraph" style:parent-style-name="Text_20_body">
      <style:paragraph-properties fo:margin-top="0cm" fo:margin-bottom="0cm" style:contextual-spacing="false" fo:line-height="100%"/>
      <style:text-properties style:font-name="Averia Serif" fo:font-size="9pt" fo:letter-spacing="normal" fo:font-style="italic" officeooo:rsid="0035be5d" officeooo:paragraph-rsid="006e547b" style:font-size-asian="9pt" style:font-style-asian="italic" style:font-size-complex="9pt" style:font-style-complex="italic"/>
    </style:style>
    <style:style style:name="P219"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normal" fo:font-style="italic" style:font-size-asian="7.84999990463257pt" style:font-style-asian="italic" style:font-size-complex="9pt" style:font-style-complex="italic" fo:hyphenate="true" fo:hyphenation-remain-char-count="2" fo:hyphenation-push-char-count="2" loext:hyphenation-no-caps="true"/>
    </style:style>
    <style:style style:name="P22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bold" officeooo:rsid="00386e45" officeooo:paragraph-rsid="0071b6cf" style:font-size-asian="9pt" style:font-weight-asian="bold" style:font-size-complex="9pt" style:font-weight-complex="bold" fo:hyphenate="true" fo:hyphenation-remain-char-count="2" fo:hyphenation-push-char-count="2" loext:hyphenation-no-caps="false"/>
    </style:style>
    <style:style style:name="P22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222"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22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9267a" officeooo:paragraph-rsid="0071b6cf" style:font-size-asian="9pt" style:font-weight-asian="normal" style:font-size-complex="9pt" style:font-weight-complex="normal" fo:hyphenate="true" fo:hyphenation-remain-char-count="2" fo:hyphenation-push-char-count="2" loext:hyphenation-no-caps="false"/>
    </style:style>
    <style:style style:name="P22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paragraph-rsid="0071b6cf" style:font-size-asian="9pt" style:font-weight-asian="normal" style:font-size-complex="9pt" style:font-weight-complex="normal" fo:hyphenate="true" fo:hyphenation-remain-char-count="2" fo:hyphenation-push-char-count="2" loext:hyphenation-no-caps="false"/>
    </style:style>
    <style:style style:name="P22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1b6cf" style:font-size-asian="9pt" style:font-weight-asian="normal" style:font-size-complex="9pt" style:font-weight-complex="normal" fo:hyphenate="true" fo:hyphenation-remain-char-count="2" fo:hyphenation-push-char-count="2" loext:hyphenation-no-caps="false"/>
    </style:style>
    <style:style style:name="P22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96321" style:font-size-asian="9pt" style:font-weight-asian="normal" style:font-size-complex="9pt" style:font-weight-complex="normal" fo:hyphenate="true" fo:hyphenation-remain-char-count="2" fo:hyphenation-push-char-count="2" loext:hyphenation-no-caps="false"/>
    </style:style>
    <style:style style:name="P22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1b6cf" style:font-size-asian="9pt" style:font-weight-asian="normal" style:font-size-complex="9pt" style:font-weight-complex="normal" fo:hyphenate="true" fo:hyphenation-remain-char-count="2" fo:hyphenation-push-char-count="2" loext:hyphenation-no-caps="false"/>
    </style:style>
    <style:style style:name="P22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96321" style:font-size-asian="9pt" style:font-weight-asian="normal" style:font-size-complex="9pt" style:font-weight-complex="normal" fo:hyphenate="true" fo:hyphenation-remain-char-count="2" fo:hyphenation-push-char-count="2" loext:hyphenation-no-caps="false"/>
    </style:style>
    <style:style style:name="P22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768564" officeooo:paragraph-rsid="0071b6cf" style:font-size-asian="9pt" style:font-weight-asian="normal" style:font-size-complex="9pt" style:font-weight-complex="normal" fo:hyphenate="true" fo:hyphenation-remain-char-count="2" fo:hyphenation-push-char-count="2" loext:hyphenation-no-caps="false"/>
    </style:style>
    <style:style style:name="P230"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09371" officeooo:paragraph-rsid="00b6f7ff" style:font-size-asian="9pt" style:font-weight-asian="normal" style:font-size-complex="9pt" style:font-weight-complex="normal" fo:hyphenate="true" fo:hyphenation-remain-char-count="2" fo:hyphenation-push-char-count="2" loext:hyphenation-no-caps="false"/>
    </style:style>
    <style:style style:name="P231"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normal" style:font-size-asian="7.84999990463257pt" style:font-size-complex="9pt" fo:hyphenate="true" fo:hyphenation-remain-char-count="2" fo:hyphenation-push-char-count="2" loext:hyphenation-no-caps="true"/>
    </style:style>
    <style:style style:name="P232"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normal" officeooo:paragraph-rsid="00e9996d" style:font-size-asian="7.84999990463257pt" style:font-size-complex="9pt" fo:hyphenate="true" fo:hyphenation-remain-char-count="2" fo:hyphenation-push-char-count="2" loext:hyphenation-no-caps="true"/>
    </style:style>
    <style:style style:name="P233"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normal" officeooo:paragraph-rsid="00eaec59" style:font-size-asian="7.84999990463257pt" style:font-size-complex="9pt" fo:hyphenate="true" fo:hyphenation-remain-char-count="2" fo:hyphenation-push-char-count="2" loext:hyphenation-no-caps="true"/>
    </style:style>
    <style:style style:name="P234"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9fa186" style:font-size-asian="9pt" style:font-weight-asian="bold" style:font-size-complex="9pt" style:font-weight-complex="bold" fo:hyphenate="true" fo:hyphenation-remain-char-count="2" fo:hyphenation-push-char-count="2" loext:hyphenation-no-caps="false"/>
    </style:style>
    <style:style style:name="P235"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style:font-size-asian="9pt" style:font-weight-asian="bold" style:font-size-complex="9pt" style:font-weight-complex="bold" fo:hyphenate="true" fo:hyphenation-remain-char-count="2" fo:hyphenation-push-char-count="2" loext:hyphenation-no-caps="false"/>
    </style:style>
    <style:style style:name="P236"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a489a6" style:font-size-asian="9pt" style:font-weight-asian="bold" style:font-size-complex="9pt" style:font-weight-complex="bold" fo:hyphenate="true" fo:hyphenation-remain-char-count="2" fo:hyphenation-push-char-count="2" loext:hyphenation-no-caps="false"/>
    </style:style>
    <style:style style:name="P237"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style:font-size-asian="7.84999990463257pt" style:font-weight-asian="bold" style:font-size-complex="9pt" style:font-weight-complex="bold" fo:hyphenate="true" fo:hyphenation-remain-char-count="2" fo:hyphenation-push-char-count="2" loext:hyphenation-no-caps="false"/>
    </style:style>
    <style:style style:name="P238"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rsid="00b4f9f0" officeooo:paragraph-rsid="00b4f9f0" style:font-size-asian="7.84999990463257pt" style:font-weight-asian="bold" style:font-size-complex="9pt" style:font-weight-complex="bold" fo:hyphenate="true" fo:hyphenation-remain-char-count="2" fo:hyphenation-push-char-count="2" loext:hyphenation-no-caps="false"/>
    </style:style>
    <style:style style:name="P239"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0.007cm" officeooo:paragraph-rsid="00a2eb5d" style:font-size-asian="9pt" style:font-size-complex="9pt" fo:hyphenate="true" fo:hyphenation-remain-char-count="2" fo:hyphenation-push-char-count="2" loext:hyphenation-no-caps="false"/>
    </style:style>
    <style:style style:name="P240"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0.014cm" officeooo:paragraph-rsid="00a2eb5d" style:font-size-asian="9pt" style:font-size-complex="9pt" fo:hyphenate="true" fo:hyphenation-remain-char-count="2" fo:hyphenation-push-char-count="2" loext:hyphenation-no-caps="false"/>
    </style:style>
    <style:style style:name="P241"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officeooo:rsid="00a489a6" style:font-size-asian="9pt" style:font-style-asian="normal" style:font-size-complex="9pt" style:font-style-complex="normal" fo:hyphenate="true" fo:hyphenation-remain-char-count="2" fo:hyphenation-push-char-count="2" loext:hyphenation-no-caps="false"/>
    </style:style>
    <style:style style:name="P242"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officeooo:rsid="00a489a6" officeooo:paragraph-rsid="00a489a6" style:font-size-asian="9pt" style:font-style-asian="normal" style:font-size-complex="9pt" style:font-style-complex="normal" fo:hyphenate="true" fo:hyphenation-remain-char-count="2" fo:hyphenation-push-char-count="2" loext:hyphenation-no-caps="false"/>
    </style:style>
    <style:style style:name="P243"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a489a6" officeooo:paragraph-rsid="00a489a6"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244"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bcc28" officeooo:paragraph-rsid="00bbcc28"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45"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bcc28" officeooo:paragraph-rsid="00bf085d"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46"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9aceb" officeooo:paragraph-rsid="00b9aceb"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47"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f085d" officeooo:paragraph-rsid="00bf085d"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48"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9aceb" officeooo:paragraph-rsid="00b9aceb"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49"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bcc28" officeooo:paragraph-rsid="00bbcc28"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50"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89a6"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251"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c137"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252" style:family="paragraph" style:parent-style-name="Text_20_body">
      <style:paragraph-properties fo:margin-top="0cm" fo:margin-bottom="0cm" style:contextual-spacing="false" fo:line-height="100%"/>
      <style:text-properties style:font-name="Averia Serif" fo:font-size="9pt" fo:font-style="normal" officeooo:rsid="00b9aceb" officeooo:paragraph-rsid="00b9aceb" style:font-size-asian="7.84999990463257pt" style:font-style-asian="normal" style:font-size-complex="9pt" style:font-style-complex="normal"/>
    </style:style>
    <style:style style:name="P253"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fo:hyphenate="true" fo:hyphenation-remain-char-count="2" fo:hyphenation-push-char-count="2" loext:hyphenation-no-caps="false"/>
    </style:style>
    <style:style style:name="P254" style:family="paragraph" style:parent-style-name="Text_20_body">
      <style:paragraph-properties fo:margin-top="0cm" fo:margin-bottom="0cm" style:contextual-spacing="false" fo:line-height="100%"/>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style:style>
    <style:style style:name="P255"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normal" officeooo:rsid="00b9aceb" officeooo:paragraph-rsid="00bbcc28"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256"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normal" officeooo:rsid="00bb0d9d" officeooo:paragraph-rsid="00bbcc28"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257" style:family="paragraph" style:parent-style-name="Text_20_body">
      <style:paragraph-properties fo:margin-top="0cm" fo:margin-bottom="0cm" style:contextual-spacing="false" fo:line-height="100%"/>
      <style:text-properties style:font-name="Averia Serif" fo:font-size="9pt" fo:font-style="italic" officeooo:rsid="00b9aceb" officeooo:paragraph-rsid="00b9aceb" style:font-size-asian="7.84999990463257pt" style:font-style-asian="italic" style:font-size-complex="9pt" style:font-style-complex="italic"/>
    </style:style>
    <style:style style:name="P258"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style:font-size-asian="7.84999990463257pt" style:font-style-asian="italic" style:font-size-complex="9pt" style:font-style-complex="italic" fo:hyphenate="true" fo:hyphenation-remain-char-count="2" fo:hyphenation-push-char-count="2" loext:hyphenation-no-caps="true"/>
    </style:style>
    <style:style style:name="P259"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letter-spacing="normal" officeooo:rsid="00216989" officeooo:paragraph-rsid="006e547b"/>
    </style:style>
    <style:style style:name="P260"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261" style:family="paragraph" style:parent-style-name="Text_20_body">
      <style:paragraph-properties fo:margin-top="0cm" fo:margin-bottom="0cm" style:contextual-spacing="false" fo:line-height="100%" fo:text-align="justify" style:justify-single-word="false"/>
      <style:text-properties fo:letter-spacing="normal" officeooo:paragraph-rsid="006d0331"/>
    </style:style>
    <style:style style:name="P262" style:family="paragraph" style:parent-style-name="Text_20_body">
      <style:paragraph-properties fo:margin-top="0cm" fo:margin-bottom="0cm" style:contextual-spacing="false" fo:line-height="100%" fo:text-align="justify" style:justify-single-word="false" fo:hyphenation-ladder-count="no-limit"/>
      <style:text-properties fo:letter-spacing="normal" officeooo:paragraph-rsid="0071b6cf" fo:hyphenate="true" fo:hyphenation-remain-char-count="2" fo:hyphenation-push-char-count="2" loext:hyphenation-no-caps="false"/>
    </style:style>
    <style:style style:name="P263" style:family="paragraph" style:parent-style-name="Text_20_body">
      <style:paragraph-properties fo:margin-top="0cm" fo:margin-bottom="0cm" style:contextual-spacing="false" fo:line-height="100%"/>
      <style:text-properties fo:letter-spacing="normal" officeooo:rsid="002334a8" officeooo:paragraph-rsid="006d0331"/>
    </style:style>
    <style:style style:name="P264" style:family="paragraph" style:parent-style-name="Standard">
      <style:paragraph-properties fo:break-before="page"/>
      <style:text-properties style:font-name="Caslon Antique"/>
    </style:style>
    <style:style style:name="P265" style:family="paragraph" style:parent-style-name="Standard">
      <style:paragraph-properties fo:line-height="100%" fo:text-align="center" style:justify-single-word="false" fo:break-before="page"/>
      <style:text-properties style:font-name="Caslon Antique" fo:font-size="12pt" officeooo:rsid="0012df67" officeooo:paragraph-rsid="0012df67" style:font-size-asian="12pt" style:font-size-complex="12pt"/>
    </style:style>
    <style:style style:name="P266" style:family="paragraph" style:parent-style-name="Standard">
      <style:paragraph-properties fo:line-height="100%" fo:text-align="center" style:justify-single-word="false"/>
      <style:text-properties style:font-name="Caslon Antique" fo:font-size="12pt" officeooo:rsid="0012df67" officeooo:paragraph-rsid="0012df67" style:font-size-asian="12pt" style:font-size-complex="12pt"/>
    </style:style>
    <style:style style:name="P267" style:family="paragraph" style:parent-style-name="Standard">
      <style:paragraph-properties fo:text-align="justify" style:justify-single-word="false"/>
      <style:text-properties style:font-name="Caslon Antique" fo:font-size="12pt" officeooo:rsid="001c7d90" officeooo:paragraph-rsid="001d0729" style:font-size-asian="12pt" style:font-size-complex="12pt"/>
    </style:style>
    <style:style style:name="P268" style:family="paragraph" style:parent-style-name="Standard">
      <style:paragraph-properties fo:text-align="center" style:justify-single-word="false"/>
      <style:text-properties style:font-name="Caslon Antique" officeooo:rsid="0012df67" officeooo:paragraph-rsid="0012df67"/>
    </style:style>
    <style:style style:name="P269" style:family="paragraph" style:parent-style-name="Standard">
      <style:paragraph-properties fo:text-align="center" style:justify-single-word="false"/>
      <style:text-properties style:font-name="Caslon Antique" fo:font-size="16pt" officeooo:rsid="0012df67" officeooo:paragraph-rsid="0012df67" style:font-size-asian="16pt" style:font-size-complex="16pt"/>
    </style:style>
    <style:style style:name="P270" style:family="paragraph" style:parent-style-name="Standard">
      <style:paragraph-properties fo:text-align="justify" style:justify-single-word="false"/>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style:style>
    <style:style style:name="P271" style:family="paragraph" style:parent-style-name="Standard">
      <style:paragraph-properties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2" style:family="paragraph" style:parent-style-name="Standard" style:master-page-name="">
      <style:paragraph-properties fo:text-align="justify" style:justify-single-word="false" fo:hyphenation-ladder-count="no-limit" style:page-number="auto" fo:break-before="auto" fo:break-after="auto"/>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4" style:family="paragraph" style:parent-style-name="Text_20_body">
      <style:paragraph-properties fo:margin-top="0cm" fo:margin-bottom="0cm" style:contextual-spacing="false" fo:text-align="justify" style:justify-single-word="false" fo:hyphenation-ladder-count="no-limit"/>
      <style:text-properties style:text-line-through-style="none" style:text-line-through-type="none" style:font-name="Averia Serif" fo:font-size="9pt" fo:letter-spacing="normal" fo:font-style="normal" fo:font-weight="normal" officeooo:rsid="0030c924" officeooo:paragraph-rsid="006e547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86e4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8"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614b42"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d8fe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eebb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4"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fcaaf"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8380d"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2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21"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22"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23"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24"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2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2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27"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28"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29"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3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d360"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3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3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33"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34"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3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1f87fa" officeooo:paragraph-rsid="0079632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fcaaf"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7"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bold" officeooo:rsid="005d3328"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8f213a"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0f14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4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4ab7"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4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4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74ba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4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4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ab77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4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bc29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4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cabd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4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d8fec"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4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eebb9"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4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5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5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216989" officeooo:paragraph-rsid="007a14c8" style:font-name-asian="Noto Sans CJK SC" style:font-size-asian="7.84999990463257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52"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1" fo:font-size="14pt" fo:font-style="normal" fo:font-weight="normal" style:font-size-asian="14pt" style:font-style-asian="normal" style:font-weight-asian="normal" style:font-size-complex="14pt"/>
    </style:style>
    <style:style style:name="P353"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2c0fc"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54"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334a8"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55"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958ae"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56" style:family="paragraph" style:parent-style-name="Text_20_body">
      <style:paragraph-properties fo:margin-top="0cm" fo:margin-bottom="0cm" style:contextual-spacing="false" fo:text-align="justify" style:justify-single-word="false" fo:hyphenation-ladder-count="no-limit"/>
      <style:text-properties officeooo:paragraph-rsid="006e547b" fo:hyphenate="true" fo:hyphenation-remain-char-count="2" fo:hyphenation-push-char-count="2" loext:hyphenation-no-caps="false"/>
    </style:style>
    <style:style style:name="P357" style:family="paragraph" style:parent-style-name="Text_20_body">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58" style:family="paragraph" style:parent-style-name="Text_20_body">
      <loext:graphic-properties draw:fill-hatch-name="hatch"/>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59" style:family="paragraph" style:parent-style-name="Contents_20_1">
      <style:paragraph-properties>
        <style:tab-stops>
          <style:tab-stop style:position="12.801cm" style:type="right" style:leader-style="dotted" style:leader-text="."/>
        </style:tab-stops>
      </style:paragraph-properties>
    </style:style>
    <style:style style:name="P360" style:family="paragraph" style:parent-style-name="Contents_20_2">
      <style:paragraph-properties>
        <style:tab-stops>
          <style:tab-stop style:position="12.801cm" style:type="right" style:leader-style="dotted" style:leader-text="."/>
        </style:tab-stops>
      </style:paragraph-properties>
    </style:style>
    <style:style style:name="P361" style:family="paragraph" style:parent-style-name="Heading_20_10">
      <style:paragraph-properties fo:break-before="column"/>
    </style:style>
    <style:style style:name="P362" style:family="paragraph" style:parent-style-name="Heading_20_10">
      <style:text-properties officeooo:paragraph-rsid="00d0586c"/>
    </style:style>
    <style:style style:name="P363" style:family="paragraph" style:parent-style-name="Heading_20_10" style:master-page-name="Capítulo_20_2_20_-_20_Orações_20_básicas_20_para_20_todo_20_católico">
      <style:paragraph-properties style:page-number="13"/>
    </style:style>
    <style:style style:name="P364" style:family="paragraph" style:parent-style-name="Heading_20_10" style:master-page-name="Capítulo_20_3_20_cont_20_._20_2_20_-_20_O_20_Santo_20_Rosário">
      <style:paragraph-properties style:page-number="auto"/>
    </style:style>
    <style:style style:name="P365" style:family="paragraph" style:parent-style-name="Heading_20_10" style:master-page-name="Capítulo_20_3_20_mist._20_gos.">
      <style:paragraph-properties style:page-number="auto"/>
    </style:style>
    <style:style style:name="P366" style:family="paragraph" style:parent-style-name="Heading_20_1">
      <style:text-properties fo:font-weight="bold" officeooo:rsid="007d3929" officeooo:paragraph-rsid="007d3929" style:font-weight-asian="bold" style:font-weight-complex="bold"/>
    </style:style>
    <style:style style:name="P367" style:family="paragraph" style:parent-style-name="Heading_20_1">
      <style:text-properties fo:font-weight="bold" officeooo:rsid="0030c924" officeooo:paragraph-rsid="0030c924" style:font-weight-asian="bold" style:font-weight-complex="bold"/>
    </style:style>
    <style:style style:name="P368" style:family="paragraph" style:parent-style-name="Heading_20_1">
      <style:text-properties fo:font-weight="bold" style:font-weight-asian="bold" style:font-weight-complex="bold"/>
    </style:style>
    <style:style style:name="P369" style:family="paragraph" style:parent-style-name="Heading_20_1" style:master-page-name="">
      <style:paragraph-properties style:page-number="auto"/>
      <style:text-properties fo:font-weight="bold" officeooo:rsid="00e689a4" officeooo:paragraph-rsid="00e689a4" style:font-weight-asian="bold" style:font-weight-complex="bold"/>
    </style:style>
    <style:style style:name="P370" style:family="paragraph" style:parent-style-name="Heading_20_1">
      <style:text-properties style:font-name="Marco Polo SC" fo:font-weight="bold" officeooo:rsid="001d0729" officeooo:paragraph-rsid="001d0729" style:font-weight-asian="bold" style:font-weight-complex="bold"/>
    </style:style>
    <style:style style:name="P371" style:family="paragraph" style:parent-style-name="Heading_20_2"/>
    <style:style style:name="P372" style:family="paragraph" style:parent-style-name="Heading_20_2">
      <style:paragraph-properties fo:line-height="100%" fo:break-before="column"/>
      <style:text-properties fo:letter-spacing="normal" officeooo:rsid="00216989" officeooo:paragraph-rsid="006d0331"/>
    </style:style>
    <style:style style:name="P373" style:family="paragraph" style:parent-style-name="Heading_20_2">
      <style:paragraph-properties fo:line-height="100%"/>
      <style:text-properties fo:letter-spacing="normal" officeooo:rsid="001f87fa" officeooo:paragraph-rsid="006d0331"/>
    </style:style>
    <style:style style:name="P374" style:family="paragraph" style:parent-style-name="Heading_20_2">
      <style:paragraph-properties fo:line-height="100%"/>
      <style:text-properties fo:letter-spacing="normal" officeooo:paragraph-rsid="006d0331"/>
    </style:style>
    <style:style style:name="P375" style:family="paragraph" style:parent-style-name="Heading_20_2">
      <style:paragraph-properties fo:line-height="100%"/>
      <style:text-properties fo:letter-spacing="normal" officeooo:rsid="002334a8" officeooo:paragraph-rsid="006d0331"/>
    </style:style>
    <style:style style:name="P376" style:family="paragraph" style:parent-style-name="Heading_20_2">
      <style:paragraph-properties fo:line-height="100%" fo:break-before="column"/>
      <style:text-properties fo:letter-spacing="normal" officeooo:rsid="002334a8" officeooo:paragraph-rsid="006d0331"/>
    </style:style>
    <style:style style:name="P377" style:family="paragraph" style:parent-style-name="Heading_20_2">
      <style:paragraph-properties fo:line-height="100%"/>
      <style:text-properties fo:letter-spacing="normal" officeooo:rsid="002958ae" officeooo:paragraph-rsid="006d0331"/>
    </style:style>
    <style:style style:name="P378" style:family="paragraph" style:parent-style-name="Heading_20_2">
      <loext:graphic-properties draw:fill="none"/>
      <style:paragraph-properties fo:margin-left="1cm" fo:margin-right="1cm" fo:margin-top="0.423cm" fo:margin-bottom="0.212cm" style:contextual-spacing="false" fo:text-align="center" style:justify-single-word="false" fo:text-indent="0cm" style:auto-text-indent="false" fo:background-color="transparent" fo:keep-with-next="always">
        <style:tab-stops/>
      </style:paragraph-properties>
      <style:text-properties officeooo:rsid="00b0eaf0" officeooo:paragraph-rsid="00d20028"/>
    </style:style>
    <style:style style:name="P379" style:family="paragraph" style:parent-style-name="Heading_20_2">
      <loext:graphic-properties draw:fill="none"/>
      <style:paragraph-properties fo:margin-left="0.25cm" fo:margin-right="0.25cm" fo:text-indent="0cm" style:auto-text-indent="false" fo:background-color="transparent">
        <style:tab-stops/>
      </style:paragraph-properties>
      <style:text-properties officeooo:rsid="00b4f9f0" officeooo:paragraph-rsid="00b4f9f0"/>
    </style:style>
    <style:style style:name="P380" style:family="paragraph" style:parent-style-name="Heading_20_2">
      <loext:graphic-properties draw:fill-hatch-name="hatch"/>
      <style:paragraph-properties fo:hyphenation-ladder-count="no-limit"/>
      <style:text-properties officeooo:rsid="00b4f9f0" officeooo:paragraph-rsid="00b4f9f0" fo:hyphenate="true" fo:hyphenation-remain-char-count="2" fo:hyphenation-push-char-count="2" loext:hyphenation-no-caps="false"/>
    </style:style>
    <style:style style:name="P381" style:family="paragraph" style:parent-style-name="Heading_20_2">
      <style:text-properties officeooo:rsid="00bf085d" officeooo:paragraph-rsid="00bf085d"/>
    </style:style>
    <style:style style:name="P382"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bf085d" officeooo:paragraph-rsid="00bf085d"/>
    </style:style>
    <style:style style:name="P383" style:family="paragraph" style:parent-style-name="Heading_20_2">
      <style:text-properties officeooo:rsid="00c0f2c5" officeooo:paragraph-rsid="00c0f2c5"/>
    </style:style>
    <style:style style:name="P384"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c12f70" officeooo:paragraph-rsid="00c12f70"/>
    </style:style>
    <style:style style:name="P385" style:family="paragraph" style:parent-style-name="Heading_20_2" style:master-page-name="">
      <loext:graphic-properties draw:fill="none"/>
      <style:paragraph-properties fo:margin-left="0.25cm" fo:margin-right="0.25cm" fo:text-indent="0cm" style:auto-text-indent="false" style:page-number="auto" fo:background-color="transparent">
        <style:tab-stops/>
      </style:paragraph-properties>
      <style:text-properties officeooo:rsid="00c30f76" officeooo:paragraph-rsid="00c30f76"/>
    </style:style>
    <style:style style:name="P386" style:family="paragraph" style:parent-style-name="Standard" style:master-page-name="Capítulo_20_1_20_-_20_Introdução">
      <style:paragraph-properties fo:text-align="justify" style:justify-single-word="false" style:page-number="11"/>
      <style:text-properties style:font-name="Averia Serif" fo:font-size="9pt" officeooo:rsid="0013eecb" officeooo:paragraph-rsid="004b5444" style:font-size-asian="9pt" style:font-size-complex="9pt"/>
    </style:style>
    <style:style style:name="P387"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9pt" style:font-size-complex="9pt" fo:hyphenate="true" fo:hyphenation-remain-char-count="2" fo:hyphenation-push-char-count="2" loext:hyphenation-no-caps="false"/>
    </style:style>
    <style:style style:name="P388"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f1f5d3" style:font-size-asian="9pt" style:font-size-complex="9pt" fo:hyphenate="true" fo:hyphenation-remain-char-count="2" fo:hyphenation-push-char-count="2" loext:hyphenation-no-caps="false"/>
    </style:style>
    <style:style style:name="P389"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eb5d" style:font-size-asian="9pt" style:font-size-complex="9pt" fo:hyphenate="true" fo:hyphenation-remain-char-count="2" fo:hyphenation-push-char-count="2" loext:hyphenation-no-caps="false"/>
    </style:style>
    <style:style style:name="P390"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a2bba5" style:font-size-asian="9pt" style:font-weight-asian="bold" style:font-size-complex="9pt" style:font-weight-complex="bold" fo:hyphenate="true" fo:hyphenation-remain-char-count="2" fo:hyphenation-push-char-count="2" loext:hyphenation-no-caps="false"/>
    </style:style>
    <style:style style:name="P391"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style:font-size-asian="9pt" style:font-weight-asian="bold" style:font-size-complex="9pt" style:font-weight-complex="bold" fo:hyphenate="true" fo:hyphenation-remain-char-count="2" fo:hyphenation-push-char-count="2" loext:hyphenation-no-caps="false"/>
    </style:style>
    <style:style style:name="P392"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a2eb5d" style:font-size-asian="9pt" style:font-weight-asian="bold" style:font-size-complex="9pt" style:font-weight-complex="bold" fo:hyphenate="true" fo:hyphenation-remain-char-count="2" fo:hyphenation-push-char-count="2" loext:hyphenation-no-caps="false"/>
    </style:style>
    <style:style style:name="P393"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paragraph-rsid="00f1f5d3" style:font-size-asian="9pt" style:font-weight-asian="normal" style:font-size-complex="9pt" style:font-weight-complex="normal" fo:hyphenate="true" fo:hyphenation-remain-char-count="2" fo:hyphenation-push-char-count="2" loext:hyphenation-no-caps="false"/>
    </style:style>
    <style:style style:name="P394" style:family="paragraph" style:parent-style-name="Text_20_body" style:master-page-name="Capítulo_20_3_20_-_20_Santo_20_Rosário">
      <style:paragraph-properties fo:margin-top="0cm" fo:margin-bottom="0cm" style:contextual-spacing="false" fo:text-align="center" style:justify-single-word="false" style:page-number="auto" fo:break-before="page"/>
      <style:text-properties style:font-name="Averia Serif" fo:font-size="9pt" officeooo:rsid="0030c924" officeooo:paragraph-rsid="006e547b" style:font-size-asian="9pt" style:font-size-complex="9pt"/>
    </style:style>
    <style:style style:name="P395" style:family="paragraph" style:parent-style-name="Text_20_body" style:master-page-name="Capítulo_20_5_20_exo_20_men">
      <style:paragraph-properties style:page-number="auto" fo:break-before="page"/>
    </style:style>
    <style:style style:name="T1" style:family="text">
      <style:text-properties style:font-name="Marco Polo SC" style:text-underline-style="solid" style:text-underline-width="auto" style:text-underline-color="font-color" officeooo:rsid="0021b0d2"/>
    </style:style>
    <style:style style:name="T2" style:family="text">
      <style:text-properties style:font-name="Marco Polo SC" officeooo:rsid="0021b0d2"/>
    </style:style>
    <style:style style:name="T3" style:family="text">
      <style:text-properties officeooo:rsid="003867ba"/>
    </style:style>
    <style:style style:name="T4" style:family="text">
      <style:text-properties officeooo:rsid="003d503d"/>
    </style:style>
    <style:style style:name="T5" style:family="text">
      <style:text-properties officeooo:rsid="006921ec"/>
    </style:style>
    <style:style style:name="T6" style:family="text">
      <style:text-properties officeooo:rsid="003cacbc"/>
    </style:style>
    <style:style style:name="T7" style:family="text">
      <style:text-properties officeooo:rsid="008b64f9"/>
    </style:style>
    <style:style style:name="T8" style:family="text">
      <style:text-properties officeooo:rsid="00968d91"/>
    </style:style>
    <style:style style:name="T9" style:family="text">
      <style:text-properties officeooo:rsid="009ab775"/>
    </style:style>
    <style:style style:name="T10" style:family="text">
      <style:text-properties officeooo:rsid="00b29d7b"/>
    </style:style>
    <style:style style:name="T11" style:family="text">
      <style:text-properties officeooo:rsid="00ae7197"/>
    </style:style>
    <style:style style:name="T12" style:family="text">
      <style:text-properties officeooo:rsid="00b7fa90"/>
    </style:style>
    <style:style style:name="T13" style:family="text">
      <style:text-properties officeooo:rsid="00b0eaf0"/>
    </style:style>
    <style:style style:name="T14" style:family="text">
      <style:text-properties officeooo:rsid="00afacab"/>
    </style:style>
    <style:style style:name="T15" style:family="text">
      <style:text-properties fo:font-style="italic" style:font-style-asian="italic" style:font-style-complex="italic"/>
    </style:style>
    <style:style style:name="T16" style:family="text">
      <style:text-properties fo:font-style="italic" officeooo:rsid="0035be5d" style:font-style-asian="italic" style:font-style-complex="italic"/>
    </style:style>
    <style:style style:name="T17" style:family="text">
      <style:text-properties fo:font-style="italic" officeooo:rsid="00386e45" style:font-style-asian="italic" style:font-style-complex="italic"/>
    </style:style>
    <style:style style:name="T18" style:family="text">
      <style:text-properties fo:font-style="italic" officeooo:rsid="00a2bba5"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344232" style:font-style-asian="italic" style:font-weight-asian="normal" style:font-style-complex="italic" style:font-weight-complex="normal"/>
    </style:style>
    <style:style style:name="T21" style:family="text">
      <style:text-properties fo:font-style="italic" fo:font-weight="normal" officeooo:rsid="00b72c7a" style:font-style-asian="italic" style:font-weight-asian="normal" style:font-style-complex="italic"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e80db0"/>
    </style:style>
    <style:style style:name="T24" style:family="text">
      <style:text-properties officeooo:rsid="00e9996d"/>
    </style:style>
    <style:style style:name="T25" style:family="text">
      <style:text-properties style:font-name="Marco Polo SC1" fo:font-style="normal" fo:font-weight="normal" officeooo:rsid="0013eecb" style:font-style-asian="normal" style:font-weight-asian="normal"/>
    </style:style>
    <style:style style:name="T26" style:family="text">
      <style:text-properties style:font-name="Marco Polo SC1" officeooo:rsid="0013eecb"/>
    </style:style>
    <style:style style:name="T27" style:family="text">
      <style:text-properties officeooo:rsid="0022c0fc"/>
    </style:style>
    <style:style style:name="T28" style:family="text">
      <style:text-properties officeooo:rsid="00249cba"/>
    </style:style>
    <style:style style:name="T29" style:family="text">
      <style:text-properties officeooo:rsid="002958ae"/>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fo:font-weight="bold" officeooo:rsid="0039267a" style:font-weight-asian="bold" style:font-weight-complex="bold"/>
    </style:style>
    <style:style style:name="T33" style:family="text">
      <style:text-properties fo:font-weight="bold" officeooo:rsid="003cacbc" style:font-weight-asian="bold" style:font-weight-complex="bold"/>
    </style:style>
    <style:style style:name="T34" style:family="text">
      <style:text-properties fo:font-weight="bold" officeooo:rsid="00614b42" style:font-weight-asian="bold" style:font-weight-complex="bold"/>
    </style:style>
    <style:style style:name="T35" style:family="text">
      <style:text-properties fo:font-weight="bold" officeooo:rsid="00a225c4" style:font-weight-asian="bold" style:font-weight-complex="bold"/>
    </style:style>
    <style:style style:name="T36" style:family="text">
      <style:text-properties fo:font-weight="bold" officeooo:rsid="00b6f7ff" style:font-weight-asian="bold" style:font-weight-complex="bold"/>
    </style:style>
    <style:style style:name="T37" style:family="text">
      <style:text-properties fo:font-weight="bold" officeooo:rsid="00b72c7a" style:font-weight-asian="bold" style:font-weight-complex="bold"/>
    </style:style>
    <style:style style:name="T38" style:family="text">
      <style:text-properties fo:font-weight="bold" officeooo:rsid="00216989" style:font-weight-asian="normal" style:font-weight-complex="normal"/>
    </style:style>
    <style:style style:name="T39" style:family="text">
      <style:text-properties fo:font-weight="bold" officeooo:rsid="00a2bba5"/>
    </style:style>
    <style:style style:name="T40" style:family="text">
      <style:text-properties fo:font-style="normal" style:text-underline-style="none" fo:font-weight="bold"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officeooo:rsid="0035be5d" style:font-style-asian="normal" style:font-style-complex="normal"/>
    </style:style>
    <style:style style:name="T43" style:family="text">
      <style:text-properties fo:font-style="normal" officeooo:rsid="00216989" style:font-style-asian="normal" style:font-style-complex="normal"/>
    </style:style>
    <style:style style:name="T44" style:family="text">
      <style:text-properties fo:font-style="normal" officeooo:rsid="00209371" style:font-style-asian="normal" style:font-style-complex="normal"/>
    </style:style>
    <style:style style:name="T45" style:family="text">
      <style:text-properties fo:font-style="normal" officeooo:rsid="001f87fa" style:font-style-asian="normal" style:font-style-complex="normal"/>
    </style:style>
    <style:style style:name="T46" style:family="text">
      <style:text-properties fo:font-style="normal" officeooo:rsid="003c912b" style:font-style-asian="normal" style:font-style-complex="normal"/>
    </style:style>
    <style:style style:name="T47" style:family="text">
      <style:text-properties fo:font-style="normal" officeooo:rsid="004cfccf" style:font-style-asian="normal" style:font-style-complex="normal"/>
    </style:style>
    <style:style style:name="T48" style:family="text">
      <style:text-properties fo:font-style="normal" officeooo:rsid="004e4f5d" style:font-style-asian="normal" style:font-style-complex="normal"/>
    </style:style>
    <style:style style:name="T49" style:family="text">
      <style:text-properties fo:font-style="normal" officeooo:rsid="00386e45" style:font-style-asian="normal" style:font-style-complex="normal"/>
    </style:style>
    <style:style style:name="T50" style:family="text">
      <style:text-properties fo:font-style="normal" officeooo:rsid="004b5444" style:font-style-asian="normal" style:font-style-complex="normal"/>
    </style:style>
    <style:style style:name="T51" style:family="text">
      <style:text-properties fo:font-style="normal" officeooo:rsid="00b4f9f0" style:font-style-asian="normal" style:font-style-complex="normal"/>
    </style:style>
    <style:style style:name="T52" style:family="text">
      <style:text-properties fo:font-style="normal" officeooo:rsid="00bbcc28" style:font-style-asian="normal" style:font-style-complex="normal"/>
    </style:style>
    <style:style style:name="T53" style:family="text">
      <style:text-properties fo:font-style="normal" officeooo:rsid="001f87fa" style:font-name-asian="Noto Sans CJK SC" style:font-style-asian="normal" style:font-name-complex="Lohit Devanagari1" style:font-style-complex="normal"/>
    </style:style>
    <style:style style:name="T54" style:family="text">
      <style:text-properties fo:font-style="normal" officeooo:rsid="002334a8" style:font-name-asian="Noto Sans CJK SC" style:font-style-asian="normal" style:font-name-complex="Lohit Devanagari1" style:font-style-complex="normal"/>
    </style:style>
    <style:style style:name="T55" style:family="text">
      <style:text-properties fo:font-style="normal" officeooo:rsid="00216989" style:font-name-asian="Noto Sans CJK SC" style:font-style-asian="normal" style:font-name-complex="Lohit Devanagari1" style:font-style-complex="normal"/>
    </style:style>
    <style:style style:name="T56" style:family="text">
      <style:text-properties fo:font-style="normal" officeooo:rsid="003cacbc" style:font-name-asian="Noto Sans CJK SC" style:font-style-asian="normal" style:font-name-complex="Lohit Devanagari1" style:font-style-complex="normal"/>
    </style:style>
    <style:style style:name="T57" style:family="text">
      <style:text-properties fo:font-style="normal" fo:font-weight="normal" officeooo:rsid="003f15ed" style:font-name-asian="Noto Sans CJK SC" style:font-weight-asian="normal" style:font-name-complex="Lohit Devanagari1" style:font-weight-complex="normal"/>
    </style:style>
    <style:style style:name="T58" style:family="text">
      <style:text-properties fo:font-style="normal" fo:font-weight="normal" officeooo:rsid="002334a8" style:font-name-asian="Noto Sans CJK SC" style:font-weight-asian="normal" style:font-name-complex="Lohit Devanagari1"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344232" style:font-style-asian="normal" style:font-weight-asian="normal" style:font-style-complex="normal" style:font-weight-complex="normal"/>
    </style:style>
    <style:style style:name="T61" style:family="text">
      <style:text-properties fo:font-style="normal" fo:font-weight="normal" officeooo:rsid="00b29d7b" style:font-style-asian="normal" style:font-weight-asian="normal" style:font-style-complex="normal" style:font-weight-complex="normal"/>
    </style:style>
    <style:style style:name="T62" style:family="text">
      <style:text-properties fo:font-style="normal" fo:font-weight="normal" officeooo:rsid="00b42ac8" style:font-style-asian="normal" style:font-weight-asian="normal" style:font-style-complex="normal" style:font-weight-complex="normal"/>
    </style:style>
    <style:style style:name="T63" style:family="text">
      <style:text-properties fo:font-style="normal" fo:font-weight="normal" style:font-style-asian="normal" style:font-style-complex="normal"/>
    </style:style>
    <style:style style:name="T64" style:family="text">
      <style:text-properties fo:font-style="normal" fo:font-weight="normal" officeooo:rsid="00216989"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4439f5" style:font-style-asian="normal" style:font-weight-asian="bold" style:font-style-complex="normal" style:font-weight-complex="bold"/>
    </style:style>
    <style:style style:name="T67" style:family="text">
      <style:text-properties fo:font-style="normal" fo:font-weight="bold" officeooo:rsid="00b29d7b" style:font-style-asian="normal" style:font-weight-asian="bold" style:font-style-complex="normal" style:font-weight-complex="bold"/>
    </style:style>
    <style:style style:name="T68" style:family="text">
      <style:text-properties fo:font-style="normal" fo:font-weight="bold" officeooo:rsid="00b4f9f0" style:font-style-asian="normal" style:font-weight-asian="bold" style:font-style-complex="normal" style:font-weight-complex="bold"/>
    </style:style>
    <style:style style:name="T69" style:family="text">
      <style:text-properties fo:font-style="normal" fo:font-weight="bold" style:font-style-asian="normal" style:font-style-complex="normal"/>
    </style:style>
    <style:style style:name="T70" style:family="text">
      <style:text-properties fo:font-style="normal" fo:font-weight="bold" officeooo:rsid="00216989" style:font-style-asian="normal" style:font-style-complex="normal"/>
    </style:style>
    <style:style style:name="T71" style:family="text">
      <style:text-properties officeooo:rsid="0035be5d"/>
    </style:style>
    <style:style style:name="T72" style:family="text">
      <style:text-properties officeooo:rsid="003c912b"/>
    </style:style>
    <style:style style:name="T73" style:family="text">
      <style:text-properties style:font-name="Marco Polo SC2" fo:font-size="12pt" fo:font-style="normal" fo:font-weight="bold" officeooo:rsid="003cacbc" style:font-name-asian="Noto Sans CJK SC" style:font-size-asian="28pt" style:font-weight-asian="bold" style:font-name-complex="Lohit Devanagari1" style:font-size-complex="28pt" style:font-weight-complex="bold"/>
    </style:style>
    <style:style style:name="T74" style:family="text">
      <style:text-properties style:font-name="Marco Polo SC2" fo:font-size="12pt" fo:font-style="normal" fo:font-weight="bold" officeooo:rsid="00408f02" style:font-name-asian="Noto Sans CJK SC" style:font-size-asian="28pt" style:font-weight-asian="bold" style:font-name-complex="Lohit Devanagari1" style:font-size-complex="28pt" style:font-weight-complex="bold"/>
    </style:style>
    <style:style style:name="T75" style:family="text">
      <style:text-properties style:font-name="Marco Polo SC2" fo:font-size="12pt" fo:font-style="normal" fo:font-weight="bold" officeooo:rsid="0056f427" style:font-name-asian="Noto Sans CJK SC" style:font-size-asian="28pt" style:font-weight-asian="bold" style:font-name-complex="Lohit Devanagari1" style:font-size-complex="28pt" style:font-weight-complex="bold"/>
    </style:style>
    <style:style style:name="T76" style:family="text">
      <style:text-properties style:font-name="Marco Polo SC2" fo:font-size="12pt" fo:font-style="normal" fo:font-weight="bold" officeooo:rsid="005d3328" style:font-name-asian="Noto Sans CJK SC" style:font-size-asian="28pt" style:font-weight-asian="bold" style:font-name-complex="Lohit Devanagari1" style:font-size-complex="28pt" style:font-weight-complex="bold"/>
    </style:style>
    <style:style style:name="T77" style:family="text">
      <style:text-properties style:font-name="Marco Polo SC2" fo:font-size="12pt" fo:font-style="normal" fo:font-weight="bold" officeooo:rsid="00606b07" style:font-name-asian="Noto Sans CJK SC" style:font-size-asian="28pt" style:font-weight-asian="bold" style:font-name-complex="Lohit Devanagari1" style:font-size-complex="28pt" style:font-weight-complex="bold"/>
    </style:style>
    <style:style style:name="T78" style:family="text">
      <style:text-properties style:font-name="Marco Polo SC2" fo:font-size="12pt" officeooo:rsid="005d3328" style:font-size-asian="28pt" style:font-size-complex="28pt"/>
    </style:style>
    <style:style style:name="T79" style:family="text">
      <style:text-properties style:font-name="Marco Polo SC2" fo:font-size="12pt" officeooo:rsid="00614b42" style:font-size-asian="28pt" style:font-size-complex="28pt"/>
    </style:style>
    <style:style style:name="T80" style:family="text">
      <style:text-properties style:font-name="Marco Polo SC2" fo:font-size="12pt" officeooo:rsid="007ad360" style:font-size-asian="28pt" style:font-size-complex="28pt"/>
    </style:style>
    <style:style style:name="T81" style:family="text">
      <style:text-properties style:font-name="Averia Serif"/>
    </style:style>
    <style:style style:name="T82" style:family="text">
      <style:text-properties style:font-name="Averia Serif" fo:font-size="9pt" style:font-size-asian="9pt" style:font-size-complex="9pt"/>
    </style:style>
    <style:style style:name="T83" style:family="text">
      <style:text-properties style:font-name="Averia Serif" fo:font-size="9pt" officeooo:rsid="00209371" style:font-size-asian="9pt" style:font-size-complex="9pt"/>
    </style:style>
    <style:style style:name="T84" style:family="text">
      <style:text-properties style:font-name="Averia Serif" fo:font-size="9pt" officeooo:rsid="00216989" style:font-size-asian="9pt" style:font-size-complex="9pt"/>
    </style:style>
    <style:style style:name="T85" style:family="text">
      <style:text-properties style:font-name="Averia Serif" fo:font-size="9pt" fo:font-style="normal" fo:font-weight="normal" style:font-name-asian="Noto Sans CJK SC" style:font-size-asian="9pt" style:font-weight-asian="normal" style:font-name-complex="Lohit Devanagari1" style:font-size-complex="9pt" style:font-weight-complex="normal"/>
    </style:style>
    <style:style style:name="T86" style:family="text">
      <style:text-properties style:font-name="Averia Serif" fo:font-size="9pt" fo:font-style="normal" fo:font-weight="normal" officeooo:rsid="004b5444" style:font-name-asian="Noto Sans CJK SC" style:font-size-asian="9pt" style:font-weight-asian="normal" style:font-name-complex="Lohit Devanagari1" style:font-size-complex="9pt" style:font-weight-complex="normal"/>
    </style:style>
    <style:style style:name="T87" style:family="text">
      <style:text-properties style:font-name="Averia Serif" fo:font-size="9pt" fo:font-style="normal" fo:font-weight="normal" officeooo:rsid="00216989" style:font-name-asian="Noto Sans CJK SC" style:font-size-asian="9pt" style:font-style-asian="normal" style:font-weight-asian="normal" style:font-name-complex="Lohit Devanagari1" style:font-size-complex="9pt" style:font-style-complex="normal" style:font-weight-complex="normal"/>
    </style:style>
    <style:style style:name="T88" style:family="text">
      <style:text-properties style:font-name="Averia Serif" fo:font-size="9pt" fo:font-style="normal" fo:font-weight="normal" officeooo:rsid="003cacbc" style:font-name-asian="Noto Sans CJK SC" style:font-size-asian="9pt" style:font-style-asian="normal" style:font-weight-asian="normal" style:font-name-complex="Lohit Devanagari1" style:font-size-complex="9pt" style:font-style-complex="normal" style:font-weight-complex="normal"/>
    </style:style>
    <style:style style:name="T89" style:family="text">
      <style:text-properties style:font-name="Averia Serif" fo:font-size="9pt" fo:font-style="normal" fo:font-weight="normal" officeooo:rsid="00216989" style:font-size-asian="9pt" style:font-size-complex="9pt"/>
    </style:style>
    <style:style style:name="T90" style:family="text">
      <style:text-properties style:font-name="Averia Serif" fo:font-size="9pt" fo:font-style="normal" fo:font-weight="normal" officeooo:rsid="00386e45" style:font-size-asian="9pt" style:font-style-asian="normal" style:font-size-complex="9pt" style:font-style-complex="normal"/>
    </style:style>
    <style:style style:name="T91" style:family="text">
      <style:text-properties style:font-name="Averia Serif" fo:font-size="9pt" fo:font-style="normal" officeooo:rsid="00386e45" style:font-size-asian="9pt" style:font-style-asian="normal" style:font-size-complex="9pt" style:font-style-complex="normal"/>
    </style:style>
    <style:style style:name="T92" style:family="text">
      <style:text-properties style:font-name="Averia Serif" fo:font-size="9pt" fo:font-style="normal" officeooo:rsid="00209371" style:font-size-asian="9pt" style:font-style-asian="normal" style:font-size-complex="9pt" style:font-style-complex="normal"/>
    </style:style>
    <style:style style:name="T93" style:family="text">
      <style:text-properties style:font-name="Averia Serif" fo:font-size="9pt" fo:font-style="normal" fo:font-weight="bold" officeooo:rsid="00386e45" style:font-size-asian="9pt" style:font-style-asian="normal" style:font-size-complex="9pt" style:font-style-complex="normal"/>
    </style:style>
    <style:style style:name="T94" style:family="text">
      <style:text-properties style:font-name="Averia Serif" fo:font-size="9pt" fo:font-weight="bold" style:font-size-asian="9pt" style:font-weight-asian="bold" style:font-size-complex="9pt" style:font-weight-complex="bold"/>
    </style:style>
    <style:style style:name="T95" style:family="text">
      <style:text-properties style:font-name="Averia Serif" fo:font-size="9pt" fo:font-weight="bold" style:font-size-asian="9pt" style:font-size-complex="9pt"/>
    </style:style>
    <style:style style:name="T96" style:family="text">
      <style:text-properties style:font-name="Averia Serif" fo:font-size="9pt" fo:font-weight="bold" officeooo:rsid="00216989" style:font-size-asian="9pt" style:font-size-complex="9pt"/>
    </style:style>
    <style:style style:name="T97" style:family="text">
      <style:text-properties style:font-name="Averia Serif" fo:font-size="9pt" fo:font-weight="normal" style:font-size-asian="9pt" style:font-weight-asian="normal" style:font-size-complex="9pt" style:font-weight-complex="normal"/>
    </style:style>
    <style:style style:name="T98" style:family="text">
      <style:text-properties style:font-name="Averia Serif" officeooo:rsid="002334a8"/>
    </style:style>
    <style:style style:name="T99" style:family="text">
      <style:text-properties style:font-name="Averia Serif" fo:font-size="11pt" style:font-size-asian="11pt" style:font-size-complex="11pt"/>
    </style:style>
    <style:style style:name="T100" style:family="text">
      <style:text-properties style:font-name="Averia Serif" fo:font-size="11pt" officeooo:rsid="00f01920" style:font-size-asian="11pt" style:font-size-complex="11pt"/>
    </style:style>
    <style:style style:name="T101" style:family="text">
      <style:text-properties fo:font-size="9pt" style:font-size-asian="9pt" style:font-size-complex="9pt"/>
    </style:style>
    <style:style style:name="T102" style:family="text">
      <style:text-properties fo:font-size="9pt" officeooo:rsid="0022c0fc" style:font-size-asian="9pt" style:font-size-complex="9pt"/>
    </style:style>
    <style:style style:name="T103" style:family="text">
      <style:text-properties officeooo:rsid="0017260a"/>
    </style:style>
    <style:style style:name="T104" style:family="text">
      <style:text-properties officeooo:rsid="001c7d90"/>
    </style:style>
    <style:style style:name="T105" style:family="text">
      <style:text-properties style:text-underline-style="none" officeooo:rsid="001c7d90"/>
    </style:style>
    <style:style style:name="T106" style:family="text">
      <style:text-properties fo:font-weight="normal"/>
    </style:style>
    <style:style style:name="T107" style:family="text">
      <style:text-properties fo:font-weight="normal" style:font-weight-asian="normal" style:font-weight-complex="normal"/>
    </style:style>
    <style:style style:name="T108" style:family="text">
      <style:text-properties fo:font-weight="normal" officeooo:rsid="0039267a" style:font-weight-asian="normal" style:font-weight-complex="normal"/>
    </style:style>
    <style:style style:name="T109" style:family="text">
      <style:text-properties fo:font-weight="normal" officeooo:rsid="005d3328" style:font-weight-asian="normal" style:font-weight-complex="normal"/>
    </style:style>
    <style:style style:name="T110" style:family="text">
      <style:text-properties fo:font-weight="normal" officeooo:rsid="0063a5e6" style:font-weight-asian="normal" style:font-weight-complex="normal"/>
    </style:style>
    <style:style style:name="T111" style:family="text">
      <style:text-properties fo:font-weight="normal" officeooo:rsid="002958ae" style:font-weight-asian="normal" style:font-weight-complex="normal"/>
    </style:style>
    <style:style style:name="T112" style:family="text">
      <style:text-properties fo:font-weight="normal" officeooo:rsid="00209371" style:font-weight-asian="normal" style:font-weight-complex="normal"/>
    </style:style>
    <style:style style:name="T113" style:family="text">
      <style:text-properties fo:font-weight="normal" officeooo:rsid="00216989" style:font-weight-asian="normal" style:font-weight-complex="normal"/>
    </style:style>
    <style:style style:name="T114" style:family="text">
      <style:text-properties fo:font-weight="normal" officeooo:rsid="00bbcc28" style:font-weight-asian="normal" style:font-weight-complex="normal"/>
    </style:style>
    <style:style style:name="T115" style:family="text">
      <style:text-properties fo:font-weight="normal" officeooo:rsid="00bd78bf" style:font-weight-asian="normal" style:font-weight-complex="normal"/>
    </style:style>
    <style:style style:name="T116" style:family="text">
      <style:text-properties officeooo:rsid="00501fa0"/>
    </style:style>
    <style:style style:name="T117" style:family="text">
      <style:text-properties officeooo:rsid="005403a3"/>
    </style:style>
    <style:style style:name="T118" style:family="text">
      <style:text-properties officeooo:rsid="0046f755"/>
    </style:style>
    <style:style style:name="T119" style:family="text">
      <style:text-properties style:text-line-through-style="none" style:text-line-through-type="none" fo:letter-spacing="normal" fo:font-style="normal" fo:font-weight="normal" officeooo:rsid="005d3328" style:font-name-asian="Noto Sans CJK SC" style:font-style-asian="normal" style:font-weight-asian="normal" style:font-name-complex="Lohit Devanagari1" style:font-style-complex="normal" style:font-weight-complex="normal"/>
    </style:style>
    <style:style style:name="T120" style:family="text">
      <style:text-properties officeooo:rsid="005a2dd7"/>
    </style:style>
    <style:style style:name="T121" style:family="text">
      <style:text-properties fo:font-size="12pt" fo:font-style="normal" fo:font-weight="bold" officeooo:rsid="00408f02" style:font-name-asian="Noto Sans CJK SC" style:font-size-asian="28pt" style:font-weight-asian="bold" style:font-name-complex="Lohit Devanagari1" style:font-size-complex="28pt" style:font-weight-complex="bold"/>
    </style:style>
    <style:style style:name="T122" style:family="text">
      <style:text-properties fo:font-size="12pt" fo:font-style="normal" fo:font-weight="bold" officeooo:rsid="004439f5" style:font-name-asian="Noto Sans CJK SC" style:font-size-asian="28pt" style:font-weight-asian="bold" style:font-name-complex="Lohit Devanagari1" style:font-size-complex="28pt" style:font-weight-complex="bold"/>
    </style:style>
    <style:style style:name="T123" style:family="text">
      <style:text-properties fo:font-size="12pt" fo:font-weight="bold" officeooo:rsid="00408f02" style:font-name-asian="Noto Sans CJK SC" style:font-size-asian="28pt" style:font-weight-asian="bold" style:font-name-complex="Lohit Devanagari1" style:font-size-complex="28pt" style:font-weight-complex="bold"/>
    </style:style>
    <style:style style:name="T124" style:family="text">
      <style:text-properties officeooo:rsid="0039267a"/>
    </style:style>
    <style:style style:name="T125" style:family="text">
      <style:text-properties officeooo:rsid="005e4627"/>
    </style:style>
    <style:style style:name="T126" style:family="text">
      <style:text-properties officeooo:rsid="005ed3a0"/>
    </style:style>
    <style:style style:name="T127" style:family="text">
      <style:text-properties officeooo:rsid="005f9082"/>
    </style:style>
    <style:style style:name="T128" style:family="text">
      <style:text-properties officeooo:rsid="00606b07"/>
    </style:style>
    <style:style style:name="T129" style:family="text">
      <style:text-properties officeooo:rsid="001f87fa"/>
    </style:style>
    <style:style style:name="T130" style:family="text">
      <style:text-properties officeooo:rsid="00614b42"/>
    </style:style>
    <style:style style:name="T131" style:family="text">
      <style:text-properties officeooo:rsid="00679a7f"/>
    </style:style>
    <style:style style:name="T132" style:family="text">
      <style:text-properties officeooo:rsid="004b5444"/>
    </style:style>
    <style:style style:name="T133" style:family="text">
      <style:text-properties officeooo:rsid="006fa8c5"/>
    </style:style>
    <style:style style:name="T134" style:family="text">
      <style:text-properties officeooo:rsid="00796321"/>
    </style:style>
    <style:style style:name="T135" style:family="text">
      <style:text-properties officeooo:rsid="007ad360"/>
    </style:style>
    <style:style style:name="T136" style:family="text">
      <style:text-properties officeooo:rsid="0082e1d4"/>
    </style:style>
    <style:style style:name="T137" style:family="text">
      <style:text-properties officeooo:rsid="00879709"/>
    </style:style>
    <style:style style:name="T138" style:family="text">
      <style:text-properties officeooo:rsid="008f213a"/>
    </style:style>
    <style:style style:name="T139" style:family="text">
      <style:text-properties officeooo:rsid="0090f14b"/>
    </style:style>
    <style:style style:name="T140" style:family="text">
      <style:text-properties officeooo:rsid="00924ab7"/>
    </style:style>
    <style:style style:name="T141" style:family="text">
      <style:text-properties officeooo:rsid="00980533"/>
    </style:style>
    <style:style style:name="T142" style:family="text">
      <style:text-properties officeooo:rsid="009bc295"/>
    </style:style>
    <style:style style:name="T143" style:family="text">
      <style:text-properties officeooo:rsid="009eebb9"/>
    </style:style>
    <style:style style:name="T144" style:family="text">
      <style:text-properties officeooo:rsid="00a225c4"/>
    </style:style>
    <style:style style:name="T145" style:family="text">
      <style:text-properties officeooo:rsid="00a2bba5"/>
    </style:style>
    <style:style style:name="T146" style:family="text">
      <style:text-properties officeooo:rsid="00a2eb5d"/>
    </style:style>
    <style:style style:name="T147" style:family="text">
      <style:text-properties officeooo:rsid="00a489a6"/>
    </style:style>
    <style:style style:name="T148" style:family="text">
      <style:text-properties officeooo:rsid="00a4c137"/>
    </style:style>
    <style:style style:name="T149" style:family="text">
      <style:text-properties officeooo:rsid="00a609e4"/>
    </style:style>
    <style:style style:name="T150" style:family="text">
      <style:text-properties officeooo:rsid="00b6f7ff"/>
    </style:style>
    <style:style style:name="T151" style:family="text">
      <style:text-properties style:font-size-asian="7.84999990463257pt"/>
    </style:style>
    <style:style style:name="T152" style:family="text">
      <style:text-properties officeooo:rsid="00b72c7a"/>
    </style:style>
    <style:style style:name="T153" style:family="text">
      <style:text-properties officeooo:rsid="00bb0d9d"/>
    </style:style>
    <style:style style:name="T154" style:family="text">
      <style:text-properties officeooo:rsid="00bd78bf"/>
    </style:style>
    <style:style style:name="T155" style:family="text">
      <style:text-properties officeooo:rsid="00ebbc7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64"/>
      <text:p text:style-name="P3">ORATIONES CATHOLICAE</text:p>
      <text:p text:style-name="P4"/>
      <text:p text:style-name="P3"/>
      <text:p text:style-name="P265">Trabalho comunitário</text:p>
      <text:p text:style-name="P266">de católicos para católicos</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7">ORATION<text:span text:style-name="T131">E</text:span>S CATHOLICAE</text:p>
      <text:p text:style-name="P269">Latim – Português</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6"/>
      <text:p text:style-name="P6">ORAÇÕES CATÓLICAS</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0"><text:span text:style-name="T25">Seja livre para fazer o que bem </text:span><text:span text:style-name="T26">intender com este livro</text:span></text:p>
      <text:p text:style-name="P352">Salus animarum suprema Lex</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6"/>
      <text:p text:style-name="P5"/>
      <text:table-of-content text:style-name="Sect1" text:name="Table of Contents1">
        <text:table-of-content-source text:outline-level="2">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SUMÁRIO</text:p>
          </text:index-title>
          <text:p text:style-name="P359"><text:a xlink:type="simple" xlink:href="#__RefHeading___Toc5654_520937211" text:style-name="Index_20_Link" text:visited-style-name="Index_20_Link"><text:span text:style-name="T99">Introdução<text:tab/>11</text:span></text:a></text:p>
          <text:p text:style-name="P359"><text:a xlink:type="simple" xlink:href="#__RefHeading___Toc5652_520937211" text:style-name="Index_20_Link" text:visited-style-name="Index_20_Link"><text:span text:style-name="T99">Orações básicas para todo católico<text:tab/>13</text:span></text:a></text:p>
          <text:p text:style-name="P360"><text:a xlink:type="simple" xlink:href="#__RefHeading___Toc5686_520937211" text:style-name="Index_20_Link" text:visited-style-name="Index_20_Link"><text:span text:style-name="T99">Pelo sinal da (</text:span></text:a><text:a xlink:type="simple" xlink:href="#__RefHeading___Toc5686_520937211" text:style-name="Index_20_Link" text:visited-style-name="Index_20_Link"><text:span text:style-name="T100">S</text:span></text:a><text:a xlink:type="simple" xlink:href="#__RefHeading___Toc5686_520937211" text:style-name="Index_20_Link" text:visited-style-name="Index_20_Link"><text:span text:style-name="T99">anta) </text:span></text:a><text:a xlink:type="simple" xlink:href="#__RefHeading___Toc5686_520937211" text:style-name="Index_20_Link" text:visited-style-name="Index_20_Link"><text:span text:style-name="T100">C</text:span></text:a><text:a xlink:type="simple" xlink:href="#__RefHeading___Toc5686_520937211" text:style-name="Index_20_Link" text:visited-style-name="Index_20_Link"><text:span text:style-name="T99">ruz<text:tab/>13</text:span></text:a></text:p>
          <text:p text:style-name="P360"><text:a xlink:type="simple" xlink:href="#__RefHeading___Toc5688_520937211" text:style-name="Index_20_Link" text:visited-style-name="Index_20_Link"><text:span text:style-name="T99">Padre </text:span></text:a><text:a xlink:type="simple" xlink:href="#__RefHeading___Toc5688_520937211" text:style-name="Index_20_Link" text:visited-style-name="Index_20_Link"><text:span text:style-name="T100">N</text:span></text:a><text:a xlink:type="simple" xlink:href="#__RefHeading___Toc5688_520937211" text:style-name="Index_20_Link" text:visited-style-name="Index_20_Link"><text:span text:style-name="T99">osso<text:tab/>13</text:span></text:a></text:p>
          <text:p text:style-name="P360"><text:a xlink:type="simple" xlink:href="#__RefHeading___Toc5690_520937211" text:style-name="Index_20_Link" text:visited-style-name="Index_20_Link"><text:span text:style-name="T99">Ave </text:span></text:a><text:a xlink:type="simple" xlink:href="#__RefHeading___Toc5690_520937211" text:style-name="Index_20_Link" text:visited-style-name="Index_20_Link"><text:span text:style-name="T100">M</text:span></text:a><text:a xlink:type="simple" xlink:href="#__RefHeading___Toc5690_520937211" text:style-name="Index_20_Link" text:visited-style-name="Index_20_Link"><text:span text:style-name="T99">aria<text:tab/>13</text:span></text:a></text:p>
          <text:p text:style-name="P360"><text:a xlink:type="simple" xlink:href="#__RefHeading___Toc5692_520937211" text:style-name="Index_20_Link" text:visited-style-name="Index_20_Link"><text:span text:style-name="T99">Anjo da guarda<text:tab/>13</text:span></text:a></text:p>
          <text:p text:style-name="P360"><text:a xlink:type="simple" xlink:href="#__RefHeading___Toc5694_520937211" text:style-name="Index_20_Link" text:visited-style-name="Index_20_Link"><text:span text:style-name="T99">Glória ao </text:span></text:a><text:a xlink:type="simple" xlink:href="#__RefHeading___Toc5694_520937211" text:style-name="Index_20_Link" text:visited-style-name="Index_20_Link"><text:span text:style-name="T100">P</text:span></text:a><text:a xlink:type="simple" xlink:href="#__RefHeading___Toc5694_520937211" text:style-name="Index_20_Link" text:visited-style-name="Index_20_Link"><text:span text:style-name="T99">ai<text:tab/>13</text:span></text:a></text:p>
          <text:p text:style-name="P360"><text:a xlink:type="simple" xlink:href="#__RefHeading___Toc5696_520937211" text:style-name="Index_20_Link" text:visited-style-name="Index_20_Link"><text:span text:style-name="T99">Salve </text:span></text:a><text:a xlink:type="simple" xlink:href="#__RefHeading___Toc5696_520937211" text:style-name="Index_20_Link" text:visited-style-name="Index_20_Link"><text:span text:style-name="T100">R</text:span></text:a><text:a xlink:type="simple" xlink:href="#__RefHeading___Toc5696_520937211" text:style-name="Index_20_Link" text:visited-style-name="Index_20_Link"><text:span text:style-name="T99">ainha<text:tab/>14</text:span></text:a></text:p>
          <text:p text:style-name="P360"><text:a xlink:type="simple" xlink:href="#__RefHeading___Toc5698_520937211" text:style-name="Index_20_Link" text:visited-style-name="Index_20_Link"><text:span text:style-name="T99">Símbolo/credo dos </text:span></text:a><text:a xlink:type="simple" xlink:href="#__RefHeading___Toc5698_520937211" text:style-name="Index_20_Link" text:visited-style-name="Index_20_Link"><text:span text:style-name="T100">A</text:span></text:a><text:a xlink:type="simple" xlink:href="#__RefHeading___Toc5698_520937211" text:style-name="Index_20_Link" text:visited-style-name="Index_20_Link"><text:span text:style-name="T99">póstolos<text:tab/>14</text:span></text:a></text:p>
          <text:p text:style-name="P360"><text:a xlink:type="simple" xlink:href="#__RefHeading___Toc5700_520937211" text:style-name="Index_20_Link" text:visited-style-name="Index_20_Link"><text:span text:style-name="T99">Símbolo/credo niceno-constantinopolitano<text:tab/>14</text:span></text:a></text:p>
          <text:p text:style-name="P359"><text:a xlink:type="simple" xlink:href="#__RefHeading___Toc5656_520937211" text:style-name="Index_20_Link" text:visited-style-name="Index_20_Link"><text:span text:style-name="T99">O </text:span></text:a><text:a xlink:type="simple" xlink:href="#__RefHeading___Toc5656_520937211" text:style-name="Index_20_Link" text:visited-style-name="Index_20_Link"><text:span text:style-name="T100">S</text:span></text:a><text:a xlink:type="simple" xlink:href="#__RefHeading___Toc5656_520937211" text:style-name="Index_20_Link" text:visited-style-name="Index_20_Link"><text:span text:style-name="T99">anto </text:span></text:a><text:a xlink:type="simple" xlink:href="#__RefHeading___Toc5656_520937211" text:style-name="Index_20_Link" text:visited-style-name="Index_20_Link"><text:span text:style-name="T100">R</text:span></text:a><text:a xlink:type="simple" xlink:href="#__RefHeading___Toc5656_520937211" text:style-name="Index_20_Link" text:visited-style-name="Index_20_Link"><text:span text:style-name="T99">osário<text:tab/>16</text:span></text:a></text:p>
          <text:p text:style-name="P360"><text:a xlink:type="simple" xlink:href="#__RefHeading___Toc5658_520937211" text:style-name="Index_20_Link" text:visited-style-name="Index_20_Link"><text:span text:style-name="T99">Mistérios gozosos (segunda-feira e quinta-feira)<text:tab/>20</text:span></text:a></text:p>
          <text:p text:style-name="P360"><text:a xlink:type="simple" xlink:href="#__RefHeading___Toc5662_520937211" text:style-name="Index_20_Link" text:visited-style-name="Index_20_Link"><text:span text:style-name="T99">Mistérios dolorosos (terça-feira e sexta-feira)<text:tab/>31</text:span></text:a></text:p>
          <text:p text:style-name="P360"><text:a xlink:type="simple" xlink:href="#__RefHeading___Toc5664_520937211" text:style-name="Index_20_Link" text:visited-style-name="Index_20_Link"><text:span text:style-name="T99">Mistérios gloriosos (quarta-feira, sábado e domingo)<text:tab/>41</text:span></text:a></text:p>
          <text:p text:style-name="P360"><text:a xlink:type="simple" xlink:href="#__RefHeading___Toc5666_520937211" text:style-name="Index_20_Link" text:visited-style-name="Index_20_Link"><text:span text:style-name="T99">Ladainha de </text:span></text:a><text:a xlink:type="simple" xlink:href="#__RefHeading___Toc5666_520937211" text:style-name="Index_20_Link" text:visited-style-name="Index_20_Link"><text:span text:style-name="T100">N</text:span></text:a><text:a xlink:type="simple" xlink:href="#__RefHeading___Toc5666_520937211" text:style-name="Index_20_Link" text:visited-style-name="Index_20_Link"><text:span text:style-name="T99">ossa </text:span></text:a><text:a xlink:type="simple" xlink:href="#__RefHeading___Toc5666_520937211" text:style-name="Index_20_Link" text:visited-style-name="Index_20_Link"><text:span text:style-name="T100">S</text:span></text:a><text:a xlink:type="simple" xlink:href="#__RefHeading___Toc5666_520937211" text:style-name="Index_20_Link" text:visited-style-name="Index_20_Link"><text:span text:style-name="T99">enhora<text:tab/>56</text:span></text:a></text:p>
          <text:p text:style-name="P359"><text:a xlink:type="simple" xlink:href="#__RefHeading___Toc5668_520937211" text:style-name="Index_20_Link" text:visited-style-name="Index_20_Link"><text:span text:style-name="T99">Método de santificação do domingo<text:tab/>60</text:span></text:a></text:p>
          <text:p text:style-name="P360"><text:a xlink:type="simple" xlink:href="#__RefHeading___Toc7075_520937211" text:style-name="Index_20_Link" text:visited-style-name="Index_20_Link"><text:span text:style-name="T99">Oração a </text:span></text:a><text:a xlink:type="simple" xlink:href="#__RefHeading___Toc7075_520937211" text:style-name="Index_20_Link" text:visited-style-name="Index_20_Link"><text:span text:style-name="T100">S</text:span></text:a><text:a xlink:type="simple" xlink:href="#__RefHeading___Toc7075_520937211" text:style-name="Index_20_Link" text:visited-style-name="Index_20_Link"><text:span text:style-name="T99">ão </text:span></text:a><text:a xlink:type="simple" xlink:href="#__RefHeading___Toc7075_520937211" text:style-name="Index_20_Link" text:visited-style-name="Index_20_Link"><text:span text:style-name="T100">M</text:span></text:a><text:a xlink:type="simple" xlink:href="#__RefHeading___Toc7075_520937211" text:style-name="Index_20_Link" text:visited-style-name="Index_20_Link"><text:span text:style-name="T99">iguel </text:span></text:a><text:a xlink:type="simple" xlink:href="#__RefHeading___Toc7075_520937211" text:style-name="Index_20_Link" text:visited-style-name="Index_20_Link"><text:span text:style-name="T100">A</text:span></text:a><text:a xlink:type="simple" xlink:href="#__RefHeading___Toc7075_520937211" text:style-name="Index_20_Link" text:visited-style-name="Index_20_Link"><text:span text:style-name="T99">rcanjo<text:tab/>60</text:span></text:a></text:p>
          <text:p text:style-name="P360"><text:a xlink:type="simple" xlink:href="#__RefHeading___Toc6100_520937211" text:style-name="Index_20_Link" text:visited-style-name="Index_20_Link"><text:span text:style-name="T99">Oração a </text:span></text:a><text:a xlink:type="simple" xlink:href="#__RefHeading___Toc6100_520937211" text:style-name="Index_20_Link" text:visited-style-name="Index_20_Link"><text:span text:style-name="T100">S</text:span></text:a><text:a xlink:type="simple" xlink:href="#__RefHeading___Toc6100_520937211" text:style-name="Index_20_Link" text:visited-style-name="Index_20_Link"><text:span text:style-name="T99">ão </text:span></text:a><text:a xlink:type="simple" xlink:href="#__RefHeading___Toc6100_520937211" text:style-name="Index_20_Link" text:visited-style-name="Index_20_Link"><text:span text:style-name="T100">J</text:span></text:a><text:a xlink:type="simple" xlink:href="#__RefHeading___Toc6100_520937211" text:style-name="Index_20_Link" text:visited-style-name="Index_20_Link"><text:span text:style-name="T99">osé<text:tab/>60</text:span></text:a></text:p>
          <text:p text:style-name="P360"><text:a xlink:type="simple" xlink:href="#__RefHeading___Toc6116_520937211" text:style-name="Index_20_Link" text:visited-style-name="Index_20_Link"><text:span text:style-name="T99">Angelus<text:tab/>61</text:span></text:a></text:p>
          <text:p text:style-name="P360"><text:a xlink:type="simple" xlink:href="#__RefHeading___Toc6128_520937211" text:style-name="Index_20_Link" text:visited-style-name="Index_20_Link"><text:span text:style-name="T99">Confesso<text:tab/>62</text:span></text:a></text:p>
          <text:p text:style-name="P360"><text:a xlink:type="simple" xlink:href="#__RefHeading___Toc6130_520937211" text:style-name="Index_20_Link" text:visited-style-name="Index_20_Link"><text:span text:style-name="T99">Comunhão espiritual<text:tab/>63</text:span></text:a></text:p>
          <text:p text:style-name="P360"><text:a xlink:type="simple" xlink:href="#__RefHeading___Toc6134_520937211" text:style-name="Index_20_Link" text:visited-style-name="Index_20_Link"><text:span text:style-name="T99">Alma de </text:span></text:a><text:a xlink:type="simple" xlink:href="#__RefHeading___Toc6134_520937211" text:style-name="Index_20_Link" text:visited-style-name="Index_20_Link"><text:span text:style-name="T100">C</text:span></text:a><text:a xlink:type="simple" xlink:href="#__RefHeading___Toc6134_520937211" text:style-name="Index_20_Link" text:visited-style-name="Index_20_Link"><text:span text:style-name="T99">risto<text:tab/>63</text:span></text:a></text:p>
          <text:p text:style-name="P360"><text:a xlink:type="simple" xlink:href="#__RefHeading___Toc6136_520937211" text:style-name="Index_20_Link" text:visited-style-name="Index_20_Link"><text:span text:style-name="T99">Oração reparadora de </text:span></text:a><text:a xlink:type="simple" xlink:href="#__RefHeading___Toc6136_520937211" text:style-name="Index_20_Link" text:visited-style-name="Index_20_Link"><text:span text:style-name="T100">F</text:span></text:a><text:a xlink:type="simple" xlink:href="#__RefHeading___Toc6136_520937211" text:style-name="Index_20_Link" text:visited-style-name="Index_20_Link"><text:span text:style-name="T99">átima<text:tab/>63</text:span></text:a></text:p>
          <text:p text:style-name="P360"><text:a xlink:type="simple" xlink:href="#__RefHeading___Toc6138_520937211" text:style-name="Index_20_Link" text:visited-style-name="Index_20_Link"><text:span text:style-name="T99">Oração para ser feita diante da imagem de </text:span></text:a><text:a xlink:type="simple" xlink:href="#__RefHeading___Toc6138_520937211" text:style-name="Index_20_Link" text:visited-style-name="Index_20_Link"><text:span text:style-name="T100">J</text:span></text:a><text:a xlink:type="simple" xlink:href="#__RefHeading___Toc6138_520937211" text:style-name="Index_20_Link" text:visited-style-name="Index_20_Link"><text:span text:style-name="T99">esus crucificado<text:tab/>64</text:span></text:a></text:p>
          <text:p text:style-name="P359"><text:a xlink:type="simple" xlink:href="#__RefHeading___Toc5668_52093721122" text:style-name="Index_20_Link" text:visited-style-name="Index_20_Link"><text:span text:style-name="T99">Exorcismo menor de </text:span></text:a><text:a xlink:type="simple" xlink:href="#__RefHeading___Toc5668_52093721122" text:style-name="Index_20_Link" text:visited-style-name="Index_20_Link"><text:span text:style-name="T100">L</text:span></text:a><text:a xlink:type="simple" xlink:href="#__RefHeading___Toc5668_52093721122" text:style-name="Index_20_Link" text:visited-style-name="Index_20_Link"><text:span text:style-name="T99">eão </text:span></text:a><text:a xlink:type="simple" xlink:href="#__RefHeading___Toc5668_52093721122" text:style-name="Index_20_Link" text:visited-style-name="Index_20_Link"><text:span text:style-name="T100">XIII</text:span></text:a><text:a xlink:type="simple" xlink:href="#__RefHeading___Toc5668_52093721122" text:style-name="Index_20_Link" text:visited-style-name="Index_20_Link"><text:span text:style-name="T99"><text:tab/>65</text:span></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86"><text:tab/><text:span text:style-name="T103">Saluete, carissime et carissimaeque.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82"><text:tab/>Esperamos com este projeto poder unir em um só lugar as orações feitas pelos santos de todos os cantos da Terra, para que nossos lábios profiram suas mesmas palavras, e nosso coração se transfigure tal qual o deles.</text:p>
      <text:p text:style-name="P75"><text:span text:style-name="T103"><text:tab/>Caso quiera fazer parte deste projeto, seja mais do que bem-vindo, e assim desejar, colocamos seu nome em memória de sua contribuição para este meio de salvação. Utilizamos um repositório do GitHub para fazer todo o controle, receber orações ainda não catalogada, gerenciar as diferentes versões do livro e fazer anúncios (ou assim esperamos). Nos acompanhe em: </text:span><text:span text:style-name="T105">https://github.com/joaopvgus/oracoesCatolicas</text:span><text:span text:style-name="T104">.</text:span></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2"><text:soft-page-break/></text:p>
      <table:table table:name="capitulo2_oracoes_basicas" table:style-name="capitulo2_5f_oracoes_5f_basicas">
        <table:table-column table:style-name="capitulo2_5f_oracoes_5f_basicas.A"/>
        <table:table-column table:style-name="capitulo2_5f_oracoes_5f_basicas.B"/>
        <table:table-row table:style-name="capitulo2_5f_oracoes_5f_basicas.1">
          <table:table-cell table:style-name="capitulo2_5f_oracoes_5f_basicas.A1" office:value-type="string">
            <text:p text:style-name="P363"><text:bookmark-start text:name="__RefHeading___Toc5670_520937211"/>Per signum Crucis<text:bookmark-end text:name="__RefHeading___Toc5670_520937211"/></text:p>
            <text:p text:style-name="P147">Per signum Crucis de inimicis nostris libera nos Deus noster. <text:span text:style-name="T27">In nomine Patris, et Filii, et Spiritus Sancti. Amen.</text:span></text:p>
            <text:p text:style-name="P147"/>
            <text:p text:style-name="Heading_20_10"><text:bookmark-start text:name="__RefHeading___Toc5672_520937211"/>Pater Noster<text:bookmark-end text:name="__RefHeading___Toc5672_520937211"/></text:p>
            <text:p text:style-name="P140"><text:span text:style-name="T49">Pater noster, qui es in caelis, </text:span><text:span text:style-name="T44">s</text:span><text:span text:style-name="T49">anctificetur nomen tuum, </text:span><text:span text:style-name="T44">a</text:span><text:span text:style-name="T49">dveniat regnum tuum, </text:span><text:span text:style-name="T44">f</text:span><text:span text:style-name="T49">iat voluntas tua, sicut in caelo, et in terra. Panem nostrum quotidianum da nobis hodie, </text:span><text:span text:style-name="T44">e</text:span><text:span text:style-name="T49">t dimitte nobis debita nostra, sicut et nos dimittimus debitoribus nostris. Et ne nos inducas in tentationem, </text:span><text:span text:style-name="T44">s</text:span><text:span text:style-name="T49">ed líbera nos a malo. Amen.</text:span></text:p>
            <text:p text:style-name="P87"/>
            <text:p text:style-name="Heading_20_10"><text:bookmark-start text:name="__RefHeading___Toc5674_520937211"/>Ave Maria<text:bookmark-end text:name="__RefHeading___Toc5674_520937211"/></text:p>
            <text:p text:style-name="P261"><text:span text:style-name="T91">Ave Maria, gratia plena, D</text:span><text:span text:style-name="T92">o</text:span><text:span text:style-name="T91">minus tecum. Bened</text:span><text:span text:style-name="T92">i</text:span><text:span text:style-name="T91">cta tu in muli</text:span><text:span text:style-name="T92">e</text:span><text:span text:style-name="T91">ribus, et bened</text:span><text:span text:style-name="T92">i</text:span><text:span text:style-name="T91">ctus fructus ventris tui, Iesus. Sancta Maria, Mater Dei, </text:span><text:span text:style-name="T90">ora pro nobis peccatoribus,</text:span><text:span text:style-name="T91"> nunc, et in hora mortis nostræ. Amen.</text:span></text:p>
            <text:p text:style-name="P87"/>
            <text:p text:style-name="P87"/>
            <text:p text:style-name="Heading_20_10"><text:bookmark-start text:name="__RefHeading___Toc5676_520937211"/>Angele Dei<text:bookmark-end text:name="__RefHeading___Toc5676_520937211"/></text:p>
            <text:p text:style-name="P140">Angele Dei, qui custos es mei, me tibi commíssum pietáte supérna, illúmina, custódi, rege et gubérna. Amen.</text:p>
            <text:p text:style-name="P140"/>
            <text:p text:style-name="P140"/>
            <text:p text:style-name="Heading_20_10"><text:bookmark-start text:name="__RefHeading___Toc5678_520937211"/>Gloria Patri<text:bookmark-end text:name="__RefHeading___Toc5678_520937211"/></text:p>
            <text:p text:style-name="P353"><text:span text:style-name="T81">Gl</text:span><text:span text:style-name="T98">o</text:span><text:span text:style-name="T81">ria Patri, et F</text:span><text:span text:style-name="T98">il</text:span><text:span text:style-name="T81">io, et Sp</text:span><text:span text:style-name="T98">i</text:span><text:span text:style-name="T81">ritui S</text:span><text:span text:style-name="T98">a</text:span><text:span text:style-name="T81">ncto. Sicut erat in princ</text:span><text:span text:style-name="T98">i</text:span><text:span text:style-name="T81">pio, et nunc et semper, et in sæcula sæcul</text:span><text:span text:style-name="T98">o</text:span><text:span text:style-name="T81">rum. Amen.</text:span></text:p>
            <text:p text:style-name="P361"><text:bookmark-start text:name="__RefHeading___Toc5680_520937211"/><text:soft-page-break/>Salve Regina<text:bookmark-end text:name="__RefHeading___Toc5680_520937211"/></text:p>
            <text:p text:style-name="P263"><text:span text:style-name="T85">Salve, Regina, mater misericordiae. Vita, dulcedo, et spes nostra, salve. Ad te clama</text:span><text:span text:style-name="T86">m</text:span><text:span text:style-name="T82">us, exsules, filii evae. Ad te suspiramus, gementes et flentes in hac lacrimarum valle. Eia ergo, Advocata nostra, illos tuos misericordes oculos ad nos converte. Et Iesum, benedictum fructum ventris tui, nobis post hoc exsilium ostende. O clemens, O pia, O dulcis Virgo Maria. </text:span><text:span text:style-name="T95">ora pro nobis</text:span><text:span text:style-name="T82"> sancta Dei Genetrix. Ut digni efficiamur promissionibus Christi. Amen.</text:span></text:p>
            <text:p text:style-name="P166"/>
            <text:p text:style-name="Heading_20_10"><text:bookmark-start text:name="__RefHeading___Toc5682_520937211"/>Symbolum Apostolorum<text:bookmark-end text:name="__RefHeading___Toc5682_520937211"/></text:p>
            <text:p text:style-name="P164">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Heading_20_10"><text:bookmark-start text:name="__RefHeading___Toc5684_520937211"/>Symbolum Nicenum-Constantinopolitanum<text:bookmark-end text:name="__RefHeading___Toc5684_520937211"/></text:p>
            <text:p text:style-name="P354"><text:span text:style-name="T81">Credo in unum Deum, Patrem omnipotentem, Factorem caeli et terrae, visibilium omnium et invisibilium. Et in unum Dominum Iesum Christum, Filium Dei unigenitum et ex Patre natum ante omnia saecula. Deum de Deo, <text:s/></text:span><text:span text:style-name="T29">Lumem <text:s/>de Lumine, Deum verum de Deo vero, genitum, non factum, consubstantialem Patri. Per quem omnia </text:span><text:soft-page-break/><text:span text:style-name="T29">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span></text:p>
          </table:table-cell>
          <table:table-cell table:style-name="capitulo2_5f_oracoes_5f_basicas.B1" office:value-type="string">
            <text:h text:style-name="P372" text:outline-level="2"><text:bookmark-start text:name="__RefHeading___Toc5686_520937211"/>Pelo sinal da (Santa) Cruz<text:bookmark-end text:name="__RefHeading___Toc5686_520937211"/></text:h>
            <text:p text:style-name="P147">Pelo sinal da (Santa) Cruz, livrai-nos, Deus, dos nossos inimigos. <text:span text:style-name="T27">Em nome do Pai, do Filho, e do Espírito Santo. Amém.</text:span></text:p>
            <text:p text:style-name="P147"/>
            <text:h text:style-name="P373" text:outline-level="2"><text:bookmark-start text:name="__RefHeading___Toc5688_520937211"/>Padre Nosso<text:bookmark-end text:name="__RefHeading___Toc5688_520937211"/></text:h>
            <text:p text:style-name="P149"><text:span text:style-name="T45">P</text:span><text:span text:style-name="T47">adre</text:span><text:span text:style-name="T45"> Nosso, que estais nos Céus, santificado seja o </text:span><text:span text:style-name="T48">V</text:span><text:span text:style-name="T45">osso Nome, venha a nós o </text:span><text:span text:style-name="T46">V</text:span><text:span text:style-name="T45">osso Reino, seja feita a </text:span><text:span text:style-name="T46">V</text:span><text:span text:style-name="T45">ossa vontade assim na terra como no Céu. O pão nosso de cada dia nos dai hoje, perdoai-nos as nossas </text:span><text:span text:style-name="T47">dívidas,</text:span><text:span text:style-name="T45"> assim como nós perdoamos </text:span><text:span text:style-name="T48">a</text:span><text:span text:style-name="T47">os nossos devedores</text:span><text:span text:style-name="T45">. E não nos deixeis cair em tentação, mas livrai-nos do </text:span><text:span text:style-name="T48">m</text:span><text:span text:style-name="T45">al. Amém.</text:span></text:p>
            <text:p text:style-name="P90"/>
            <text:h text:style-name="P374" text:outline-level="2"><text:bookmark-start text:name="__RefHeading___Toc5690_520937211"/>Ave Maria<text:bookmark-end text:name="__RefHeading___Toc5690_520937211"/></text:h>
            <text:p text:style-name="P261"><text:span text:style-name="T83">Ave Maria, cheia de graça, o Senhor é convosco. </text:span><text:span text:style-name="T84">Bendita sois vós entre as mulheres, e bendito é o fruto do vosso ventre, Jesus. Santa Maria, mãe de Deus, </text:span><text:span text:style-name="T89">rogai por nós, pecadores,</text:span><text:span text:style-name="T84"> agora, e na hora de nossa morte. Amém.</text:span></text:p>
            <text:p text:style-name="P147"/>
            <text:h text:style-name="P374" text:outline-level="2"><text:bookmark-start text:name="__RefHeading___Toc5692_520937211"/>Anjo da guarda<text:bookmark-end text:name="__RefHeading___Toc5692_520937211"/></text:h>
            <text:p text:style-name="P177">Santo anjo do Senhor, meu zeloso guardador, <text:span text:style-name="T28">se/(</text:span>já que<text:span text:style-name="T28">)</text:span> a ti me confiou a Piedade Divina, sempre me rege, guarda, governa e ilumina. Amém.</text:p>
            <text:p text:style-name="P177"/>
            <text:h text:style-name="P375" text:outline-level="2"><text:bookmark-start text:name="__RefHeading___Toc5694_520937211"/>Glória ao Pai<text:bookmark-end text:name="__RefHeading___Toc5694_520937211"/></text:h>
            <text:p text:style-name="P354">Glória ao Pai, ao Filho e ao Espírito Santo, como era no princípio, agora e sempre, pelos séculos dos séculos. Amém.</text:p>
            <text:h text:style-name="P376" text:outline-level="2"><text:bookmark-start text:name="__RefHeading___Toc5696_520937211"/><text:soft-page-break/>Salve Rainha<text:bookmark-end text:name="__RefHeading___Toc5696_520937211"/></text:h>
            <text:p text:style-name="P166">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text:span text:style-name="T30">rogai por nós</text:span> Santa Mãe de Deus, para que sejamos dignos das promessas de Cristo. Amém.</text:p>
            <text:h text:style-name="P374" text:outline-level="2"><text:bookmark-start text:name="__RefHeading___Toc5698_520937211"/>Símbolo/Credo dos Apóstolos<text:bookmark-end text:name="__RefHeading___Toc5698_520937211"/></text:h>
            <text:p text:style-name="P164">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h text:style-name="P377" text:outline-level="2"><text:bookmark-start text:name="__RefHeading___Toc5700_520937211"/>Símbolo/Credo Niceno-Constantinopolitano<text:bookmark-end text:name="__RefHeading___Toc5700_520937211"/></text:h>
            <text:p text:style-name="P355">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text:soft-page-break/>sas foram feitas, e por nós, homens, e para nossa salvação desceu dos Céus, e encarnou pelo Espírito Santo, no seio da Virgem Maria, e se fez homem. Também por nós fo<text:span text:style-name="T132">i </text:span>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p>
          </table:table-cell>
        </table:table-row>
      </table:table>
      <text:p text:style-name="P271"/>
      <text:p text:style-name="P394">Contribuição: Gabriel Miranda de Oli<text:span text:style-name="T71">v</text:span>eira</text:p>
      <text:p text:style-name="P83"/>
      <text:p text:style-name="P83">Método de São Luís Maria Grignion de Montfort</text:p>
      <text:p text:style-name="P83"/>
      <text:p text:style-name="P84">Promessas de Nossa Senhora para quem rezar o Rosário todos os dias.</text:p>
      <text:p text:style-name="P84"/>
      <text:p text:style-name="P84">1ª – Todos os que rezarem o meu Rosário, com constância, receberão graças especiais.</text:p>
      <text:p text:style-name="P84">2ª – Aos que rezarem devotamente o meu Rosário, prometo minha especial proteção e as grandes graças.</text:p>
      <text:p text:style-name="P84">3ª – Os devotos do meu Rosário serão dotados de uma armadura poderosa contra o inferno, pois conseguirão destruir o vício, o pecado e as heresias.</text:p>
      <text:p text:style-name="P84">4ª – Aos que rezarem devotamente o meu Rosário, prometo minha especial proteção e as grandes graças.</text:p>
      <text:p text:style-name="P84">5ª – Toda alma que recorre a mim, por meio da oração do Rosário, jamais será condenada;</text:p>
      <text:p text:style-name="P84">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84">7ª – Os que realmente se devotarem à prática da oração do Rosário não morrerão sem receber os sacramentos;</text:p>
      <text:p text:style-name="P84">8ª – Todos aqueles que rezarem com fidelidade o meu Rosário terão, durante a vida e no instante da morte, a plenitude das graças, e serão favorecidos com os méritos dos santos;</text:p>
      <text:p text:style-name="P84">9ª – Os devotos do meu Santo Rosário, que forem para o Purgatório, eu os libertarei no mesmo dia.</text:p>
      <text:p text:style-name="P84">10ª – Os devotos do meu Rosário terão grande glória no céu;</text:p>
      <text:p text:style-name="P84">11ª – Tudo o que os meus fiéis devotos pedirem, por meio do meu Rosário, será concedido a eles;</text:p>
      <text:p text:style-name="P84">12ª – Aos missionários do meu Santo Rosário, prometo o meu auxílio em todas as suas necessidades;</text:p>
      <text:p text:style-name="P84">13ª – Para todos os devotos do meu Rosário, consegui de meu Filho a intercessão de toda a corte celeste na vida e na morte;</text:p>
      <text:p text:style-name="P84">14ª – Todos os que rezam o meu Rosário são meus filhos e irmãos de Jesus, meu Unigênito;</text:p>
      <text:p text:style-name="P84">15ª – A devoção ao meu Rosário é grande sinal de predestinação (predestinados à salvação).</text:p>
      <text:p text:style-name="P284"/>
      <text:p text:style-name="P284"/>
      <text:p text:style-name="P284"/>
      <text:p text:style-name="P284"/>
      <text:p text:style-name="P356"/>
      <table:table table:name="capítulo3_o_santo_rosario" table:style-name="capítulo3_5f_o_5f_santo_5f_rosario">
        <table:table-column table:style-name="capítulo3_5f_o_5f_santo_5f_rosario.A"/>
        <table:table-column table:style-name="capítulo3_5f_o_5f_santo_5f_rosario.B"/>
        <table:table-row table:style-name="TableLine94019023677616">
          <table:table-cell table:style-name="capítulo3_5f_o_5f_santo_5f_rosario.A1" office:value-type="string">
            <text:p text:style-name="P364"><text:bookmark-start text:name="__RefHeading___Toc5702_520937211"/>Per signum Crucis<text:bookmark-end text:name="__RefHeading___Toc5702_520937211"/></text:p>
            <text:p text:style-name="P259"><text:span text:style-name="T101">Per signum Crucis de inimicis nostris libera nos Deus noster. </text:span><text:span text:style-name="T102">In nomine Patris, et Filii, et Spiritus Sancti. Amen.</text:span></text:p>
            <text:p text:style-name="P179"/>
            <text:p text:style-name="P178"/>
            <text:p text:style-name="P178"/>
            <text:p text:style-name="P178"/>
            <text:p text:style-name="P148">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148"/>
            <text:p text:style-name="P148">Nós Vos oferecemos, Trindade Santíssima, este Credo, para honrar os mistérios todos de nossa Fé; este Pater (Padre Nosso) e estas três Ave-Marias, para honrar a unidade de vossa essência e a trindade de vossas pessoas. Pedimo-Vos uma fé viva, uma esperança firme e uma caridade ardente. <text:span text:style-name="T40">Assim seja</text:span><text:span text:style-name="T31">. </text:span><text:span text:style-name="T20">(os outros repetem)</text:span></text:p>
            <text:p text:style-name="P130"/>
            <text:p text:style-name="Heading_20_10"><text:bookmark-start text:name="__RefHeading___Toc5704_520937211"/>Symbolum Apostolorum<text:bookmark-end text:name="__RefHeading___Toc5704_520937211"/></text:p>
            <text:p text:style-name="P165"><text:span text:style-name="T60">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text:span><text:span text:style-name="T59">ascendit ad caelos, sedet ad dexteram Dei Patris omnipotentis, inde venturus est iudicare vivos et mortuos. Credo in Spiritum Sanctum, sanctam Ecclesiam catholicam, </text:span><text:soft-page-break/><text:span text:style-name="T59">sanctorum communionem, remissionem peccatorum, carnis resurrectionem, vitam aeternam. Amen.</text:span></text:p>
            <text:p text:style-name="Heading_20_10"><text:bookmark-start text:name="__RefHeading___Toc5706_520937211"/>Symbolum Nicenum- <text:s text:c="20"/>Constantinopolitanum<text:bookmark-end text:name="__RefHeading___Toc5706_520937211"/></text:p>
            <text:p text:style-name="P116">Credo in unum Deum, Patrem omnipotentem, Factorem caeli et terrae, visibilium omnium et invisibilium. Et in unum Dominum Iesum Christum, Filium Dei unigenitum et ex Patre natum ante omnia saecula. Deum de Deo, <text:s/>Lumem <text:s/>de Lumine, Deum verum de Deo vero, genitum, non factum, consubstantialem Patri. Per quem omnia 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101"/>
            <text:p text:style-name="P134">Em honra à unidade de Vossa essência e a trindade de Vossas Pessoas:</text:p>
            <text:p text:style-name="Heading_20_10"><text:bookmark-start text:name="__RefHeading___Toc5708_520937211"/>Pater Noster<text:bookmark-end text:name="__RefHeading___Toc5708_520937211"/></text:p>
            <text:p text:style-name="P88"><text:span text:style-name="T111">Pater noster, qui es in caelis, sanctificetur nomen tuum, adveniat regnum tuum, fiat voluntas tua, sicut in caelo, et in terra. Pa</text:span><text:span text:style-name="T107">nem nostrum quotidianum da nobis hodie, </text:span><text:span text:style-name="T112">e</text:span><text:span text:style-name="T107">t dimitte nobis debita nostra, sicut et nos </text:span><text:soft-page-break/><text:span text:style-name="T107">dimittimus debitoribus nostris. Et ne nos inducas in tentationem, </text:span><text:span text:style-name="T112">s</text:span><text:span text:style-name="T107">ed líbera nos a malo. Amen.</text:span></text:p>
            <text:p text:style-name="P89"/>
            <text:p text:style-name="P133">Louvemos a Maria, Filha bem amada do Pai Eterno:</text:p>
            <text:p text:style-name="Heading_20_10"><text:bookmark-start text:name="__RefHeading___Toc5710_520937211"/>Ave Maria<text:bookmark-end text:name="__RefHeading___Toc5710_520937211"/></text:p>
            <text:p text:style-name="P150"><text:span text:style-name="T41">Ave Maria, gratia plena, D</text:span><text:span text:style-name="T44">o</text:span><text:span text:style-name="T41">minus tecum. Bened</text:span><text:span text:style-name="T44">i</text:span><text:span text:style-name="T41">cta tu in muli</text:span><text:span text:style-name="T44">e</text:span><text:span text:style-name="T41">ribus, et bened</text:span><text:span text:style-name="T44">i</text:span><text:span text:style-name="T41">ctus fructus ventris tui, Iesus. Sancta Maria, Mater Dei, </text:span><text:span text:style-name="T63">ora pro nobis peccatoribus,</text:span><text:span text:style-name="T41"> nunc, et in hora mortis nostræ. Amen.</text:span></text:p>
            <text:p text:style-name="P104"/>
            <text:p text:style-name="P104"/>
            <text:p text:style-name="P135">Louvemos a Maria, Mãe admirável de Deus Filho:</text:p>
            <text:p text:style-name="Heading_20_10"><text:bookmark-start text:name="__RefHeading___Toc5712_520937211"/>Ave Maria<text:bookmark-end text:name="__RefHeading___Toc5712_520937211"/></text:p>
            <text:p text:style-name="P150"><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04"/>
            <text:p text:style-name="P104"/>
            <text:p text:style-name="P135">Louvemos a Maria, Esposa fidelíssima de Deus Espírito Santo:</text:p>
            <text:p text:style-name="Heading_20_10"><text:bookmark-start text:name="__RefHeading___Toc5714_520937211"/>Ave Maria<text:bookmark-end text:name="__RefHeading___Toc5714_520937211"/></text:p>
            <text:p text:style-name="P88"><text:span text:style-name="T113">Ave Maria, gratia plena, D</text:span><text:span text:style-name="T112">o</text:span><text:span text:style-name="T113">minus tecum. Bened</text:span><text:span text:style-name="T112">i</text:span><text:span text:style-name="T113">cta tu in muli</text:span><text:span text:style-name="T112">e</text:span><text:span text:style-name="T113">ribus, et bened</text:span><text:span text:style-name="T112">i</text:span><text:span text:style-name="T113">ctus fructus ventris tui, Iesus. Sancta Maria, Mater Dei, ora pro nobis peccatoribus,</text:span><text:span text:style-name="T113"> nunc, et in hora mortis nostræ. Amen.</text:span></text:p>
          </table:table-cell>
          <table:table-cell table:style-name="capítulo3_5f_o_5f_santo_5f_rosario.B1" office:value-type="string">
            <text:p text:style-name="P361"><text:bookmark-start text:name="__RefHeading___Toc5716_520937211"/>Pelo sinal da (Santa) Cruz<text:bookmark-end text:name="__RefHeading___Toc5716_520937211"/></text:p>
            <text:p text:style-name="P148">Pelo sinal da (Santa) Cruz, livrai-nos, Deus, dos nossos inimigos. <text:span text:style-name="T27">Em nome do Pai, do Filho, e do Espírito Santo. Amém.</text:span></text:p>
            <text:p text:style-name="P213"/>
            <text:p text:style-name="Heading_20_10"><text:bookmark-start text:name="__RefHeading___Toc5718_520937211"/>Intenções<text:bookmark-end text:name="__RefHeading___Toc5718_520937211"/></text:p>
            <text:p text:style-name="P217">Neste momento fazem-se as intenções para este rosário ou terço. Podem ser feitas de forma silenciosa e individual, porém, tendo em vista que o rosário deve ser rezado verbalmente, não é uma má ideia externar seus pedidos a Nossa Senhora.</text:p>
            <text:p text:style-name="P217"/>
            <text:p text:style-name="P218">Lembre-se sempre de rezar pelo Santo Padre, pelo clero, pelas almas do Purgatório e pelos pecadores (antes de qua<text:span text:style-name="T3">l</text:span>quer outro, <text:span text:style-name="T3">por si</text:span> mesmo).</text:p>
            <text:p text:style-name="P218"/>
            <text:p text:style-name="P145"><text:span text:style-name="T42">Em honra de todos os mistérios de nossa fé: </text:span><text:span text:style-name="T16">(reze um Credo, </text:span><text:span text:style-name="T17">ambos foram incluídos na próxima página para maior facilidade</text:span><text:span text:style-name="T16">)</text:span></text:p>
            <text:p text:style-name="P102"/>
            <text:p text:style-name="P102"/>
            <text:p text:style-name="P102"/>
            <text:p text:style-name="P102"/>
            <text:p text:style-name="P103"/>
            <text:p text:style-name="Heading_20_10"><text:bookmark-start text:name="__RefHeading___Toc5720_520937211"/>Símbolo/Credo dos Apóstolos<text:bookmark-end text:name="__RefHeading___Toc5720_520937211"/></text:p>
            <text:p text:style-name="P100">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text:span text:style-name="T116">na </text:span><text:soft-page-break/>Santa Igreja Católica, na comunhão do<text:span text:style-name="T116">s </text:span>Santos, na remissão dos pecados, na ressurreição da carne, na vida eterna. Amém.</text:p>
            <text:p text:style-name="Heading_20_10"><text:bookmark-start text:name="__RefHeading___Toc5722_520937211"/>Símbolo/Credo Niceno- <text:s text:c="12"/>Constantinopolitano<text:bookmark-end text:name="__RefHeading___Toc5722_520937211"/></text:p>
            <text:p text:style-name="P191"><text:span text:style-name="T41">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sas foram feitas, e por nós, homens, e para nossa salvação desceu dos Céus, e encarnou pelo Espírito Santo, no seio da Virgem Maria, e se fez homem. Também por nós fo</text:span><text:span text:style-name="T50">i </text:span><text:span text:style-name="T41">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span></text:p>
            <text:p text:style-name="P101"/>
            <text:p text:style-name="P133">Em honra à unidade de Vossa essência e a trindade de Vossas Pessoas:</text:p>
            <text:p text:style-name="Heading_20_10"><text:bookmark-start text:name="__RefHeading___Toc5724_520937211"/>Padre Nosso<text:bookmark-end text:name="__RefHeading___Toc5724_520937211"/></text:p>
            <text:p text:style-name="P89"><text:span text:style-name="T133">Padre Nosso, que estais nos Céus, santificado seja o Vosso Nome, venha a nós o Vosso Reino, seja feita a Vossa vontade assim na terra como no Céu. O pão nosso de cada dia nos dai hoje, perdoai-nos as nossas dívidas, </text:span><text:soft-page-break/><text:span text:style-name="T133">assim como nós perdoamos aos nossos devedores. E não nos deixeis cair em tentação, mas livrai-nos do mal. Amém.</text:span></text:p>
            <text:p text:style-name="P91"/>
            <text:p text:style-name="P137">Louvemos a Maria, Filha bem amada do Pai Eterno:</text:p>
            <text:p text:style-name="Heading_20_10"><text:bookmark-start text:name="__RefHeading___Toc5726_520937211"/>Ave Maria<text:bookmark-end text:name="__RefHeading___Toc5726_520937211"/></text:p>
            <text:p text:style-name="P192"><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P104"/>
            <text:p text:style-name="P135">Louvemos a Maria, Mãe admirável de Deus Filho:</text:p>
            <text:p text:style-name="Heading_20_10"><text:bookmark-start text:name="__RefHeading___Toc5728_520937211"/>Ave Maria<text:bookmark-end text:name="__RefHeading___Toc5728_520937211"/></text:p>
            <text:p text:style-name="P192"><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P104"/>
            <text:p text:style-name="P135">Louvemos a Maria, Esposa fidelíssima de Deus Espírito Santo:</text:p>
            <text:p text:style-name="Heading_20_10"><text:bookmark-start text:name="__RefHeading___Toc5730_520937211"/>Ave Maria<text:bookmark-end text:name="__RefHeading___Toc5730_520937211"/></text:p>
            <text:p text:style-name="P91">Ave Maria, cheia de graça, o Senhor é convosco. Bendita sois vós entre as mulheres, e bendito é o fruto do vosso ventre, Jesus. Santa Maria, mãe de Deus, <text:span text:style-name="T106">rogai por nós, pecadores,</text:span> agora, e na hora de nossa morte. Amém.</text:p>
          </table:table-cell>
        </table:table-row>
      </table:table>
      <table:table table:name="caitulo2_st_rosario_mist_goz" table:style-name="caitulo2_5f_st_5f_rosario_5f_mist_5f_goz">
        <table:table-column table:style-name="caitulo2_5f_st_5f_rosario_5f_mist_5f_goz.A"/>
        <table:table-column table:style-name="caitulo2_5f_st_5f_rosario_5f_mist_5f_goz.B"/>
        <table:table-row table:style-name="caitulo2_5f_st_5f_rosario_5f_mist_5f_goz.1">
          <table:table-cell table:style-name="caitulo2_5f_st_5f_rosario_5f_mist_5f_goz.A1" office:value-type="string">
            <text:p text:style-name="P365"><text:bookmark-start text:name="__RefHeading___Toc5732_520937211"/>Primeiro mistério go<text:span text:style-name="T6">z</text:span>oso: <text:s text:c="19"/>a anunciação de Maria<text:bookmark-end text:name="__RefHeading___Toc5732_520937211"/></text:p>
            <text:p text:style-name="P205">Nós vos oferecemos, Senhor Jesus, esta primeira dezena, em honra a vossa Encarnação no seio de Maria; e vos pedimos, por esse mistério, e por sua intercessão, uma profunda humildade. Assim seja.</text:p>
            <text:p text:style-name="P205"/>
            <text:p text:style-name="P205">In mense autem sexto, missus est angelus Gabriel a Deo in civitatem Galilææ, cui nomen Nazareth, ad virginem desponsatam viro, cui nomen erat Joseph, de domo David; et nomen virginis Maria. Et ingressus angelus ad eam dixit :</text:p>
            <text:p text:style-name="P205">“Ave gratia plena Dominus tecum; benedicta tu in mulieribus.”</text:p>
            <text:p text:style-name="P205"/>
            <text:p text:style-name="P205">Quæ cum audisset, turbata est in sermone ejus, et cogitabat qualis esset ista salutatio. Et ait angelus ei:</text:p>
            <text:p text:style-name="P205">“Ne timeas, Maria, invenisti enim gratiam apud Deum. Ecce concipies in utero, et paries filium, et vocabis nomen ejus Jesum. Hic erit magnus, et Filius Altissimi vocabitur, et dabit illi Dominus Deus sedem David patris ejus; et regnabit in domo Jacob in æternum, et regni ejus non erit finis.”</text:p>
            <text:p text:style-name="P205"/>
            <text:p text:style-name="P205"/>
            <text:p text:style-name="P205">Dixit autem Maria ad angelum:</text:p>
            <text:p text:style-name="P205">“Quomodo fiet istud, quoniam virum non cognosco?”</text:p>
            <text:p text:style-name="P205"/>
            <text:p text:style-name="P205">Et respondens angelus dixit ei:</text:p>
            <text:p text:style-name="P204">“Spiritus Sanctus superveniet in te, et virtus Altissimi obumbrabit tibi. Ideoque et quod nascetur ex te sanctum, vocabitur Filius Dei. Et ecce Elisabeth cognata tua, et ipsa concepit filium in senectute sua; et hic mensis sextus est illi, quæ vocatur sterilis; quia non erit impossibile apud Deum omne <text:soft-page-break/>verbum.”</text:p>
            <text:p text:style-name="P208">Dixit autem Maria:</text:p>
            <text:p text:style-name="P207">“Ecce ancilla Domini, fiat mihi secundum verbum tuum.”</text:p>
            <text:p text:style-name="P207"/>
            <text:p text:style-name="P207">Et discessit ab illa angelus.</text:p>
            <text:p text:style-name="P212">(Lc 1, 26-38)</text:p>
            <text:p text:style-name="Heading_20_10"><text:bookmark-start text:name="__RefHeading___Toc5734_520937211"/>Pater Noster<text:bookmark-end text:name="__RefHeading___Toc5734_520937211"/></text:p>
            <text:p text:style-name="P151"><text:span text:style-name="T45">Pater noster, qui es in caelis, </text:span><text:span text:style-name="T44">s</text:span><text:span text:style-name="T45">anctificetur nomen tuum, </text:span><text:span text:style-name="T44">a</text:span><text:span text:style-name="T45">dveniat regnum tuum, </text:span><text:span text:style-name="T44">f</text:span><text:span text:style-name="T45">iat voluntas tua, sicut in caelo, et in terra. Panem nostrum quotidianum da nobis hodie, </text:span><text:span text:style-name="T44">e</text:span><text:span text:style-name="T45">t dimitte nobis debita nostra, sicut et nos dimittimus debitoribus nostris. Et ne nos inducas in tentationem, </text:span><text:span text:style-name="T44">s</text:span><text:span text:style-name="T45">ed líbera nos a malo. Amen.</text:span></text:p>
            <text:p text:style-name="Heading_20_10"><text:bookmark-start text:name="__RefHeading___Toc5736_520937211"/>Ave Maria <text:span text:style-name="T72">(x10)</text:span><text:bookmark-end text:name="__RefHeading___Toc5736_520937211"/></text:p>
            <text:p text:style-name="P151"><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05"/>
            <text:p text:style-name="Heading_20_10"><text:bookmark-start text:name="__RefHeading___Toc5738_520937211"/>Gloria Patri<text:bookmark-end text:name="__RefHeading___Toc5738_520937211"/></text:p>
            <text:p text:style-name="P180"><text:span text:style-name="T57">Gl</text:span><text:span text:style-name="T58">o</text:span><text:span text:style-name="T57">ria Patri, et F</text:span><text:span text:style-name="T58">il</text:span><text:span text:style-name="T57">io, et Sp</text:span><text:span text:style-name="T58">i</text:span><text:span text:style-name="T57">ritui S</text:span><text:span text:style-name="T58">a</text:span><text:span text:style-name="T57">ncto. Sicut erat in princ</text:span><text:span text:style-name="T58">i</text:span><text:span text:style-name="T57">pio, et nunc et semper, et in sæcula sæcul</text:span><text:span text:style-name="T58">o</text:span><text:span text:style-name="T57">rum. Amen.</text:span></text:p>
            <text:p text:style-name="Heading_20_10"><text:bookmark-start text:name="__RefHeading___Toc5740_520937211"/>Oratio Fatima<text:bookmark-end text:name="__RefHeading___Toc5740_520937211"/></text:p>
            <text:p text:style-name="P262"><text:span text:style-name="T87">O </text:span><text:span text:style-name="T88">mi Iesu</text:span><text:span text:style-name="T87">, dimitte nobis debita nostra, libera nos ab igne inferni, conduc in caelum omnes animas, praesertim illas quae maxime indigent misericordia tua.</text:span></text:p>
            <text:p text:style-name="Heading_20_10"><text:bookmark-start text:name="__RefHeading___Toc5742_520937211"/><text:span text:style-name="T73">O</text:span><text:span text:style-name="T75">ratio Fatima (alternativa)</text:span><text:bookmark-end text:name="__RefHeading___Toc5742_520937211"/></text:p>
            <text:p text:style-name="P118">Domine Iesu, dimitte nobis debita nostra, <text:soft-page-break/>salva nos ab igne inferiori, perduc in caelum omnes animas, praesertim eas, quae misericordiae tuae maxime indigent.</text:p>
            <text:p text:style-name="P151"/>
            <text:p text:style-name="P220">Graças ao mistério da Encarnação, descei em nossas almas. Assim seja.</text:p>
            <text:p text:style-name="Heading_20_10"><text:bookmark-start text:name="__RefHeading___Toc5744_520937211"/><text:span text:style-name="T121">Segundo</text:span><text:span text:style-name="T124"> mistério gozoso: <text:s text:c="17"/></text:span><text:span text:style-name="T32">Visitação de Nossa Senhora <text:s text:c="15"/>à sua prima Isabel</text:span><text:bookmark-end text:name="__RefHeading___Toc5744_520937211"/></text:p>
            <text:p text:style-name="P223">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224"/>
            <text:p text:style-name="P221">Exsurgens autem Maria in diebus illis, abiit in montana cum festinatione, in civitatem Juda. Eet intravit in domum Zachariæ, et salutavit Elisabeth. Et factum est, ut audivit salutationem Mariæ Elisabeth, exsultavit infans in utero ejus, et repleta est Spiritu Sancto Elisabeth, et exclamavit voce magna, et dixit :</text:p>
            <text:p text:style-name="P221">“Benedicta tu inter mulieres, et benedictus fructus ventris tui. Et unde hoc mihi, ut veniat mater Domini mei ad me ? Ecce enim ut facta est vox salutationis tuæ in auribus meis, exsultavit in gaudio infans in utero meo. Et beata, quæ credidisti, quoniam perficientur ea, quæ dicta sunt tibi a Domino.”</text:p>
            <text:p text:style-name="P221"/>
            <text:p text:style-name="P221"/>
            <text:p text:style-name="P222">(Lc 1, 39-45)</text:p>
            <text:p text:style-name="Heading_20_10"><text:bookmark-start text:name="__RefHeading___Toc5746_520937211"/>Pater Noster<text:bookmark-end text:name="__RefHeading___Toc5746_520937211"/></text:p>
            <text:p text:style-name="P119"><text:span text:style-name="T129">Pater noster, qui es in caelis, sanctificetur nomen tuum, adveniat regnum tuum, fiat voluntas tua, sicut in caelo, et in terra. Panem nostrum quotidiano da nobis hodie, et </text:span><text:soft-page-break/><text:span text:style-name="T129">dimitte nobis debtia notra, sicut et nos dimittimus debitoribus nostris. Et ne nos inducas in tentationem, sed líbera nos a malo. Amen.</text:span></text:p>
            <text:p text:style-name="Heading_20_10"><text:bookmark-start text:name="__RefHeading___Toc5748_520937211"/>Ave Maria (x10)<text:bookmark-end text:name="__RefHeading___Toc5748_520937211"/></text:p>
            <text:p text:style-name="P151"><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05"/>
            <text:p text:style-name="Heading_20_10"><text:bookmark-start text:name="__RefHeading___Toc5750_520937211"/>Gloria Patri<text:bookmark-end text:name="__RefHeading___Toc5750_520937211"/></text:p>
            <text:p text:style-name="P225"><text:span text:style-name="T53">Gl</text:span><text:span text:style-name="T54">o</text:span><text:span text:style-name="T53">ria Patri, et F</text:span><text:span text:style-name="T54">il</text:span><text:span text:style-name="T53">io, et Sp</text:span><text:span text:style-name="T54">i</text:span><text:span text:style-name="T53">ritui S</text:span><text:span text:style-name="T54">a</text:span><text:span text:style-name="T53">ncto. Sicut erat in princ</text:span><text:span text:style-name="T54">i</text:span><text:span text:style-name="T53">pio, et nunc et semper, et in sæcula sæcul</text:span><text:span text:style-name="T54">o</text:span><text:span text:style-name="T53">rum. Amen.</text:span></text:p>
            <text:p text:style-name="Heading_20_10"><text:bookmark-start text:name="__RefHeading___Toc5752_520937211"/>Oratio Fatima<text:bookmark-end text:name="__RefHeading___Toc5752_520937211"/></text:p>
            <text:p text:style-name="P227"><text:span text:style-name="T55">O </text:span><text:span text:style-name="T56">mi Iesu</text:span><text:span text:style-name="T55">, dimitte nobis debita nostra, libera nos ab igne inferni, conduc in caelum omnes animas, praesertim illas quae maxime indigent misericordia tua.</text:span></text:p>
            <text:p text:style-name="Heading_20_10"><text:bookmark-start text:name="__RefHeading___Toc5754_520937211"/>Oratio Fatima (alternativa)<text:bookmark-end text:name="__RefHeading___Toc5754_520937211"/></text:p>
            <text:p text:style-name="P122">Domine Iesu, dimitte nobis debita nostra, salva nos ab igne inferiori, perduc in caelum omnes animas, praesertim eas, quae misericordiae tuae maxime indigent.</text:p>
            <text:p text:style-name="P124"/>
            <text:p text:style-name="P139">Graças ao mistério da visitação, descei em nossas almas. Assim seja.</text:p>
            <text:p text:style-name="Heading_20_10"><text:bookmark-start text:name="__RefHeading___Toc5756_520937211"/><text:span text:style-name="T122">Terceiro</text:span><text:span text:style-name="T124"> mistério gozoso: <text:s text:c="21"/></text:span>Nascimento de Jesus<text:bookmark-end text:name="__RefHeading___Toc5756_520937211"/></text:p>
            <text:p text:style-name="P120">Nós vos oferecemos, Senhor Jesus, esta terceira dezena, em honra ao vosso nascimento no estábulo de Belém; e vos pedimos, por este mistério e pela intercessão de vossa <text:soft-page-break/>Mãe Santíssima, o desapego dos bens terrenos e o amor à pobreza. Assim seja.</text:p>
            <text:p text:style-name="P120"/>
            <text:p text:style-name="P120">Factum est autem in diebus illis, exiit edictum a Cæsare Augusto ut describeretur universus orbis. Hæc descriptio prima facta est a præside Syriæ Cyrino : et ibant omnes ut profiterentur singuli in suam civitatem. Ascendit autem et <text:span text:style-name="T118">Joseph a <text:s/>Galilæa </text:span>de civitate Nazareth in Judæam, in civitatem David, quæ vocatur Bethlehem: eo quod esset de domo et familia David, ut profiteretur cum Maria desponsata sibi uxore prægnante. Factum est autem, cum essent ibi, impleti sunt dies ut pareret. Et peperit filium suum primogenitum, et pannis eum involvit, et reclinavit eum in præsepio: quia non erat eis locus in diversorio. Et pastores erant in regione eadem vigilantes, et custodientes vigilias noctis super gregem suum. Et ecce angelus Domini stetit juxta illos, et claritas Dei circumfulsit illos, et timuerunt timore magno. Et dixit illis angelus :</text:p>
            <text:p text:style-name="P120"/>
            <text:p text:style-name="P120">“Nolite timere, ecce enim evangelizo vobis gaudium magnum, quod erit omni populo: quia natus est vobis hodie Salvator, qui est Christus Dominus, in civitate David. Et hoc vobis signum : invenietis infantem pannis involutum, et positum in præsepio.”</text:p>
            <text:p text:style-name="P120"/>
            <text:p text:style-name="P120"/>
            <text:p text:style-name="P117">Et subito facta est cum angelo multitudo militiæ cælestis laudantium Deum, et dicentium:</text:p>
            <text:p text:style-name="P333">“Gloria in altissimis Deo, et in terra pax hominibus bonæ voluntatis.”</text:p>
            <text:p text:style-name="P332"/>
            <text:p text:style-name="P332">Et factum est, ut discesserunt ab eis angeli in cælum, pastores loquebantur ad invicem:</text:p>
            <text:p text:style-name="P332">“Transeamus usque Bethlehem, et videamus hoc verbum, quod factum est, quod Dominus ostendit nobis.”</text:p>
            <text:p text:style-name="P332"/>
            <text:p text:style-name="P332"><text:soft-page-break/>Et venerunt festinantes, et invenerunt Mariam, et Joseph, et infantem positum in præsepio. Videntes autem cognoverunt de verbo, quod dictum erat illis de puero hoc. Et omnes qui audierunt, mirati sunt, et de his quæ dicta erant a pastoribus ad ipsos. Maria autem conservabat omnia verba hæc, conferens in corde suo. Et reversi sunt pastores glorificantes et laudantes Deum in omnibus quæ audierant et viderant, sicut dictum est ad illos.</text:p>
            <text:p text:style-name="P334">(Lc 2,1-20)</text:p>
            <text:p text:style-name="Heading_20_10"><text:bookmark-start text:name="__RefHeading___Toc5758_520937211"/>Pater Noster<text:bookmark-end text:name="__RefHeading___Toc5758_520937211"/></text:p>
            <text:p text:style-name="P331">Pater noster, qui es in caelis, sanctificetur nomen tuum, adveniat regnum tuum, fiat voluntas tua, sicut in caelo, et in terra. Panem nostrum quotidianum da nobis hodie, et dimitte nobis debita nostra, sicut et nos dimittimus debitoribus nostris. Et ne nos inducas in tentationem, sed líbera nos a malo. Amen.</text:p>
            <text:p text:style-name="Heading_20_10"><text:bookmark-start text:name="__RefHeading___Toc5760_520937211"/>Ave Maria (x10)<text:bookmark-end text:name="__RefHeading___Toc5760_520937211"/></text:p>
            <text:p text:style-name="P274">Ave Maria, gratia plena, Dominus tecum. Benedicta tu in mulieribus, et benedictus fructus ventris tui, Iesus. Sancta Maria, Mater Dei, ora pro nobis peccatoribus, nunc, et in hora mortis nostræ. Amen.</text:p>
            <text:p text:style-name="P285"/>
            <text:p text:style-name="Heading_20_10"><text:bookmark-start text:name="__RefHeading___Toc5762_520937211"/>Gloria Patri<text:bookmark-end text:name="__RefHeading___Toc5762_520937211"/></text:p>
            <text:p text:style-name="P226"><text:span text:style-name="T53">Gl</text:span><text:span text:style-name="T54">o</text:span><text:span text:style-name="T53">ria Patri, et F</text:span><text:span text:style-name="T54">il</text:span><text:span text:style-name="T53">io, et Sp</text:span><text:span text:style-name="T54">i</text:span><text:span text:style-name="T53">ritui S</text:span><text:span text:style-name="T54">a</text:span><text:span text:style-name="T53">ncto. Sicut erat in princ</text:span><text:span text:style-name="T54">i</text:span><text:span text:style-name="T53">pio, et nunc et semper, et in sæcula sæcul</text:span><text:span text:style-name="T54">o</text:span><text:span text:style-name="T53">rum. Amen.</text:span></text:p>
            <text:p text:style-name="Heading_20_10"><text:bookmark-start text:name="__RefHeading___Toc5764_520937211"/>Oratio Fatima<text:bookmark-end text:name="__RefHeading___Toc5764_520937211"/></text:p>
            <text:p text:style-name="P228"><text:span text:style-name="T55">O </text:span><text:span text:style-name="T56">mi Iesu</text:span><text:span text:style-name="T55">, dimitte nobis debita nostra, libera nos ab igne inferni, conduc in caelum omnes animas, praesertim illas quae maxi</text:span><text:soft-page-break/><text:span text:style-name="T55">me indigent misericordia tua.</text:span></text:p>
            <text:p text:style-name="Heading_20_10"><text:bookmark-start text:name="__RefHeading___Toc5766_520937211"/>Oratio Fatima (alternativa)<text:bookmark-end text:name="__RefHeading___Toc5766_520937211"/></text:p>
            <text:p text:style-name="P123">Domine Iesu, dimitte nobis debita nostra, salva nos ab igne inferiori, perduc in caelum omnes animas, praesertim eas, quae misericordiae tuae maxime indigent.</text:p>
            <text:p text:style-name="P125"/>
            <text:p text:style-name="P335">Graças ao mistério do nascimento de Jesus, descei em nossas almas. Assim seja.</text:p>
            <text:p text:style-name="Heading_20_10"><text:bookmark-start text:name="__RefHeading___Toc5768_520937211"/><text:span text:style-name="T76">Quarto </text:span><text:span text:style-name="T124">mistério gozoso: <text:s text:c="15"/></text:span><text:span text:style-name="T76">apresentação do menino <text:s text:c="19"/>Jesus no temp</text:span><text:span text:style-name="T77">l</text:span><text:span text:style-name="T76">o</text:span><text:bookmark-end text:name="__RefHeading___Toc5768_520937211"/></text:p>
            <text:p text:style-name="P286">Nós vos oferecemos, Senhor Jesus, esta quarta dezena, em honra a vossa apresentação ao templo, e da purificação de Maria; e vos pedimos, por este mistério e por sua intercessão, uma grande pureza de corpo e de alma. Assim seja.</text:p>
            <text:p text:style-name="P286"/>
            <text:p text:style-name="P287">Et postquam consummati sunt dies octo, ut circumcideretur puer, vocatum est nomen ejus Jesus, quod vocatum est ab angelo priusquam in utero conciperetur. Et postquam impleti sunt dies purgationis ejus secundum legem Moysi, tulerunt illum in Jerusalem, ut sisterent eum Domino, sicut scriptum est in lege Domini: Quia omn<text:span text:style-name="T128">e </text:span>masculinum adaperiens vulvam, sanctum Domino vocabitur, et ut darent hostiam secundum quod dictum est in lege Domini, par turturum, aut duos pullos columbarum. Et ecce homo erat in Jerusalem, cui nomen Simeon, et homo iste justus, et timoratus, exspectans consolationem Israël, et Spiritus Sanctus erat in eo. Et responsum acceperat a Spiritu Sancto, non visurum se mortem, nisi prius videret Christum Domini. Et venit in spiritu in templum. Et cum inducerent puerum Jesum parentes ejus, ut facerent secundum consuetudinem legis pro eo, et ipse <text:soft-page-break/>accepit eum in ulnas suas, et benedixit Deum, et dixit:</text:p>
            <text:p text:style-name="P287"/>
            <text:p text:style-name="P287">“Nunc dimittis servum tuum Domine, secundum verbum tuum in pace; quia viderunt oculi mei salutare tuum, quod parasti ante faciem omnium populorum; lumen ad revelationem gentium, et gloriam plebis tuæ Israël.”</text:p>
            <text:p text:style-name="P287"/>
            <text:p text:style-name="P287">Et erat pater ejus et mater mirantes super his quæ dicebantur de illo. Et benedixit illis Simeon, et dixit ad Mariam matrem ejus:</text:p>
            <text:p text:style-name="P287">“Ecce positus est hic in ruinam, et in resurrectionem multorum in Israël, et in signum cui contradicetur. <text:span text:style-name="T127">E</text:span>t tuam ipsius animam pertransibit gladius ut revelentur ex multis cordibus cogitationes.”</text:p>
            <text:p text:style-name="P287"/>
            <text:p text:style-name="P287"/>
            <text:p text:style-name="P287">Et erat Anna prophetissa, filia Phanuel, de tribu Aser. <text:span text:style-name="T127">H</text:span>æc processerat in diebus multis, et vixerat cum viro suo annis septem a virginitate sua. Et hæc vidua usque ad annos octoginta quatuor, quæ non discedebat de templo, jejuniis, et obsecrationibus serviens nocte ac die. Et hæc, ipsa hora superveniens, confitebatur Domino, et loquebatur de illo omnibus, qui exspectabant <text:span text:style-name="T128">re</text:span>demptionem Israël. Et ut perfecerunt <text:span text:style-name="T130">omnia </text:span>secundum legem Domini, reversi sunt in Galilæam in civitatem suam Nazareth. Puer autem crescebat, et confortabatur plenus sapientia, et gratia Dei erat in illo.</text:p>
            <text:p text:style-name="P287"/>
            <text:p text:style-name="P287"/>
            <text:p text:style-name="P288">(Lc 2, 21-40)</text:p>
            <text:p text:style-name="Heading_20_10"><text:bookmark-start text:name="__RefHeading___Toc5770_520937211"/>Pater Noster<text:bookmark-end text:name="__RefHeading___Toc5770_520937211"/></text:p>
            <text:p text:style-name="P152"><text:span text:style-name="T45">Pater noster, qui es in caelis, </text:span><text:span text:style-name="T44">s</text:span><text:span text:style-name="T45">anctificetur nomen tuum, </text:span><text:span text:style-name="T44">a</text:span><text:span text:style-name="T45">dveniat regnum tuum, </text:span><text:span text:style-name="T44">f</text:span><text:span text:style-name="T45">iat voluntas tua, sicut in caelo, et in terra. Panem nostrum quotidianum da nobis hodie, </text:span><text:soft-page-break/><text:span text:style-name="T44">e</text:span><text:span text:style-name="T45">t dimitte nobis debita nostra, sicut et nos dimittimus debitoribus nostris. Et ne nos inducas in tentationem, </text:span><text:span text:style-name="T44">s</text:span><text:span text:style-name="T45">ed líbera nos a malo. Amen.</text:span></text:p>
            <text:p text:style-name="Heading_20_10"><text:bookmark-start text:name="__RefHeading___Toc5772_520937211"/>Ave Maria <text:span text:style-name="T72">(x10)</text:span><text:bookmark-end text:name="__RefHeading___Toc5772_520937211"/></text:p>
            <text:p text:style-name="P152"><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06"/>
            <text:p text:style-name="Heading_20_10"><text:bookmark-start text:name="__RefHeading___Toc5774_520937211"/>Gloria Patri<text:bookmark-end text:name="__RefHeading___Toc5774_520937211"/></text:p>
            <text:p text:style-name="P181"><text:span text:style-name="T57">Gl</text:span><text:span text:style-name="T58">o</text:span><text:span text:style-name="T57">ria Patri, et F</text:span><text:span text:style-name="T58">il</text:span><text:span text:style-name="T57">io, et Sp</text:span><text:span text:style-name="T58">i</text:span><text:span text:style-name="T57">ritui S</text:span><text:span text:style-name="T58">a</text:span><text:span text:style-name="T57">ncto. Sicut erat in princ</text:span><text:span text:style-name="T58">i</text:span><text:span text:style-name="T57">pio, et nunc et semper, et in sæcula sæcul</text:span><text:span text:style-name="T58">o</text:span><text:span text:style-name="T57">rum. Amen.</text:span></text:p>
            <text:p text:style-name="Heading_20_10"><text:bookmark-start text:name="__RefHeading___Toc5776_520937211"/>Oratio Fatima<text:bookmark-end text:name="__RefHeading___Toc5776_520937211"/></text:p>
            <text:p text:style-name="P273">O mi Iesu, dimitte nobis debita nostra, libera nos ab igne inferni, conduc in caelum omnes animas, praesertim illas quae maxime indigent misericordia tua.</text:p>
            <text:p text:style-name="Heading_20_10"><text:bookmark-start text:name="__RefHeading___Toc5778_520937211"/>Oratio Fatima (alternativa)<text:bookmark-end text:name="__RefHeading___Toc5778_520937211"/></text:p>
            <text:p text:style-name="P290">Domine Iesu, dimitte nobis debita nostra, salva nos ab igne inferiori, perduc in caelum omnes animas, praesertim eas, quae misericordiae tuae maxime indigent.</text:p>
            <text:p text:style-name="P273"/>
            <text:p text:style-name="P336">Graças ao mistério da purificação de Maria, descei em nossas almas. Assim seja.</text:p>
            <text:p text:style-name="Heading_20_10"><text:bookmark-start text:name="__RefHeading___Toc5780_520937211"/><text:span text:style-name="T78">Qu</text:span><text:span text:style-name="T79">in</text:span><text:span text:style-name="T78">to </text:span><text:span text:style-name="T32">mistério go</text:span><text:span text:style-name="T33">z</text:span><text:span text:style-name="T32">oso:</text:span><text:span text:style-name="T108"> <text:s text:c="17"/></text:span><text:span text:style-name="T34">p</text:span><text:span text:style-name="T78">erda e encontro do Menino <text:s text:c="12"/></text:span><text:span text:style-name="T80">J</text:span><text:span text:style-name="T78">esus no Templo</text:span><text:bookmark-end text:name="__RefHeading___Toc5780_520937211"/></text:p>
            <text:p text:style-name="P21"><text:span text:style-name="T119">Nós vos oferecemos, Senhor Jesus, esta quinta dezena, em honra ao vosso reencontro por Maria; e vos pedimos, por este mis</text:span><text:soft-page-break/><text:span text:style-name="T119">tério; e por sua intercessão, a verdadeira sabedoria. Assim seja.</text:span></text:p>
            <text:p text:style-name="P316"/>
            <text:p text:style-name="P316">Et ibant parentes ejus per omnes annos in Jerusalem, in die solemni Paschæ. Et cum factus esset annorum duodecim, ascendentibus illis Jerosolymam secundum consuetudinem diei festi, consummatisque diebus, cum redirent, remansit puer Jesus in Jerusalem, et non cognoverunt parentes ejus. Existimantes autem illum esse in comitatu, venerunt iter diei, et requirebant eum inter cognatos et notos. Et non invenientes, regressi sunt in Jerusalem, requirentes eum. Et factum est, post triduum invenerunt illum in templo sedentem in medio doctorum, audientem illos, et interrogantem eos. Stupebant autem omnes qui eum audiebant, super prudentia et responsis ejus. Et videntes admirati sunt. Et dixit mater ejus ad illum:</text:p>
            <text:p text:style-name="P351"><text:span text:style-name="T109">“Fili, quid fecisti nobis sic? </text:span><text:span text:style-name="T110">E</text:span><text:span text:style-name="T109">cce pater tuus et ego dolentes quærebamus te.”</text:span></text:p>
            <text:p text:style-name="P316"/>
            <text:p text:style-name="P316"/>
            <text:p text:style-name="P316">Et ait ad illos:</text:p>
            <text:p text:style-name="P351"><text:span text:style-name="T109">“Quid est quod me quærebatis? </text:span><text:span text:style-name="T110">N</text:span><text:span text:style-name="T109">esciebatis quia in his quæ Patris mei sunt, oportet me esse?”</text:span></text:p>
            <text:p text:style-name="P316"/>
            <text:p text:style-name="P316">Et ipsi non intellexerunt verbum quod locutus est ad eos. Et descendit cum eis, et venit Nazareth; et erat subditus illis. Et mater ejus conservabat omnia verba hæc in corde suo. Et Jesus proficiebat sapientia, et ætate, et gratia apud Deum et homines.</text:p>
            <text:p text:style-name="P321">(Lc 2, 41-52)</text:p>
            <text:p text:style-name="Heading_20_10"><text:bookmark-start text:name="__RefHeading___Toc5782_520937211"/>Pater Noster<text:bookmark-end text:name="__RefHeading___Toc5782_520937211"/></text:p>
            <text:p text:style-name="P152"><text:span text:style-name="T45">Pater noster, qui es in caelis, </text:span><text:span text:style-name="T44">s</text:span><text:span text:style-name="T45">anctificetur nomen tuum, </text:span><text:span text:style-name="T44">a</text:span><text:span text:style-name="T45">dveniat regnum tuum, </text:span><text:span text:style-name="T44">f</text:span><text:span text:style-name="T45">iat voluntas tua, sicut in caelo, et in terra. Panem nostrum quotidianum da nobis hodie, </text:span><text:soft-page-break/><text:span text:style-name="T44">e</text:span><text:span text:style-name="T45">t dimitte nobis debita nostra, sicut et nos dimittimus debitoribus nostris. Et ne nos inducas in tentationem, </text:span><text:span text:style-name="T44">s</text:span><text:span text:style-name="T45">ed líbera nos a malo. Amen.</text:span></text:p>
            <text:p text:style-name="Heading_20_10"><text:bookmark-start text:name="__RefHeading___Toc5784_520937211"/>Ave Maria <text:span text:style-name="T72">(x10)</text:span><text:bookmark-end text:name="__RefHeading___Toc5784_520937211"/></text:p>
            <text:p text:style-name="P152"><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06"/>
            <text:p text:style-name="Heading_20_10"><text:bookmark-start text:name="__RefHeading___Toc5786_520937211"/>Gloria Patri<text:bookmark-end text:name="__RefHeading___Toc5786_520937211"/></text:p>
            <text:p text:style-name="P181"><text:span text:style-name="T57">Gl</text:span><text:span text:style-name="T58">o</text:span><text:span text:style-name="T57">ria Patri, et F</text:span><text:span text:style-name="T58">il</text:span><text:span text:style-name="T57">io, et Sp</text:span><text:span text:style-name="T58">i</text:span><text:span text:style-name="T57">ritui S</text:span><text:span text:style-name="T58">a</text:span><text:span text:style-name="T57">ncto. Sicut erat in princ</text:span><text:span text:style-name="T58">i</text:span><text:span text:style-name="T57">pio, et nunc et semper, et in sæcula sæcul</text:span><text:span text:style-name="T58">o</text:span><text:span text:style-name="T57">rum. Amen.</text:span></text:p>
            <text:p text:style-name="Heading_20_10"><text:bookmark-start text:name="__RefHeading___Toc5788_520937211"/>Oratio Fatima<text:bookmark-end text:name="__RefHeading___Toc5788_520937211"/></text:p>
            <text:p text:style-name="P273">O mi Iesu, dimitte nobis debita nostra, libera nos ab igne inferni, conduc in caelum omnes animas, praesertim illas quae maxime indigent misericordia tua.</text:p>
            <text:p text:style-name="Heading_20_10"><text:bookmark-start text:name="__RefHeading___Toc5790_520937211"/>Oratio Fatima (alternativa)<text:bookmark-end text:name="__RefHeading___Toc5790_520937211"/></text:p>
            <text:p text:style-name="P291">Domine Iesu, dimitte nobis debita nostra, salva nos ab igne inferiori, perduc in caelum omnes animas, praesertim eas, quae misericordiae tuae maxime indigent.</text:p>
            <text:p text:style-name="P289"/>
            <text:p text:style-name="P337">Graças ao mistério do reencontro de Jesus, descei em nossas almas. Assim seja.</text:p>
          </table:table-cell>
          <table:table-cell table:style-name="caitulo2_5f_st_5f_rosario_5f_mist_5f_goz.B1" office:value-type="string">
            <text:p text:style-name="P361"><text:bookmark-start text:name="__RefHeading___Toc5792_520937211"/>Primeiro mistério go<text:span text:style-name="T6">z</text:span>oso: <text:s text:c="19"/>a anunciação de Maria<text:bookmark-end text:name="__RefHeading___Toc5792_520937211"/></text:p>
            <text:p text:style-name="P205">Nós vos oferecemos, Senhor Jesus, esta primeira dezena, em honra a vossa Encarnação no seio de Maria; e vos pedimos, por esse mistério, e por sua intercessão, uma profunda humildade. Assim seja.</text:p>
            <text:p text:style-name="P205"/>
            <text:p text:style-name="P205">Estando Isabel no sexto mês, foi enviado por Deus o anjo Gabriel a uma cidade da Galileia, chamada Nazaré, a uma virgem desposada com um varão, chamado José, da casa de David; o nome da virgem era Maria. Entrando o anjo onde ela estava, <text:span text:style-name="T117">disse-lhe</text:span>:</text:p>
            <text:p text:style-name="P211">“Deus te salve, cheia de graça; o Senhor é contigo.”</text:p>
            <text:p text:style-name="P205"/>
            <text:p text:style-name="P205">Ela, ao ouvir estas palavras, perturbou-se, e discorria pensativa que saudação seria esta. O anjo disse-lhe: </text:p>
            <text:p text:style-name="P211">“Não temas, Maria, pois achaste graça diante de Deus; eis que conceberás no teu ventre, e darás à luz um filho a quem porás o nome de Jesus. Será grande, será chamado Filho do Altíssimo, e o Senhor Deus lhe dará o trono de seu pai David; reinará sobre a casa de Jacob eternamente, e o seu reino não terá fim.”</text:p>
            <text:p text:style-name="P205"/>
            <text:p text:style-name="P205">Maria disse ao anjo: </text:p>
            <text:p text:style-name="P211">“Como se fará isso, pois eu não conheço varão?”</text:p>
            <text:p text:style-name="P205"/>
            <text:p text:style-name="P205">O anjo respondeu-lhe: </text:p>
            <text:p text:style-name="P210">“O Espírito Santo descerá sobre ti, e a virtude do Altíssimo te cobrirá com a sua sombra; por isso mesmo o Menino que há de nascer de ti, será santo e será chamado Filho de Deus. Eis que também Isabel, tua parenta, concebeu um filho na sua velhice; e este é o sexto mês da que se dizia estéril; <text:soft-page-break/>porque a Deus nada é impossível.”</text:p>
            <text:p text:style-name="P206">Então Maria disse: </text:p>
            <text:p text:style-name="P205">“Eis aqui a serva do Senhor, faça-se em mim <text:span text:style-name="T137">segundo</text:span> a tua palavra.”</text:p>
            <text:p text:style-name="P205"/>
            <text:p text:style-name="P205">E o anjo afastou-se dela.</text:p>
            <text:p text:style-name="P209">(Lc 1, 26-38)</text:p>
            <text:p text:style-name="Heading_20_10"><text:bookmark-start text:name="__RefHeading___Toc5794_520937211"/>Padre Nosso<text:bookmark-end text:name="__RefHeading___Toc5794_520937211"/></text:p>
            <text:p text:style-name="P92">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796_520937211"/>Ave Maria <text:span text:style-name="T6">(x10)</text:span><text:bookmark-end text:name="__RefHeading___Toc5796_520937211"/></text:p>
            <text:p text:style-name="P193"><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Heading_20_10"><text:bookmark-start text:name="__RefHeading___Toc5798_520937211"/>Glória ao Pai<text:bookmark-end text:name="__RefHeading___Toc5798_520937211"/></text:p>
            <text:p text:style-name="P167">Glória ao Pai, ao Filho e ao Espírito Santo, como era no princípio, agora e sempre, pelos séculos dos séculos. Amém.</text:p>
            <text:p text:style-name="Heading_20_10"><text:bookmark-start text:name="__RefHeading___Toc5800_520937211"/><text:span text:style-name="T75">O</text:span><text:span text:style-name="T73">ra</text:span><text:span text:style-name="T74">ção de</text:span><text:span text:style-name="T73"> F</text:span><text:span text:style-name="T74">á</text:span><text:span text:style-name="T73">tima</text:span><text:bookmark-end text:name="__RefHeading___Toc5800_520937211"/></text:p>
            <text:p text:style-name="P105">Ó meu bom Jesus, perdoai-nos, livrai-nos do fogo do inferno, levai as almas todas para o céu e socorrei principalmente as que mais precisarem.</text:p>
            <text:p text:style-name="Heading_20_10"><text:bookmark-start text:name="__RefHeading___Toc5802_520937211"/>Oração de Fátima(alternativa)<text:bookmark-end text:name="__RefHeading___Toc5802_520937211"/></text:p>
            <text:p text:style-name="P105"><text:span text:style-name="T6">Senhor Jesus, perdoai-nos, livrai-nos do </text:span><text:soft-page-break/><text:span text:style-name="T6">fogo do inferno, levai as almas todas para o céu e socorrei principalmente as que mais precisarem da Vossa misericórdia.</text:span></text:p>
            <text:p text:style-name="P141"/>
            <text:p text:style-name="P136">Graças ao mistério da Encarnação, descei em nossas almas. Assim seja.</text:p>
            <text:p text:style-name="Heading_20_10"><text:bookmark-start text:name="__RefHeading___Toc5804_520937211"/><text:span text:style-name="T123">Segundo</text:span><text:span text:style-name="T31"> mistério gozoso: <text:s text:c="17"/>Visitação de Nossa Senhora <text:s text:c="15"/>à sua prima Isabel</text:span><text:bookmark-end text:name="__RefHeading___Toc5804_520937211"/></text:p>
            <text:p text:style-name="P223">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224"/>
            <text:p text:style-name="P221">Naqueles dias, levantando-se Maria, foi com pressa às montanhas, a uma cidade de Judá. Entrou em casa de Zacarias, e saudou Isabel. Aconteceu que, apenas Isabel ouviu a saudação de Maria, o menino saltou no seu ventre, e Isabel ficou cheia do Espírito Santo; e exclamou em alta voz: </text:p>
            <text:p text:style-name="P221"/>
            <text:p text:style-name="P229">“Bendita és tu entre todas as mulheres, e bendito é o fruto do teu ventre, donde a mim esta dita, que a mãe do meu Senhor venha ter comigo? Porque, logo que a voz da tua saudação chegou aos meus ouvidos, o menino saltou de alegria no meu ventre. Bem-aventurada a que acreditou, porque se hão de cumprir as coisas que da parte do Senhor foram ditas.”</text:p>
            <text:p text:style-name="P222">(Lc 1, 39-45)</text:p>
            <text:p text:style-name="Heading_20_10"><text:bookmark-start text:name="__RefHeading___Toc5806_520937211"/>Padre Nosso<text:bookmark-end text:name="__RefHeading___Toc5806_520937211"/></text:p>
            <text:p text:style-name="P121"><text:span text:style-name="T129">Padre Nosso que estais nos Céus, santificado seja o vosso Nome, venha a nós o Vosso Reino, seja feita a Vossa vontade assim na terra como no Céu. O pão nosso de cada dia </text:span><text:soft-page-break/><text:span text:style-name="T129">nos dai hoje, perdoai-nos as nossas ofensas, assim como nós perdoamos a quem nos tem ofendido. E não nos deixeis cair em tentação, mas livrai-nos do Mal. Amém.</text:span></text:p>
            <text:p text:style-name="Heading_20_10"><text:bookmark-start text:name="__RefHeading___Toc5808_520937211"/>Ave Maria <text:span text:style-name="T6">(x10)</text:span><text:bookmark-end text:name="__RefHeading___Toc5808_520937211"/></text:p>
            <text:p text:style-name="P193"><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Heading_20_10"><text:bookmark-start text:name="__RefHeading___Toc5810_520937211"/>Glória ao Pai<text:bookmark-end text:name="__RefHeading___Toc5810_520937211"/></text:p>
            <text:p text:style-name="P122">Glória ao Pai, ao Filho e ao Espírito Santo, como era no princípio, agora e sempre, pelos séculos dos séculos. Amém.</text:p>
            <text:p text:style-name="Heading_20_10"><text:bookmark-start text:name="__RefHeading___Toc5812_520937211"/>Oração de Fátima<text:bookmark-end text:name="__RefHeading___Toc5812_520937211"/></text:p>
            <text:p text:style-name="P127">Ó meu bom Jesus, perdoai-nos, livrai-nos do fogo do inferno, levai as almas todas para o céu e socorrei principalmente as que mais precisarem.</text:p>
            <text:p text:style-name="Heading_20_10"><text:bookmark-start text:name="__RefHeading___Toc5814_520937211"/>Oração de Fátima(alternativa)<text:bookmark-end text:name="__RefHeading___Toc5814_520937211"/></text:p>
            <text:p text:style-name="P131">Senhor Jesus, perdoai-nos, livrai-nos do fogo do inferno, levai as almas todas para o céu e socorrei principalmente as que mais precisarem da Vossa misericórdia.</text:p>
            <text:p text:style-name="P124"/>
            <text:p text:style-name="P138">Graças ao mistério da visitação, descei em nossas almas. Assim seja.</text:p>
            <text:p text:style-name="Heading_20_10"><text:bookmark-start text:name="__RefHeading___Toc5816_520937211"/><text:span text:style-name="T122">Terceiro</text:span><text:span text:style-name="T124"> mistério gozoso: <text:s text:c="14"/>N</text:span><text:span text:style-name="T66">ascimento de Jesus</text:span><text:bookmark-end text:name="__RefHeading___Toc5816_520937211"/></text:p>
            <text:p text:style-name="P120">Nós vos oferecemos, Senhor Jesus, esta terceira dezena, em honra ao vosso nascimento no estábulo de Belém; e vos pedimos, por este mistério e pela intercessão de vossa <text:soft-page-break/>Mãe Santíssima, o desapego dos bens terrenos e o amor à pobreza. Assim seja.</text:p>
            <text:p text:style-name="P120"/>
            <text:p text:style-name="P120">Naqueles dias, saiu um édito de César Augusto, prescrevendo o recenseamento de todo o mundo. Este recenseamento foi anterior ao que se realizou quando Quirino era governador da Síria. Iam todos recensear-se, cada um à sua cidade. José foi também da Galileia, da cidade de Nazaré, à Judeia, à cidade de David, que se chamava Belém, porque era da casa e família de David, para se recensear juntamente com Maria, sua esposa, que estava grávida. Ora, estando ali, aconteceu completarem-se os dias em que devia dar à luz, e deu à luz o seu filho primogênito, e o enfaixou, e o reclinou numa manjedoura, porque não havia lugar para eles na estalagem. Naquela mesma região, havia uns pastores que velavam e faziam de noite a guarda ao seu rebanho. Apareceu-lhes um anjo do Senhor, e a glória do Senhor os envolveu com a sua luz, e tiveram grande temor. Porém o anjo disse-lhes: </text:p>
            <text:p text:style-name="P129">“Não temais, porque eis que vos anuncio uma boa nova, que será de grande alegria para todo o povo: Nasceu-vos hoje na cidade de David um Salvador, que é o Cristo, o Senhor. Eis o que vos servirá de sinal: Encontrareis um Menino envolto em panos, e deitado numa manjedoura.”</text:p>
            <text:p text:style-name="P120"/>
            <text:p text:style-name="P120">E subitamente apareceu com o anjo uma multidão da milícia celeste, louvando a Deus, e dizendo:</text:p>
            <text:p text:style-name="P333">"Glória a Deus no mais alto dos céus, e paz na terra aos homens <text:span text:style-name="T120">de</text:span> boa vontade."</text:p>
            <text:p text:style-name="P332"/>
            <text:p text:style-name="P332">Depois que os anjos se retiraram deles para o céu, os pastores diziam entre si: </text:p>
            <text:p text:style-name="P332">"Vamos até Belém, e vejamos o que é que lá sucedeu, e o que é que o Senhor nos manifestou."</text:p>
            <text:p text:style-name="P332"/>
            <text:p text:style-name="P332"><text:soft-page-break/>Foram a toda a pressa, e encontraram Maria, José, e o Menino deitado na manjedoura. Vendo isto, conheceram o que lhes tinha sido dito acerca deste Menino. E todos os que ouviram, se admiraram das coisas que lhes diziam os pastores. Maria conservava todas estas coisas, meditando-as no seu coração. Os pastores voltaram, glorificando e louvando a Deus por tudo o que tinham ouvido e visto, conforme lhes tinha sido dito.</text:p>
            <text:p text:style-name="P332"/>
            <text:p text:style-name="P334">(Lc 2,1-20)</text:p>
            <text:p text:style-name="Heading_20_10"><text:bookmark-start text:name="__RefHeading___Toc5818_520937211"/>Padre Nosso<text:bookmark-end text:name="__RefHeading___Toc5818_520937211"/></text:p>
            <text:p text:style-name="P331">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820_520937211"/>Ave Maria <text:span text:style-name="T6">(x10)</text:span><text:bookmark-end text:name="__RefHeading___Toc5820_520937211"/></text:p>
            <text:p text:style-name="P330">Ave Maria, cheia de graça, o Senhor é convosco. Bendita sois vós entre as mulheres, e bendito é o fruto do vosso ventre, Jesus. Santa Maria, mãe de Deus, rogai por nós, pecadores, agora, e na hora de nossa morte. Amém.</text:p>
            <text:p text:style-name="Heading_20_10"><text:bookmark-start text:name="__RefHeading___Toc5822_520937211"/>Glória ao Pai<text:bookmark-end text:name="__RefHeading___Toc5822_520937211"/></text:p>
            <text:p text:style-name="P123">Glória ao Pai, ao Filho e ao Espírito Santo, como era no princípio, agora e sempre, pelos séculos dos séculos. Amém.</text:p>
            <text:p text:style-name="Heading_20_10"><text:bookmark-start text:name="__RefHeading___Toc5824_520937211"/>Oração de Fátima<text:bookmark-end text:name="__RefHeading___Toc5824_520937211"/></text:p>
            <text:p text:style-name="P128">Ó meu bom Jesus, perdoai-nos, livrai-nos do fogo do inferno, levai as almas todas para o céu e socorrei principalmente as que <text:soft-page-break/>mais precisarem.</text:p>
            <text:p text:style-name="Heading_20_10"><text:bookmark-start text:name="__RefHeading___Toc5826_520937211"/>Oração de Fátima(alternativa)<text:bookmark-end text:name="__RefHeading___Toc5826_520937211"/></text:p>
            <text:p text:style-name="P132">Senhor Jesus, perdoai-nos, livrai-nos do fogo do inferno, levai as almas todas para o céu e socorrei principalmente as que mais precisarem da Vossa misericórdia.</text:p>
            <text:p text:style-name="P125"/>
            <text:p text:style-name="P335">Graças ao mistério do nascimento de Jesus, descei em nossas almas. Assim seja.</text:p>
            <text:p text:style-name="Heading_20_10"><text:bookmark-start text:name="__RefHeading___Toc5828_520937211"/><text:span text:style-name="T76">Quarto </text:span><text:span text:style-name="T124">mistério gozoso: <text:s text:c="15"/></text:span><text:span text:style-name="T76">apresentação do menino <text:s text:c="19"/>Jesus no temp</text:span><text:span text:style-name="T77">l</text:span><text:span text:style-name="T76">o</text:span><text:bookmark-end text:name="__RefHeading___Toc5828_520937211"/></text:p>
            <text:p text:style-name="P286">Nós vos oferecemos, Senhor Jesus, esta quarta dezena, em honra a vossa apresentação ao templo, e da purificação de Maria; e vos pedimos, por este mistério e por sua intercessão, uma grande pureza de corpo e de alma. Assim seja.</text:p>
            <text:p text:style-name="P286"/>
            <text:p text:style-name="P286">Depois que se completaram os oito dias para ser circuncidado o Menino, foi-lhe posto o nome de Jesus, como lhe tinha chamado o anjo, antes que fosse concebido no ventre materno. Depois que se completara<text:span text:style-name="T125">mos dias da purificação de Maria, segundo a lei de Moisés, levaram-no a Jerusalém para o apresentar ao Senhor, seguno o que está </text:span>escrito na lei do Senhor: Todo o varão primogênito será consagrado ao Senhor, e para oferecerem em sacrifício, conforme o que também está escrito na lei do Senhor, um par de rolas ou dois pombinhos. Havia então em Jerusalém um homem chamado Simeão. Este homem era justo e piedoso; esperava a consolação de Israel, e o Espírito Santo estava nele. Tinha-lhe sido revelado pelo Espírito Santo que não veria a morte, sem ver primeiro o Cristo do Senhor. Foi ao templo conduzido pelo Espírito. E, levando os pais o Menino Jesus, para cumprirem as <text:soft-page-break/>prescrições usuais da lei a seu respeito, ele o tomou em seus braços, e louvou a Deus, dizendo:</text:p>
            <text:p text:style-name="P286"><text:span text:style-name="T136">“Agora, Senhor, podes deixar partir o teu servo em paz, segundo a tua palavra; porque os meus olhos viram a tua salvação, a qual preparaste em favor de todos os povos; luz para iluminar as nações, e glória de Israel, teu povo.”</text:span> </text:p>
            <text:p text:style-name="P286"/>
            <text:p text:style-name="P286">Seu pai e sua mãe estavam admirados das coisas que dele se diziam. Simeão os abençoou, e disse a Maria, sua mãe:</text:p>
            <text:p text:style-name="P314">“Eis que este Menino está posto para ruína e ressurgimento de muitos em Israel, e para ser alvo de contradição. E uma espada traspassará a tua alma! Assim se descobrirão os pensamentos escondidos nos corações de muitos.”</text:p>
            <text:p text:style-name="P286"/>
            <text:p text:style-name="P287"><text:span text:style-name="T134">Havia também uma profetiza, chamada Ana, filha de Fanuel, da tribo de Aser. Estava em idade muito avançada. Tinha vivido sete anos com seu marido, desde a sua virgindade, e tinha permanecido viúva até aos oitenta e quatro anos, e não se afastava do templo, servindo a Deus noite e dia com jejuns e orações. Ela também, sobrevindo nesta mesma ocasião, louvava a Deus, e falava de Jesus a todos os de Jerusalém que espera</text:span>vam a redenção. Depois que cumpriram <text:span text:style-name="T126">tu</text:span>do, segundo o que mandava a lei do Senhor, voltaram para a Galileia, para a sua cidade de Nazaré. O Menino crescia e se fortificava cheio de sabedoria, e a graça de Deus era com ele.</text:p>
            <text:p text:style-name="P288">(Lc 2, 21-40)</text:p>
            <text:p text:style-name="Heading_20_10"><text:bookmark-start text:name="__RefHeading___Toc5830_520937211"/>Padre Nosso<text:bookmark-end text:name="__RefHeading___Toc5830_520937211"/></text:p>
            <text:p text:style-name="P152"><text:span text:style-name="T45">Padre Nosso, que estais nos Céus, santificado seja o Vosso Nome, venha a nós o Vosso Reino, seja feita a Vossa vontade assim na terra como no Céu. O pão nosso de cada dia </text:span><text:soft-page-break/><text:span text:style-name="T45">nos dai hoje, perdoai-nos as nossas dívidas, assim como nós perdoamos aos nossos devedores. E não nos deixeis cair em tentação, mas livrai-nos do mal. Amém.</text:span></text:p>
            <text:p text:style-name="Heading_20_10"><text:bookmark-start text:name="__RefHeading___Toc5832_520937211"/>Ave Maria <text:span text:style-name="T6">(x10)</text:span><text:bookmark-end text:name="__RefHeading___Toc5832_520937211"/></text:p>
            <text:p text:style-name="P194"><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Heading_20_10"><text:bookmark-start text:name="__RefHeading___Toc5834_520937211"/>Glória ao Pai<text:bookmark-end text:name="__RefHeading___Toc5834_520937211"/></text:p>
            <text:p text:style-name="P168">Glória ao Pai, ao Filho e ao Espírito Santo, como era no <text:span text:style-name="T136">princípio</text:span>, agora e sempre, pelos séculos dos séculos. Amém.</text:p>
            <text:p text:style-name="Heading_20_10"><text:bookmark-start text:name="__RefHeading___Toc5836_520937211"/><text:span text:style-name="T75">O</text:span><text:span text:style-name="T73">ra</text:span><text:span text:style-name="T74">ção de</text:span><text:span text:style-name="T73"> F</text:span><text:span text:style-name="T74">á</text:span><text:span text:style-name="T73">tima</text:span><text:bookmark-end text:name="__RefHeading___Toc5836_520937211"/></text:p>
            <text:p text:style-name="P273">Ó meu bom Jesus, perdoai-nos, livrai-nos do fogo do inferno, levai as almas todas para o céu e socorrei principalmente as que mais precisarem.</text:p>
            <text:p text:style-name="Heading_20_10"><text:bookmark-start text:name="__RefHeading___Toc5838_520937211"/>Oração de Fátima(alternativa)<text:bookmark-end text:name="__RefHeading___Toc5838_520937211"/></text:p>
            <text:p text:style-name="P305">Senhor Jesus, perdoai-nos, livrai-nos do fogo do inferno, levai as almas todas para o céu e socorrei principalmente as que mais precisarem da Vossa misericórdia.</text:p>
            <text:p text:style-name="P315"/>
            <text:p text:style-name="P336">Graças ao mistério da purificação de Maria, descei em nossas almas. Assim seja.</text:p>
            <text:p text:style-name="Heading_20_10"><text:bookmark-start text:name="__RefHeading___Toc5840_520937211"/>Qu<text:span text:style-name="T130">in</text:span>to <text:span text:style-name="T32">mistério go</text:span><text:span text:style-name="T33">z</text:span><text:span text:style-name="T32">oso:</text:span><text:span text:style-name="T108"> <text:s text:c="17"/></text:span><text:span text:style-name="T34">p</text:span>erda e encontro do Menino <text:s text:c="12"/><text:span text:style-name="T135">J</text:span>esus no Templo<text:bookmark-end text:name="__RefHeading___Toc5840_520937211"/></text:p>
            <text:p text:style-name="P317">Nós vos oferecemos, Senhor Jesus, esta quinta dezena, em honra ao vosso reencontro por Maria; e vos pedimos, por este mis<text:soft-page-break/>tério; e por sua intercessão, a verdadeira sabedoria. Assim seja.</text:p>
            <text:p text:style-name="P317"/>
            <text:p text:style-name="P317">Seus pais iam todos os anos a Jerusalém, pela festa da Páscoa. Quando chegou aos doze anos, indo eles a Jerusalém segundo o costume daquela festa, acabados os dias que ela durava, quando voltaram, ficou o Menino Jesus em Jerusalém, sem que seus pa<text:span text:style-name="T136">i</text:span>s o advertissem. Julgando que ele fosse na comitiva, caminharam uma jornada, e depois procuraram-no entre os parentes e conhecidos. Não o encontrando, voltaram a Jerusalém em busca dele. Aconteceu que, três dias depois, o encontraram no templo sentado no meio dos doutores, ouvindo-os e interrogando-os. E todos os que ouviam, estavam maravilhados da sua sabedoria e das suas respostas. Quando o viram, admiraram-se. E sua mãe disse-lhe:</text:p>
            <text:p text:style-name="P316"/>
            <text:p text:style-name="P325">“Filho, porque procedeste assim conosco? Eis que teu pai e eu te procurávamos cheios de aflição.”</text:p>
            <text:p text:style-name="P316"/>
            <text:p text:style-name="P316">Ele <text:span text:style-name="T136">disse-lhes</text:span>:</text:p>
            <text:p text:style-name="P325">“Para que me buscáveis? Não sabíeis que devo ocupar-me nas coisas de meu Pai?”</text:p>
            <text:p text:style-name="P316"/>
            <text:p text:style-name="P316"/>
            <text:p text:style-name="P316">Eles porém não entenderam o que lhes disse. Depois desceu com eles, e foi a Nazaré; e era-lhes submisso, Sua mãe conservava todas estas coisas no seu coração. Jesus crescia em sabedoria, em estatura e em graça diante de Deus e dos homens.</text:p>
            <text:p text:style-name="P321">(Lc 2, 41-52)</text:p>
            <text:p text:style-name="Heading_20_10"><text:bookmark-start text:name="__RefHeading___Toc5842_520937211"/>Padre Nosso<text:bookmark-end text:name="__RefHeading___Toc5842_520937211"/></text:p>
            <text:p text:style-name="P152"><text:span text:style-name="T45">Padre Nosso, que estais nos Céus, santificado seja o Vosso Nome, venha a nós o Vosso Reino, seja feita a Vossa vontade assim na terra como no Céu. O pão nosso de cada dia </text:span><text:soft-page-break/><text:span text:style-name="T45">nos dai hoje, perdoai-nos as nossas dívidas, assim como nós perdoamos aos nossos devedores. E não nos deixeis cair em tentação, mas livrai-nos do mal. Amém.</text:span></text:p>
            <text:p text:style-name="Heading_20_10"><text:bookmark-start text:name="__RefHeading___Toc5844_520937211"/>Ave Maria <text:span text:style-name="T6">(x10)</text:span><text:bookmark-end text:name="__RefHeading___Toc5844_520937211"/></text:p>
            <text:p text:style-name="P194"><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Heading_20_10"><text:bookmark-start text:name="__RefHeading___Toc5846_520937211"/>Glória ao Pai<text:bookmark-end text:name="__RefHeading___Toc5846_520937211"/></text:p>
            <text:p text:style-name="P168">Glória ao Pai, ao Filho e ao Espírito Santo, como era no princípio, agora e sempre, pelos séculos dos séculos. Amém.</text:p>
            <text:p text:style-name="Heading_20_10"><text:bookmark-start text:name="__RefHeading___Toc5848_520937211"/><text:span text:style-name="T75">O</text:span><text:span text:style-name="T73">ra</text:span><text:span text:style-name="T74">ção de</text:span><text:span text:style-name="T73"> F</text:span><text:span text:style-name="T74">á</text:span><text:span text:style-name="T73">tima</text:span><text:bookmark-end text:name="__RefHeading___Toc5848_520937211"/></text:p>
            <text:p text:style-name="P273">Ó meu bom Jesus, perdoai-nos, livrai-nos do fogo do inferno, levai as almas todas para o céu e socorrei principalmente as que mais precisarem.</text:p>
            <text:p text:style-name="Heading_20_10"><text:bookmark-start text:name="__RefHeading___Toc5850_520937211"/>Oração de Fátima(alternativa)<text:bookmark-end text:name="__RefHeading___Toc5850_520937211"/></text:p>
            <text:p text:style-name="P305">Senhor Jesus, perdoai-nos, livrai-nos do fogo do inferno, levai as almas todas para o céu e socorrei principalmente as que mais precisarem da Vossa misericórdia.</text:p>
            <text:p text:style-name="P291"/>
            <text:p text:style-name="P337">Graças ao mistério do reencontro de Jesus, descei em nossas almas. Assim seja.</text:p>
          </table:table-cell>
        </table:table-row>
      </table:table>
      <text:p text:style-name="P356"/>
      <table:table table:name="Table1" table:style-name="Table1">
        <table:table-column table:style-name="Table1.A"/>
        <table:table-column table:style-name="Table1.B"/>
        <table:table-row table:style-name="Table1.1">
          <table:table-cell table:style-name="Table1.A1" office:value-type="string">
            <text:p text:style-name="Heading_20_10"><text:bookmark-start text:name="__RefHeading___Toc5852_520937211"/>Primeiro mistério doloroso: <text:s text:c="10"/>Agonia de Jesus<text:bookmark-end text:name="__RefHeading___Toc5852_520937211"/></text:p>
            <text:p text:style-name="P214">Nós vos oferecemos, Senhor Jesus, esta sexta dezena, em honra a vossa agonia mortal no Jardim das Oliveiras; e vos pedimos, por este mistério e pela intercessão de vossa Mãe Santíssima, a contrição de nossos pecados. Assim seja.</text:p>
            <text:p text:style-name="P214"/>
            <text:p text:style-name="P216">Tunc venit Jesus cum illis in villam, quæ dicitur Gethsemani, et dixit discipulis suis:</text:p>
            <text:p text:style-name="P216">“Sedete hic donec vadam illuc, et orem.”</text:p>
            <text:p text:style-name="P216"/>
            <text:p text:style-name="P216"/>
            <text:p text:style-name="P216">Et assumpto Petro, et duobus filiis Zebedæi, cœpit contristari et mœstus esse. Tunc ait illis:</text:p>
            <text:p text:style-name="P216">“Tristis est anima mea usque ad mortem; sustinete hic, et vigilate mecum.”</text:p>
            <text:p text:style-name="P216"/>
            <text:p text:style-name="P216">Et progressus pusillum, procidit in faciem suam, orans, et dicens:</text:p>
            <text:p text:style-name="P216">“Pater mi, si possibile est, transeat a me calix iste, verumtamen non sicut ego volo, sed sicut tu.”</text:p>
            <text:p text:style-name="P216"/>
            <text:p text:style-name="P216">Et venit ad discipulos suos, et invenit eos dormientes, et dicit Petro:</text:p>
            <text:p text:style-name="P216">“Sic non potuistis una hora vigilare mecum? Vigilate, et orate ut non intretis in tentationem. Spiritus quidem promptus est, caro autem infirma.”</text:p>
            <text:p text:style-name="P216"/>
            <text:p text:style-name="P216">Iterum secundo abiit, et oravit, dicens:</text:p>
            <text:p text:style-name="P216"/>
            <text:p text:style-name="P216">“Pater mi, si non potest hic calix transire nisi bibam illum, fiat voluntas tua.”</text:p>
            <text:p text:style-name="P216"/>
            <text:p text:style-name="P216">Et venit iterum, et invenit eos dormientes, erant enim oculi eorum gravati. Et relictis illis, iterum abiit, et oravit tertio, eumdem <text:soft-page-break/>sermonem dicens. Tunc venit ad discipulos suos, et dicit illis:</text:p>
            <text:p text:style-name="P216"/>
            <text:p text:style-name="P216">“Dormite jam, et requiescite : ecce appropinquavit hora, et Filius hominis tradetur in manus peccatorum. Surgite, eamus, ecce appropinquavit qui me tradet.”</text:p>
            <text:p text:style-name="P216"/>
            <text:p text:style-name="P215">(Mt 26, 36-46)</text:p>
            <text:p text:style-name="Heading_20_10"><text:bookmark-start text:name="__RefHeading___Toc5854_520937211"/>Pater Noster<text:bookmark-end text:name="__RefHeading___Toc5854_520937211"/></text:p>
            <text:p text:style-name="P153"><text:span text:style-name="T45">Pater noster, qui es in caelis, </text:span><text:span text:style-name="T44">s</text:span><text:span text:style-name="T45">anctificetur nomen tuum, </text:span><text:span text:style-name="T44">a</text:span><text:span text:style-name="T45">dveniat regnum tuum, </text:span><text:span text:style-name="T44">f</text:span><text:span text:style-name="T45">iat voluntas tua, sicut in caelo, et in terra. Panem nostrum quotidianum da nobis hodie, </text:span><text:span text:style-name="T44">e</text:span><text:span text:style-name="T45">t dimitte nobis debita nostra, sicut et nos dimittimus debitoribus nostris. Et ne nos inducas in tentationem, </text:span><text:span text:style-name="T44">s</text:span><text:span text:style-name="T45">ed líbera nos a malo. Amen.</text:span></text:p>
            <text:p text:style-name="Heading_20_10"><text:bookmark-start text:name="__RefHeading___Toc5856_520937211"/>Ave Maria <text:span text:style-name="T72">(x10)</text:span><text:bookmark-end text:name="__RefHeading___Toc5856_520937211"/></text:p>
            <text:p text:style-name="P153"><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07"/>
            <text:p text:style-name="Heading_20_10"><text:bookmark-start text:name="__RefHeading___Toc5858_520937211"/>Gloria Patri<text:bookmark-end text:name="__RefHeading___Toc5858_520937211"/></text:p>
            <text:p text:style-name="P182"><text:span text:style-name="T57">Gl</text:span><text:span text:style-name="T58">o</text:span><text:span text:style-name="T57">ria Patri, et F</text:span><text:span text:style-name="T58">il</text:span><text:span text:style-name="T57">io, et Sp</text:span><text:span text:style-name="T58">i</text:span><text:span text:style-name="T57">ritui S</text:span><text:span text:style-name="T58">a</text:span><text:span text:style-name="T57">ncto. Sicut erat in princ</text:span><text:span text:style-name="T58">i</text:span><text:span text:style-name="T57">pio, et nunc et semper, et in sæcula sæcul</text:span><text:span text:style-name="T58">o</text:span><text:span text:style-name="T57">rum. Amen.</text:span></text:p>
            <text:p text:style-name="Heading_20_10"><text:bookmark-start text:name="__RefHeading___Toc5860_520937211"/>Oratio Fatima<text:bookmark-end text:name="__RefHeading___Toc5860_520937211"/></text:p>
            <text:p text:style-name="P275">O mi Iesu, dimitte nobis debita nostra, libera nos ab igne inferni, conduc in caelum omnes animas, praesertim illas quae maxime indigent misericordia tua.</text:p>
            <text:p text:style-name="P275"/>
            <text:p text:style-name="Heading_20_10"><text:bookmark-start text:name="__RefHeading___Toc5862_520937211"/><text:soft-page-break/>Oratio Fatima (alternativa)<text:bookmark-end text:name="__RefHeading___Toc5862_520937211"/></text:p>
            <text:p text:style-name="P292">Domine Iesu, dimitte nobis debita nostra, salva nos ab igne inferiori, perduc in caelum omnes animas, praesertim eas, quae misericordiae tuae maxime indigent.</text:p>
            <text:p text:style-name="P292"/>
            <text:p text:style-name="P338">Graças ao mistério da agonia de Jesus, descei em nossas almas. Assim seja.</text:p>
            <text:p text:style-name="Heading_20_10"><text:bookmark-start text:name="__RefHeading___Toc5864_520937211"/><text:span text:style-name="T138">Segund</text:span>o mistério doloroso: <text:s text:c="11"/><text:span text:style-name="T138">Flagelação de Jesus</text:span><text:bookmark-end text:name="__RefHeading___Toc5864_520937211"/></text:p>
            <text:p text:style-name="P23">Nós vos oferecemos, Senhor Jesus, esta sétima dezena, em honra a vossa sangrenta flagelação; e vos pedimos, por este mistério e pela intercessão de vossa Mãe santíssima, a mortificação de nossos sentidos. Assim seja.</text:p>
            <text:p text:style-name="P23"/>
            <text:p text:style-name="P23">Tunc dimisit illis Barabbam. Jesum autem flagellatum tradidit eis ut crucifigeretur.</text:p>
            <text:p text:style-name="P23"/>
            <text:p text:style-name="P322">(Mt 27, 26)</text:p>
            <text:p text:style-name="Heading_20_10"><text:bookmark-start text:name="__RefHeading___Toc5866_520937211"/>Pater Noster<text:bookmark-end text:name="__RefHeading___Toc5866_520937211"/></text:p>
            <text:p text:style-name="P154"><text:span text:style-name="T45">Pater noster, qui es in caelis, </text:span><text:span text:style-name="T44">s</text:span><text:span text:style-name="T45">anctificetur nomen tuum, </text:span><text:span text:style-name="T44">a</text:span><text:span text:style-name="T45">dveniat regnum tuum, </text:span><text:span text:style-name="T44">f</text:span><text:span text:style-name="T45">iat voluntas tua, sicut in caelo, et in terra. Panem nostrum quotidianum da nobis hodie, </text:span><text:span text:style-name="T44">e</text:span><text:span text:style-name="T45">t dimitte nobis debita nostra, sicut et nos dimittimus debitoribus nostris. Et ne nos inducas in tentationem, </text:span><text:span text:style-name="T44">s</text:span><text:span text:style-name="T45">ed líbera nos a malo. Amen.</text:span></text:p>
            <text:p text:style-name="Heading_20_10"><text:bookmark-start text:name="__RefHeading___Toc5868_520937211"/>Ave Maria <text:span text:style-name="T72">(x10)</text:span><text:bookmark-end text:name="__RefHeading___Toc5868_520937211"/></text:p>
            <text:p text:style-name="P154"><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08"/>
            <text:p text:style-name="Heading_20_10"><text:bookmark-start text:name="__RefHeading___Toc5870_520937211"/><text:soft-page-break/>Gloria Patri<text:bookmark-end text:name="__RefHeading___Toc5870_520937211"/></text:p>
            <text:p text:style-name="P183"><text:span text:style-name="T57">Gl</text:span><text:span text:style-name="T58">o</text:span><text:span text:style-name="T57">ria Patri, et F</text:span><text:span text:style-name="T58">il</text:span><text:span text:style-name="T57">io, et Sp</text:span><text:span text:style-name="T58">i</text:span><text:span text:style-name="T57">ritui S</text:span><text:span text:style-name="T58">a</text:span><text:span text:style-name="T57">ncto. Sicut erat in princ</text:span><text:span text:style-name="T58">i</text:span><text:span text:style-name="T57">pio, et nunc et semper, et in sæcula sæcul</text:span><text:span text:style-name="T58">o</text:span><text:span text:style-name="T57">rum. Amen.</text:span></text:p>
            <text:p text:style-name="Heading_20_10"><text:bookmark-start text:name="__RefHeading___Toc5872_520937211"/>Oratio Fatima<text:bookmark-end text:name="__RefHeading___Toc5872_520937211"/></text:p>
            <text:p text:style-name="P276">O mi Iesu, dimitte nobis debita nostra, libera nos ab igne inferni, conduc in caelum omnes animas, praesertim illas quae maxime indigent misericordia tua.</text:p>
            <text:p text:style-name="Heading_20_10"><text:bookmark-start text:name="__RefHeading___Toc5874_520937211"/>Oratio Fatima (alternativa)<text:bookmark-end text:name="__RefHeading___Toc5874_520937211"/></text:p>
            <text:p text:style-name="P293">Domine Iesu, dimitte nobis debita nostra, salva nos ab igne inferiori, perduc in caelum omnes animas, praesertim eas, quae misericordiae tuae maxime indigent.</text:p>
            <text:p text:style-name="P293"/>
            <text:p text:style-name="P339">Graças ao mistério da flagelação de Jesus, descei em nossas almas. Assim seja.</text:p>
            <text:p text:style-name="Heading_20_10"><text:bookmark-start text:name="__RefHeading___Toc5876_520937211"/><text:span text:style-name="T139">Terceir</text:span>o mistério doloroso: <text:s text:c="12"/><text:span text:style-name="T139">Coroação de espinhos</text:span><text:bookmark-end text:name="__RefHeading___Toc5876_520937211"/></text:p>
            <text:p text:style-name="P24">Nós vos oferecemos, Senhor Jesus, esta oitava dezena, em honra de vossa coroação de espinhos; e vos pedimos por este mistério e pela intercessão de vossa Mãe Santíssima, o desprezo do mundo. Assim seja.</text:p>
            <text:p text:style-name="P24"/>
            <text:p text:style-name="P24">Tunc milites præsidis suscipientes Jesum in prætorium, congregaverunt ad eum universam cohortem, et exeuntes eum, chlamydem coccineam circumdederunt ei, et plectentes coronam de spinis, posuerunt super caput ejus, et arundinem in dextera ejus. Et genu flexo ante eum, illudebant ei, dicentes:</text:p>
            <text:p text:style-name="P24"/>
            <text:p text:style-name="P24">“Ave rex Judæorum.”</text:p>
            <text:p text:style-name="P24"/>
            <text:p text:style-name="P24">Et exspuentes in eum, acceperunt arundi<text:soft-page-break/>nem, et percutiebant caput ejus. Et postquam illuserunt ei, exuerunt eum chlamyde, et induerunt eum vestimentis ejus, et duxerunt eum ut crucifigerent.</text:p>
            <text:p text:style-name="P327">(Mt 27, 27-31)</text:p>
            <text:p text:style-name="Heading_20_10"><text:bookmark-start text:name="__RefHeading___Toc5878_520937211"/>Pater Noster<text:bookmark-end text:name="__RefHeading___Toc5878_520937211"/></text:p>
            <text:p text:style-name="P154"><text:span text:style-name="T45">Pater noster, qui es in caelis, </text:span><text:span text:style-name="T44">s</text:span><text:span text:style-name="T45">anctificetur nomen tuum, </text:span><text:span text:style-name="T44">a</text:span><text:span text:style-name="T45">dveniat regnum tuum, </text:span><text:span text:style-name="T44">f</text:span><text:span text:style-name="T45">iat voluntas tua, sicut in caelo, et in terra. Panem nostrum quotidianum da nobis hodie, </text:span><text:span text:style-name="T44">e</text:span><text:span text:style-name="T45">t dimitte nobis debita nostra, sicut et nos dimittimus debitoribus nostris. Et ne nos inducas in tentationem, </text:span><text:span text:style-name="T44">s</text:span><text:span text:style-name="T45">ed líbera nos a malo. Amen.</text:span></text:p>
            <text:p text:style-name="Heading_20_10"><text:bookmark-start text:name="__RefHeading___Toc5880_520937211"/>Ave Maria <text:span text:style-name="T72">(x10)</text:span><text:bookmark-end text:name="__RefHeading___Toc5880_520937211"/></text:p>
            <text:p text:style-name="P154"><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08"/>
            <text:p text:style-name="Heading_20_10"><text:bookmark-start text:name="__RefHeading___Toc5882_520937211"/>Gloria Patri<text:bookmark-end text:name="__RefHeading___Toc5882_520937211"/></text:p>
            <text:p text:style-name="P183"><text:span text:style-name="T57">Gl</text:span><text:span text:style-name="T58">o</text:span><text:span text:style-name="T57">ria Patri, et F</text:span><text:span text:style-name="T58">il</text:span><text:span text:style-name="T57">io, et Sp</text:span><text:span text:style-name="T58">i</text:span><text:span text:style-name="T57">ritui S</text:span><text:span text:style-name="T58">a</text:span><text:span text:style-name="T57">ncto. Sicut erat in princ</text:span><text:span text:style-name="T58">i</text:span><text:span text:style-name="T57">pio, et nunc et semper, et in sæcula sæcul</text:span><text:span text:style-name="T58">o</text:span><text:span text:style-name="T57">rum. Amen.</text:span></text:p>
            <text:p text:style-name="Heading_20_10"><text:bookmark-start text:name="__RefHeading___Toc5884_520937211"/>Oratio Fatima<text:bookmark-end text:name="__RefHeading___Toc5884_520937211"/></text:p>
            <text:p text:style-name="P276">O mi Iesu, dimitte nobis debita nostra, libera nos ab igne inferni, conduc in caelum omnes animas, praesertim illas quae maxime indigent misericordia tua.</text:p>
            <text:p text:style-name="Heading_20_10"><text:bookmark-start text:name="__RefHeading___Toc5886_520937211"/>Oratio Fatima (alternativa)<text:bookmark-end text:name="__RefHeading___Toc5886_520937211"/></text:p>
            <text:p text:style-name="P293">Domine Iesu, dimitte nobis debita nostra, salva nos ab igne inferiori, perduc in caelum omnes animas, praesertim eas, quae mi<text:soft-page-break/>sericordiae tuae maxime indigent.</text:p>
            <text:p text:style-name="P293"/>
            <text:p text:style-name="P339">Graças ao mistério da coroação de espinhos, descei em nossas almas. Assim seja.</text:p>
            <text:p text:style-name="Heading_20_10"><text:bookmark-start text:name="__RefHeading___Toc5888_520937211"/><text:span text:style-name="T140">Quarto </text:span>mistério doloroso: <text:s text:c="14"/><text:span text:style-name="T140">Jesus carregando a Cruz <text:s text:c="19"/>no caminho do Calvário</text:span><text:bookmark-end text:name="__RefHeading___Toc5888_520937211"/></text:p>
            <text:p text:style-name="P319">Nós vos oferecemos, Senhor Jesus, esta nona dezena, em honra do carregamento da Cruz; e vos pedimos, por este mistério e pela intercessão de vossa Mãe Santíssima, a paciência em todas as nossas cruzes. Assim seja.</text:p>
            <text:p text:style-name="P319"/>
            <text:p text:style-name="P319">Et angariaverunt prætereuntem quempiam, Simonem Cyrenæum venientem de villa, patrem Alexandri et Rufi, ut tolleret crucem ejus. Et perducunt illum in Golgotha locum, quod est interpretatum Calvariæ locus.</text:p>
            <text:p text:style-name="P323">(Mc 15, 21-22)</text:p>
            <text:p text:style-name="Heading_20_10"><text:bookmark-start text:name="__RefHeading___Toc5890_520937211"/>Pater Noster<text:bookmark-end text:name="__RefHeading___Toc5890_520937211"/></text:p>
            <text:p text:style-name="P155"><text:span text:style-name="T45">Pater noster, qui es in caelis, </text:span><text:span text:style-name="T44">s</text:span><text:span text:style-name="T45">anctificetur nomen tuum, </text:span><text:span text:style-name="T44">a</text:span><text:span text:style-name="T45">dveniat regnum tuum, </text:span><text:span text:style-name="T44">f</text:span><text:span text:style-name="T45">iat voluntas tua, sicut in caelo, et in terra. Panem nostrum quotidianum da nobis hodie, </text:span><text:span text:style-name="T44">e</text:span><text:span text:style-name="T45">t dimitte nobis debita nostra, sicut et nos dimittimus debitoribus nostris. Et ne nos inducas in tentationem, </text:span><text:span text:style-name="T44">s</text:span><text:span text:style-name="T45">ed líbera nos a malo. Amen.</text:span></text:p>
            <text:p text:style-name="Heading_20_10"><text:bookmark-start text:name="__RefHeading___Toc5892_520937211"/>Ave Maria <text:span text:style-name="T72">(x10)</text:span><text:bookmark-end text:name="__RefHeading___Toc5892_520937211"/></text:p>
            <text:p text:style-name="P155"><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09"/>
            <text:p text:style-name="Heading_20_10"><text:bookmark-start text:name="__RefHeading___Toc5894_520937211"/><text:soft-page-break/>Gloria Patri<text:bookmark-end text:name="__RefHeading___Toc5894_520937211"/></text:p>
            <text:p text:style-name="P184"><text:span text:style-name="T57">Gl</text:span><text:span text:style-name="T58">o</text:span><text:span text:style-name="T57">ria Patri, et F</text:span><text:span text:style-name="T58">il</text:span><text:span text:style-name="T57">io, et Sp</text:span><text:span text:style-name="T58">i</text:span><text:span text:style-name="T57">ritui S</text:span><text:span text:style-name="T58">a</text:span><text:span text:style-name="T57">ncto. Sicut erat in princ</text:span><text:span text:style-name="T58">i</text:span><text:span text:style-name="T57">pio, et nunc et semper, et in sæcula sæcul</text:span><text:span text:style-name="T58">o</text:span><text:span text:style-name="T57">rum. Amen.</text:span></text:p>
            <text:p text:style-name="Heading_20_10"><text:bookmark-start text:name="__RefHeading___Toc5896_520937211"/>Oratio Fatima<text:bookmark-end text:name="__RefHeading___Toc5896_520937211"/></text:p>
            <text:p text:style-name="P277">O mi Iesu, dimitte nobis debita nostra, libera nos ab igne inferni, conduc in caelum omnes animas, praesertim illas quae maxime indigent misericordia tua.</text:p>
            <text:p text:style-name="Heading_20_10"><text:bookmark-start text:name="__RefHeading___Toc5898_520937211"/>Oratio Fatima (alternativa)<text:bookmark-end text:name="__RefHeading___Toc5898_520937211"/></text:p>
            <text:p text:style-name="P294">Domine Iesu, dimitte nobis debita nostra, salva nos ab igne inferiori, perduc in caelum omnes animas, praesertim eas, quae misericordiae tuae maxime indigent.</text:p>
            <text:p text:style-name="P340"/>
            <text:p text:style-name="P340">Graças ao mistério do carregamento da cruz, descei em nossas almas. Assim seja.</text:p>
            <text:p text:style-name="Heading_20_10"><text:bookmark-start text:name="__RefHeading___Toc5900_520937211"/><text:span text:style-name="T140">Quinto </text:span>mistério doloroso: <text:s text:c="12"/><text:span text:style-name="T140">Crucifixão e morte de Jesus</text:span><text:bookmark-end text:name="__RefHeading___Toc5900_520937211"/></text:p>
            <text:p text:style-name="P320">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23"/>
            <text:p text:style-name="P25">Et postquam venerunt in locum qui vocatur Calvariæ, ibi crucifixerunt eum, et latrones, unum a dextris, et alterum a sinistris. Jesus autem dicebat:</text:p>
            <text:p text:style-name="P25">“Pater, dimitte illis, non enim sciunt quid faciunt.”</text:p>
            <text:p text:style-name="P25"/>
            <text:p text:style-name="P25">Dividentes vero vestimenta ejus, miserunt <text:soft-page-break/>sortes. Et stabat populus spectans, et deridebant eum principes cum eis, dicentes:</text:p>
            <text:p text:style-name="P25"/>
            <text:p text:style-name="P25">“Alios salvos fecit, se salvum faciat, si hic est Christus Dei electus.”</text:p>
            <text:p text:style-name="P25"/>
            <text:p text:style-name="P25">Illudebant autem ei et milites accedentes, et acetum offerentes ei, et dicentes:</text:p>
            <text:p text:style-name="P25"/>
            <text:p text:style-name="P25">“Si tu es rex Judæorum, salvum te fac.”</text:p>
            <text:p text:style-name="P25"/>
            <text:p text:style-name="P25"/>
            <text:p text:style-name="P25">Erat autem et superscriptio scripta super eum litteris græcis, et latinis, et hebraicis: Hic est rex Judæorum. Unus autem de his, qui pendebant, latronibus, blasphemabat eum, dicens:</text:p>
            <text:p text:style-name="P25">“Si tu es Christus, salvum fac temetipsum et nos.”</text:p>
            <text:p text:style-name="P25"/>
            <text:p text:style-name="P25">Respondens autem alter increpabat eum, dicens:</text:p>
            <text:p text:style-name="P25">“Neque tu times Deum, quod in eadem damnatione es. Et nos quidem juste, nam digna factis recipimus, hic vero nihil mali gessit.”</text:p>
            <text:p text:style-name="P25"/>
            <text:p text:style-name="P25"/>
            <text:p text:style-name="P25"/>
            <text:p text:style-name="P25">Et dicebat ad Jesum:</text:p>
            <text:p text:style-name="P25">“Domine, memento mei cum veneris in regnum tuum.”</text:p>
            <text:p text:style-name="P25"/>
            <text:p text:style-name="P25">Et dixit illi Jesus:</text:p>
            <text:p text:style-name="P25">“Amen dico tibi: Hodie mecum eris in paradiso.”</text:p>
            <text:p text:style-name="P25"/>
            <text:p text:style-name="P25">Erat autem fere hora sexta, et tenebræ factæ sunt in universam terram usque ad horam nonam. Et obscuratus est sol, et velum templi scissum est medium. Et clamans voce magna Jesus ait:</text:p>
            <text:p text:style-name="P25">“Pater, in manus tuas commendo spiritum meum.”</text:p>
            <text:p text:style-name="P25"/>
            <text:p text:style-name="P25"><text:soft-page-break/>Et hæc dicens, expiravit. Videns autem centurio quod factum fuerat, glorificavit Deum, dicens:</text:p>
            <text:p text:style-name="P25">“Vere hic homo justus erat.”</text:p>
            <text:p text:style-name="P25"/>
            <text:p text:style-name="P25">Et omnis turba eorum, qui simul aderant ad spectaculum istud, et videbant quæ fiebant, percutientes pectora sua revertebantur. Stabant autem omnes noti ejus a longe, et mulieres, quæ secutæ eum erant a Galilæa, hæc videntes.</text:p>
            <text:p text:style-name="P324">(Lc 23, 33-49)</text:p>
            <text:p text:style-name="Heading_20_10"><text:bookmark-start text:name="__RefHeading___Toc5902_520937211"/>Pater Noster<text:bookmark-end text:name="__RefHeading___Toc5902_520937211"/></text:p>
            <text:p text:style-name="P156"><text:span text:style-name="T45">Pater noster, qui es in caelis, </text:span><text:span text:style-name="T44">s</text:span><text:span text:style-name="T45">anctificetur nomen tuum, </text:span><text:span text:style-name="T44">a</text:span><text:span text:style-name="T45">dveniat regnum tuum, </text:span><text:span text:style-name="T44">f</text:span><text:span text:style-name="T45">iat voluntas tua, sicut in caelo, et in terra. Panem nostrum quotidianum da nobis hodie, </text:span><text:span text:style-name="T44">e</text:span><text:span text:style-name="T45">t dimitte nobis debita nostra, sicut et nos dimittimus debitoribus nostris. Et ne nos inducas in tentationem, </text:span><text:span text:style-name="T44">s</text:span><text:span text:style-name="T45">ed líbera nos a malo. Amen.</text:span></text:p>
            <text:p text:style-name="Heading_20_10"><text:bookmark-start text:name="__RefHeading___Toc5904_520937211"/>Ave Maria <text:span text:style-name="T72">(x10)</text:span><text:bookmark-end text:name="__RefHeading___Toc5904_520937211"/></text:p>
            <text:p text:style-name="P156"><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10"/>
            <text:p text:style-name="Heading_20_10"><text:bookmark-start text:name="__RefHeading___Toc5906_520937211"/>Gloria Patri<text:bookmark-end text:name="__RefHeading___Toc5906_520937211"/></text:p>
            <text:p text:style-name="P185"><text:span text:style-name="T57">Gl</text:span><text:span text:style-name="T58">o</text:span><text:span text:style-name="T57">ria Patri, et F</text:span><text:span text:style-name="T58">il</text:span><text:span text:style-name="T57">io, et Sp</text:span><text:span text:style-name="T58">i</text:span><text:span text:style-name="T57">ritui S</text:span><text:span text:style-name="T58">a</text:span><text:span text:style-name="T57">ncto. Sicut erat in princ</text:span><text:span text:style-name="T58">i</text:span><text:span text:style-name="T57">pio, et nunc et semper, et in sæcula sæcul</text:span><text:span text:style-name="T58">o</text:span><text:span text:style-name="T57">rum. Amen.</text:span></text:p>
            <text:p text:style-name="Heading_20_10"><text:bookmark-start text:name="__RefHeading___Toc5908_520937211"/>Oratio Fatima<text:bookmark-end text:name="__RefHeading___Toc5908_520937211"/></text:p>
            <text:p text:style-name="P278">O mi Iesu, dimitte nobis debita nostra, libera nos ab igne inferni, conduc in caelum omnes animas, praesertim illas quae maxi<text:soft-page-break/>me indigent misericordia tua.</text:p>
            <text:p text:style-name="Heading_20_10"><text:bookmark-start text:name="__RefHeading___Toc5910_520937211"/>Oratio Fatima (alternativa)<text:bookmark-end text:name="__RefHeading___Toc5910_520937211"/></text:p>
            <text:p text:style-name="P295">Domine Iesu, dimitte nobis debita nostra, salva nos ab igne inferiori, perduc in caelum omnes animas, praesertim eas, quae misericordiae tuae maxime indigent.</text:p>
            <text:p text:style-name="P295"/>
            <text:p text:style-name="P341">Graças ao mistério da crucificação de Jesus, descei em nossas almas. Assim seja.</text:p>
          </table:table-cell>
          <table:table-cell table:style-name="Table1.B1" office:value-type="string">
            <text:p text:style-name="Heading_20_10"><text:bookmark-start text:name="__RefHeading___Toc5912_520937211"/>Primeiro mistério doloroso: <text:s text:c="10"/>Agonia de Jesus<text:bookmark-end text:name="__RefHeading___Toc5912_520937211"/></text:p>
            <text:p text:style-name="P142">Nós vos oferecemos, Senhor Jesus, esta sexta dezena, em honra a vossa agonia mortal no Jardim das Oliveiras; e vos pedimos, por este mistério e pela intercessão de vossa Mãe Santíssima, a contrição de nossos pecados. Assim seja.</text:p>
            <text:p text:style-name="P142"/>
            <text:p text:style-name="P142">Então foi Jesus com eles a um lugar chamado Getsemani, e disse-lhes: </text:p>
            <text:p text:style-name="P142">"Sentai-vos aqui, enquanto eu vou acolá orar."</text:p>
            <text:p text:style-name="P142"/>
            <text:p text:style-name="P144">E, tendo tomado consigo Pedro e os dois filhos de Zebedeu, começou a entristecer-se e augustiar-se. Disse-lhes então:</text:p>
            <text:p text:style-name="P144">"A minha alma está numa tristeza mortal; ficai aqui e vigiai comigo."</text:p>
            <text:p text:style-name="P142"><text:s/></text:p>
            <text:p text:style-name="P142">Adiantando-se um pouco, prostrou-se com o rosto em terra, e fez esta oração: </text:p>
            <text:p text:style-name="P142">"Meu Pai, se é possível, passe de mim este cálice! Todavia não se faça como eu quero, mas sim como tu queres."</text:p>
            <text:p text:style-name="P142"/>
            <text:p text:style-name="P142">Depois foi ter com seus discípulos, encontrou-os dormindo, e disse a Pedro: </text:p>
            <text:p text:style-name="P142">"Visto isso não pudeste vigiar uma hora comigo? Vigiai e orai, para que não entreis em tentação. O espírito na verdade está pronto, mas a carne é fraca."</text:p>
            <text:p text:style-name="P142"/>
            <text:p text:style-name="P142">Retirou-se de novo pela segunda vez e orou assim:</text:p>
            <text:p text:style-name="P142">"Meu Pai, se este cálice não pode passar sem que eu o beba, faça-se a tua vontade."</text:p>
            <text:p text:style-name="P142"/>
            <text:p text:style-name="P142">Foi novamente, e encontrou-os dormindo, porque os seus olhos estavam pesados. Deixando-os, foi de novo, e orou pela terceira <text:soft-page-break/>vez, dizendo as mesmas palavras. Depois foi ter novamente com os seus discípulos, e disse-lhes: </text:p>
            <text:p text:style-name="P143">"Dormi agora e descansai, eis que chegou a hora, em que o Filho do homem vai ser entregue nas mãos dos pecadores. Levantai-vos, vamos. Eis que se aproxima o que me há-de entregar".</text:p>
            <text:p text:style-name="P146">(Mt 26, 36-46)</text:p>
            <text:p text:style-name="Heading_20_10"><text:bookmark-start text:name="__RefHeading___Toc5914_520937211"/>Padre Nosso<text:bookmark-end text:name="__RefHeading___Toc5914_520937211"/></text:p>
            <text:p text:style-name="P93">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16_520937211"/>Ave Maria <text:span text:style-name="T6">(x10)</text:span><text:bookmark-end text:name="__RefHeading___Toc5916_520937211"/></text:p>
            <text:p text:style-name="P195"><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Heading_20_10"><text:bookmark-start text:name="__RefHeading___Toc5918_520937211"/>Glória ao Pai<text:bookmark-end text:name="__RefHeading___Toc5918_520937211"/></text:p>
            <text:p text:style-name="P169">Glória ao Pai, ao Filho e ao Espírito Santo, como era no princípio, agora e sempre, pelos séculos dos séculos. Amém.</text:p>
            <text:p text:style-name="Heading_20_10"><text:bookmark-start text:name="__RefHeading___Toc5920_520937211"/><text:span text:style-name="T75">O</text:span><text:span text:style-name="T73">ra</text:span><text:span text:style-name="T74">ção de</text:span><text:span text:style-name="T73"> F</text:span><text:span text:style-name="T74">á</text:span><text:span text:style-name="T73">tima</text:span><text:bookmark-end text:name="__RefHeading___Toc5920_520937211"/></text:p>
            <text:p text:style-name="P275">Ó meu bom Jesus, perdoai-nos, livrai-nos do fogo do inferno, levai as almas todas para o céu e socorrei principalmente as que mais precisarem.</text:p>
            <text:p text:style-name="P275"/>
            <text:p text:style-name="Heading_20_10"><text:bookmark-start text:name="__RefHeading___Toc5922_520937211"/><text:soft-page-break/>Oração de Fátima(alternativa)<text:bookmark-end text:name="__RefHeading___Toc5922_520937211"/></text:p>
            <text:p text:style-name="P306">Senhor Jesus, perdoai-nos, livrai-nos do fogo do inferno, levai as almas todas para o céu e socorrei principalmente as que mais precisarem da Vossa misericórdia.</text:p>
            <text:p text:style-name="P306"/>
            <text:p text:style-name="P339">Graças ao mistério da agonia de Jesus, descei em nossas almas. Assim seja.</text:p>
            <text:p text:style-name="Heading_20_10"><text:bookmark-start text:name="__RefHeading___Toc5924_520937211"/><text:span text:style-name="T138">Segund</text:span>o mistério doloroso: <text:s text:c="11"/><text:span text:style-name="T138">Flagelação de Jesus</text:span><text:bookmark-end text:name="__RefHeading___Toc5924_520937211"/></text:p>
            <text:p text:style-name="P318">Nós vos oferecemos, Senhor Jesus, esta sétima dezena, em honra a vossa sangrenta flagelação; e vos pedimos, por este mistério e pela intercessão de vossa Mãe santíssima, a mortificação de nossos sentidos. Assim seja.</text:p>
            <text:p text:style-name="P318"/>
            <text:p text:style-name="P318">Então soltou-lhes Barrabás. Quanto a Jesus, depois de o ter mandado flagelar, entregou-lho para ser crucificado.</text:p>
            <text:p text:style-name="P322">(Mt 27, 26)</text:p>
            <text:p text:style-name="Heading_20_10"><text:bookmark-start text:name="__RefHeading___Toc5926_520937211"/>Padre Nosso<text:bookmark-end text:name="__RefHeading___Toc5926_520937211"/></text:p>
            <text:p text:style-name="P94">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28_520937211"/>Ave Maria <text:span text:style-name="T6">(x10)</text:span><text:bookmark-end text:name="__RefHeading___Toc5928_520937211"/></text:p>
            <text:p text:style-name="P196"><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Heading_20_10"><text:bookmark-start text:name="__RefHeading___Toc5930_520937211"/><text:soft-page-break/>Glória ao Pai<text:bookmark-end text:name="__RefHeading___Toc5930_520937211"/></text:p>
            <text:p text:style-name="P170">Glória ao Pai, ao Filho e ao Espírito Santo, como era no princípio, agora e sempre, pelos séculos dos séculos. Amém.</text:p>
            <text:p text:style-name="Heading_20_10"><text:bookmark-start text:name="__RefHeading___Toc5932_520937211"/><text:span text:style-name="T75">O</text:span><text:span text:style-name="T73">ra</text:span><text:span text:style-name="T74">ção de</text:span><text:span text:style-name="T73"> F</text:span><text:span text:style-name="T74">á</text:span><text:span text:style-name="T73">tima</text:span><text:bookmark-end text:name="__RefHeading___Toc5932_520937211"/></text:p>
            <text:p text:style-name="P276">Ó meu bom Jesus, perdoai-nos, livrai-nos do fogo do inferno, levai as almas todas para o céu e socorrei principalmente as que mais precisarem.</text:p>
            <text:p text:style-name="Heading_20_10"><text:bookmark-start text:name="__RefHeading___Toc5934_520937211"/>Oração de Fátima(alternativa)<text:bookmark-end text:name="__RefHeading___Toc5934_520937211"/></text:p>
            <text:p text:style-name="P307">Senhor Jesus, perdoai-nos, livrai-nos do fogo do inferno, levai as almas todas para o céu e socorrei principalmente as que mais precisarem da Vossa misericórdia.</text:p>
            <text:p text:style-name="P307"/>
            <text:p text:style-name="P339">Graças ao mistério da flagelação de Jesus, descei em nossas almas. Assim seja.</text:p>
            <text:p text:style-name="Heading_20_10"><text:bookmark-start text:name="__RefHeading___Toc5936_520937211"/><text:span text:style-name="T139">Terceir</text:span>o mistério doloroso: <text:s text:c="13"/><text:span text:style-name="T139">Coroação de espinhos</text:span><text:bookmark-end text:name="__RefHeading___Toc5936_520937211"/></text:p>
            <text:p text:style-name="P326">Nós vos oferecemos, Senhor Jesus, esta oitava dezena, em honra de vossa coroação de espinhos; e vos pedimos por este mistério e pela intercessão de vossa Mãe Santíssima, o desprezo do mundo. Assim seja.</text:p>
            <text:p text:style-name="P326"/>
            <text:p text:style-name="P326">Então os soldados do governador, conduzindo Jesus ao Pretório, juntaram em volta dele toda a corte. Depois de o terem despido, lançaram sobre ele um manto carmezim. Em seguida, tecendo uma coroa de espinhos, puseram-lha sobre a cabeça, e na mão direita uma caua. E, dobrando o joelho diante dele, o escarneciam, dizendo: </text:p>
            <text:p text:style-name="P326">"Salve, ó rei dos Judeus."</text:p>
            <text:p text:style-name="P326"/>
            <text:p text:style-name="P326">Cuspindo-lhe, tomavam a caua e batiam-lhe <text:soft-page-break/>com ela na cabeça. Depois que o escarneceram, tiraram-lhe o manto, revestiram-no com os seus vestidos, e levaram-no para o crucificarem.</text:p>
            <text:p text:style-name="P327">(Mt 27, 27-31)</text:p>
            <text:p text:style-name="Heading_20_10"><text:bookmark-start text:name="__RefHeading___Toc5938_520937211"/>Padre Nosso<text:bookmark-end text:name="__RefHeading___Toc5938_520937211"/></text:p>
            <text:p text:style-name="P94">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40_520937211"/>Ave Maria <text:span text:style-name="T6">(x10)</text:span><text:bookmark-end text:name="__RefHeading___Toc5940_520937211"/></text:p>
            <text:p text:style-name="P196"><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Heading_20_10"><text:bookmark-start text:name="__RefHeading___Toc5942_520937211"/>Glória ao Pai<text:bookmark-end text:name="__RefHeading___Toc5942_520937211"/></text:p>
            <text:p text:style-name="P170">Glória ao Pai, ao Filho e ao Espírito Santo, como era no princípio, agora e sempre, pelos séculos dos séculos. Amém.</text:p>
            <text:p text:style-name="Heading_20_10"><text:bookmark-start text:name="__RefHeading___Toc5944_520937211"/><text:span text:style-name="T75">O</text:span><text:span text:style-name="T73">ra</text:span><text:span text:style-name="T74">ção de</text:span><text:span text:style-name="T73"> F</text:span><text:span text:style-name="T74">á</text:span><text:span text:style-name="T73">tima</text:span><text:bookmark-end text:name="__RefHeading___Toc5944_520937211"/></text:p>
            <text:p text:style-name="P276">Ó meu bom Jesus, perdoai-nos, livrai-nos do fogo do inferno, levai as almas todas para o céu e socorrei principalmente as que mais precisarem.</text:p>
            <text:p text:style-name="Heading_20_10"><text:bookmark-start text:name="__RefHeading___Toc5946_520937211"/>Oração de Fátima(alternativa)<text:bookmark-end text:name="__RefHeading___Toc5946_520937211"/></text:p>
            <text:p text:style-name="P307">Senhor Jesus, perdoai-nos, livrai-nos do fogo do inferno, levai as almas todas para o céu e socorrei principalmente as que mais <text:soft-page-break/>precisarem da Vossa misericórdia.</text:p>
            <text:p text:style-name="P307"/>
            <text:p text:style-name="P339">Graças ao mistério da coroação de espinhos, descei em nossas almas. Assim seja.</text:p>
            <text:p text:style-name="Heading_20_10"><text:bookmark-start text:name="__RefHeading___Toc5948_520937211"/><text:span text:style-name="T140">Quarto </text:span>mistério doloroso: <text:s text:c="14"/><text:span text:style-name="T140">Jesus carregando a Cruz <text:s text:c="19"/>no caminho do Calvário</text:span><text:bookmark-end text:name="__RefHeading___Toc5948_520937211"/></text:p>
            <text:p text:style-name="P319">Nós vos oferecemos, Senhor Jesus, esta nona dezena, em honra do carregamento da Cruz; e vos pedimos, por este mistério e pela intercessão de vossa Mãe Santíssima, a paciência em todas as nossas cruzes. Assim seja.</text:p>
            <text:p text:style-name="P319"/>
            <text:p text:style-name="P319">Obrigaram um certo homem que ia a passar, Simão de Cirene, que vinha do campo, pai de Alexandre e de Rufo, a levar a cruz. Conduziram-no ao lugar do Gólgota, que quer dizer lugar do Crânio.</text:p>
            <text:p text:style-name="P323">(Mc 15, 21-22)</text:p>
            <text:p text:style-name="Heading_20_10"><text:bookmark-start text:name="__RefHeading___Toc5950_520937211"/>Padre Nosso<text:bookmark-end text:name="__RefHeading___Toc5950_520937211"/></text:p>
            <text:p text:style-name="P95">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52_520937211"/>Ave Maria <text:span text:style-name="T6">(x10)</text:span><text:bookmark-end text:name="__RefHeading___Toc5952_520937211"/></text:p>
            <text:p text:style-name="P197"><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Heading_20_10"><text:bookmark-start text:name="__RefHeading___Toc5954_520937211"/><text:soft-page-break/>Glória ao Pai<text:bookmark-end text:name="__RefHeading___Toc5954_520937211"/></text:p>
            <text:p text:style-name="P171">Glória ao Pai, ao Filho e ao Espírito Santo, como era no princípio, agora e sempre, pelos séculos dos séculos. Amém.</text:p>
            <text:p text:style-name="Heading_20_10"><text:bookmark-start text:name="__RefHeading___Toc5956_520937211"/><text:span text:style-name="T75">O</text:span><text:span text:style-name="T73">ra</text:span><text:span text:style-name="T74">ção de</text:span><text:span text:style-name="T73"> F</text:span><text:span text:style-name="T74">á</text:span><text:span text:style-name="T73">tima</text:span><text:bookmark-end text:name="__RefHeading___Toc5956_520937211"/></text:p>
            <text:p text:style-name="P277">Ó meu bom Jesus, perdoai-nos, livrai-nos do fogo do inferno, levai as almas todas para o céu e socorrei principalmente as que mais precisarem.</text:p>
            <text:p text:style-name="Heading_20_10"><text:bookmark-start text:name="__RefHeading___Toc5958_520937211"/>Oração de Fátima(alternativa)<text:bookmark-end text:name="__RefHeading___Toc5958_520937211"/></text:p>
            <text:p text:style-name="P308">Senhor Jesus, perdoai-nos, livrai-nos do fogo do inferno, levai as almas todas para o céu e socorrei principalmente as que mais precisarem da Vossa misericórdia.</text:p>
            <text:p text:style-name="P340"/>
            <text:p text:style-name="P340">Graças ao mistério do carregamento da cruz, descei em nossas almas. Assim seja.</text:p>
            <text:p text:style-name="Heading_20_10"><text:bookmark-start text:name="__RefHeading___Toc5960_520937211"/><text:span text:style-name="T140">Quinto </text:span>mistério doloroso: <text:s text:c="12"/><text:span text:style-name="T140">Crucifixão e morte de Jesus</text:span><text:bookmark-end text:name="__RefHeading___Toc5960_520937211"/></text:p>
            <text:p text:style-name="P319">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319"/>
            <text:p text:style-name="P319">Quando chegaram ao lugar que se chama Calvário, ali o crucificaram a ele e aos ladrões, um à direita e outro à esquerda. Jesus dizia: </text:p>
            <text:p text:style-name="P319">"Pai, perdoa-lhes, porque não sabem o que fazem."</text:p>
            <text:p text:style-name="P319"/>
            <text:p text:style-name="P319">Dividindo os seus vestidos, sortearam-no. O <text:soft-page-break/>povo estava observando. Os príncipes dos sacerdotes (com o povo) o escarneciam, dizendo: </text:p>
            <text:p text:style-name="P319">"Salvou os outros, salve-se a si mesmo, se é o Crislo, o escolhido de Deus."</text:p>
            <text:p text:style-name="P319"/>
            <text:p text:style-name="P319">Insultavam-no também os soldados, os quais, aproximando-se dele e oferecendo-lhe vinagre, diziam : </text:p>
            <text:p text:style-name="P319">"Se és o rei dos Judeus, salva-te a ti mesmo."</text:p>
            <text:p text:style-name="P319"/>
            <text:p text:style-name="P319">Estava também por cima da sua cabeça uma inscrição: Este é o rei dos Judeus. Um daqueles ladrões, que estavam pendurados, blasfemava contra ele, dizendo: </text:p>
            <text:p text:style-name="P319"/>
            <text:p text:style-name="P319">"Se és o Cristo, salva-te a ti mesmo e a nós." </text:p>
            <text:p text:style-name="P319"/>
            <text:p text:style-name="P319"/>
            <text:p text:style-name="P320">O outro, porém, tomando a palavra, repreendia-o, dizendo:</text:p>
            <text:p text:style-name="P320">"Nem tu temes a Deus, estando no mesmo suplício? Nós estamos na verdade, justamente, porque recebemos o castigo que merecem as nossas ações, mas este não fez nenhum mal."</text:p>
            <text:p text:style-name="P319"/>
            <text:p text:style-name="P319">E dizia a Jesus: </text:p>
            <text:p text:style-name="P319">"Senhor, lembra-te de mim, quando entrares no teu reino."</text:p>
            <text:p text:style-name="P319"/>
            <text:p text:style-name="P319">Jesus disse-lhe: </text:p>
            <text:p text:style-name="P319">"Em verdade te digo: Hoje estarás comigo no paraíso."</text:p>
            <text:p text:style-name="P319"/>
            <text:p text:style-name="P319">Era então quase a hora, sexta, e toda a terra ficou coberta de trevas até à hora nona; escureceu-se o sol, e rasgou-se pelo meio o véu do templo. Jesus, exclamando em alta voz, disse: </text:p>
            <text:p text:style-name="P319">"Pai, nas tuas mãos encomendo o meu espírito."</text:p>
            <text:p text:style-name="P319"/>
            <text:p text:style-name="P319"><text:soft-page-break/>Dizendo isto, expirou. O centurião, vendo o que tinha acontecido, glorificou a Deus, dizendo:</text:p>
            <text:p text:style-name="P319">"Na verdade este homem era justo."</text:p>
            <text:p text:style-name="P319"/>
            <text:p text:style-name="P320">E toda a multidão que assistia a este espetáculo, e via o que sucedia, retirava-se, batendo no peito. Todos os conhecidos de Jesus, e as mulheres que o tinham seguido desde a Galileia, estavam de longe observando estas coisas. </text:p>
            <text:p text:style-name="P324">(Lc 23, 33-49)</text:p>
            <text:p text:style-name="Heading_20_10"><text:bookmark-start text:name="__RefHeading___Toc5962_520937211"/>Padre Nosso<text:bookmark-end text:name="__RefHeading___Toc5962_520937211"/></text:p>
            <text:p text:style-name="P96">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64_520937211"/>Ave Maria <text:span text:style-name="T6">(x10)</text:span><text:bookmark-end text:name="__RefHeading___Toc5964_520937211"/></text:p>
            <text:p text:style-name="P198"><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Heading_20_10"><text:bookmark-start text:name="__RefHeading___Toc5966_520937211"/>Glória ao Pai<text:bookmark-end text:name="__RefHeading___Toc5966_520937211"/></text:p>
            <text:p text:style-name="P172">Glória ao Pai, ao Filho e ao Espírito Santo, como era no princípio, agora e sempre, pelos séculos dos séculos. Amém.</text:p>
            <text:p text:style-name="Heading_20_10"><text:bookmark-start text:name="__RefHeading___Toc5968_520937211"/><text:span text:style-name="T75">O</text:span><text:span text:style-name="T73">ra</text:span><text:span text:style-name="T74">ção de</text:span><text:span text:style-name="T73"> F</text:span><text:span text:style-name="T74">á</text:span><text:span text:style-name="T73">tima</text:span><text:bookmark-end text:name="__RefHeading___Toc5968_520937211"/></text:p>
            <text:p text:style-name="P278">Ó meu bom Jesus, perdoai-nos, livrai-nos do fogo do inferno, levai as almas todas para o céu e socorrei principalmente as que <text:soft-page-break/>mais precisarem.</text:p>
            <text:p text:style-name="Heading_20_10"><text:bookmark-start text:name="__RefHeading___Toc5970_520937211"/>Oração de Fátima(alternativa)<text:bookmark-end text:name="__RefHeading___Toc5970_520937211"/></text:p>
            <text:p text:style-name="P309">Senhor Jesus, perdoai-nos, livrai-nos do fogo do inferno, levai as almas todas para o céu e socorrei principalmente as que mais precisarem da Vossa misericórdia.</text:p>
            <text:p text:style-name="P309"/>
            <text:p text:style-name="P349">Graças ao mistério da crucificação de Jesus, descei em nossas almas. Assim seja.</text:p>
          </table:table-cell>
        </table:table-row>
      </table:table>
      <text:p text:style-name="P357"/>
      <table:table table:name="capitulo3_mist_glo" table:style-name="capitulo3_5f_mist_5f_glo">
        <table:table-column table:style-name="capitulo3_5f_mist_5f_glo.A"/>
        <table:table-column table:style-name="capitulo3_5f_mist_5f_glo.B"/>
        <table:table-row table:style-name="capitulo3_5f_mist_5f_glo.1">
          <table:table-cell table:style-name="capitulo3_5f_mist_5f_glo.A1" office:value-type="string">
            <text:p text:style-name="Heading_20_10"><text:bookmark-start text:name="__RefHeading___Toc5972_520937211"/>Primeiro mist<text:span text:style-name="T142">é</text:span>rio glorioso: <text:s text:c="11"/>Ressurreição de Jesus<text:bookmark-end text:name="__RefHeading___Toc5972_520937211"/></text:p>
            <text:p text:style-name="P29">Nós vos oferecemos, Senhor Jesus, esta undécima dezena, em honra à vossa ressurreição gloriosa; e vos pedimos, por este mistério e pela intercessão de vossa Mãe Santíssima, o amor a Deus e o fervor ao vosso serviço. Assim seja </text:p>
            <text:p text:style-name="P29"/>
            <text:p text:style-name="P29">Una autem sabbati valde diluculo venerunt ad monumentum, portantes quæ paraverant aromata, et invenerunt lapidem revolutum a monumento. Et ingressæ non invenerunt corpus Domini Jesu. Et factum est, dum mente consternatæ essent de isto, ecce duo viri steterunt secus illas in veste fulgenti. Cum timerent autem, et declinarent vultum in terram, dixerunt ad illas:</text:p>
            <text:p text:style-name="P29"/>
            <text:p text:style-name="P29">“Quid quæritis viventem cum mortuis? non est hic, sed surrexit, recordamini qualiter locutus est vobis, cum adhuc in Galilæa esset, dicens: Quia oportet Filium hominis tradi in manus hominum peccatorum, et crucifigi, et die tertia resurgere.”</text:p>
            <text:p text:style-name="P29"/>
            <text:p text:style-name="P29"/>
            <text:p text:style-name="P29">Et recordatæ sunt verborum ejus. Et regressæ a monumento nuntiaverunt hæc omnia illis undecim, et ceteris omnibus. Erat autem Maria Magdalene, et Joanna, et Maria Jacobi, et ceteræ quæ cum eis erant, quæ dicebant ad apostolos hæc. Et visa sunt ante illos sicut deliramentum verba ista, et non crediderunt illis. Petrus autem surgens cucurrit ad monumentum, et procumbens vidit linteamina sola posita, et abiit secum mirans quod factum fuerat.</text:p>
            <text:p text:style-name="P29"/>
            <text:p text:style-name="P30">(Lc 24, 1-12)</text:p>
            <text:p text:style-name="Heading_20_10"><text:bookmark-start text:name="__RefHeading___Toc5974_520937211"/><text:soft-page-break/>Pater Noster<text:bookmark-end text:name="__RefHeading___Toc5974_520937211"/></text:p>
            <text:p text:style-name="P157"><text:span text:style-name="T45">Pater noster, qui es in caelis, </text:span><text:span text:style-name="T44">s</text:span><text:span text:style-name="T45">anctificetur nomen tuum, </text:span><text:span text:style-name="T44">a</text:span><text:span text:style-name="T45">dveniat regnum tuum, </text:span><text:span text:style-name="T44">f</text:span><text:span text:style-name="T45">iat voluntas tua, sicut in caelo, et in terra. Panem nostrum quotidianum da nobis hodie, </text:span><text:span text:style-name="T44">e</text:span><text:span text:style-name="T45">t dimitte nobis debita nostra, sicut et nos dimittimus debitoribus nostris. Et ne nos inducas in tentationem, </text:span><text:span text:style-name="T44">s</text:span><text:span text:style-name="T45">ed líbera nos a malo. Amen.</text:span></text:p>
            <text:p text:style-name="Heading_20_10"><text:bookmark-start text:name="__RefHeading___Toc5976_520937211"/>Ave Maria <text:span text:style-name="T72">(x10)</text:span><text:bookmark-end text:name="__RefHeading___Toc5976_520937211"/></text:p>
            <text:p text:style-name="P157"><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11"/>
            <text:p text:style-name="Heading_20_10"><text:bookmark-start text:name="__RefHeading___Toc5978_520937211"/>Gloria Patri<text:bookmark-end text:name="__RefHeading___Toc5978_520937211"/></text:p>
            <text:p text:style-name="P186"><text:span text:style-name="T57">Gl</text:span><text:span text:style-name="T58">o</text:span><text:span text:style-name="T57">ria Patri, et F</text:span><text:span text:style-name="T58">il</text:span><text:span text:style-name="T57">io, et Sp</text:span><text:span text:style-name="T58">i</text:span><text:span text:style-name="T57">ritui S</text:span><text:span text:style-name="T58">a</text:span><text:span text:style-name="T57">ncto. Sicut erat in princ</text:span><text:span text:style-name="T58">i</text:span><text:span text:style-name="T57">pio, et nunc et semper, et in sæcula sæcul</text:span><text:span text:style-name="T58">o</text:span><text:span text:style-name="T57">rum. Amen.</text:span></text:p>
            <text:p text:style-name="Heading_20_10"><text:bookmark-start text:name="__RefHeading___Toc5980_520937211"/>Oratio Fatima<text:bookmark-end text:name="__RefHeading___Toc5980_520937211"/></text:p>
            <text:p text:style-name="P279">O mi Iesu, dimitte nobis debita nostra, libera nos ab igne inferni, conduc in caelum omnes animas, praesertim illas quae maxime indigent misericordia tua.</text:p>
            <text:p text:style-name="Heading_20_10"><text:bookmark-start text:name="__RefHeading___Toc5982_520937211"/>Oratio Fatima (alternativa)<text:bookmark-end text:name="__RefHeading___Toc5982_520937211"/></text:p>
            <text:p text:style-name="P296">Domine Iesu, dimitte nobis debita nostra, salva nos ab igne inferiori, perduc in caelum omnes animas, praesertim eas, quae misericordiae tuae maxime indigent.</text:p>
            <text:p text:style-name="P296"/>
            <text:p text:style-name="P342">Graças ao mistério da ressurreição de Jesus, descei em nossas almas. Assim seja.</text:p>
            <text:p text:style-name="Heading_20_10"><text:bookmark-start text:name="__RefHeading___Toc5984_520937211"/><text:soft-page-break/><text:span text:style-name="T141">Segund</text:span>o mist<text:span text:style-name="T142">é</text:span>rio glorioso: <text:s text:c="13"/><text:span text:style-name="T141">Ascensão de Jesus ao Céu</text:span><text:bookmark-end text:name="__RefHeading___Toc5984_520937211"/></text:p>
            <text:p text:style-name="P328">Nós vos oferecemos, Senhor Jesus, esta duodécima dezena, em honra a vossa triunfante ascensão; e vos pedimos, por este mistério e pela intercessão de vossa Mãe Santíssima, um ardente desejo do céu, nossa cara pátria. Assim seja.</text:p>
            <text:p text:style-name="P328"/>
            <text:p text:style-name="P328">Post hæc autem duobus ex his ambulantibus ostensus est in alia effigie, euntibus in villam; et illi euntes nuntiaverunt ceteris, nec illis crediderunt. Novissime recumbentibus illis undecim apparuit, et exprobravit incredulitatem eorum et duritiam cordis, quia iis, qui viderant eum resurrexisse, non crediderunt. Et dixit eis:</text:p>
            <text:p text:style-name="P328">“Euntes in mundum universum prædicate Evangelium omni creaturæ. Qui crediderit, et baptizatus fuerit, salvus erit; qui vero non crediderit, condemnabitur. Signa autem eos qui crediderint, hæc sequentur: in nomine meo dæmonia ejicient, linguis loquentur novis, serpentes tollent, et si mortiferum quid biberint, non eis nocebit; super ægros manus imponent, et bene habebunt.”</text:p>
            <text:p text:style-name="P328"/>
            <text:p text:style-name="P328">Et Dominus quidem Jesus postquam locutus est eis, assumptus est in cælum, et sedet a dextris Dei. Illi autem profecti prædicaverunt ubique, Domino cooperante, et sermonem confirmante, sequentibus signis.</text:p>
            <text:p text:style-name="P328"/>
            <text:p text:style-name="P329">(Mc 16, 12-20)</text:p>
            <text:p text:style-name="Heading_20_10"><text:bookmark-start text:name="__RefHeading___Toc5986_520937211"/>Pater Noster<text:bookmark-end text:name="__RefHeading___Toc5986_520937211"/></text:p>
            <text:p text:style-name="P158"><text:span text:style-name="T45">Pater noster, qui es in caelis, </text:span><text:span text:style-name="T44">s</text:span><text:span text:style-name="T45">anctificetur nomen tuum, </text:span><text:span text:style-name="T44">a</text:span><text:span text:style-name="T45">dveniat regnum tuum, </text:span><text:span text:style-name="T44">f</text:span><text:span text:style-name="T45">iat voluntas tua, sicut in caelo, et in terra. Panem nostrum quotidianum da nobis hodie, </text:span><text:span text:style-name="T44">e</text:span><text:span text:style-name="T45">t dimitte nobis debita nostra, sicut et nos </text:span><text:soft-page-break/><text:span text:style-name="T45">dimittimus debitoribus nostris. Et ne nos inducas in tentationem, </text:span><text:span text:style-name="T44">s</text:span><text:span text:style-name="T45">ed líbera nos a malo. Amen.</text:span></text:p>
            <text:p text:style-name="Heading_20_10"><text:bookmark-start text:name="__RefHeading___Toc5988_520937211"/>Ave Maria <text:span text:style-name="T72">(x10)</text:span><text:bookmark-end text:name="__RefHeading___Toc5988_520937211"/></text:p>
            <text:p text:style-name="P158"><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12"/>
            <text:p text:style-name="Heading_20_10"><text:bookmark-start text:name="__RefHeading___Toc5990_520937211"/>Gloria Patri<text:bookmark-end text:name="__RefHeading___Toc5990_520937211"/></text:p>
            <text:p text:style-name="P187"><text:span text:style-name="T57">Gl</text:span><text:span text:style-name="T58">o</text:span><text:span text:style-name="T57">ria Patri, et F</text:span><text:span text:style-name="T58">il</text:span><text:span text:style-name="T57">io, et Sp</text:span><text:span text:style-name="T58">i</text:span><text:span text:style-name="T57">ritui S</text:span><text:span text:style-name="T58">a</text:span><text:span text:style-name="T57">ncto. Sicut erat in princ</text:span><text:span text:style-name="T58">i</text:span><text:span text:style-name="T57">pio, et nunc et semper, et in sæcula sæcul</text:span><text:span text:style-name="T58">o</text:span><text:span text:style-name="T57">rum. Amen.</text:span></text:p>
            <text:p text:style-name="Heading_20_10"><text:bookmark-start text:name="__RefHeading___Toc5992_520937211"/>Oratio Fatima<text:bookmark-end text:name="__RefHeading___Toc5992_520937211"/></text:p>
            <text:p text:style-name="P280">O mi Iesu, dimitte nobis debita nostra, libera nos ab igne inferni, conduc in caelum omnes animas, praesertim illas quae maxime indigent misericordia tua.</text:p>
            <text:p text:style-name="Heading_20_10"><text:bookmark-start text:name="__RefHeading___Toc5994_520937211"/>Oratio Fatima (alternativa)<text:bookmark-end text:name="__RefHeading___Toc5994_520937211"/></text:p>
            <text:p text:style-name="P297">Domine Iesu, dimitte nobis debita nostra, salva nos ab igne inferiori, perduc in caelum omnes animas, praesertim eas, quae misericordiae tuae maxime indigent.</text:p>
            <text:p text:style-name="P297"/>
            <text:p text:style-name="P343">Graças ao mistério da ascensão de Jesus, descei em nossas almas. Assim seja.</text:p>
            <text:p text:style-name="Heading_20_10"><text:bookmark-start text:name="__RefHeading___Toc5996_520937211"/>Terceiro mistério glorioso: <text:s text:c="12"/>Vinda do Espírito Santo <text:s text:c="19"/>sobre os Apóstolos<text:bookmark-end text:name="__RefHeading___Toc5996_520937211"/></text:p>
            <text:p text:style-name="P32">Nós vos oferecemos, Senhor Jesus, esta décima terceira dezena, em honra do mistério de Pentecostes; e vos pedimos, por este mistério e pela intercessão de vossa Mãe <text:soft-page-break/>Santíssima, a descida do Espírito Santo em nossas almas. Assim seja.</text:p>
            <text:p text:style-name="P32"/>
            <text:p text:style-name="P32">Cumque intuerentur in cælum euntem illum, ecce duo viri astiterunt juxta illos in vestibus albis, qui et dixerunt:</text:p>
            <text:p text:style-name="P32"/>
            <text:p text:style-name="P32">“Viri Galilæi, quid statis aspicientes in cælum? Hic Jesus, qui assumptus est a vobis in cælum, sic veniet quemadmodum vidistis eum euntem in cælum.”</text:p>
            <text:p text:style-name="P32"/>
            <text:p text:style-name="P32"/>
            <text:p text:style-name="P34">Tunc reversi sunt Jerosolymam a monte qui vocatur Oliveti, qui est juxta Jerusalem, sabbati habens iter. Et cum introissent in cœnaculum, ascenderunt ubi manebant Petrus, et Joannes, Jacobus, et Andreas, Philippus, et Thomas, Bartholomæus, et Matthæus, Jacobus Alphæi, et Simon Zelotes, et Judas Jacobi. Hi omnes erant perseverantes unanimiter in oratione cum mulieribus, et Maria matre Jesu, et fratribus ejus.</text:p>
            <text:p text:style-name="P34"/>
            <text:p text:style-name="P34"/>
            <text:p text:style-name="P34">In diebus illis exsurgens Petrus in medio fratrum dixit (erat autem turba hominum simul, fere centum viginti):</text:p>
            <text:p text:style-name="P34">“Viri fratres, oportet impleri Scripturam, quam prædixit Spiritus Sanctus per os David de Juda, qui fuit dux eorum, qui comprehenderunt Jesum, qui connumeratus erat in nobis, et sortitus est sortem ministerii hujus. Et hic quidem possedit agrum de mercede iniquitatis, et suspensus crepuit medius, et diffusa sunt omnia viscera ejus. Et notum factum est omnibus habitantibus Jerusalem, ita ut appellaretur ager ille, lingua eorum, Haceldama, hoc est, ager sanguinis. Scriptum est enim in libro Psalmorum: Fiat commoratio eorum deserta, et non sit qui inhabitet in ea, et episcopatum ejus accipiat alter. Oportet ergo ex his viris qui nobiscum sunt congregati in omni tem<text:soft-page-break/>pore, quo intravit et exivit inter nos Dominus Jesus, incipiens a baptismate Joannis usque in diem qua assumptus est a nobis, testem resurrectionis ejus nobiscum fieri unum ex istis.”</text:p>
            <text:p text:style-name="P34"/>
            <text:p text:style-name="P34"/>
            <text:p text:style-name="P34"/>
            <text:p text:style-name="P34">Et statuerunt duos, Joseph, qui vocabatur Barsabas, qui cognominatus est Justus, et Mathiam. Et orantes dixerunt:</text:p>
            <text:p text:style-name="P34">“Tu Domine, qui corda nosti omnium, ostende quem elegeris ex his duobus unum, accipere locum ministerii hujus, et apostolatus, de quo prævaricatus est Judas ut abiret in locum suum.”</text:p>
            <text:p text:style-name="P34"/>
            <text:p text:style-name="P34">Et dederunt sortes eis, et cecidit sors super Mathiam, et annumeratus est cum undecim Apostolis. Et cum complerentur dies Pentecostes, erant omnes pariter in eodem loco, et factus est repente de cælo sonus, tamquam advenientis spiritus vehementis, et replevit totam domum ubi erant sedentes. Et apparuerunt illis dispertitæ linguæ tamquam ignis, seditque supra singulos eorum, et repleti sunt omnes Spiritu Sancto, et cœperunt loqui variis linguis, prout Spiritus Sanctus dabat eloqui illis. Erant autem in Jerusalem habitantes Judæi, viri religiosi ex omni natione, quæ sub cælo est. Facta autem hac voce, convenit multitudo, et mente confusa est, quoniam audiebat unusquisque lingua sua illos loquentes. Stupebant autem omnes, et mirabantur, dicentes:</text:p>
            <text:p text:style-name="P34"/>
            <text:p text:style-name="P34"/>
            <text:p text:style-name="P34">“Nonne ecce omnes isti, qui loquuntur, Galilæi sunt, et quomodo nos audivimus unusquisque linguam nostram, in qua nati sumus? Parthi, et Medi, et Ælamitæ, et qui habitant Mespotamiam, Judæam, et Cappadociam, Pontum, et Asiam, Phrygiam, et Pamphyliam, Ægyptum, et partes Libyæ, <text:soft-page-break/>quæ est circa Cyrenen, et advenæ Romani, Judæi quoque, et Proselyti, Cretes, et Arabes, audivimus eos loquentes nostris linguis magnalia Dei.”</text:p>
            <text:p text:style-name="P34"/>
            <text:p text:style-name="P34">Stupebant autem omnes, et mirabantur ad invicem, dicentes:</text:p>
            <text:p text:style-name="P34">“Quidnam vult hoc esse?”</text:p>
            <text:p text:style-name="P34"/>
            <text:p text:style-name="P34">Alii autem irridentes dicebant:</text:p>
            <text:p text:style-name="P34">“Quia musto pleni sunt isti.”</text:p>
            <text:p text:style-name="P34"/>
            <text:p text:style-name="P34">Stans autem Petrus cum undecim, levavit vocem suam, et locutus est eis:</text:p>
            <text:p text:style-name="P35">“Viri Judæi, et qui habitatis Jerusalem universi, hoc vobis notum sit, et auribus percipite verba mea. Non enim, sicut vos æstimatis, hi ebrii sunt, cum sit hora diei tertia; sed hoc est quod dictum est per prophetam Joël: Et erit in novissimis diebus, dicit Dominus, effundam de Spiritu meo super omnem carnem; et prophetabunt filii vestri, et filiæ vestræ, et juvenes vestri visiones videbunt, et seniores vestri somnia somniabunt. Et quidem super servos meos, et super ancillas meas, in diebus illis effundam de Spiritu meo, et prophetabunt, et dabo prodigia in cælo sursum, et signa in terra deorsum, sanguinem, et ignem, et vaporem fumi, sol convertetur in tenebras, et luna in sanguinem, antequam veniat dies Domini magnus et manifestus. Et erit, omnis quicumque invocaverit nomen Domini, salvus erit. Viri Israëlitæ, audite verba hæc: Jesum Nazarenum, virum approbatum a Deo in vobis, virtutibus, et prodigiis, et signis, quæ fecit Deus per illum in medio vestri, sicut et vos scitis, hunc, definito consilio, et præscientia Dei traditum, per manus iniquorum affligentes interemistis, quem Deus suscitavit, solutis doloribus inferni, juxta quod impossibile erat teneri illum ab eo. David enim dicit in eum: Providebam Dominum in conspectu meo semper, quoniam a dextris est <text:soft-page-break/>mihi, ne commovear, propter hoc lætatum est cor meum, et exsultavit lingua mea, insuper et caro mea requiescet in spe, quoniam non derelinques animam meam in inferno, nec dabis sanctum tuum videre corruptionem. Notas mihi fecisti vias vitæ, et replebis me jucunditate cum facie tua. Viri fratres, liceat audenter dicere ad vos de patriarcha David, quoniam defunctus est, et sepultus, et sepulchrum ejus est apud nos usque in hodiernum diem. Propheta igitur cum esset, et sciret quia jurejurando jurasset illi Deus de fructu lumbi ejus sedere super sedem ejus, providens locutus est de resurrectione Christi, quia neque derelictus est in inferno, neque caro ejus vidit corruptionem. Hunc Jesum resuscitavit Deus, cujus omnes nos testes sumus. Dextera igitur Dei exaltatus, et promissione Spiritus Sancti accepta a Patre, effudit hunc, quem vos videtis, et auditis. Non enim David ascendit in cælum, dixit autem ipse: Dixit Dominus Domino meo: Sede a dextris meis donec ponam inimicos tuos scabellum pedum tuorum. Certissime sciat ergo omnis domus Israël, quia et Dominum eum, et Christum fecit Deus, hunc Jesum, quem vos crucifixistis.”</text:p>
            <text:p text:style-name="P35"/>
            <text:p text:style-name="P35"/>
            <text:p text:style-name="P35"/>
            <text:p text:style-name="P35"/>
            <text:p text:style-name="P35"/>
            <text:p text:style-name="P35">His autem auditis, compuncti sunt corde, et dixerunt ad Petrum, et ad reliquos Apostolos:</text:p>
            <text:p text:style-name="P35">“Quid faciemus, viri fratres?”</text:p>
            <text:p text:style-name="P35"/>
            <text:p text:style-name="P35">Petrus vero ad illos:</text:p>
            <text:p text:style-name="P35">“Pœnitentiam, inquit, agite, et baptizetur unusquisque vestrum in nomine Jesu Christi in remissionem peccatorum vestrorum; et accipietis donum Spiritus Sancti. Vobis enim est repromissio, et filiis vestris, et om<text:soft-page-break/>nibus qui longe sunt, quoscumque advocaverit Dominus Deus noster.”</text:p>
            <text:p text:style-name="P35"/>
            <text:p text:style-name="P35">Aliis etiam verbis plurimis testificatus est, et exhortabatur eos, dicens:</text:p>
            <text:p text:style-name="P35">“Salvamini a generatione ista prava.”</text:p>
            <text:p text:style-name="P35"/>
            <text:p text:style-name="P35">Qui ergo receperunt sermonem ejus, baptizati sunt; et appositæ sunt in die illa animæ circiter tria millia.</text:p>
            <text:p text:style-name="P33">(A<text:span text:style-name="T9">c</text:span>t 1, 10 - 2, 41)</text:p>
            <text:p text:style-name="Heading_20_10"><text:bookmark-start text:name="__RefHeading___Toc5998_520937211"/>Pater Noster<text:bookmark-end text:name="__RefHeading___Toc5998_520937211"/></text:p>
            <text:p text:style-name="P159"><text:span text:style-name="T45">Pater noster, qui es in caelis, </text:span><text:span text:style-name="T44">s</text:span><text:span text:style-name="T45">anctificetur nomen tuum, </text:span><text:span text:style-name="T44">a</text:span><text:span text:style-name="T45">dveniat regnum tuum, </text:span><text:span text:style-name="T44">f</text:span><text:span text:style-name="T45">iat voluntas tua, sicut in caelo, et in terra. Panem nostrum quotidianum da nobis hodie, </text:span><text:span text:style-name="T44">e</text:span><text:span text:style-name="T45">t dimitte nobis debita nostra, sicut et nos dimittimus debitoribus nostris. Et ne nos inducas in tentationem, </text:span><text:span text:style-name="T44">s</text:span><text:span text:style-name="T45">ed líbera nos a malo. Amen.</text:span></text:p>
            <text:p text:style-name="Heading_20_10"><text:bookmark-start text:name="__RefHeading___Toc6000_520937211"/>Ave Maria <text:span text:style-name="T72">(x10)</text:span><text:bookmark-end text:name="__RefHeading___Toc6000_520937211"/></text:p>
            <text:p text:style-name="P159"><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13"/>
            <text:p text:style-name="Heading_20_10"><text:bookmark-start text:name="__RefHeading___Toc6002_520937211"/>Gloria Patri<text:bookmark-end text:name="__RefHeading___Toc6002_520937211"/></text:p>
            <text:p text:style-name="P188"><text:span text:style-name="T57">Gl</text:span><text:span text:style-name="T58">o</text:span><text:span text:style-name="T57">ria Patri, et F</text:span><text:span text:style-name="T58">il</text:span><text:span text:style-name="T57">io, et Sp</text:span><text:span text:style-name="T58">i</text:span><text:span text:style-name="T57">ritui S</text:span><text:span text:style-name="T58">a</text:span><text:span text:style-name="T57">ncto. Sicut erat in princ</text:span><text:span text:style-name="T58">i</text:span><text:span text:style-name="T57">pio, et nunc et semper, et in sæcula sæcul</text:span><text:span text:style-name="T58">o</text:span><text:span text:style-name="T57">rum. Amen.</text:span></text:p>
            <text:p text:style-name="Heading_20_10"><text:bookmark-start text:name="__RefHeading___Toc6004_520937211"/>Oratio Fatima<text:bookmark-end text:name="__RefHeading___Toc6004_520937211"/></text:p>
            <text:p text:style-name="P281">O mi Iesu, dimitte nobis debita nostra, libera nos ab igne inferni, conduc in caelum omnes animas, praesertim illas quae maxime indigent misericordia tua.</text:p>
            <text:p text:style-name="Heading_20_10"><text:bookmark-start text:name="__RefHeading___Toc6006_520937211"/><text:soft-page-break/>Oratio Fatima (alternativa)<text:bookmark-end text:name="__RefHeading___Toc6006_520937211"/></text:p>
            <text:p text:style-name="P298">Domine Iesu, dimitte nobis debita nostra, salva nos ab igne inferiori, perduc in caelum omnes animas, praesertim eas, quae misericordiae tuae maxime indigent.</text:p>
            <text:p text:style-name="P298"/>
            <text:p text:style-name="P344">Graças ao mistério de Pentecostes, descei em nossas almas. Assim seja.</text:p>
            <text:p text:style-name="Heading_20_10"><text:bookmark-start text:name="__RefHeading___Toc6008_520937211"/><text:span text:style-name="T9">Quarto</text:span> mist<text:span text:style-name="T142">é</text:span>rio glorioso: <text:s text:c="14"/><text:span text:style-name="T141">As</text:span><text:span text:style-name="T9">sunção de Maria</text:span><text:bookmark-end text:name="__RefHeading___Toc6008_520937211"/></text:p>
            <text:p text:style-name="P26">Nós vos oferecemos, Senhor Jesus, esta décima quarta dezena, em honra da ressurreição e triunfal assunção de vossa Mãe ao céu; e vos pedimos, por este mistério e por sua intercessão, uma terna devoção a tão boa mãe. Assim seja.</text:p>
            <text:p text:style-name="P26"/>
            <text:p text:style-name="P28">Et ait Maria:</text:p>
            <text:p text:style-name="P28">“Magnificat anima mea Dominum; et exsultavit spiritus meus in Deo salutari meo. Quia respexit humilitatem ancillæ suæ, ecce enim ex hoc beatam me dicent omnes generationes, quia fecit mihi magna qui potens est, et sanctum nomen ejus, et misericordia ejus a progenie in progenies timentibus eum. Fecit potentiam in brachio suo, dispersit superbos mente cordis sui. Deposuit potentes de sede, et exaltavit humiles. Esurientes implevit bonis, et divites dimisit inanes. Suscepit Israël puerum suum, recordatus misericordiæ suæ, sicut locutus est ad patres nostros, Abraham et semini ejus in sæcula.”</text:p>
            <text:p text:style-name="P28"/>
            <text:p text:style-name="P28"/>
            <text:p text:style-name="P27">(Lc 1, 46-55)</text:p>
            <text:p text:style-name="Heading_20_10"><text:bookmark-start text:name="__RefHeading___Toc6010_520937211"/>Pater Noster<text:bookmark-end text:name="__RefHeading___Toc6010_520937211"/></text:p>
            <text:p text:style-name="P160"><text:span text:style-name="T45">Pater noster, qui es in caelis, </text:span><text:span text:style-name="T44">s</text:span><text:span text:style-name="T45">anctificetur </text:span><text:soft-page-break/><text:span text:style-name="T45">nomen tuum, </text:span><text:span text:style-name="T44">a</text:span><text:span text:style-name="T45">dveniat regnum tuum, </text:span><text:span text:style-name="T44">f</text:span><text:span text:style-name="T45">iat voluntas tua, sicut in caelo, et in terra. Panem nostrum quotidianum da nobis hodie, </text:span><text:span text:style-name="T44">e</text:span><text:span text:style-name="T45">t dimitte nobis debita nostra, sicut et nos dimittimus debitoribus nostris. Et ne nos inducas in tentationem, </text:span><text:span text:style-name="T44">s</text:span><text:span text:style-name="T45">ed líbera nos a malo. Amen.</text:span></text:p>
            <text:p text:style-name="Heading_20_10"><text:bookmark-start text:name="__RefHeading___Toc6012_520937211"/>Ave Maria <text:span text:style-name="T72">(x10)</text:span><text:bookmark-end text:name="__RefHeading___Toc6012_520937211"/></text:p>
            <text:p text:style-name="P160"><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14"/>
            <text:p text:style-name="Heading_20_10"><text:bookmark-start text:name="__RefHeading___Toc6014_520937211"/>Gloria Patri<text:bookmark-end text:name="__RefHeading___Toc6014_520937211"/></text:p>
            <text:p text:style-name="P189"><text:span text:style-name="T57">Gl</text:span><text:span text:style-name="T58">o</text:span><text:span text:style-name="T57">ria Patri, et F</text:span><text:span text:style-name="T58">il</text:span><text:span text:style-name="T57">io, et Sp</text:span><text:span text:style-name="T58">i</text:span><text:span text:style-name="T57">ritui S</text:span><text:span text:style-name="T58">a</text:span><text:span text:style-name="T57">ncto. Sicut erat in princ</text:span><text:span text:style-name="T58">i</text:span><text:span text:style-name="T57">pio, et nunc et semper, et in sæcula sæcul</text:span><text:span text:style-name="T58">o</text:span><text:span text:style-name="T57">rum. Amen.</text:span></text:p>
            <text:p text:style-name="Heading_20_10"><text:bookmark-start text:name="__RefHeading___Toc6016_520937211"/>Oratio Fatima<text:bookmark-end text:name="__RefHeading___Toc6016_520937211"/></text:p>
            <text:p text:style-name="P282">O mi Iesu, dimitte nobis debita nostra, libera nos ab igne inferni, conduc in caelum omnes animas, praesertim illas quae maxime indigent misericordia tua.</text:p>
            <text:p text:style-name="Heading_20_10"><text:bookmark-start text:name="__RefHeading___Toc6018_520937211"/>Oratio Fatima (alternativa)<text:bookmark-end text:name="__RefHeading___Toc6018_520937211"/></text:p>
            <text:p text:style-name="P299">Domine Iesu, dimitte nobis debita nostra, salva nos ab igne inferiori, perduc in caelum omnes animas, praesertim eas, quae misericordiae tuae maxime indigent.</text:p>
            <text:p text:style-name="P299"/>
            <text:p text:style-name="P346">Graças ao mistério da assunção de Maria, descei em nossas almas. Assim seja.</text:p>
            <text:p text:style-name="P346"/>
            <text:p text:style-name="P346"/>
            <text:p text:style-name="P346"/>
            <text:p text:style-name="P346"/>
            <text:p text:style-name="Heading_20_10"><text:bookmark-start text:name="__RefHeading___Toc6020_520937211"/><text:soft-page-break/><text:span text:style-name="T9">Qu</text:span><text:span text:style-name="T142">in</text:span><text:span text:style-name="T9">to</text:span> mist<text:span text:style-name="T142">é</text:span>rio glorioso: <text:s text:c="15"/><text:span text:style-name="T143">Coroação</text:span><text:span text:style-name="T9"> de Maria </text:span><text:span text:style-name="T143">no Céu</text:span><text:bookmark-end text:name="__RefHeading___Toc6020_520937211"/></text:p>
            <text:p text:style-name="P300">Nós vos oferecemos, Senhor Jesus, esta décima quinta dezena, em honra da coroação gloriosa de vossa Mãe Santíssima no céu; e vos pedimos, por este mistério e por sua intercessão, a perseverança na graça e a coroa da glória. Assim seja.</text:p>
            <text:p text:style-name="P300"/>
            <text:p text:style-name="P301">Et septimus angelus tuba cecinit, et factæ sunt voces magnæ in cælo dicentes:</text:p>
            <text:p text:style-name="P301">“Factum est regnum hujus mundi, Domini nostri et Christi ejus, et regnabit in sæcula sæculorum. Amen.”</text:p>
            <text:p text:style-name="P301"/>
            <text:p text:style-name="P301">Et viginti quatuor seniores, qui in conspectu Dei sedent in sedibus suis, ceciderunt in facies suas, et adoraverunt Deum, dicentes:</text:p>
            <text:p text:style-name="P301"/>
            <text:p text:style-name="P301">“Gratias agimus tibi, Domine Deus omnipotens, qui es, et qui eras, et qui venturus es, quia accepisti virtutem tuam magnam, et regnasti. Et iratæ sunt gentes, et advenit ira tua et tempus mortuorum judicari, et reddere mercedem servis tuis prophetis, et sanctis, et timentibus nomen tuum pusillis et magnis, et exterminandi eos qui corruperunt terram. Et apertum est templum Dei in cælo, et visa est arca testamenti ejus in templo ejus, et facta sunt fulgura, et voces, et terræmotus, et grando magna.”</text:p>
            <text:p text:style-name="P301"/>
            <text:p text:style-name="P301"/>
            <text:p text:style-name="P347"><text:span text:style-name="T107">Et signum magnum apparuit in cælo: mulier amicta sole, et luna sub pedibus ejus, et in capite ejus corona stellarum duodecim, et in utero habens, clamabat parturiens, et cruciabatur ut pariat. Et visum est aliud signum in cælo: et ecce draco magnus rufus habens capita septem, et cornua decem, et in capitibus ejus diademata septem, et cauda ejus trahebat tertiam partem stellarum </text:span><text:soft-page-break/><text:span text:style-name="T107">cæli, et misit eas in terram, et draco stetit ante mulierem, quæ erat paritura, ut cum peperisset, filium ejus devoraret. Et peperit filium masculum, qui recturus erat omnes gentes in virga ferrea, et raptus est filius ejus ad Deum, et ad thronum ejus, et mulier fugit in solitudinem ubi habebat locum paratum a Deo, ut ibi pascant eam diebus mille ducentis sexaginta. Et factum est prælium magnum in cælo: Michaël et angeli ejus præliabantur cum dracone, et draco pugnabat, et angeli ejus; et non valuerunt, neque locus inventus est eorum amplius in cælo. Et projectus est draco ille magnus, serpens antiquus, qui vocatur diabolus, et Satanas, qui seducit universum orbem, et projectus est in terram, et angeli ejus cum illo missi sunt. Et audivi vocem magnam in cælo dicentem:</text:span></text:p>
            <text:p text:style-name="P301"/>
            <text:p text:style-name="P301"/>
            <text:p text:style-name="P301">“Nunc facta est salus, et virtus, et regnum Dei nostri, et potestas Christi ejus, quia projectus est accusator fratrum nostrorum, qui accusabat illos ante conspectum Dei nostri die ac nocte. Et ipsi vicerunt eum propter sanguinem Agni, et propter verbum testimonii sui, et non dilexerunt animas suas usque ad mortem. Propterea lætamini cæli, et qui habitatis in eis. Væ terræ, et mari, quia descendit diabolus ad vos habens iram magnam, sciens quod modicum tempus habet.</text:p>
            <text:p text:style-name="P301"/>
            <text:p text:style-name="P301"/>
            <text:p text:style-name="P347"><text:span text:style-name="T107">Et postquam vidit draco quod projectus esset in terram, persecutus est mulierem, quæ peperit masculum, et datæ sunt mulieri alæ duæ aquilæ magnæ ut volaret in desertum in locum suum, ubi alitur per tempus et tempora, et dimidium temporis a facie serpentis. Et misit serpens ex ore suo post mulierem, aquam tamquam flumen, ut eam faceret trahi a flumine. Et adjuvit terra mulie</text:span><text:soft-page-break/><text:span text:style-name="T107">rem, et aperuit terra os suum, et absorbuit flumen, quod misit draco de ore suo. Et iratus est draco in mulierem, et abiit facere prælium cum reliquis de semine ejus, qui custodiunt mandata Dei, et habent testimonium Jesu Christi. Et stetit supra arenam maris.</text:span></text:p>
            <text:p text:style-name="P301"/>
            <text:p text:style-name="P301"/>
            <text:p text:style-name="P304">(Ap 11, 15 – 12,18)</text:p>
            <text:p text:style-name="P362"><text:bookmark-start text:name="__RefHeading___Toc6022_520937211"/>Pater Noster<text:bookmark-end text:name="__RefHeading___Toc6022_520937211"/></text:p>
            <text:p text:style-name="P163"><text:span text:style-name="T45">Pater noster, qui es in caelis, </text:span><text:span text:style-name="T44">s</text:span><text:span text:style-name="T45">anctificetur nomen tuum, </text:span><text:span text:style-name="T44">a</text:span><text:span text:style-name="T45">dveniat regnum tuum, </text:span><text:span text:style-name="T44">f</text:span><text:span text:style-name="T45">iat voluntas tua, sicut in caelo, et in terra. Panem nostrum quotidianum da nobis hodie, </text:span><text:span text:style-name="T44">e</text:span><text:span text:style-name="T45">t dimitte nobis debita nostra, sicut et nos dimittimus debitoribus nostris. Et ne nos inducas in tentationem, </text:span><text:span text:style-name="T44">s</text:span><text:span text:style-name="T45">ed líbera nos a malo. Amen.</text:span></text:p>
            <text:p text:style-name="P362"><text:bookmark-start text:name="__RefHeading___Toc6024_520937211"/>Ave Maria <text:span text:style-name="T72">(x10)</text:span><text:bookmark-end text:name="__RefHeading___Toc6024_520937211"/></text:p>
            <text:p text:style-name="P163"><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115"/>
            <text:p text:style-name="P362"><text:bookmark-start text:name="__RefHeading___Toc6026_520937211"/>Gloria Patri<text:bookmark-end text:name="__RefHeading___Toc6026_520937211"/></text:p>
            <text:p text:style-name="P190"><text:span text:style-name="T57">Gl</text:span><text:span text:style-name="T58">o</text:span><text:span text:style-name="T57">ria Patri, et F</text:span><text:span text:style-name="T58">il</text:span><text:span text:style-name="T57">io, et Sp</text:span><text:span text:style-name="T58">i</text:span><text:span text:style-name="T57">ritui S</text:span><text:span text:style-name="T58">a</text:span><text:span text:style-name="T57">ncto. Sicut erat in princ</text:span><text:span text:style-name="T58">i</text:span><text:span text:style-name="T57">pio, et nunc et semper, et in sæcula sæcul</text:span><text:span text:style-name="T58">o</text:span><text:span text:style-name="T57">rum. Amen.</text:span></text:p>
            <text:p text:style-name="P362"><text:bookmark-start text:name="__RefHeading___Toc6028_520937211"/>Oratio Fatima<text:bookmark-end text:name="__RefHeading___Toc6028_520937211"/></text:p>
            <text:p text:style-name="P283">O mi Iesu, dimitte nobis debita nostra, libera nos ab igne inferni, conduc in caelum omnes animas, praesertim illas quae maxime indigent misericordia tua.</text:p>
            <text:p text:style-name="P362"><text:bookmark-start text:name="__RefHeading___Toc6030_520937211"/><text:soft-page-break/>Oratio Fatima (alternativa)<text:bookmark-end text:name="__RefHeading___Toc6030_520937211"/></text:p>
            <text:p text:style-name="P302">Domine Iesu, dimitte nobis debita nostra, salva nos ab igne inferiori, perduc in caelum omnes animas, praesertim eas, quae misericordiae tuae maxime indigent.</text:p>
            <text:p text:style-name="P300"/>
            <text:p text:style-name="P346">Graças ao mistério da coroação de Maria, descei em nossas almas. Assim seja.</text:p>
          </table:table-cell>
          <table:table-cell table:style-name="capitulo3_5f_mist_5f_glo.B1" office:value-type="string">
            <text:p text:style-name="Heading_20_10"><text:bookmark-start text:name="__RefHeading___Toc6032_520937211"/>Primeiro mist<text:span text:style-name="T142">é</text:span>rio glorioso: <text:s text:c="11"/>Ressurreição de Jesus<text:bookmark-end text:name="__RefHeading___Toc6032_520937211"/></text:p>
            <text:p text:style-name="P29">Nós vos oferecemos, Senhor Jesus, esta undécima dezena, em honra à vossa ressurreição gloriosa; e vos pedimos, por este mistério e pela intercessão de vossa Mãe Santíssima, o amor a Deus e o fervor ao vosso serviço. Assim seja </text:p>
            <text:p text:style-name="P29"/>
            <text:p text:style-name="P29">No primeiro dia da semana, foram muito cedo ao sepulcro, levando os aromas que tinham preparado. Encontraram revolvida a pedra do sepulcro. Entrando, não encontraram o corpo do Senhor Jesus. Aconteceu que, estando consternadas por isso, eis que apareceram junto delas dois homens com vestidos resplandecentes. Estando elas medrosas e com os olhos no chão, disseram-lhes: </text:p>
            <text:p text:style-name="P29">"Porque buscais entre os mortos o que está vivo? Ele não está aqui, ressuscitou. Lembrai-vos do que ele vos disse, quando estava na Galileia: Importa que o Filho do homem seja entregue nas mãos de homens pecadores, seja crucificado, ressuscite ao terceiro dia."</text:p>
            <text:p text:style-name="P29"/>
            <text:p text:style-name="P29">Então lembraram-se das suas palavras. Tendo voltado do sepulcro, contaram todas estas coisas aos onze, e a todos os outros. As que referiam aos Apóstolos estas coisas eram Maria Madalena, Joana, Maria, mãe de Tiago, e as outras, que estavam com elas. Mas estas palavras pareciam-lhes como que um delírio, e não lhes deram crédito. Todavia Pedro, levantando-se, correu ao sepulcro. Inclinando-se, viu só os lençóis por terra, e retirou-se, admirando consigo mesmo o que sucedera.</text:p>
            <text:p text:style-name="P30">(Lc 24, 1-12)</text:p>
            <text:p text:style-name="Heading_20_10"><text:bookmark-start text:name="__RefHeading___Toc6034_520937211"/><text:soft-page-break/>Padre Nosso<text:bookmark-end text:name="__RefHeading___Toc6034_520937211"/></text:p>
            <text:p text:style-name="P97">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6036_520937211"/>Ave Maria <text:span text:style-name="T6">(x10)</text:span><text:bookmark-end text:name="__RefHeading___Toc6036_520937211"/></text:p>
            <text:p text:style-name="P199"><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Heading_20_10"><text:bookmark-start text:name="__RefHeading___Toc6038_520937211"/>Glória ao Pai<text:bookmark-end text:name="__RefHeading___Toc6038_520937211"/></text:p>
            <text:p text:style-name="P173">Glória ao Pai, ao Filho e ao Espírito Santo, como era no princípio, agora e sempre, pelos séculos dos séculos. Amém.</text:p>
            <text:p text:style-name="Heading_20_10"><text:bookmark-start text:name="__RefHeading___Toc6040_520937211"/><text:span text:style-name="T75">O</text:span><text:span text:style-name="T73">ra</text:span><text:span text:style-name="T74">ção de</text:span><text:span text:style-name="T73"> F</text:span><text:span text:style-name="T74">á</text:span><text:span text:style-name="T73">tima</text:span><text:bookmark-end text:name="__RefHeading___Toc6040_520937211"/></text:p>
            <text:p text:style-name="P280">Ó meu bom Jesus, perdoai-nos, livrai-nos do fogo do inferno, levai as almas todas para o céu e socorrei principalmente as que mais precisarem.</text:p>
            <text:p text:style-name="Heading_20_10"><text:bookmark-start text:name="__RefHeading___Toc6042_520937211"/>Oração de Fátima(alternativa)<text:bookmark-end text:name="__RefHeading___Toc6042_520937211"/></text:p>
            <text:p text:style-name="P310">Senhor Jesus, perdoai-nos, livrai-nos do fogo do inferno, levai as almas todas para o céu e socorrei principalmente as que mais precisarem da Vossa misericórdia.</text:p>
            <text:p text:style-name="P310"/>
            <text:p text:style-name="P350">Graças ao mistério da ressurreição de Jesus, descei em nossas almas. Assim seja.</text:p>
            <text:p text:style-name="Heading_20_10"><text:bookmark-start text:name="__RefHeading___Toc6044_520937211"/><text:soft-page-break/><text:span text:style-name="T141">Segund</text:span>o mist<text:span text:style-name="T142">é</text:span>rio glorioso: <text:s text:c="13"/><text:span text:style-name="T141">Ascensão de Jesus ao Céu</text:span><text:bookmark-end text:name="__RefHeading___Toc6044_520937211"/></text:p>
            <text:p text:style-name="P328">Nós vos oferecemos, Senhor Jesus, esta duodécima dezena, em honra a vossa triunfante ascensão; e vos pedimos, por este mistério e pela intercessão de vossa Mãe Santíssima, um ardente desejo do céu, nossa cara pátria. Assim seja.</text:p>
            <text:p text:style-name="P328"/>
            <text:p text:style-name="P328">Depois disto, mostrou-se sob outra forma a dois deles, enquanto iam para a aldeia; <text:s/>os quais foram anunciar aos outros, que nem a estes deram crédito. Finalmente apareceu aos onze, quando estavam à mesa, e censurou-lhes a sua incredulidade e dureza de coração, por não terem dado crédito aos que o viram ressuscitado. Disse-lhes: </text:p>
            <text:p text:style-name="P328">"Ide por todo o mundo, pregai o Evangelho a toda a criatura. O que crer e for batizado, será salvo; o que, porém, não crer, será condenado. Eis os milagres que acompanharão os que crerem: Expulsarão os demônios em meu nome, falarão novas línguas, manusearão as serpentes, e, se beberem alguma coisa mortífera, não lhes fará mal; imporão as mãos sobre os enfermos, e serão curados."</text:p>
            <text:p text:style-name="P328"/>
            <text:p text:style-name="P328">O Senhor, depois que assim lhes falou, elevou-se ao céu, e foi sentar-se à direita de Deus. Eles, tendo partido, pregaram por toda a parte, cooperando com eles o Senhor, e confirmando a palavra com os milagres que a acompanhavam.</text:p>
            <text:p text:style-name="P329">(Mc 16, 12-20)</text:p>
            <text:p text:style-name="Heading_20_10"><text:bookmark-start text:name="__RefHeading___Toc6046_520937211"/>Padre Nosso<text:bookmark-end text:name="__RefHeading___Toc6046_520937211"/></text:p>
            <text:p text:style-name="P158"><text:span text:style-name="T45">Padre Nosso, que estais nos Céus, santificado seja o Vosso Nome, venha a nós o Vosso Reino, seja feita a Vossa vontade assim na terra como no Céu. O pão nosso de cada dia nos dai hoje, perdoai-nos as nossas dívidas, </text:span><text:soft-page-break/><text:span text:style-name="T45">assim como nós perdoamos aos nossos devedores. E não nos deixeis cair em tentação, mas livrai-nos do mal. Amém.</text:span></text:p>
            <text:p text:style-name="Heading_20_10"><text:bookmark-start text:name="__RefHeading___Toc6048_520937211"/>Ave Maria <text:span text:style-name="T6">(x10)</text:span><text:bookmark-end text:name="__RefHeading___Toc6048_520937211"/></text:p>
            <text:p text:style-name="P199"><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Heading_20_10"><text:bookmark-start text:name="__RefHeading___Toc6050_520937211"/>Glória ao Pai<text:bookmark-end text:name="__RefHeading___Toc6050_520937211"/></text:p>
            <text:p text:style-name="P173">Glória ao Pai, ao Filho e ao Espírito Santo, como era no princípio, agora e sempre, pelos séculos dos séculos. Amém.</text:p>
            <text:p text:style-name="Heading_20_10"><text:bookmark-start text:name="__RefHeading___Toc6052_520937211"/><text:span text:style-name="T75">O</text:span><text:span text:style-name="T73">ra</text:span><text:span text:style-name="T74">ção de</text:span><text:span text:style-name="T73"> F</text:span><text:span text:style-name="T74">á</text:span><text:span text:style-name="T73">tima</text:span><text:bookmark-end text:name="__RefHeading___Toc6052_520937211"/></text:p>
            <text:p text:style-name="P280">Ó meu bom Jesus, perdoai-nos, livrai-nos do fogo do inferno, levai as almas todas para o céu e socorrei principalmente as que mais precisarem.</text:p>
            <text:p text:style-name="Heading_20_10"><text:bookmark-start text:name="__RefHeading___Toc6054_520937211"/>Oração de Fátima(alternativa)<text:bookmark-end text:name="__RefHeading___Toc6054_520937211"/></text:p>
            <text:p text:style-name="P310">Senhor Jesus, perdoai-nos, livrai-nos do fogo do inferno, levai as almas todas para o céu e socorrei principalmente as que mais precisarem da Vossa misericórdia.</text:p>
            <text:p text:style-name="P310"/>
            <text:p text:style-name="P343">Graças ao mistério da ascensão de Jesus, descei em nossas almas. Assim seja.</text:p>
            <text:p text:style-name="Heading_20_10"><text:bookmark-start text:name="__RefHeading___Toc6056_520937211"/>Terceiro mistério glorioso: <text:s text:c="13"/>Vinda do Espírito Santo <text:s text:c="19"/>sobre os Apóstolos<text:bookmark-end text:name="__RefHeading___Toc6056_520937211"/></text:p>
            <text:p text:style-name="P31">Nós vos oferecemos, Senhor Jesus, esta décima terceira dezena, em honra do mistério de Pentecostes; e vos pedimos, por este mistério e pela intercessão de vossa Mãe <text:soft-page-break/>Santíssima, a descida do Espírito Santo em nossas almas. Assim seja.</text:p>
            <text:p text:style-name="P31"/>
            <text:p text:style-name="P32">Como estivessem olhando para o céu, quando ele ia subindo, eis que se apresentaram junto deles dois personagens vestidos de branco, os quais lhes disseram:</text:p>
            <text:p text:style-name="P32">"Homens da Galileia, por que estais aí parados olhando para o céu? Esse Jesus que, separando-se de vós, foi arrebatado ao céu, virá do mesmo modo que o viste ir para o céu."</text:p>
            <text:p text:style-name="P31"/>
            <text:p text:style-name="P31">Então voltaram para Jerusalém, do monte chamado das Oliveiras que dista de Jerusalém a jornada de um sábado. Logo que chegaram, subiram ao cenáculo, onde permaneciam habitualmente Pedro, João, Tiago, André, Filipe, Tomé, Bartolomeu, Mateus, Tiago, filho de Alfeu, Simão o Zelador, e Judas, irmão de Tiago. Todos estes perseveravam unânimemente em oração, com as mulheres e com Maria, Mãe de Jesus, e com os irmãos dele.</text:p>
            <text:p text:style-name="P31"/>
            <text:p text:style-name="P31">Naqueles dias, levantando-se Pedro no meio dos irmãos (o número das pessoas ali reunidas era de cerca cento e vinte), disse: </text:p>
            <text:p text:style-name="P31">"Irmãos, é necessário que se cumpra o que o Espírito Santo predisse na Escritura pela boca de David, acerca de Judas, que foi o guia daqueles que prenderam Jesus. Ele estava alistado entre nós e tinha recebido a sua parte no nosso ministério. Este homem, depois de adquirir um campo com o salário da sua iniqüidade, tendo caído de cabeça, rebentou pelo meio, e todas as suas entranhas se derramaram. Este facto tornou-se tão notório a todos os habitantes de Jerusalém, que se ficou chamando aquele campo, na língua deles, Haceldama, isto é, Campo de sangue. Com efeito, está escrito no livro dos Salmos: Fique deserta a sua morada, e não haja quem habite nela! E: Receba outro <text:soft-page-break/>o seu ministério. É necessário, pois, que, destes varões que têm estado juntos conosco durante todo o tempo em que o Senhor Jesus viveu entre nós, desde o batismo de João até ao dia em que foi arrebatado dentre nós, um deles seja constituído testemunha conosco da sua ressurreição."</text:p>
            <text:p text:style-name="P31"/>
            <text:p text:style-name="P31">Foram apresentados dois: José, chamado Barsabas, o qual tinha por sobrenome o Justo, e Matias. E, orando, disseram: </text:p>
            <text:p text:style-name="P31">"Tu , Senhor, que conheces os corações de todos, mostra-nos destes dois o que escolheste para ocupar o lugar deste ministério e apostolado, do qual se transviou Judas para ir para o seu lugar."</text:p>
            <text:p text:style-name="P31"/>
            <text:p text:style-name="P32">Tiraram os seus nomes à sorte, e caiu a sorte em Matias, o qual foi associado aos onze Apóstolos. Quando se completaram os dias do Pentecostes, estavam todos juntos no mesmo lugar. De repente, veio do céu um estrondo, como de vento que soprava impetuoso, que encheu toda a casa onde estavam sentados. E apareceram-lhes repartidas umas como línguas de fogo, das quais pousou uma sobre cada um deles. Ficaram todos cheios do Espírito Santo e começaram a falar várias línguas, conforme o Espírito Santo lhes concedia que falassem. Estavam então residindo em Jerusalém Judeus piedosos de todas as nações que há debaixo do céu. Logo que se deu este ruído, acudiu muita gente, e ficou pasmada, porque cada um os ouvia falar na sua própria língua. Estavam todos atônitos e admiravam-se, dizendo:</text:p>
            <text:p text:style-name="P32">"Porventura não são Galileus todos estes que falam? Como é que os ouvimos falar cada um de nós a nossa língua materna? Partos, Medos, Elamitas, os que habitam a Mesopotâmia, a Judeia, a Capadócia, o Ponto e a Ásia, a Frígia e a Panfília, o Egito e várias partes da Líbia, vizinhas de Cirene, e <text:soft-page-break/>os vindos de Roma, tanto Judeus como prosélitos, Cretenses e Árabes, todos os ouvimos falar nas nossas línguas das maravilhas de Deus."</text:p>
            <text:p text:style-name="P31"/>
            <text:p text:style-name="P31">Estavam todos atônitos e fora de si, dizendo uns para os outros:</text:p>
            <text:p text:style-name="P31">"Que quer isto dizer?"</text:p>
            <text:p text:style-name="P31"/>
            <text:p text:style-name="P31">Outros, porém, escarnecendo, diziam: </text:p>
            <text:p text:style-name="P31">"Estão cheios de vinho doce."</text:p>
            <text:p text:style-name="P31"/>
            <text:p text:style-name="P31">Então Pedro, apresentando-se com os onze, levantou a voz e disse-lhes: </text:p>
            <text:p text:style-name="P31">"Homens Judeus e vós todos os que habitais em Jerusalém, seja-vos isto conhecido, ouvi atentamente as minhas palavras. Estes homens não estão embriagados, como vós cuidais, pois ainda é a hora terceira do dia; mas isto é o que foi dito pelo profeta Joel: Acontecerá nos últimos dias, diz Deus, que derramarei o meu Espírito sobre toda a carne; e profetizarão vossos filhos e vossas filhas, e os vossos jovens terão visões, e os vossos anciães sonhos. Naqueles dias, derramarei do meu Espírito sobre os meus servos e sobre as minhas servas, e profetizarão. Farei ver prodígios em cima no céu, e sinais em baixo na terra, sangue, fogo e nuvens de fumo. O sol se converterá em trevas, e a lua em sangue, antes que venha o dia grande e glorioso do Senhor. Então acontecerá que todo aquele que invocar o nome do Senhor, será salvo. Varões israelitas, ouvi estas palavras: A Jesus Nazareno, homem acreditado por Deus entre vós, por meio de milagres, prodígios e sinais que Deus operou por meio dele entre vós, como vós mesmos sabeis, a este homem que foi entregue, segundo os desígnios e presciência de Deus, vós o matastes, crucificando-o por mãos de iníquos. Deus o ressuscitou livrando-o dos laços da morte, porquanto era impossível que por esta fosse retido. Com efeito, David <text:soft-page-break/>diz dele: Eu via sempre o Senhor diante de mim, porque ele está à minha direita, para que eu não seja abalado. Por isto se alegrou o meu coração, e exultou a minha língua, e, além disto, a minha carne repousará na esperança, porque não abandonarás a minha alma na habitação dos mortos, nem permitirás que o teu Santo experimente a corrupção. Ensinaste-me os caminhos da vida, e me encherás de alegria com a vista da tua face. Irmãos, seja-me permitido dizer-vos francamente do patriarca David, que ele morreu, foi sepultado, e o seu sepulcro está entre nós até ao dia de hoje. Sendo ele profeta e sabendo que Deus lhe tinha prometido com juramento que um da sua descendência se sentaria sobre o seu trono, profeticamente falou da ressurreição de Cristo, dizendo que não seria deixado na habitação dos mortos, nem a sua carne sujeita à corrupção. A este Jesus ressuscitou Deus, do que todos nós somos testemunhas. Elevado pela dextra de Deus, e tendo recebido do Pai o Espírito Santo prometido, ele o derramou como vós vedes e ouvis. Porque David não subiu ao céu, mas ele mesmo diz: O Senhor disse ao meu Senhor: Senta-te à minha direita, até que eu ponha os teus inimigos por escabelo de teus pés. Saiba, pois, toda a casa de Israel com a maior certeza que Deus constituiu Senhor e Cristo a este Jesus, a quem vós crucificastes."</text:p>
            <text:p text:style-name="P31"/>
            <text:p text:style-name="P31">Ao ouvir estas coisas, ficaram compungidos no seu coração e disseram a Pedro e aos outros Apóstolos: </text:p>
            <text:p text:style-name="P31">"Que devemos fazer irmãos?"</text:p>
            <text:p text:style-name="P31"/>
            <text:p text:style-name="P31">Pedro disse-Ihes: </text:p>
            <text:p text:style-name="P31">"Fazei penitência, e cada um de vós seja batizado, em nome de Jesus Cristo, para remissão de vossos pecados; e recebereis, então, dom do Espírito Santo. Porque a promessa é para vós, para os vossos filhos, para <text:soft-page-break/>todos os que estão longe e para quantos o nosso Deus chamar."</text:p>
            <text:p text:style-name="P31"/>
            <text:p text:style-name="P31">Com outras muitíssimas palavras, os persuadia e exortava, dizendo: </text:p>
            <text:p text:style-name="P31">"Salvai-vos desta geração perversa."</text:p>
            <text:p text:style-name="P31"/>
            <text:p text:style-name="P32">Os que receberam a sua palavra foram baptizados; e ficaram agregadas a eles, naquele dia, cerca de três mil pessoas.</text:p>
            <text:p text:style-name="P33">(At 1, 10 - 2, 41)</text:p>
            <text:p text:style-name="Heading_20_10"><text:bookmark-start text:name="__RefHeading___Toc6058_520937211"/>Padre Nosso<text:bookmark-end text:name="__RefHeading___Toc6058_520937211"/></text:p>
            <text:p text:style-name="P98">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6060_520937211"/>Ave Maria <text:span text:style-name="T6">(x10)</text:span><text:bookmark-end text:name="__RefHeading___Toc6060_520937211"/></text:p>
            <text:p text:style-name="P200"><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Heading_20_10"><text:bookmark-start text:name="__RefHeading___Toc6062_520937211"/>Glória ao Pai<text:bookmark-end text:name="__RefHeading___Toc6062_520937211"/></text:p>
            <text:p text:style-name="P174">Glória ao Pai, ao Filho e ao Espírito Santo, como era no princípio, agora e sempre, pelos séculos dos séculos. Amém.</text:p>
            <text:p text:style-name="Heading_20_10"><text:bookmark-start text:name="__RefHeading___Toc6064_520937211"/><text:span text:style-name="T75">O</text:span><text:span text:style-name="T73">ra</text:span><text:span text:style-name="T74">ção de</text:span><text:span text:style-name="T73"> F</text:span><text:span text:style-name="T74">á</text:span><text:span text:style-name="T73">tima</text:span><text:bookmark-end text:name="__RefHeading___Toc6064_520937211"/></text:p>
            <text:p text:style-name="P281">Ó meu bom Jesus, perdoai-nos, livrai-nos do fogo do inferno, levai as almas todas para o céu e socorrei principalmente as que mais precisarem.</text:p>
            <text:p text:style-name="Heading_20_10"><text:bookmark-start text:name="__RefHeading___Toc6066_520937211"/><text:soft-page-break/>Oração de Fátima(alternativa)<text:bookmark-end text:name="__RefHeading___Toc6066_520937211"/></text:p>
            <text:p text:style-name="P311">Senhor Jesus, perdoai-nos, livrai-nos do fogo do inferno, levai as almas todas para o céu e socorrei principalmente as que mais precisarem da Vossa misericórdia.</text:p>
            <text:p text:style-name="P311"/>
            <text:p text:style-name="P344">Graças ao mistério de Pentecostes, descei em nossas almas. Assim seja.</text:p>
            <text:p text:style-name="Heading_20_10"><text:bookmark-start text:name="__RefHeading___Toc6068_520937211"/><text:span text:style-name="T9">Quarto</text:span> mist<text:span text:style-name="T142">é</text:span>rio glorioso: <text:s text:c="14"/><text:span text:style-name="T141">As</text:span><text:span text:style-name="T9">sunção de Maria</text:span><text:bookmark-end text:name="__RefHeading___Toc6068_520937211"/></text:p>
            <text:p text:style-name="P23">Nós vos oferecemos, Senhor Jesus, esta décima quarta dezena, em honra da ressurreição e triunfal assunção de vossa Mãe ao céu; e vos pedimos, por este mistério e por sua intercessão, uma terna devoção a tão boa mãe. Assim seja.</text:p>
            <text:p text:style-name="P23"/>
            <text:p text:style-name="P23">Então Maria disse:</text:p>
            <text:p text:style-name="P26">"A minha alma glorifica o Senhor; e o meu espírito exulta em Deus meu Salvador, porque lançou os olhos para a baixeza da sua serva. Portanto, eis que, de hoje em diante, todas as gerações me chamarão bem-aventurada. Porque o Todo-poderoso fez em mim grandes coisas, o seu nome é santo. E a sua misericórdia se estende de geração em geração sobre aqueles que o temem. Manifestou o poder do seu braço, dispersou os homens de coração soberbo. Depôs do trono os poderosos, e elevou os humildes. Encheu de bens os famintos, e despediu vazios os ricos. Tomou cuidado de Israel, seu servo, lembrado da sua misericórdia; Conforme tinha prometido a nossos pais, a Abraão e à sua posteridade para sempre".</text:p>
            <text:p text:style-name="P27">(Lc 1, 46-55)</text:p>
            <text:p text:style-name="Heading_20_10"><text:bookmark-start text:name="__RefHeading___Toc6070_520937211"/>Padre Nosso<text:bookmark-end text:name="__RefHeading___Toc6070_520937211"/></text:p>
            <text:p text:style-name="P160"><text:span text:style-name="T45">Padre Nosso, que estais nos Céus, santifica</text:span><text:soft-page-break/><text:span text:style-name="T45">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Heading_20_10"><text:bookmark-start text:name="__RefHeading___Toc6072_520937211"/>Ave Maria <text:span text:style-name="T6">(x10)</text:span><text:bookmark-end text:name="__RefHeading___Toc6072_520937211"/></text:p>
            <text:p text:style-name="P201"><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Heading_20_10"><text:bookmark-start text:name="__RefHeading___Toc6074_520937211"/>Glória ao Pai<text:bookmark-end text:name="__RefHeading___Toc6074_520937211"/></text:p>
            <text:p text:style-name="P175">Glória ao Pai, ao Filho e ao Espírito Santo, como era no princípio, agora e sempre, pelos séculos dos séculos. Amém.</text:p>
            <text:p text:style-name="Heading_20_10"><text:bookmark-start text:name="__RefHeading___Toc6076_520937211"/><text:span text:style-name="T75">O</text:span><text:span text:style-name="T73">ra</text:span><text:span text:style-name="T74">ção de</text:span><text:span text:style-name="T73"> F</text:span><text:span text:style-name="T74">á</text:span><text:span text:style-name="T73">tima</text:span><text:bookmark-end text:name="__RefHeading___Toc6076_520937211"/></text:p>
            <text:p text:style-name="P282">Ó meu bom Jesus, perdoai-nos, livrai-nos do fogo do inferno, levai as almas todas para o céu e socorrei principalmente as que mais precisarem.</text:p>
            <text:p text:style-name="Heading_20_10"><text:bookmark-start text:name="__RefHeading___Toc6078_520937211"/>Oração de Fátima(alternativa)<text:bookmark-end text:name="__RefHeading___Toc6078_520937211"/></text:p>
            <text:p text:style-name="P312">Senhor Jesus, perdoai-nos, livrai-nos do fogo do inferno, levai as almas todas para o céu e socorrei principalmente as que mais precisarem da Vossa misericórdia.</text:p>
            <text:p text:style-name="P312"/>
            <text:p text:style-name="P345">Graças ao mistério da assunção de Maria, descei em nossas almas. Assim seja.</text:p>
            <text:p text:style-name="P345"/>
            <text:p text:style-name="P345"/>
            <text:p text:style-name="P345"/>
            <text:p text:style-name="P345"/>
            <text:p text:style-name="Heading_20_10"><text:bookmark-start text:name="__RefHeading___Toc6080_520937211"/><text:soft-page-break/><text:span text:style-name="T9">Qu</text:span><text:span text:style-name="T142">in</text:span><text:span text:style-name="T9">to</text:span> mist<text:span text:style-name="T142">é</text:span>rio glorioso: <text:s text:c="15"/><text:span text:style-name="T141">As</text:span><text:span text:style-name="T9">sunção de Maria </text:span><text:span text:style-name="T143">no Céu</text:span><text:bookmark-end text:name="__RefHeading___Toc6080_520937211"/></text:p>
            <text:p text:style-name="P299">Nós vos oferecemos, Senhor Jesus, esta décima quinta dezena, em honra da coroação gloriosa de vossa Mãe Santíssima no céu; e vos pedimos, por este mistério e por sua intercessão, a perseverança na graça e a coroa da glória. Assim seja.</text:p>
            <text:p text:style-name="P299"/>
            <text:p text:style-name="P299">O sétimo anjo tocou a trombeta, e ouviram-se no céu grandes vozes, que diziam:</text:p>
            <text:p text:style-name="P299">"O reino deste mundo passou a ser de Nosso Senhor e do seu Cristo, e ele reinará pelos séculos dos séculos."</text:p>
            <text:p text:style-name="P299"/>
            <text:p text:style-name="P299">Então os vinte e quatro anciães, que estão sentados diante de Deus sobre os seus tronos, prostraram-se sobre os seus rostos e adoraram a Deus, dizendo: </text:p>
            <text:p text:style-name="P299">"Graças te damos, Senhor Deus omnipotente, que és e que eras, porque assumiste o teu grande poder e reinaste. As nações irritaram-se (contra ti), mas chegou o teu furor, assim como o tempo de julgar os mortos e de dar a recompensa aos profetas, teus servos, aos santos e aos que temem o teu nome, pequenos e grandes, e de exterminar os que destruíam a terra. Então abriu-se o templo de Deus, o do céu, e apareceu a arca da sua aliança no seu templo. E sobrevieram relâmpagos, vozes, trovões, um terremoto e </text:p>
            <text:p text:style-name="P299">uma grande saraivada.”</text:p>
            <text:p text:style-name="P299"/>
            <text:p text:style-name="P345"><text:span text:style-name="T107">Depois apareceu no céu um grande sinal: uma Mulher vestida de sol, com a lua debaixo de seus pés, e uma coroa de doze estrelas sobre a sua cabeça. Ela está grávida, e clama com dores, atormentada para dar a luz. Foi visto ainda um outro sinal no céu: era um grande Dragão, cor de fogo, que tinha sete cabeças e dez pontas, e nas suas cabeças sete diademas. A sua cauda arrasta a terça </text:span><text:soft-page-break/><text:span text:style-name="T107">parte das estrelas do céu, e precipitou-as na terra. Depois o Dragão parou diante da Mulher, que estava para dar à luz, a fim de devorar o seu filho, logo que ela o tivesse dado à luz. Ela deu à luz um filho varão, que deve reger todas as gentes com vara de ferro. E o seu filho foi arrebatado para Deus e para o seu trono. A Mulher fugiu para o deserto, onde tinha um retiro que Deus lhe havia preparado, para aí a sustentarem durante mil e duzentos e sessenta dias. Houve no céu uma batalha: Miguel e os seus anjos pelejavam contra o Dragão, e o Dragão com os seus anjos pelejava contra ele; porém estes não prevaleceram, nem o seu lugar se encontrou mais no céu. E foi precipitado o grande Dragão, a antiga Serpente, que se chama Demônio e Satanás, que seduz todo o mundo, foi precipitado na terra, e foram precipitados com ele os seus anjos. E ouvi uma grande voz no céu, que dizia: </text:span></text:p>
            <text:p text:style-name="P299">"Agora foi estabelecida a salvação, a força, o reino do nosso Deus e o poder do seu Cristo, porque foi precipitado (do céu) o acusador de nossos irmãos, que os acusava de dia e de noite diante do nosso Deus. Porém eles venceram-no pelo (mérito do) sangue do Cordeiro e pela palavra do seu testemunho, e desprezaram a sua vida, até morrer (por Cristo). Por isso, ó céus, alegrai-vos, e vós os que habitais neles. Ai da terra e do mar, porque o Demônio desceu a vós com grande ira, sabendo que lhe resta pouco tempo (para perder almas)."</text:p>
            <text:p text:style-name="P299"/>
            <text:p text:style-name="P346"><text:span text:style-name="T107">Quando o Dragão se viu precipitado na terra, perseguiu a Mulher que tinha dado à luz o filho varão, mas foram dadas à Mulher duas asas de uma grande águia, a fim de voar para o deserto, ao lugar do seu retiro, onde é sustentada por um tempo, por (dois) tempos e por metade de um tempo, fora da presença da Serpente. Então a Serpente lançou da sua boca, atrás da Mulher, água (de </text:span><text:soft-page-break/><text:span text:style-name="T107">perseguições) como um rio, para fazer que ela fosse arrebatada pela corrente. Porém a terra ajudou a Mulher: abriu a sua boca e enguliu o rio que o Dragão tinha vomitado da sua boca. O Dragão irou-se contra a Mulher e foi fazer guerra aos outros seus descendentes, que guardam os mandamentos de Deus e retêm a confissão de Jesus Cristo. E postou-se sobre a areia do mar.</text:span></text:p>
            <text:p text:style-name="P304">(Ap 11, 15 – 12,18)</text:p>
            <text:p text:style-name="P362"><text:bookmark-start text:name="__RefHeading___Toc6082_520937211"/>Padre Nosso<text:bookmark-end text:name="__RefHeading___Toc6082_520937211"/></text:p>
            <text:p text:style-name="P99">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P362"><text:bookmark-start text:name="__RefHeading___Toc6084_520937211"/>Ave Maria <text:span text:style-name="T6">(x10)</text:span><text:bookmark-end text:name="__RefHeading___Toc6084_520937211"/></text:p>
            <text:p text:style-name="P203"><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P362"><text:bookmark-start text:name="__RefHeading___Toc6086_520937211"/>Glória ao Pai<text:bookmark-end text:name="__RefHeading___Toc6086_520937211"/></text:p>
            <text:p text:style-name="P176">Glória ao Pai, ao Filho e ao Espírito Santo, como era no princípio, agora e sempre, pelos séculos dos séculos. Amém.</text:p>
            <text:p text:style-name="P362"><text:bookmark-start text:name="__RefHeading___Toc6088_520937211"/><text:span text:style-name="T75">O</text:span><text:span text:style-name="T73">ra</text:span><text:span text:style-name="T74">ção de</text:span><text:span text:style-name="T73"> F</text:span><text:span text:style-name="T74">á</text:span><text:span text:style-name="T73">tima</text:span><text:bookmark-end text:name="__RefHeading___Toc6088_520937211"/></text:p>
            <text:p text:style-name="P283">Ó meu bom Jesus, perdoai-nos, livrai-nos do fogo do inferno, levai as almas todas para o céu e socorrei principalmente as que mais precisarem.</text:p>
            <text:p text:style-name="P362"><text:bookmark-start text:name="__RefHeading___Toc6090_520937211"/><text:soft-page-break/>Oração de Fátima(alternativa)<text:bookmark-end text:name="__RefHeading___Toc6090_520937211"/></text:p>
            <text:p text:style-name="P313">Senhor Jesus, perdoai-nos, livrai-nos do fogo do inferno, levai as almas todas para o céu e socorrei principalmente as que mais precisarem da Vossa misericórdia.</text:p>
            <text:p text:style-name="P303"/>
            <text:p text:style-name="P348">Graças ao mistério da coroação de Maria, descei em nossas almas. Assim seja.</text:p>
          </table:table-cell>
        </table:table-row>
      </table:table>
      <text:p text:style-name="P357"/>
      <text:p text:style-name="P357"/>
      <table:table table:name="capitulo3_ladainha" table:style-name="capitulo3_5f_ladainha">
        <table:table-column table:style-name="capitulo3_5f_ladainha.A"/>
        <table:table-column table:style-name="capitulo3_5f_ladainha.B"/>
        <table:table-row table:style-name="TableLine94019026208496">
          <table:table-cell table:style-name="capitulo3_5f_ladainha.A1" office:value-type="string">
            <text:p text:style-name="P76">Gratias infinitas agimus tibi, Summa Regina, propter beneficios de manu tua quotidie accipimus. Digna-te, nunc et semper, sub tuum præsidium suscipire nos. Et ex vi orationis nostræ, salutamus te.</text:p>
            <text:p text:style-name="P76"/>
            <text:p text:style-name="P76"/>
            <text:p text:style-name="P76"/>
            <text:p text:style-name="P76">Salve, Regina, Mater misericordiae, vita, dulc<text:span text:style-name="T144">e</text:span>do et spes nostra, salve. Ad te clamamus, <text:span text:style-name="T144">e</text:span>xsules fiIii Evae. Ad te suspir<text:span text:style-name="T144">a</text:span>mus gem<text:span text:style-name="T144">e</text:span>ntes et flentes in hac lacrim<text:span text:style-name="T144">a</text:span>rum valle. Eia ergo, advoc<text:span text:style-name="T144">a</text:span>ta nostra, illos tuos miseric<text:span text:style-name="T144">o</text:span>rdes <text:span text:style-name="T144">o</text:span>culos ad nos conv<text:span text:style-name="T144">e</text:span>rte. Et Jesum bened<text:span text:style-name="T144">i</text:span>ctum fructum Ventris tui, nobis, post hoc exs<text:span text:style-name="T144">i</text:span>lium, ost<text:span text:style-name="T144">e</text:span>nde. O clemens, o pia, o dulcis Virgo Mar<text:span text:style-name="T144">i</text:span>a.</text:p>
            <text:p text:style-name="P76"/>
            <text:p text:style-name="P76"/>
            <text:p text:style-name="P71">V. ora pro nobis, sancta Dei G<text:span text:style-name="T144">e</text:span>nitrix.</text:p>
            <text:p text:style-name="P76"><text:span text:style-name="T31">R. Ut digni effici</text:span><text:span text:style-name="T35">a</text:span><text:span text:style-name="T31">mur promissi</text:span><text:span text:style-name="T35">o</text:span><text:span text:style-name="T31">nibus </text:span><text:span text:style-name="T36">Christi</text:span><text:span text:style-name="T31">.</text:span></text:p>
            <text:p text:style-name="P388"/>
            <text:p text:style-name="P388">Kyrie, eleison.</text:p>
            <text:p text:style-name="P388"><text:span text:style-name="T31">Kyrie, eleison.</text:span></text:p>
            <text:p text:style-name="P393">Christe, eleison.</text:p>
            <text:p text:style-name="P388"><text:span text:style-name="T31">Christe, eleison.</text:span></text:p>
            <text:p text:style-name="P393">Kyrie, eleison.</text:p>
            <text:p text:style-name="P388"><text:span text:style-name="T31">Kyrie, eleison.</text:span></text:p>
            <text:p text:style-name="P79">Christe, audi nos.</text:p>
            <text:p text:style-name="P390">Christe, exaudi nos.</text:p>
            <text:p text:style-name="P76">Pater de caelis Deus,</text:p>
            <text:p text:style-name="P235">miserere nobis</text:p>
            <text:p text:style-name="P76">Fili, Redemptor mundi, Deus,</text:p>
            <text:p text:style-name="P235">miserere nobis</text:p>
            <text:p text:style-name="P76">Spiritus Sancte Deus,</text:p>
            <text:p text:style-name="P235">miserere nobis</text:p>
            <text:p text:style-name="P76">Sancta Trinitas, unus Deus,</text:p>
            <text:p text:style-name="P235">miserere nobis</text:p>
            <text:p text:style-name="P76"/>
            <text:p text:style-name="P76">Sancta Maria, <text:span text:style-name="T31">ora pro nobis</text:span></text:p>
            <text:p text:style-name="P76">Sancta Dei Genitrix, <text:span text:style-name="T31">ora pro nobis</text:span></text:p>
            <text:p text:style-name="P76">Sancta Virgo virginum, <text:span text:style-name="T31">ora pro nobis</text:span></text:p>
            <text:p text:style-name="P76"><text:soft-page-break/>Mater Christi, <text:span text:style-name="T30">ora pro nobis</text:span></text:p>
            <text:p text:style-name="P76">Mater divinae gratiae, <text:span text:style-name="T30">ora pro nobis</text:span></text:p>
            <text:p text:style-name="P76">Mater purissima, <text:span text:style-name="T30">ora pro nobis</text:span></text:p>
            <text:p text:style-name="P76">Mater castissima, <text:span text:style-name="T30">ora pro nobis</text:span></text:p>
            <text:p text:style-name="P76">Mater inviolata, <text:span text:style-name="T30">ora pro nobis</text:span></text:p>
            <text:p text:style-name="P76">Mater intemerata, <text:span text:style-name="T30">ora pro nobis</text:span></text:p>
            <text:p text:style-name="P76">Mater amabilis, <text:span text:style-name="T30">ora pro nobis</text:span></text:p>
            <text:p text:style-name="P76">Mater admirabilis, <text:span text:style-name="T30">ora pro nobis</text:span></text:p>
            <text:p text:style-name="P76">Mater boni consilii, <text:span text:style-name="T30">ora pro nobis</text:span></text:p>
            <text:p text:style-name="P76">Mater Creatoris, <text:span text:style-name="T30">ora pro nobis</text:span></text:p>
            <text:p text:style-name="P76">Mater Salvatoris, <text:span text:style-name="T30">ora pro nobis</text:span></text:p>
            <text:p text:style-name="P76">Virgo prudentissima, <text:span text:style-name="T30">ora pro nobis</text:span></text:p>
            <text:p text:style-name="P76">Virgo veneranda, <text:span text:style-name="T30">ora pro nobis</text:span></text:p>
            <text:p text:style-name="P76">Virgo praedicanda, <text:span text:style-name="T30">ora pro nobis</text:span></text:p>
            <text:p text:style-name="P76">Virgo potens, <text:span text:style-name="T30">ora pro nobis</text:span></text:p>
            <text:p text:style-name="P76">Virgo Clemens, <text:span text:style-name="T30">ora pro nobis</text:span></text:p>
            <text:p text:style-name="P76">Virgo fidelis, <text:span text:style-name="T30">ora pro nobis</text:span></text:p>
            <text:p text:style-name="P76">Speculum justitiae, <text:span text:style-name="T30">ora pro nobis</text:span></text:p>
            <text:p text:style-name="P76">Sedes sapientiae, <text:span text:style-name="T30">ora pro nobis</text:span></text:p>
            <text:p text:style-name="P76">Causa nostrae laetitiae, <text:span text:style-name="T30">ora pro nobis</text:span></text:p>
            <text:p text:style-name="P76">Vas spirituale, <text:span text:style-name="T30">ora pro nobis</text:span></text:p>
            <text:p text:style-name="P76">Vas honorabile, <text:span text:style-name="T30">ora pro nobis</text:span></text:p>
            <text:p text:style-name="P76">Vas insigne devotionis, <text:span text:style-name="T30">ora pro nobis</text:span></text:p>
            <text:p text:style-name="P76">Rosa mystica, <text:span text:style-name="T30">ora pro nobis</text:span></text:p>
            <text:p text:style-name="P76">Turris Davidica, <text:span text:style-name="T30">ora pro nobis</text:span></text:p>
            <text:p text:style-name="P76">Turris eburnea, <text:span text:style-name="T30">ora pro nobis</text:span></text:p>
            <text:p text:style-name="P76">Domus aurea, <text:span text:style-name="T30">ora pro nobis</text:span></text:p>
            <text:p text:style-name="P76">Foederis arca, <text:span text:style-name="T30">ora pro nobis</text:span></text:p>
            <text:p text:style-name="P76">Janua caeli, <text:span text:style-name="T30">ora pro nobis</text:span></text:p>
            <text:p text:style-name="P76">Stella matutina, <text:span text:style-name="T30">ora pro nobis</text:span></text:p>
            <text:p text:style-name="P76">Salus infirmorum, <text:span text:style-name="T30">ora pro nobis</text:span></text:p>
            <text:p text:style-name="P76">Refugium peccatorum, <text:span text:style-name="T30">ora pro nobis</text:span></text:p>
            <text:p text:style-name="P76">Consolatrix afflictorum, <text:span text:style-name="T30">ora pro nobis</text:span></text:p>
            <text:p text:style-name="P76">Auxilium christianorum, <text:span text:style-name="T30">ora pro nobis</text:span></text:p>
            <text:p text:style-name="P76">Regina angelorum, <text:span text:style-name="T30">ora pro nobis</text:span></text:p>
            <text:p text:style-name="P76">Regina patriarcharum, <text:span text:style-name="T30">ora pro nobis</text:span></text:p>
            <text:p text:style-name="P76">Regina prophetarum, <text:span text:style-name="T30">ora pro nobis</text:span></text:p>
            <text:p text:style-name="P76">Regina apostolorum, <text:span text:style-name="T30">ora pro nobis</text:span></text:p>
            <text:p text:style-name="P76">Regina martyrum, <text:span text:style-name="T30">ora pro nobis</text:span></text:p>
            <text:p text:style-name="P76">Regina confessorum, <text:span text:style-name="T30">ora pro nobis</text:span></text:p>
            <text:p text:style-name="P76">Regina virginum, <text:span text:style-name="T30">ora pro nobis</text:span></text:p>
            <text:p text:style-name="P76">Regina sanctorum omnium, <text:span text:style-name="T30">ora pro nobis</text:span></text:p>
            <text:p text:style-name="P76">Regina sine labe originali concepta, <text:span text:style-name="T30">ora pro nobis</text:span></text:p>
            <text:p text:style-name="P76"><text:soft-page-break/>Regina in caelum assumpta, <text:span text:style-name="T30">ora pro nobis</text:span></text:p>
            <text:p text:style-name="P76">Regina sacratissimi Rosarii, <text:span text:style-name="T30">ora pro nobis</text:span></text:p>
            <text:p text:style-name="P76">Regina pacis, <text:span text:style-name="T30">ora pro nobis</text:span></text:p>
            <text:p text:style-name="P76"><text:span text:style-name="T30"/></text:p>
            <text:p text:style-name="P76">Agnus Dei, qui tollis peccata mundi,</text:p>
            <text:p text:style-name="P235">parce nobis, Domine.</text:p>
            <text:p text:style-name="P76">Agnus Dei, qui tollis peccata mundi,</text:p>
            <text:p text:style-name="P235">exaudi nos, Domine.</text:p>
            <text:p text:style-name="P76">Agnus Dei, qui tollis peccata mundi,</text:p>
            <text:p text:style-name="P235">miserere nobis.</text:p>
            <text:p text:style-name="P76"/>
            <text:p text:style-name="P71">V. ora pro nobis, sancta Dei Genitrix.</text:p>
            <text:p text:style-name="P235">R. Ut digni efficiamur promissionibus Christi.</text:p>
            <text:p text:style-name="P241"/>
            <text:p text:style-name="P243"><text:span text:style-name="T107">Oremus</text:span>:</text:p>
            <text:p text:style-name="P242">Concede nos famulos tuos, quaesumus, Domine Deus, perpetua mentis et corporis sanitate gaudere; et gloriosa Beatae Mariae semper Virginis intercessione a praesenti liberari tristitia, et aeterna perfrui laetitia.</text:p>
            <text:p text:style-name="P242"/>
            <text:p text:style-name="P242">Per Christum Dominum nostrum.</text:p>
            <text:p text:style-name="P81">Am<text:span text:style-name="T147">en</text:span>.</text:p>
            <text:p text:style-name="Heading_20_10"><text:bookmark-start text:name="__RefHeading___Toc6092_520937211"/>Ultima oratio<text:bookmark-end text:name="__RefHeading___Toc6092_520937211"/></text:p>
            <text:p text:style-name="P250">Ave Maria, Filia dilect<text:span text:style-name="T148">i</text:span>ssima Æt<text:span text:style-name="T148">e</text:span>rni P<text:span text:style-name="T148">a</text:span>tris, Mater admir<text:span text:style-name="T148">a</text:span>bilis F<text:span text:style-name="T148">i</text:span>lii, Sponsa fidel<text:span text:style-name="T148">i</text:span>ssima Spiritus Sancti, T<text:span text:style-name="T148">e</text:span>mplum Aug<text:span text:style-name="T148">u</text:span>stum Sanct<text:span text:style-name="T148">i</text:span>ssimæ Trinit<text:span text:style-name="T148">a</text:span>tis. Ave, Filia R<text:span text:style-name="T148">e</text:span>gis! Omnia tibi embrand sunt in cælo et in terra. Ave, ref<text:span text:style-name="T148">u</text:span>gium tutum peccat<text:span text:style-name="T148">o</text:span>rum, Domina misericordiæ. Tu nunquam a te <text:span text:style-name="T148">a</text:span>liquem rep<text:span text:style-name="T148">e</text:span>llis. Etiamsi pecc<text:span text:style-name="T148">a</text:span>tor coram te prosterno et te precor ut a tuo dil<text:span text:style-name="T148">e</text:span>cto Filio I<text:span text:style-name="T148">e</text:span>su obt<text:span text:style-name="T148">i</text:span>neas contriti<text:span text:style-name="T148">o</text:span>nem veniamque omnium me<text:span text:style-name="T148">o</text:span>rum peccat<text:span text:style-name="T148">o</text:span>rum atque divinam sapi<text:span text:style-name="T148">e</text:span>ntiam. Tibi ex t<text:span text:style-name="T148">o</text:span>to me dono et omnia mea. Te el<text:span text:style-name="T148">i</text:span>go, matrem Dominamque meam, ab h<text:span text:style-name="T148">o</text:span>die. H<text:span text:style-name="T148">a</text:span>be me <text:span text:style-name="T148">i</text:span>nfimum tu<text:span text:style-name="T148">o</text:span>rum fili<text:span text:style-name="T148">o</text:span>rum et plus obædi<text:span text:style-name="T148">e</text:span>ntem mancipi<text:span text:style-name="T148">o</text:span>rum. <text:span text:style-name="T148">A</text:span>udi suspirationis cordis mei quod vult te am<text:span text:style-name="T148">a</text:span>re et tibi fid<text:span text:style-name="T148">e</text:span>liter serv<text:span text:style-name="T148">i</text:span>re. Non fiat ut ex omnibus illis qui ad <text:soft-page-break/>te v<text:span text:style-name="T148">e</text:span>nniut ego non ex<text:span text:style-name="T148">a</text:span>udiar. Oh spes mea! Oh vita mea! Oh fid<text:span text:style-name="T148">e</text:span>lis et immacul<text:span text:style-name="T148">a</text:span>ta Virgo Maria! Ex<text:span text:style-name="T148">a</text:span>udi me, def<text:span text:style-name="T148">e</text:span>nde me, nutri me, er<text:span text:style-name="T148">u</text:span>di me et salva me.</text:p>
            <text:p text:style-name="P250"/>
            <text:p text:style-name="P250"/>
            <text:p text:style-name="P250"/>
            <text:p text:style-name="P250"><text:span text:style-name="T148">A</text:span>men.</text:p>
            <text:p text:style-name="P250"/>
            <text:p text:style-name="P251">In nomine Patris, et Filii et Spiritus Sanct<text:span text:style-name="T149">i. Amen.</text:span></text:p>
          </table:table-cell>
          <table:table-cell table:style-name="capitulo3_5f_ladainha.B1" office:value-type="string">
            <text:p text:style-name="P77">Infinitas graças vos damos, ó Soberana Rainha, pelos benefícios que todos os dias recebemos de vossas mãos maternais. Dignai-vos, agora e para sempre tomar-nos debaixo do vosso poderoso amparo e para mais vos agradecer, vos saudamos com uma Salve Regina:</text:p>
            <text:p text:style-name="P77"/>
            <text:p text:style-name="P78">Salve, Rainha, mãe de misericórdia, <text:span text:style-name="T144">v</text:span>ida, doçura, esperança nossa, salve! A Vós bradamos, os degredados filhos de Eva. A Vós suspiramos, gemendo e chorando neste vale de lágrimas. <text:s/>Eia, pois, advogada nossa, esses Vossos olhos misericordiosos a nós volvei. E, depois deste desterro, mostrai-<text:span text:style-name="T144">nos</text:span> Jesus, bendito fruto do Vosso ventre. Ó clemente, ó piedosa, ó doce <text:span text:style-name="T144">(sempre)</text:span> Virgem Maria.</text:p>
            <text:p text:style-name="P78"/>
            <text:p text:style-name="P73"><text:span text:style-name="T146">V. </text:span>rogai por nós, Santa Mãe de Deus.</text:p>
            <text:p text:style-name="P234"><text:span text:style-name="T146">R. P</text:span>ara que sejamos dignos das promessas de Cristo.</text:p>
            <text:p text:style-name="P388"/>
            <text:p text:style-name="P388">Senhor, tende pidedade de nós</text:p>
            <text:p text:style-name="P388"><text:span text:style-name="T31">Senhor, tende pidedade de nós</text:span></text:p>
            <text:p text:style-name="P393">Cristo, tende pidedade de nós</text:p>
            <text:p text:style-name="P388"><text:span text:style-name="T31">Cristo, tende pidedade de nós</text:span></text:p>
            <text:p text:style-name="P393">Senhor, tende pidedade de nós</text:p>
            <text:p text:style-name="P388"><text:span text:style-name="T31">Senhor, tende pidedade de nós</text:span></text:p>
            <text:p text:style-name="P79">Cristo, ouvi-nos</text:p>
            <text:p text:style-name="P390">Cristo, atendei-nos</text:p>
            <text:p text:style-name="P79">Deus Pai do céu,</text:p>
            <text:p text:style-name="P390">tende piedade de nós</text:p>
            <text:p text:style-name="P79">Deus Filho Redentor do mundo,</text:p>
            <text:p text:style-name="P390">tende piedade de nós</text:p>
            <text:p text:style-name="P79">Deus Espírito Santo,</text:p>
            <text:p text:style-name="P390">tende piedade de nós</text:p>
            <text:p text:style-name="P79">Santíssima Trindade, que sois um só Deus,</text:p>
            <text:p text:style-name="P390">tende piedade de nós</text:p>
            <text:p text:style-name="P79"/>
            <text:p text:style-name="P79">Santa Maria, <text:span text:style-name="T31">rogai por nós</text:span></text:p>
            <text:p text:style-name="P79">Santa Mãe de Deus, <text:span text:style-name="T31">rogai por nós</text:span></text:p>
            <text:p text:style-name="P79">Santa Virgem das virgens, <text:span text:style-name="T31"><text:s/>rogai por nós</text:span></text:p>
            <text:p text:style-name="P79"><text:soft-page-break/>Mãe de Cristo, <text:span text:style-name="T30">rogai por nós</text:span></text:p>
            <text:p text:style-name="P79">Mãe da Igreja, <text:span text:style-name="T30">rogai por nós</text:span></text:p>
            <text:p text:style-name="P79">Mãe puríssima, <text:s/><text:span text:style-name="T30">rogai por nós</text:span></text:p>
            <text:p text:style-name="P79">Mãe castíssima, <text:s/><text:span text:style-name="T30">rogai por nós</text:span></text:p>
            <text:p text:style-name="P79">Mãe sempre virgem, <text:span text:style-name="T30">rogai por nós</text:span></text:p>
            <text:p text:style-name="P79">Mãe imaculada, <text:span text:style-name="T30">rogai por nós</text:span></text:p>
            <text:p text:style-name="P79">Mãe digna de amor, <text:span text:style-name="T30">rogai por nós</text:span></text:p>
            <text:p text:style-name="P79">Mãe admirável, <text:span text:style-name="T30">rogai por nós</text:span></text:p>
            <text:p text:style-name="P79">Mãe do bom conselho, <text:span text:style-name="T30">rogai por nós</text:span></text:p>
            <text:p text:style-name="P79">Mãe do Criador, <text:span text:style-name="T30">rogai por nós</text:span></text:p>
            <text:p text:style-name="P79">Mãe do Salvador, <text:span text:style-name="T30">rogai por nós</text:span></text:p>
            <text:p text:style-name="P79">Virgem prudentíssima, <text:span text:style-name="T30">rogai por nós</text:span></text:p>
            <text:p text:style-name="P79">Virgem venerável, <text:span text:style-name="T30">rogai por nós</text:span></text:p>
            <text:p text:style-name="P79">Virgem louvável, <text:span text:style-name="T30">rogai por nós</text:span></text:p>
            <text:p text:style-name="P79">Virgem poderosa, <text:span text:style-name="T30">rogai por nós</text:span></text:p>
            <text:p text:style-name="P79">Virgem clemente, <text:span text:style-name="T30">rogai por nós</text:span></text:p>
            <text:p text:style-name="P79">Virgem fiel, <text:span text:style-name="T30">rogai por nós</text:span></text:p>
            <text:p text:style-name="P79">Espelho d<text:span text:style-name="T145">a justiça</text:span>, <text:span text:style-name="T30">rogai por nós</text:span></text:p>
            <text:p text:style-name="P79">Sede da Sabedoria, <text:span text:style-name="T30">rogai por nós</text:span></text:p>
            <text:p text:style-name="P79">Fonte de nossa alegria, <text:span text:style-name="T30">rogai por nós</text:span></text:p>
            <text:p text:style-name="P79">Vaso espiritual, <text:span text:style-name="T30">rogai por nós</text:span></text:p>
            <text:p text:style-name="P85">Vaso honorífico, <text:span text:style-name="T30">rogai por nós</text:span></text:p>
            <text:p text:style-name="P80">Vaso insígne de devoção, <text:span text:style-name="T39">rogai por nós</text:span></text:p>
            <text:p text:style-name="P80">Rosa mística, <text:span text:style-name="T39">rogai por nós</text:span></text:p>
            <text:p text:style-name="P80">Torre de David, <text:span text:style-name="T39">rogai por nós</text:span></text:p>
            <text:p text:style-name="P80">Torre de marfim, <text:span text:style-name="T39">rogai por nós</text:span></text:p>
            <text:p text:style-name="P80">Casa de ouro, <text:span text:style-name="T39">rogai por nós</text:span></text:p>
            <text:p text:style-name="P80">Arca da aliança, <text:span text:style-name="T39">rogai por nós</text:span></text:p>
            <text:p text:style-name="P80">Porta do céu, <text:span text:style-name="T39">rogai por nós</text:span></text:p>
            <text:p text:style-name="P80">Estrela da manhã, <text:span text:style-name="T39">rogai por nós</text:span></text:p>
            <text:p text:style-name="P80">Saúde dos enfermos, <text:span text:style-name="T39">rogai por nós</text:span></text:p>
            <text:p text:style-name="P80">Refúgio dos pecadores, <text:span text:style-name="T39">rogai por nós</text:span></text:p>
            <text:p text:style-name="P80">Consoladora dos aflitos, <text:span text:style-name="T39">rogai por nós</text:span></text:p>
            <text:p text:style-name="P80">Auxílio dos cristãos, <text:span text:style-name="T39">rogai por nós</text:span></text:p>
            <text:p text:style-name="P80">Rainha dos anjos, <text:span text:style-name="T39">rogai por nós</text:span></text:p>
            <text:p text:style-name="P80">Rainha dos patriarcas, <text:span text:style-name="T39">rogai por nós</text:span></text:p>
            <text:p text:style-name="P80">Rainha dos profetas, <text:span text:style-name="T39">rogai por nós</text:span></text:p>
            <text:p text:style-name="P80">Rainha dos apóstolos, <text:span text:style-name="T39">rogai por nós</text:span></text:p>
            <text:p text:style-name="P80">Rainha dos mártires, <text:span text:style-name="T39">rogai por nós</text:span></text:p>
            <text:p text:style-name="P80">Rainha dos confessores, <text:span text:style-name="T39">rogai por nós</text:span></text:p>
            <text:p text:style-name="P80">Rainha das virgens, <text:span text:style-name="T39">rogai por nós</text:span></text:p>
            <text:p text:style-name="P80">Rainha de todos os santos, <text:span text:style-name="T39">rogai por nós</text:span></text:p>
            <text:p text:style-name="P80">Rainha concebida sem pecado original, <text:span text:style-name="T39">rogai por nós</text:span></text:p>
            <text:p text:style-name="P80"><text:soft-page-break/>Rainha elevada ao céu, <text:span text:style-name="T39">rogai por nós</text:span></text:p>
            <text:p text:style-name="P239">Rainha do sacratíssimo Rosário, <text:span text:style-name="T39">rogai por nós</text:span></text:p>
            <text:p text:style-name="P80">Rainha da paz, <text:span text:style-name="T39">rogai por nós</text:span></text:p>
            <text:p text:style-name="P80"><text:span text:style-name="T39"/></text:p>
            <text:p text:style-name="P240">Cordeiro de Deus, que tirais o pecado do mundo,</text:p>
            <text:p text:style-name="P392">perdoai-nos Senhor.</text:p>
            <text:p text:style-name="P240">Cordeiro de Deus, que tirais o pecado do mundo,</text:p>
            <text:p text:style-name="P392">ouvi-nos Senhor.</text:p>
            <text:p text:style-name="P240">Cordeiro de Deus, que tirais o pecado do mundo,</text:p>
            <text:p text:style-name="P392">tende piedade de nós.</text:p>
            <text:p text:style-name="P80"><text:s/></text:p>
            <text:p text:style-name="P72">V. rogai por nós, Santa Mãe de Deus.</text:p>
            <text:p text:style-name="P236">R. Para que sejamos dignos das promessas de Cristo.</text:p>
            <text:p text:style-name="P80"/>
            <text:p text:style-name="P80"><text:span text:style-name="T107">Oremos</text:span><text:span text:style-name="T31">:</text:span> </text:p>
            <text:p text:style-name="P81">Senhor Deus, nós Vos suplicamos que concedais aos vossos servos perpétua saúde de alma e de corpo; e que, pela gloriosa intercessão da bem-aventurada sempre Virgem Maria, sejamos livres da presente tristeza e gozemos da eterna alegria.</text:p>
            <text:p text:style-name="P81">Por Cristo Nosso Senhor.</text:p>
            <text:p text:style-name="P81">Amém.</text:p>
            <text:p text:style-name="Heading_20_10"><text:bookmark-start text:name="__RefHeading___Toc6094_520937211"/>Saudação final<text:bookmark-end text:name="__RefHeading___Toc6094_520937211"/></text:p>
            <text:p text:style-name="P51">Eu vos saúdo, Maria, Filha bem-amada do eterno Pai, Mãe admirável do Filho, Esposa mui fiel do Espírito Santo, templo augusto da santíssima trindade; eu vos saúdo soberana Princesa, a quem tudo está submisso no céu e na terra; eu vos saúdo, seguro refúgio dos pecadores, nossa Senhora da Misericórdia, que jamais repeliste pessoa alguma. <text:span text:style-name="T148">P</text:span>ecador que sou, me prostro aos vossos pés, e vos peço de me obter de Jesus, vosso amado filho, a contrição e o perdão de todos os meus pecados, e a divina sabedoria. Eu me consagro todo a vós, com tudo o que possuo. Eu vos tomo, hoje, por minha Mãe e Senhora. Tratai-me, pois, como o último de vossos filhos e o mais obediente de vossos escravos. Atendei, minha Princesa, atendei <text:soft-page-break/>aos suspiros de um coração que deseja amar-vos e servi-vos fielmente. Que ninguém diga que, entre todos que a vós recorreram, seja eu o primeiro desamparado. Ó minha esperança, Ó minha vida, Ó minha fiel e imaculada Virgem Maria defendei-me, nutri-me, escutai-me, instruí-me, salvai-me. </text:p>
            <text:p text:style-name="P51">Assim seja.</text:p>
            <text:p text:style-name="P51"/>
            <text:p text:style-name="P51">Em Nome do Pai, do Filho e do Espírito Santo. Amém.</text:p>
          </table:table-cell>
        </table:table-row>
      </table:table>
      <text:p text:style-name="P358"/>
      <table:table table:name="capitulo4_metodo_de_santificacao" table:style-name="capitulo4_5f_metodo_5f_de_5f_santificacao">
        <table:table-column table:style-name="capitulo4_5f_metodo_5f_de_5f_santificacao.A"/>
        <table:table-column table:style-name="capitulo4_5f_metodo_5f_de_5f_santificacao.B"/>
        <table:table-row table:style-name="TableLine94019026229056">
          <table:table-cell table:style-name="capitulo4_5f_metodo_5f_de_5f_santificacao.A1" office:value-type="string">
            <text:p text:style-name="Heading_20_10"><text:bookmark-start text:name="__RefHeading___Toc6096_520937211"/><text:span text:style-name="T13">O</text:span>ratio ad <text:span text:style-name="T13">S</text:span>anctum Michaelem <text:s text:c="7"/>Archangelum<text:bookmark-end text:name="__RefHeading___Toc6096_520937211"/></text:p>
            <text:p text:style-name="P23">Sancte Michael Archangele, defende nos in praelio,contra nequitias et insidias diaboli esto praesidium:Imperet illi Deus, supplices deprecamur,tuque, Princeps militiae caelestis,satanam aliosque spiritus malignos,qui ad perditionem animarum pervagantur in mundo,divina virtute in infernum detrude. Amen.</text:p>
          </table:table-cell>
          <table:table-cell table:style-name="capitulo4_5f_metodo_5f_de_5f_santificacao.B1" office:value-type="string">
            <text:h text:style-name="P378" text:outline-level="2"><text:bookmark-start text:name="__RefHeading___Toc7075_520937211"/>Oração a São Miguel Arcanjo<text:bookmark-end text:name="__RefHeading___Toc7075_520937211"/></text:h>
            <text:p text:style-name="P52">São Miguel Arcanjo, protegei-nos no combate, cobri-nos com o vosso escudo contra os embustes e ciladas do demônio. Subjugue-o Deus, instantemente o pedimos; e vós, príncipe da milícia celeste, pelo divino poder, precipitai no inferno a satanás e aos outros espíritos malignos, que andam pelo mundo para perder as almas. Amém.</text:p>
          </table:table-cell>
        </table:table-row>
      </table:table>
      <text:p text:style-name="P38"/>
      <text:p text:style-name="P53">Depois segue-se com o a ladainha de Nossa Senhora <text:span text:style-name="T10">(pg. 55), PORÉM, sem a recitação do </text:span><text:span text:style-name="T67">In nomine Patris, et Filii et Spiritus Sancti.</text:span><text:span text:style-name="T61"> E segue-se então com </text:span><text:span text:style-name="T62">a oração de São José.</text:span></text:p>
      <text:h text:style-name="P379" text:outline-level="2"><text:bookmark-start text:name="__RefHeading___Toc6100_520937211"/>Oração a São José<text:bookmark-end text:name="__RefHeading___Toc6100_520937211"/></text:h>
      <text:p text:style-name="P46">A vós, São José, recorremos em nossa tribulação e, depois de ter implorado o auxílio de Vossa Santíssima Esposa, cheios de confiança solicitamos o vosso patrocínio. Por esse laço sagrado de caridade, que os uniu à Virgem Imaculada, Mãe de Deus, pelo amor paternal que tivestes ao Menino Jesus, ardentemente vos suplicamos que lanceis um olhar benigno para a herança que Jesus conquistou com seu sangue, e nos socorrais em nossas necessidades com o vosso auxílio e poder. Protegei, ó Guarda providente da Divina Família, a raça eleita de Jesus Cristo. Afastai para longe de nós, ó Pai amantíssimo, a peste do erro e do vício.</text:p>
      <text:p text:style-name="P46"/>
      <text:p text:style-name="P46">Assisti-nos do alto do céu, ó nosso fortíssimo sustentáculo, na luta contra o poder das trevas; assim como outrora salvastes da morte a vida do Menino Jesus, assim também defendei agora a Santa Igreja de Deus contra as ciladas de seus inimigos e contra toda adversidade. Amparai a cada um de nós com o vosso constante patrocínio, a fim de que, a vosso exemplo, e sustentados com vosso auxílio, possamos viver virtuosamente, morrer piedosamente e obter, no céu, a eterna bem-aventurança. <text:span text:style-name="T31">Assim seja.</text:span></text:p>
      <text:p text:style-name="P65"/>
      <text:p text:style-name="P65"/>
      <text:p text:style-name="P47"><text:soft-page-break/><text:span text:style-name="T107">Senhor, daí-nos sacerdotes. </text:span><text:span text:style-name="T19">(</text:span><text:span text:style-name="T21">os outros repetem</text:span><text:span text:style-name="T19">)</text:span></text:p>
      <text:p text:style-name="P48"><text:span text:style-name="T107">Senhor, daí-nos santos sacerdotes. </text:span><text:span text:style-name="T19">(</text:span><text:span text:style-name="T21">os outros repetem</text:span><text:span text:style-name="T19">)</text:span></text:p>
      <text:p text:style-name="P48"><text:span text:style-name="T107">Senhor, daí-nos muitos santos sacerdotes. </text:span><text:span text:style-name="T19">(</text:span><text:span text:style-name="T21">os outros repetem</text:span><text:span text:style-name="T19">)</text:span></text:p>
      <text:p text:style-name="P48"><text:span text:style-name="T107">Senhor, daí-nos muitas santas vocações religiosas. </text:span><text:span text:style-name="T19">(</text:span><text:span text:style-name="T21">os outros repetem</text:span><text:span text:style-name="T19">)</text:span></text:p>
      <text:p text:style-name="P48"><text:span text:style-name="T107">Senhor, daí-nos famílias católicas. </text:span><text:span text:style-name="T19">(</text:span><text:span text:style-name="T21">os outros repetem</text:span><text:span text:style-name="T19">)</text:span></text:p>
      <text:p text:style-name="P66">Ó doce coração de Maria, sede nossa salvação.</text:p>
      <text:p text:style-name="P66">Jesus Manso e Humilde de coração, fazei nosso coração semelhante ao Vosso.</text:p>
      <text:p text:style-name="P66"/>
      <table:table table:name="capitulo4_angelus" table:style-name="capitulo4_5f_angelus">
        <table:table-column table:style-name="capitulo4_5f_angelus.A"/>
        <table:table-column table:style-name="capitulo4_5f_angelus.B"/>
        <table:table-row table:style-name="capitulo4_5f_angelus.1">
          <table:table-cell table:style-name="capitulo4_5f_angelus.A1" office:value-type="string">
            <text:p text:style-name="Heading_20_10"><text:bookmark-start text:name="__RefHeading___Toc6102_520937211"/>Angelus<text:bookmark-end text:name="__RefHeading___Toc6102_520937211"/></text:p>
            <text:p text:style-name="P43">V. Angelus Domini nuntiavit Mariae.</text:p>
            <text:p text:style-name="P238">R. Et concepit de Spiritu Sancto.</text:p>
            <text:p text:style-name="Heading_20_10"><text:bookmark-start text:name="__RefHeading___Toc6104_520937211"/>Ave Maria<text:bookmark-end text:name="__RefHeading___Toc6104_520937211"/></text:p>
            <text:p text:style-name="P161"><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43"/>
            <text:p text:style-name="P43"/>
            <text:p text:style-name="P43">V. Ecce ancílla dómini.</text:p>
            <text:p text:style-name="P238">R. Fiat mihi secúndum verbum tuum.</text:p>
            <text:p text:style-name="P63"/>
            <text:p text:style-name="Heading_20_10"><text:bookmark-start text:name="__RefHeading___Toc6106_520937211"/>Ave Maria<text:bookmark-end text:name="__RefHeading___Toc6106_520937211"/></text:p>
            <text:p text:style-name="P162"><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r Dei, </text:span><text:span text:style-name="T64">ora pro nobis peccatoribus,</text:span><text:span text:style-name="T43"> nunc, et in hora mortis nostræ. Amen.</text:span></text:p>
            <text:p text:style-name="P43"/>
            <text:p text:style-name="P43"/>
            <text:p text:style-name="P43"><text:span text:style-name="T150">V. </text:span>Et Verbum caro factum est.</text:p>
            <text:p text:style-name="P238"><text:span text:style-name="T150">R. </text:span>Et habitávit in nobis.</text:p>
            <text:p text:style-name="Heading_20_10"><text:bookmark-start text:name="__RefHeading___Toc6108_520937211"/>Ave Maria<text:bookmark-end text:name="__RefHeading___Toc6108_520937211"/></text:p>
            <text:p text:style-name="P162"><text:span text:style-name="T43">Ave Maria, gratia plena, D</text:span><text:span text:style-name="T44">o</text:span><text:span text:style-name="T43">minus tecum. Bened</text:span><text:span text:style-name="T44">i</text:span><text:span text:style-name="T43">cta tu in muli</text:span><text:span text:style-name="T44">e</text:span><text:span text:style-name="T43">ribus, et bened</text:span><text:span text:style-name="T44">i</text:span><text:span text:style-name="T43">ctus fructus ventris tui, Iesus. Sancta Maria, Ma</text:span><text:soft-page-break/><text:span text:style-name="T43">ter Dei, </text:span><text:span text:style-name="T64">ora pro nobis peccatoribus,</text:span><text:span text:style-name="T43"> nunc, et in hora mortis nostræ. Amen.</text:span></text:p>
            <text:p text:style-name="P44"/>
            <text:p text:style-name="P43"/>
            <text:p text:style-name="P74">V. ora pro nobis, sancta Dei Genitrix.</text:p>
            <text:p text:style-name="P86"><text:span text:style-name="T31">R. Ut digni efficiamur promissionibus Christi.</text:span><text:span text:style-name="T151"> </text:span></text:p>
            <text:p text:style-name="P43"/>
            <text:p text:style-name="P44">Or<text:span text:style-name="T150">e</text:span>mus:</text:p>
            <text:p text:style-name="P64">Grátiam tuam, quaésumus, Dómine, méntibus nostri infúnde; ut qui, ángelo nuntiánte, Christi Fílii tui encarnatiónem cognóvimus, per passiónem eius et crucem, ad resurrectiónis glóriam perducámur. Per eúmdem Christum dóminum nostrum.</text:p>
            <text:p text:style-name="P45"><text:span text:style-name="T37">R. </text:span><text:span text:style-name="T31">Amen.</text:span></text:p>
            <text:p text:style-name="Heading_20_10"><text:bookmark-start text:name="__RefHeading___Toc6110_520937211"/>Leitura da Epístola do dia<text:bookmark-end text:name="__RefHeading___Toc6110_520937211"/></text:p>
            <text:p text:style-name="P257">(faz-se a leitura piedosa da <text:span text:style-name="T153">E</text:span>pistola do dia)</text:p>
            <text:p text:style-name="P252">V. Verbum Domini.</text:p>
            <text:p text:style-name="P49"><text:span text:style-name="T65">R. Deo Gratias</text:span><text:span text:style-name="T68">.</text:span></text:p>
            <text:p text:style-name="Heading_20_10"><text:bookmark-start text:name="__RefHeading___Toc6112_520937211"/>Leitura do Evangelho do dia<text:bookmark-end text:name="__RefHeading___Toc6112_520937211"/></text:p>
            <text:p text:style-name="P248">V. Dominus vobiscum.</text:p>
            <text:p text:style-name="P246">R. Et cum spiritu tuo.</text:p>
            <text:p text:style-name="P50"><text:span text:style-name="T107">V. Lectio sancti Evangelii secundum (completa-se com o </text:span><text:span text:style-name="T19">nome latinizado do evangelista</text:span><text:span text:style-name="T107">).</text:span></text:p>
            <text:p text:style-name="P256">(todos traçam o sinal da cruz sobre a testa, boca e peito, usando o polegar)</text:p>
            <text:p text:style-name="P244">R. Gloria tibi, Domine.</text:p>
            <text:p text:style-name="P256">(faz-se a leitura piedosa do Evangelho do dia)</text:p>
            <text:p text:style-name="P249">V. Verbum Domini.</text:p>
            <text:p text:style-name="P244">R. Laus tibi, Christe.</text:p>
            <text:p text:style-name="Heading_20_10"><text:bookmark-start text:name="__RefHeading___Toc6114_520937211"/>Confiteor<text:bookmark-end text:name="__RefHeading___Toc6114_520937211"/></text:p>
            <text:p text:style-name="P54">Confiteor Deo omnipotenti, beatae Mariae semper Virgini, beato Michaeli Archangelo, beato Ioanni Baptistae, sanctis Apostolis Petro et Paulo, et omnibus Sanctis, quia <text:soft-page-break/>peccavi nimis cogitatione, verbo et opere: <text:span text:style-name="T22">(diz-se agora batendo no peito três vezes)</text:span><text:span text:style-name="T31"> mea culpa, mea culpa, mea maxima culpa.</text:span> Ideo precor beatam Mariam semper Virginem, beatum Michaelem Archangelum, beatum Ioannem Baptistam, sanctos Apostolos Petrum et Paulum, et omnes Sanctos, orare pro me ad Dominum Deum nostrum. Amen.</text:p>
          </table:table-cell>
          <table:table-cell table:style-name="capitulo4_5f_angelus.B1" office:value-type="string">
            <text:h text:style-name="P380" text:outline-level="2"><text:bookmark-start text:name="__RefHeading___Toc6116_520937211"/>Angelus<text:bookmark-end text:name="__RefHeading___Toc6116_520937211"/></text:h>
            <text:p text:style-name="P36">V. O Anjo do Senhor anunciou a Maria.</text:p>
            <text:p text:style-name="P237">R. E ela concebeu do Espírito Santo.</text:p>
            <text:p text:style-name="Heading_20_10"><text:bookmark-start text:name="__RefHeading___Toc6118_520937211"/>Ave Maria<text:bookmark-end text:name="__RefHeading___Toc6118_520937211"/></text:p>
            <text:p text:style-name="P202"><text:span text:style-name="T45">Ave Maria, cheia de graça, o Senhor é convosco. </text:span><text:span text:style-name="T43">Bendita sois vós entre as mulheres, e bendito é o fruto do vosso ventre, Jesus. Santa Maria, mãe de Deus, </text:span><text:span text:style-name="T64">rogai por nós, pecadores,</text:span><text:span text:style-name="T43"> agora, e na hora de nossa morte. Amém.</text:span></text:p>
            <text:p text:style-name="P22"/>
            <text:p text:style-name="P36">V. Eis aqui a serva do Senhor.</text:p>
            <text:p text:style-name="P237">R. Faça-se em mim segundo a Vossa vontade.</text:p>
            <text:p text:style-name="Heading_20_10"><text:bookmark-start text:name="__RefHeading___Toc6120_520937211"/>Ave Maria<text:bookmark-end text:name="__RefHeading___Toc6120_520937211"/></text:p>
            <text:p text:style-name="P230"><text:span text:style-name="T45">Ave Maria, cheia de graça, o Senhor é convosco. </text:span><text:span text:style-name="T43">Bendita sois vós entre as mulheres, e bendito é o fruto do vosso ventre, Jesus. Santa Maria, mãe de Deus, rogai por nós, pecadores, agora, e na hora de nossa morte. Amém.</text:span></text:p>
            <text:p text:style-name="P36"/>
            <text:p text:style-name="P36">V. E o Verbo se fez carne.</text:p>
            <text:p text:style-name="P237">R. E habitou entre nós.</text:p>
            <text:p text:style-name="Heading_20_10"><text:bookmark-start text:name="__RefHeading___Toc6122_520937211"/>Ave Maria<text:bookmark-end text:name="__RefHeading___Toc6122_520937211"/></text:p>
            <text:p text:style-name="P230"><text:span text:style-name="T45">Ave Maria, cheia de graça, o Senhor é convosco. </text:span><text:span text:style-name="T43">Bendita sois vós entre as mulheres, e bendito é o fruto do vosso ventre, Jesus. </text:span><text:soft-page-break/><text:span text:style-name="T43">Santa Maria, mãe de Deus, rogai por nós, pecadores, agora, e na hora de nossa morte. Amém.</text:span></text:p>
            <text:p text:style-name="P126"/>
            <text:p text:style-name="P36">V. <text:span text:style-name="T107">rogai por nós</text:span>, Santa Mãe de Deus.</text:p>
            <text:p text:style-name="P237">R. Para que sejamos dignos das promessas de Cristo.</text:p>
            <text:p text:style-name="P69"/>
            <text:p text:style-name="P37">Oremos:</text:p>
            <text:p text:style-name="P37">Infundi senhor em nossas almas a vossas graça, para que nós, que conhecemos pela anunciação do anjo, a encarnação de Jesus Cristo, Vosso Filho, cheguemos por sua paixão e morte na Cruz, à glória d<text:span text:style-name="T150">a</text:span> ressureição, pelo mesmo Jesus Cristo Nosso Senho.</text:p>
            <text:p text:style-name="P237">R. Am<text:span text:style-name="T152">é</text:span>m.</text:p>
            <text:p text:style-name="Heading_20_10"><text:bookmark-start text:name="__RefHeading___Toc6124_520937211"/>Leitura da Epístola do dia<text:bookmark-end text:name="__RefHeading___Toc6124_520937211"/></text:p>
            <text:p text:style-name="P257">(faz-se a leitura piedosa da <text:span text:style-name="T153">E</text:span>pistola do dia)</text:p>
            <text:p text:style-name="P252">V. Palavra do Senhor.</text:p>
            <text:p text:style-name="P254"><text:span text:style-name="T41">R. Graças a Deus</text:span><text:span text:style-name="T51">.</text:span></text:p>
            <text:p text:style-name="Heading_20_10"><text:bookmark-start text:name="__RefHeading___Toc6126_520937211"/>Leitura do Evangelho do dia<text:bookmark-end text:name="__RefHeading___Toc6126_520937211"/></text:p>
            <text:p text:style-name="P255"><text:span text:style-name="T41">V. </text:span><text:span text:style-name="T52">O Senhor esteja convosco</text:span><text:span text:style-name="T41">.</text:span></text:p>
            <text:p text:style-name="P253"><text:span text:style-name="T41">R. </text:span><text:span text:style-name="T52">E com o teu espírito</text:span><text:span text:style-name="T41">.</text:span></text:p>
            <text:p text:style-name="P50"><text:span text:style-name="T107">V. </text:span><text:span text:style-name="T114">Proclamação do Evangelho segundo</text:span><text:span text:style-name="T107"> (completa-se com o </text:span><text:span text:style-name="T19">nome do evangelista</text:span><text:span text:style-name="T107">).</text:span></text:p>
            <text:p text:style-name="P70"/>
            <text:p text:style-name="P256">(todos traçam o sinal da cruz sobre a testa, boca e peito, usando o polegar)</text:p>
            <text:p text:style-name="P244">R. <text:span text:style-name="T154">Glória a Vós</text:span>, <text:span text:style-name="T154">Senhor</text:span>.</text:p>
            <text:p text:style-name="P256">(faz-se a leitura piedosa do Evangelho do dia)</text:p>
            <text:p text:style-name="P244"><text:span text:style-name="T107">V. </text:span><text:span text:style-name="T115">Palavra do Senhor</text:span><text:span text:style-name="T107">.</text:span></text:p>
            <text:p text:style-name="P245">R. <text:span text:style-name="T154">Louvado seja</text:span>, <text:span text:style-name="T154">Cristo</text:span>.</text:p>
            <text:h text:style-name="P381" text:outline-level="2"><text:bookmark-start text:name="__RefHeading___Toc6128_520937211"/>Confesso<text:bookmark-end text:name="__RefHeading___Toc6128_520937211"/></text:h>
            <text:p text:style-name="P247">Confesso a Deus Todo-poderoso, à bem-aventurada sempre Virgem Maria, ao bem-aventurado Miguel Arcanjo, ao bem-aventurado João Batista, aos santos Apóstolos Pe<text:soft-page-break/>dro e Paulo, e a todos os santos, que pequei muitas vezes por pensamentos, palavras e ações, <text:span text:style-name="T22">(diz-se agora batendo no peito três vezes)</text:span> <text:span text:style-name="T31">por minha culpa, minha culpa, minha máxima culpa.</text:span> Por isso, peço à bem-aventurada sempre Virgem Maria, ao bem-aventurado Miguel Arcanjo, ao bem-aventurado João Batista, aos santos Apóstolos Pedro e Paulo, e a todos os santos, que oreis por mim a Deus, Nosso Senhor. Amém.</text:p>
          </table:table-cell>
        </table:table-row>
      </table:table>
      <text:h text:style-name="P382" text:outline-level="2"><text:bookmark-start text:name="__RefHeading___Toc6130_520937211"/>Comunhão espiritual<text:bookmark-end text:name="__RefHeading___Toc6130_520937211"/></text:h>
      <text:p text:style-name="P67">Creio, meu Jesus, que estais presente no Santíssimo Sacramento do Altar. Amo-Vos sobre todas as coisas e minha alma suspira por Vós. Mas como agora não posso receber-Vos sacramentalmente, vinde espiritualmente ao meu coração. E como se Vos tivesse recebido, uno-me inteiramente a Vós; não consintais, Senhor, que de Vós jamais me separe. Ó Jesus, Sumo Bem, tocai-me o coração e inflamai-me no Vosso divino amor, e que nele permaneça abrasado para sempre. Amém.</text:p>
      <text:p text:style-name="P67"/>
      <text:p text:style-name="P68">Em seguida deve-se meditar. Por respeito, ao menos cinco minutos.</text:p>
      <text:p text:style-name="P68"/>
      <table:table table:name="capitulo4_anima_christi" table:style-name="capitulo4_5f_anima_5f_christi">
        <table:table-column table:style-name="capitulo4_5f_anima_5f_christi.A"/>
        <table:table-column table:style-name="capitulo4_5f_anima_5f_christi.B"/>
        <table:table-row table:style-name="capitulo4_5f_anima_5f_christi.1">
          <table:table-cell table:style-name="capitulo4_5f_anima_5f_christi.A1" office:value-type="string">
            <text:p text:style-name="Heading_20_10"><text:bookmark-start text:name="__RefHeading___Toc6132_520937211"/>Anima Christi<text:bookmark-end text:name="__RefHeading___Toc6132_520937211"/></text:p>
            <text:p text:style-name="P55">Anima Christi, sanctifica me.</text:p>
            <text:p text:style-name="P55">Corpus Christi, salva me.</text:p>
            <text:p text:style-name="P55">Sanguis Christi, inebria me.</text:p>
            <text:p text:style-name="P55">Aqua lateris Christi, lava me.</text:p>
            <text:p text:style-name="P55">Passio Christi, conforta me.</text:p>
            <text:p text:style-name="P55">O bone Iesu, exaudi me.</text:p>
            <text:p text:style-name="P55">Intra tua vulnera absconde me.</text:p>
            <text:p text:style-name="P55">Ne permittas me separari a te.</text:p>
            <text:p text:style-name="P55">Ab hoste maligno defende me.</text:p>
            <text:p text:style-name="P55">In hora mortis meæ voca me.</text:p>
            <text:p text:style-name="P55">Et iube me venire ad te,</text:p>
            <text:p text:style-name="P55">ut cum Sanctis tuis laudem te</text:p>
            <text:p text:style-name="P55">in saecula saeculorum.</text:p>
            <text:p text:style-name="P55">Amen.</text:p>
          </table:table-cell>
          <table:table-cell table:style-name="capitulo4_5f_anima_5f_christi.B1" office:value-type="string">
            <text:h text:style-name="P383" text:outline-level="2"><text:bookmark-start text:name="__RefHeading___Toc6134_520937211"/>Alma de Cristo<text:bookmark-end text:name="__RefHeading___Toc6134_520937211"/></text:h>
            <text:p text:style-name="P56">Alma de Cristo, santificai-me.</text:p>
            <text:p text:style-name="P56">Corpo de Cristo, salvai-me.</text:p>
            <text:p text:style-name="P56">Sangue de Cristo, inebriai-me.</text:p>
            <text:p text:style-name="P56">Água do lado de Cristo, lavai-me.</text:p>
            <text:p text:style-name="P56">Paixão de Cristo, confortai-me.</text:p>
            <text:p text:style-name="P56">Ó bom Jesus, ouvi-me.</text:p>
            <text:p text:style-name="P56">Dentro de Vossas chagas, escondei-me.</text:p>
            <text:p text:style-name="P56">Não permitais que me separe de Vós.</text:p>
            <text:p text:style-name="P56">Do espírito maligno, defendei-me.</text:p>
            <text:p text:style-name="P56">Na hora da minha morte, chamai-me</text:p>
            <text:p text:style-name="P56">e mandai- me ir para Vós,</text:p>
            <text:p text:style-name="P56">para que com os vossos Santos Vos louve</text:p>
            <text:p text:style-name="P56">por todos os séculos dos séculos.</text:p>
            <text:p text:style-name="P56">Amém.</text:p>
          </table:table-cell>
        </table:table-row>
      </table:table>
      <text:h text:style-name="P384" text:outline-level="2"><text:bookmark-start text:name="__RefHeading___Toc6136_520937211"/>Oração reparadora de Fátima<text:bookmark-end text:name="__RefHeading___Toc6136_520937211"/></text:h>
      <text:p text:style-name="P57">Ó Jesus, é por Vosso amor, pela conversão dos pecadores e em reparação ao Imaculado Coração de Maria e pelo Santo Padre, o Papa.</text:p>
      <text:p text:style-name="P58"><text:soft-page-break/>Meu Deus, eu creio, adoro, espero e amo-Vos. Peço-Vos perdão para os que não crêem, não adoram, não esperam e não Vos amam. Santíssima Trindade, Pai, Filho e Espírito Santo, adoro-Vos profundamente e ofereço-Vos o preciosíssimo Corpo, Sangue, Alma e Divindade de Jesus Cristo, presente em todos os sacrários da terra, em reparação dos ultrajes, sacrilégios e indiferenças com que Ele mesmo é ofendido. E pelos méritos infinitos do Seu Santíssimo Coração e do Coração Imaculado de Maria, peço-Vos a conversão dos pobres pecadores.</text:p>
      <text:h text:style-name="P385" text:outline-level="2"><text:bookmark-start text:name="__RefHeading___Toc6138_520937211"/>Oração para ser feita diante da imagem de Jesus Crucificado<text:bookmark-end text:name="__RefHeading___Toc6138_520937211"/></text:h>
      <text:p text:style-name="P59">Eis-me aqui, ó bom e dulcíssimo Jesus! De joelhos me prostro em Vossa presença e Vos peço e suplico, com todo o fervor da minha alma, que Vos digneis gravar no meu coração os mais vivos sentimentos de Fé, Esperança e Caridade, verdadeiro arrependimento de meus pecados e firme propósito de emenda, enquanto por mim próprio considero e em espírito contemplo com grande afeto e dor, as Vossas cinco chagas, tendo presentes as palavras que já o profeta David punha em Vossa boca, ó Bom Jesus: “Transpassaram minhas mãos e meus pés e contaram todos os meus ossos”.</text:p>
      <text:p text:style-name="Heading_20_10"><text:bookmark-start text:name="__RefHeading___Toc6140_520937211"/>Benção final<text:bookmark-end text:name="__RefHeading___Toc6140_520937211"/></text:p>
      <text:p text:style-name="P59">Que o Senhor nos abençoe, nos defenda de todo o mal e nos conduza à vida eterna. E que as almas de todos os fiéis defuntos, pela misericórdia de Deus, descansem em paz.</text:p>
      <text:p text:style-name="P59">R. Amém.</text:p>
      <text:p text:style-name="P59"/>
      <text:p text:style-name="P395"/>
      <table:table table:name="capitulo_5_exo_men" table:style-name="capitulo_5f_5_5f_exo_5f_men">
        <table:table-column table:style-name="capitulo_5f_5_5f_exo_5f_men.A"/>
        <table:table-column table:style-name="capitulo_5f_5_5f_exo_5f_men.B"/>
        <table:table-row table:style-name="capitulo_5f_5_5f_exo_5f_men.1">
          <table:table-cell table:style-name="capitulo_5f_5_5f_exo_5f_men.A1" office:value-type="string">
            <text:p text:style-name="P231">In nómine Pátris, et Fílii, et Spirítus Sancti. Amen.</text:p>
            <text:p text:style-name="Heading_20_10">Psalmus LXVII</text:p>
            <text:p text:style-name="P231">Exsúrgat Deus et dissipéntur inimíci ejus: et fúgiant qui odérunt eum a fácie ejus.</text:p>
            <text:p text:style-name="P231"/>
            <text:p text:style-name="P231">Sicut déficit fumus defíciant; sicut fluit cera a fácie ígnis, sic péreant peccatóres a fácie Dei.</text:p>
            <text:p text:style-name="Heading_20_10">Psalmus XXXIV</text:p>
            <text:p text:style-name="P231">Júdica Dómine nocéntes me; expúgna impugnántes me.</text:p>
            <text:p text:style-name="P231">Confundántur et revereántur quaeréntes ánimam meam.</text:p>
            <text:p text:style-name="P231">Avertántur retrórsum et confundántur, cogitántes míhi mála.</text:p>
            <text:p text:style-name="P231">Fíant táamquam púlvis ante fáciem vénti: et Ángelus Dómini coárctans eos.</text:p>
            <text:p text:style-name="P231">Fiat via illórum ténebrae, et lúbricum: et Ángelus Dómini pérsequens eos.</text:p>
            <text:p text:style-name="P231">Quóniam grátis abscondérunt míhi intéritum láquei sui: supervácue exprobravérunt ánimam meam.</text:p>
            <text:p text:style-name="P231">Véniat illi láqueus quem ignórat; et cáptio quam abscóndit, aprehéndat eum: et in láqueum cádat in ipsum.</text:p>
            <text:p text:style-name="P232">Ánima áutem mea exsultábit in Dómino: et delectábitur super salutári suo.</text:p>
            <text:p text:style-name="P232">Glória Pátri, et Fílio, et Spirítui Sancto. Sícut érat in princípio et nunc et semper, et in saécula saéculórum.</text:p>
            <text:p text:style-name="P232">Amen.</text:p>
            <text:p text:style-name="Heading_20_10">Ad S. Michaelem Archangelum</text:p>
            <text:p text:style-name="P231">Prínceps gloriosíssime coeléstis milítiae, sancte Míchael Archángele, defénde nos in proélio et colluctatióne, quae nobis est advérsus príncipes et potestátes, advérsus múndi rectóres tenebrárum hárum, contra <text:soft-page-break/>spirituália nequítiae, in coeléstibus (Eph 6). Véni in auxílium hóminum; quos Deus creávit inexterminábiles, et ad imáginem similitúdinis suae fécit, et a tyránnide diáboli emit prétio mágno (Sap 2:1; Cor 6).</text:p>
            <text:p text:style-name="P231"/>
            <text:p text:style-name="P231">Proeliáre hódie cum beatórum Angelórum exércitu proélia Dómini, sícut pugnásti ólim contra dúcem supérbiae lucíferum et ángelus éjus apostáticos; et non valuérunt, néque lócus invéntus est eórum ámplius in caélo. Sed projéctus est dráco ílle mágnus, sérpens antíquus, qui vocátur diábolus et sátanas, qui sedúcit univérsum órbem; et projéctus est in térram, et ángeli éjus cum íllo míssi sunt (Apoc 12).</text:p>
            <text:p text:style-name="P231"/>
            <text:p text:style-name="P231">En antíquus inimícus et homicída veheménter eréctus est. Transfigurátus in ángelum lúcis, cum tóta malignórum spirítuum catérva láte círcuit et invádit térram, ut in ea déleat nómen Dei et Christi éjus, animásque ad aetérnae glóriae corónam destinátas furétur, máctet ac pérdat in sempitérnum intéritum.</text:p>
            <text:p text:style-name="P231"/>
            <text:p text:style-name="P233">Vírus nequítiae suae, támquam flúmen immundíssimum, dráco maléficus transfúndit in hómines depravátos ménte et corrúptos córde; spíritum mendácii, impietátis et blasphémiae; halitúmque mortíferum luxúriae, vitiórum ómnium et iniquitátum.</text:p>
            <text:p text:style-name="P233"/>
            <text:p text:style-name="P233"/>
            <text:p text:style-name="P233">Ecclésiam, Ágni immaculáti spónsam, vaférrimi hóstes replevérunt amaritudínibus, inebriárunt absínthio; ad ómnia desiderabília éjus ímpias misérunt mánus. Úbi sédes beatíssimi Pétri et Cáthedra veritátis ad lúcem géntium constitúta est, ibi thrónum posuérunt abominatiónis et impietátis suae; ut percússo Pastóre, et grégem dispérdere váleant.</text:p>
            <text:p text:style-name="P231"/>
            <text:p text:style-name="P231"><text:soft-page-break/>Adésto ítaquae, Dux invictíssime, pópulo Dei contra irrumpéntes spiritáles nequítias, et fac victóriam. Te custódem et patrónum sáncta venerátur Ecclésia; te gloriátur defensóre advérsus terréstrium et infernórum nefárias potestátes; tíbi trádidit Dóminus ánimas redemptórum in supérna felicitáte locándas. Deprecáre Deum pácis, ut cónterat sátanam sub pédibus nóstris, ne últra váleat captívos tenére hómines, et Ecclésiae nocére. Óffer nóstras préces in conspéctu Altíssimi, ut cíto antícipent nos misericórdiae Dómini, et apprehéndas dracónem serpéntem antíquum, qui est diábolus et sátanas, ac ligátum míttas in abýssum, ut non sedúcat ámplius géntes (Apoc 20).</text:p>
            <text:p text:style-name="P231"/>
            <text:p text:style-name="P231"/>
            <text:p text:style-name="P231"/>
            <text:p text:style-name="P231">Hinc tuo confísi praesídio ac tutéla</text:p>
            <text:p text:style-name="P231"/>
            <text:p text:style-name="P231">(<text:span text:style-name="T15">si fuerit clericus:</text:span> sácri ministérii nostri auctoritáte)</text:p>
            <text:p text:style-name="P231">(<text:span text:style-name="T15">si fuerit laicus:</text:span> sácra Sánctae Mátris Ecclésiae auctoritáte),</text:p>
            <text:p text:style-name="P231"/>
            <text:p text:style-name="P231">ad infestatiónes diabólicae fráudis repelléndas in nómine Jésu Chrísti Dei et Dómini nóstri fidéntes et secúri agrédimur.</text:p>
            <text:p text:style-name="P231"/>
            <text:p text:style-name="P231">V. Écce Crúcem Dómini, fúgite pártes advérsae.</text:p>
            <text:p text:style-name="P231">R. Vícit Leo de tríbu Júda, rádix Dávid.</text:p>
            <text:p text:style-name="P231"/>
            <text:p text:style-name="P231">V. Fíat misericórdia tua Dómine, super nos.</text:p>
            <text:p text:style-name="P231"/>
            <text:p text:style-name="P231">R. Quemádmodum sperávimus in te.</text:p>
            <text:p text:style-name="P231">V. Dómine, exáudi oratiónem méam.</text:p>
            <text:p text:style-name="P231">R. Et clámor meus ad te véniat.</text:p>
            <text:p text:style-name="P231">(<text:span text:style-name="T15">si fuerit clericus:</text:span> V. Dóminus vobíscum R. Et cum spíritu tuo.)</text:p>
            <text:p text:style-name="P231"/>
            <text:p text:style-name="P231"/>
            <text:p text:style-name="P231"/>
            <text:p text:style-name="P231"><text:soft-page-break/>Orémus</text:p>
            <text:p text:style-name="P231"/>
            <text:p text:style-name="P231">Deus, et páter Dómini nóstri Jesu Christi, invocámus nómen sánctum tuum, et clemántiam tuam súpplices expóscimus: ut per intercessiónem immaculátae semper Vírginis Dei Genitrícis Maríae, beáti Michaélis Archángeli, beáti Jóseph ejúsdem beátae Vírginis Sponsi, beatórum Apostolórum Pétri et Páuli et ómnium Sanctórum, advérsus sátanam, omnésque álios immúndos spíritus, qui ad nocéndum humáno géneri animásque perdéndas pervagántur in múndo, nóbis auxílium praestáre dignéris.</text:p>
            <text:p text:style-name="P231"/>
            <text:p text:style-name="P231">Per eúmdem Chrístum Dóminum nóstrum.</text:p>
            <text:p text:style-name="P231">R. Ámen.</text:p>
            <text:p text:style-name="Heading_20_10">Exocismus</text:p>
            <text:p text:style-name="P231">Exorcizámos te, ómnis immúnde spíritus, ómnis satánic potéstas, ómnis infernális adversárii, ómnis légio, ómnis congregátio et sécta diabólica, in nómine et virtúte Dómini nóstri Jésu + Chrísti, eradicáre et effugáre a Dei Ecclésia, ab animábus ad imáginem Dei cónditis ac pretióso divíni Ágni sánguine redémptis. + Non últra áudeas, sérpens callidíssime, decípere humánum génus, Dei Ecclésiam pérsequi, ac Dei eléctos excútere et cribráre sicut tríticum. + Ímperat tíbi Deus altíssimus, + cui in mágna tua supérbia te símile habéri ádhuc praesúmis; qui ómnes hóminess vult sálvos fíeri, et ad agnitiónem veritátis veníre (1 Tim 2).</text:p>
            <text:p text:style-name="P231"/>
            <text:p text:style-name="P231"/>
            <text:p text:style-name="P231">Ímperat tíbi Déus Pater; + ímperat tíbi Deus Fílius; + ímperat tíbi Déus Spíritus Sánctus. + Ímperat tíbi majéstas Chrísti, aetérnum Dei Vérbum cáro factum, + qui pro salúte géneris nóstri tua invídia pérditi, humiliávit semetípsum fáctus obédiens úsque ad mórtem (Phil 2); qui Ecclésiam súam aedificávit <text:soft-page-break/>súpra fírmam pétram, et pórtas ínferi advérsus eam númquam esse praevalitúras edíxit, cum ea ipse permansúrus ómnibus diébus úsque ad consummatiónem saéculi (Matt 28, 20).</text:p>
            <text:p text:style-name="P231"/>
            <text:p text:style-name="P231">Ímperat tíbi sacraméntum Crúcis, + omniúmque christiánae fídei Mysteriórum virtus. + Imperat tibit excélsa Dei Génitrix Virgo Maria, + quae superbíssimum cáput tuum a prímo instánti immaculátae suae conceptiónis in sua humilitáte contrívit. Ímperat tíbi fídes sanctórum Apostolórum Pétri et Páuli, et ceterórum Apostolórum. + Ímperat tíbi Mártyrum sánguis, ac pia Sanctórum et Sanctárum ómnium intercéssio. +</text:p>
            <text:p text:style-name="P231"/>
            <text:p text:style-name="P231">Érgo, dráco maledícte et ómnis légio diabólica, adjurámus te per Déum + vívum, per Déum + vérum, per Déum + sánctum, per Déum qui sic diléxit múndum, ut Fílium suum unigénitum dáret, ut ómnis qui crédit in eum non péreat, sed hábeat vítam aetérnam (Jn 3): céssa decípere humánas creatúras, eísque aetérnae perditiónis venénum propináre: désine Ecclésiae nocére et éjus libertáti láqueros injícere.</text:p>
            <text:p text:style-name="P231"/>
            <text:p text:style-name="P231"/>
            <text:p text:style-name="P231">Váde sátana, invéntor et magíster ómnis falláciae, hóstis humánae salútis. Da lócum Chrísto, in quo níhil invenísti de opéribus tuis; da lócum Ecclésia Uni, Sanctae, Cathólicae, et Apostólicae, quam Chrístus ípse acquisívit sánguine suo. Humiliáre sub poténti mánu Dei; contremísce et éffuge, invocáto a nóbis sáncto et terríbili nominé Jésu, quem ínferi trémunt, cui Virtútes caelórum et Potestátes et Dominatiónes subjéctae sunt, quem Chérubim et Séraphim indeféssis vócibus láudant, dicéntes: Sánctus, Sanctus, Sanctus Dóminus Déus Sábaoth.</text:p>
            <text:p text:style-name="P231"/>
            <text:p text:style-name="P231"/>
            <text:p text:style-name="P231"><text:soft-page-break/>V. Dómine, exáudi oratiónem méam.</text:p>
            <text:p text:style-name="P231">R. Et clámor meus ad te véniat.</text:p>
            <text:p text:style-name="P231"/>
            <text:p text:style-name="P233">(<text:span text:style-name="T15">Si fuerit clericus:</text:span> V. Dóminus vobíscum.</text:p>
            <text:p text:style-name="P233"/>
            <text:p text:style-name="P233">R. Et cum spírito tuo.)</text:p>
            <text:p text:style-name="P231"/>
            <text:p text:style-name="P231">Orémus</text:p>
            <text:p text:style-name="P231"/>
            <text:p text:style-name="P231">Déus caéli, Deus térræ, Deus Angelórum, Deus Archangelórum, Deus Patriarchárum, Deus Prophetárum, Deus Apostolórum, Deus Mártyrum, Deus Confessórum, Deus Vírginium, Deus, qui potestátem hábes donáre vítam post mórtem, réquiem post labórem: quia non est álias Deus præter te, nec esse pótest nísi tu Creátor ómnium visibílium et invisibílium, cujus régni non érit finis: humíliter majestáti glóriae tuae supplicámus, ut ab ómni infernálium spirítuum potestáte, láqueo, decéption et nequítia nos poténter liberáre, et incólumes custodíre dignéris.</text:p>
            <text:p text:style-name="P231"/>
            <text:p text:style-name="P231"/>
            <text:p text:style-name="P231">Per Chrístum Dóminum nóstrum. Ámen.</text:p>
            <text:p text:style-name="P231"/>
            <text:p text:style-name="P231">V. Ab insídiis diáboli,</text:p>
            <text:p text:style-name="P231">R. líbera nos, Dómine.</text:p>
            <text:p text:style-name="P231">V. Ut Ecclésiam tuam secúra tíbi fácias libertáte servíre,</text:p>
            <text:p text:style-name="P231">R. te rogámus, áudi nos.</text:p>
            <text:p text:style-name="P231">V. Ut inimícos sánctae Ecclésiae humiliáre dignéris,</text:p>
            <text:p text:style-name="P231">R. te rogámus, áudi nos.</text:p>
            <text:p text:style-name="P231"/>
            <text:p text:style-name="P219"><text:span text:style-name="T155">(</text:span>Et aspergatur locus aqua benedicta<text:span text:style-name="T155">)</text:span></text:p>
          </table:table-cell>
          <table:table-cell table:style-name="capitulo_5f_5_5f_exo_5f_men.B1" office:value-type="string">
            <text:p text:style-name="P39">Em nome do Padre, e do Filho e do Espírito Santo. Amém.</text:p>
            <text:p text:style-name="Heading_20_10">Salmo 67</text:p>
            <text:p text:style-name="P39">Levantai-Vos, ó Deus, e sejam dispersos os vossos inimigos, e fujam de vossa presença aqueles que Vos odeiam!</text:p>
            <text:p text:style-name="P39">Desvaneçam-se como se desvanece o fumo; como se derrete a cera ao calor do fogo, assim pereçam os pecadores à vista de Deus.</text:p>
            <text:p text:style-name="Heading_20_10">Salmo 34</text:p>
            <text:p text:style-name="P39">Julgai, Senhor, os que me atacam, combatei os que me combatem.</text:p>
            <text:p text:style-name="P40">Sejam confundidos e envergonhados os que buscam a minha vida.</text:p>
            <text:p text:style-name="P40">Retrocedam e sejam cobertos de vergonha os que maquinam males contra mim.</text:p>
            <text:p text:style-name="P39">Sejam como o pó levado pelo vento, quando o Anjo do Senhor os acossar.</text:p>
            <text:p text:style-name="P39">Seja o seu caminho tenebroso e escorregadio, quando o Anjo do Senhor os perseguir.</text:p>
            <text:p text:style-name="P39">Porquanto sem razão me estenderam a sua rede, sem razão cobriram-me de ultrajes.</text:p>
            <text:p text:style-name="P39"/>
            <text:p text:style-name="P39">Venha sobre eles de improviso a ruína, apanhe-os a rede que estenderam: eles próprios caiam na armadilha que me prepararam.</text:p>
            <text:p text:style-name="P39">A minha alma, porém, regozijar-se-á no Senhor, e alegrar-se-á do seu socorro.</text:p>
            <text:p text:style-name="P39">Glória ao Padre, ao Filho e ao Espírito Santo. Assim como era no princípio, agora e sempre, por todos os séculos dos séculos. Amém.</text:p>
            <text:p text:style-name="Heading_20_10">Oração a São Miguel Arcanjo</text:p>
            <text:p text:style-name="P39">Gloriosíssimo príncipe da Milícia Celeste, São Miguel Arcanjo, defendei-nos no combate e na luta contra os principados e as potestades, contra os dirigentes deste mundo de trevas, contra os espíritos malignos espa<text:soft-page-break/>lhados pelos ares (Ef. 6:12). Vinde em socorro dos homens que Deus criou imortais e fez à imagem da Sua própria natureza, e resgatou por grande preço da tirania do demônio (Sab. 2:23, 1 Cor 6).</text:p>
            <text:p text:style-name="P39"/>
            <text:p text:style-name="P39">Combatei hoje, com o Exércitos dos Anjos bons, o combate do Senhor, assim como outrora lutastes contra Lúcifer, chefe do orgulho, e contra os anjos apóstatas, e não prevaleceram, nem foi mais encontrado o lugar deles no Céu. Mas foi expulso aquele grande dragão, a antiga serpente, que se chama diabo e satanás, que seduziu todo o orbe; e foi lançado na Terra, e seus anjos juntamente com ele (Apoc 12).</text:p>
            <text:p text:style-name="P39"/>
            <text:p text:style-name="P39">Eis que o inimigo antigo e homicida se ergueu com veemência. Transfigurado em anjo da luz, com toda a caterva de espíritos maus, circundou e invadiu toda a Terra, para que nela destruísse o nome de Deus e de Seu Cristo e roubasse as almas destinadas à coroa da glória eterna, e as prostrasse e as perdesse na morte eterna.</text:p>
            <text:p text:style-name="P39"/>
            <text:p text:style-name="P39">O dragão maldito transvasou, como rio imundíssimo, o veneno de sua iniquidade em homens depravados de mente e corruptos de coração; incutiu-lhes o espírito de mentira, impiedade, blasfêmia, e seu hálito mortífero de luxúria, de todos os vícios e iniquidades.</text:p>
            <text:p text:style-name="P39"/>
            <text:p text:style-name="P39">As hostes astuciosíssimas encheram de amargura a Igreja, Esposa Imaculada do Cordeiro, e inebriaram-na com absinto; puseram-se em obras para realizar todos os seus ímpios desígnios. Ali onde está constituída a sede do Beatíssimo Pedro e Cátedra da Verdade para iluminar os povos, aí colocaram o trono de abominação da sua impiedade, para que, ferido o Pastor, se dispersassem as ovelhas.</text:p>
            <text:p text:style-name="P39"><text:soft-page-break/>Vinde, pois, General invictíssimo, e dai a vitória ao povo de Deus, contra as perversidades espirituais que irrompem. A santa Igreja vos venera como seu guarda e protetor; glorifica-vos como defensor contra as potestades abomináveis da Terra e dos infernos; confiou-vos o Senhor a missão de introduzir na felicidade celeste as almas resgatadas. Rogai, pois, ao Deus da paz, que esmague Satanás sob nossos pés, a fim de que não mais possa manter cativos os homens e fazer mal à Igreja. Apresentai ao Altíssimo as nossas preces, a fim de que sem tardar o Senhor nos faça misericórdia, e vós contenhais o dragão, a antiga serpente, que é o demônio e satanás, e o lanceis encadeado no abismo para que não mais seduza as nações (Apoc 20).</text:p>
            <text:p text:style-name="P39"/>
            <text:p text:style-name="P39">Desde já confiados em vossa assistência e proteção,</text:p>
            <text:p text:style-name="P39">(<text:span text:style-name="T15">Para sacerdotes:</text:span> com a autoridade de nosso Sagrado Ministério,)</text:p>
            <text:p text:style-name="P39">(<text:span text:style-name="T15">Para leigos:</text:span> com a sagrada autoridade da Santa Madre Igreja),</text:p>
            <text:p text:style-name="P39"/>
            <text:p text:style-name="P39">e em nome de Jesus Cristo, Deus e Senhor Nosso, empreendemos com fé e segurança repelir os assaltos da astúcia diabólica.</text:p>
            <text:p text:style-name="P39"/>
            <text:p text:style-name="P39">V. Eis a Cruz do Senhor, fugi, potências inimigas.</text:p>
            <text:p text:style-name="P39">R. Vence o Leão da tribo de Judá, a estirpe de Davi</text:p>
            <text:p text:style-name="P39">V. Venha a nós, Senhor, a Vossa misericórdia,</text:p>
            <text:p text:style-name="P39">R. Como esperamos em Vós.</text:p>
            <text:p text:style-name="P39">V. Senhor, escutai a minha oração,</text:p>
            <text:p text:style-name="P39">R. E chegue até Vós o meu clamor.</text:p>
            <text:p text:style-name="P39">(Para sacerdotes: V. O Senhor esteja convosco, R. E com o vosso espírito.</text:p>
            <text:p text:style-name="P39"/>
            <text:p text:style-name="P39"/>
            <text:p text:style-name="P39"/>
            <text:p text:style-name="P39"><text:soft-page-break/>Oremos:</text:p>
            <text:p text:style-name="P39"/>
            <text:p text:style-name="P41">Deus e Pai de Nosso Senhor Jesus Cristo, invocamos o vosso Santo Nome, e, suplicantes, pedimos com instância a Vossa clemência, para que, pela intercessão da Imaculada e sempre Virgem Maria Mãe de Deus, do Bem-aventurado Miguel Arcanjo, de São José, Esposo da mesma Bem-aventurada Virgem, dos Bem-aventurados Apóstolos Pedro e Paulo e de todos os santos, Vos digneis auxiliar-nos contra Satanás e todos os outros espíritos imundos que vagueiam pelo mundo para fazer mal ao gênero humano e perder as almas.</text:p>
            <text:p text:style-name="P41">Pelo mesmo Cristo Nosso Senhor. Amém.</text:p>
            <text:p text:style-name="P39">R. Amém.</text:p>
            <text:p text:style-name="Heading_20_10">Exorcismo</text:p>
            <text:p text:style-name="P39">Nós te exorcizamos, quem quer que sejas, espírito imundo, poder satânico, horda do inimigo infernal, legião, assembléia ou seita diabólica. Em nome e pelo poder de Jesus + Cristo Nosso Senhor, sê extirpado e expulso da Igreja de Deus, das almas criadas à imagem de Deus e resgatadas pelo Sangue Precioso do Cordeiro Divino. + Não ouses mais, pérfida serpente, enganar o gênero humano, perseguir a Igreja de Deus, atormentar e joeirar como o trigo os eleitos de Deus. + Ordena-te o Deus Altíssimo, + a Quem em tua grande soberba pretendes ainda te igualar; e que quer que todos os homens se salvem e cheguem ao conhecimento da verdade. (1 Tim 2)</text:p>
            <text:p text:style-name="P39"/>
            <text:p text:style-name="P41">Ordena-te Deus Padre + ordena-te Deus Filho + ordena-te Deus Espírito Santo + Ordena-te a majestade de Cristo, Verbo eterno de Deus feito Carne + que, para salvar nossa raça perdida por teu ódio Se humilhou a Si mesmo, fazendo-Se obediente até a morte (Phil 2); que edificou sua Igreja sobre a ro<text:soft-page-break/>cha firme, e decretou que as portas do inferno nunca prevaleceriam contra ela, porque permanecerá com ela todos os dias, até a consumação dos séculos. (Mt 28:20).</text:p>
            <text:p text:style-name="P41"/>
            <text:p text:style-name="P41"/>
            <text:p text:style-name="P41">Ordena-te a virtude oculta da cruz + e o poder de todos os mistérios da Fé Cristã. + Ordena-te a gloriosa Virgem Maria, Mãe de Deus, + que em sua humildade esmagou, desde o primeiro instante de sua Conceição Imaculada, tua cabeça cheia de soberba. Ordena-te a fé dos Santos Apóstolos Pedro e Paulo e dos outros Apóstolos + Ordena-te o sangue dos Mártires e a piedosa intercessão de todos os santos e santas. +</text:p>
            <text:p text:style-name="P39"/>
            <text:p text:style-name="P39">Assim, pois, dragão maldito e toda legião diabólica, nós te conjuramos pelo Deus, + vivo, pelo Deus, + verdadeiro, pelo Deus, + santo, por Deus que amou o mundo a ponto de entregar seu Filho Unigênito, a fim de quantos creiam nele não pereçam, mas tenham a vida eterna;" (Jo 3): cessa de enganar as criaturas humanas, e de lhes oferecer o veneno da perdição eterna; cessa de fazer mal à Igreja e de armar laços à sua liberdade.</text:p>
            <text:p text:style-name="P39"/>
            <text:p text:style-name="P39">Vai-te, Satanás, inventor e mestre da mentira, inimigo da salvação dos homens. Dá lugar a Cristo, em Quem nada encontraste de tuas obras. Dá lugar à Igreja, Una, Santa, Católica e Apostólica, que o próprio Cristo adquiriu com seu Sangue. Abaixa-te sob a mão poderosa de Deus, treme e foge à invocação que fazemos do santo e terrível Nome de Jesus, a Quem os infernos temem, a Quem estão sujeitas as Virtudes dos Céus, as Potestades e as Dominações; a Quem os Querubins e Serafins louvam num concerto sem fim, dizendo: Santo, Santo, Santo é o Senhor Deus dos exércitos.</text:p>
            <text:p text:style-name="P39"/>
            <text:p text:style-name="P39"><text:soft-page-break/>V. Senhor, escutai a minha oração.</text:p>
            <text:p text:style-name="P39">R. E chegue até Vós o meu clamor.</text:p>
            <text:p text:style-name="P39"/>
            <text:p text:style-name="P39">(<text:span text:style-name="T15">Para sacerdotes:</text:span> V. O Senhor esteja convosco.</text:p>
            <text:p text:style-name="P39">R. E com o vosso espírito.)</text:p>
            <text:p text:style-name="P39"/>
            <text:p text:style-name="P39">Oremos:</text:p>
            <text:p text:style-name="P39"/>
            <text:p text:style-name="P39">Deus do Céu, Deus da Terra, Deus dos Anjos, Deus dos Arcanjos, Deus dos Patriarcas, Deus dos Profetas, Deus dos Apóstolos, Deus dos Mártires, Deus dos Confessores, Deus das Virgens, Deus que tendes o poder de dar a vida após a morte, o repouso após o trabalho, porque não há outro Deus além de Vós, e não pode haver outro senão Vós, o Criador de todas as coisas visíveis e invisíveis, cujo Reino não terá fim; suplicamos humildemente à vossa gloriosa Majestade que se digne libertar-nos poderosamente e guardar-nos incólumes de todo domínio, laço, ardil e malícia dos espíritos infernais.</text:p>
            <text:p text:style-name="P42">Digna, ó Senhor, conceder-nos Tua poderosa proteção e manter-nos sãos e salvos.</text:p>
            <text:p text:style-name="P42">Por Cristo Nosso Senhor. Amém.</text:p>
            <text:p text:style-name="P39"/>
            <text:p text:style-name="P39">V. Dos embustes do demônio,</text:p>
            <text:p text:style-name="P39">R. Livrai-nos Senhor.</text:p>
            <text:p text:style-name="P39">V. Que vossa Igreja Vos sirva em tranquila liberdade:</text:p>
            <text:p text:style-name="P39">R. nós Vos rogamos, ouvi-nos.</text:p>
            <text:p text:style-name="P39">V. Que Vos digneis confundir os inimigos da Santa Igreja:</text:p>
            <text:p text:style-name="P39">R. nós Vos rogamos, ouvi-nos.</text:p>
            <text:p text:style-name="P39"/>
            <text:p text:style-name="P258"><text:span text:style-name="T155">(</text:span>Asperge-se o lugar com água benta<text:span text:style-name="T155">)</text:span></text:p>
          </table:table-cell>
        </table:table-row>
      </table:table>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ab-stops/>
      </style:paragraph-properties>
      <style:text-properties style:font-name="Caslon Antique1" fo:font-family="'Caslon Antique'"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3"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default-outline-level="1" style:class="text" style:master-page-name="">
      <style:paragraph-properties style:page-number="auto">
        <style:tab-stops/>
      </style:paragraph-properties>
      <style:text-properties style:font-name="Marco Polo SC2"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3" fo:font-family="'Marco Polo SC'" style:font-style-name="Regular" style:font-pitch="variable"/>
    </style:style>
    <style:style style:name="Heading_20_2" style:display-name="Heading 2" style:family="paragraph" style:parent-style-name="Heading_20_1" style:next-style-name="Text_20_body" style:default-outline-level="2" style:class="text"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Heading_20_3" style:display-name="Heading 3" style:family="paragraph" style:parent-style-name="Heading_20_2" style:next-style-name="Text_20_body" style:default-outline-level="3" style:class="text">
      <style:paragraph-properties fo:margin-top="0.42cm" fo:margin-bottom="0.21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Footer" style:class="extra">
      <style:paragraph-properties text:number-lines="false" text:line-number="0">
        <style:tab-stops>
          <style:tab-stop style:position="6.399cm" style:type="center"/>
          <style:tab-stop style:position="12.80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301cm" style:type="right" style:leader-style="dotted" style:leader-text="."/>
        </style:tab-stops>
      </style:paragraph-properties>
    </style:style>
    <style:style style:name="Heading_20_10" style:display-name="Heading 10" style:family="paragraph" style:parent-style-name="Heading_20_3" style:next-style-name="Text_20_body" style:auto-update="true" style:default-outline-level="" style:list-style-name="" style:class="text" style:master-page-name="">
      <style:paragraph-properties fo:margin-top="0.42cm" fo:margin-bottom="0.21cm" style:contextual-spacing="false" fo:hyphenation-ladder-count="no-limit" style:page-number="auto"/>
      <style:text-properties fo:font-size="12pt" fo:font-weight="bold" style:font-size-asian="9pt" style:font-weight-asian="bold" style:font-size-complex="9pt" style:font-weight-complex="bold" fo:hyphenate="true" fo:hyphenation-remain-char-count="2" fo:hyphenation-push-char-count="2" loext:hyphenation-no-caps="false"/>
    </style:style>
    <style:style style:name="Contents_20_10" style:display-name="Contents 10" style:family="paragraph" style:parent-style-name="Index" style:class="index">
      <style:paragraph-properties fo:margin-left="4.5cm" fo:margin-right="0cm" fo:text-indent="0cm" style:auto-text-indent="false">
        <style:tab-stops>
          <style:tab-stop style:position="8.3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1.8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text-properties fo:font-weight="bold" officeooo:rsid="007d3929" officeooo:paragraph-rsid="007d3929" style:font-weight-asian="bold" style:font-weight-complex="bold"/>
    </style:style>
    <style:style style:name="MP2"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 officeooo:rsid="0021b0d2" officeooo:paragraph-rsid="0021b0d2"/>
    </style:style>
    <style:style style:name="MP5" style:family="paragraph" style:parent-style-name="Heading_20_1">
      <style:text-properties style:font-name="Marco Polo SC"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Heading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P10" style:family="paragraph" style:parent-style-name="Header">
      <style:text-properties style:text-underline-style="solid" style:text-underline-width="auto" style:text-underline-color="font-color"/>
    </style:style>
    <style:style style:name="MP11"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MP12"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MP13"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MP14" style:family="paragraph" style:parent-style-name="Heading_20_1">
      <style:text-properties fo:font-weight="bold" style:font-weight-asian="bold" style:font-weight-complex="bold"/>
    </style:style>
    <style:style style:name="MP15"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16"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17" style:family="paragraph" style:parent-style-name="Header">
      <style:text-properties style:text-underline-style="solid" style:text-underline-width="auto" style:text-underline-color="font-color" officeooo:rsid="00c3c9df" officeooo:paragraph-rsid="00c3c9df"/>
    </style:style>
    <style:style style:name="MP18" style:family="paragraph" style:parent-style-name="Heading_20_1" style:master-page-name="">
      <style:paragraph-properties style:page-number="auto"/>
      <style:text-properties fo:font-weight="bold" officeooo:rsid="00e689a4" officeooo:paragraph-rsid="00e689a4" style:font-weight-asian="bold" style:font-weight-complex="bold"/>
    </style:style>
    <style:style style:name="MP19"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e689a4" officeooo:paragraph-rsid="00e689a4" style:font-size-asian="7.84999990463257pt" style:font-weight-asian="normal" style:font-size-complex="9pt" style:font-weight-complex="normal" fo:hyphenate="true" fo:hyphenation-remain-char-count="2" fo:hyphenation-push-char-count="2" loext:hyphenation-no-caps="false"/>
    </style:style>
    <style:style style:name="MP20"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ae7197" officeooo:paragraph-rsid="00e689a4" style:font-size-asian="7.84999990463257pt" style:font-weight-asian="normal" style:font-size-complex="9pt" style:font-weight-complex="normal" fo:hyphenate="true" fo:hyphenation-remain-char-count="2" fo:hyphenation-push-char-count="2" loext:hyphenation-no-caps="false"/>
    </style:style>
    <style:style style:name="MP21"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ae7197" officeooo:paragraph-rsid="00e80db0" style:font-size-asian="7.84999990463257pt" style:font-weight-asian="normal" style:font-size-complex="9pt" style:font-weight-complex="normal" fo:hyphenate="true" fo:hyphenation-remain-char-count="2" fo:hyphenation-push-char-count="2" loext:hyphenation-no-caps="false"/>
    </style:style>
    <style:style style:name="MP22" style:family="paragraph" style:parent-style-name="Header">
      <style:text-properties style:text-underline-style="solid" style:text-underline-width="auto" style:text-underline-color="font-color" officeooo:rsid="00c3c9df" officeooo:paragraph-rsid="00e9996d"/>
    </style:style>
    <style:style style:name="MT1" style:family="text">
      <style:text-properties style:font-name="Marco Polo SC" style:text-underline-style="solid" style:text-underline-width="auto" style:text-underline-color="font-color" officeooo:rsid="0021b0d2"/>
    </style:style>
    <style:style style:name="MT2" style:family="text">
      <style:text-properties style:font-name="Marco Polo SC" officeooo:rsid="0021b0d2"/>
    </style:style>
    <style:style style:name="MT3" style:family="text">
      <style:text-properties officeooo:rsid="003867ba"/>
    </style:style>
    <style:style style:name="MT4" style:family="text">
      <style:text-properties officeooo:rsid="003d503d"/>
    </style:style>
    <style:style style:name="MT5" style:family="text">
      <style:text-properties officeooo:rsid="006921ec"/>
    </style:style>
    <style:style style:name="MT6" style:family="text">
      <style:text-properties officeooo:rsid="003cacbc"/>
    </style:style>
    <style:style style:name="MT7" style:family="text">
      <style:text-properties officeooo:rsid="008b64f9"/>
    </style:style>
    <style:style style:name="MT8" style:family="text">
      <style:text-properties officeooo:rsid="00968d91"/>
    </style:style>
    <style:style style:name="MT9" style:family="text">
      <style:text-properties officeooo:rsid="009ab775"/>
    </style:style>
    <style:style style:name="MT10" style:family="text">
      <style:text-properties officeooo:rsid="00b29d7b"/>
    </style:style>
    <style:style style:name="MT11" style:family="text">
      <style:text-properties officeooo:rsid="00ae7197"/>
    </style:style>
    <style:style style:name="MT12" style:family="text">
      <style:text-properties officeooo:rsid="00b7fa90"/>
    </style:style>
    <style:style style:name="MT13" style:family="text">
      <style:text-properties officeooo:rsid="00b0eaf0"/>
    </style:style>
    <style:style style:name="MT14" style:family="text">
      <style:text-properties officeooo:rsid="00afacab"/>
    </style:style>
    <style:style style:name="MT15" style:family="text">
      <style:text-properties fo:font-style="italic" style:font-style-asian="italic" style:font-style-complex="italic"/>
    </style:style>
    <style:style style:name="MT16" style:family="text">
      <style:text-properties officeooo:rsid="00e80db0"/>
    </style:style>
    <style:style style:name="MT17" style:family="text">
      <style:text-properties officeooo:rsid="00e9996d"/>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14.801cm" fo:page-height="21.001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4">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5">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497cm">
          <style:column-sep style:width="0.009cm" style:color="#000000" style:height="0%" style:style="none"/>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6">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7">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8">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apítulo_20_2_20_-_20_Orações_20_básicas_20_para_20_todo_20_católico" style:display-name="Capítulo 2 - Orações básicas para todo católico" style:page-layout-name="Mpm2" draw:style-name="Mdp2" style:next-style-name="Capítulo_20_2_20_cont._20_-_20_Orações_20_básicas_20_para_20_todo_20_católico">
      <style:header>
        <text:h text:style-name="MP1" text:outline-level="1"><text:bookmark-start text:name="__RefHeading___Toc5652_520937211"/>ORAÇÕES BÁSICAS PARA TODO CATÓLICO<text:bookmark-end text:name="__RefHeading___Toc5652_520937211"/></text:h>
      </style:header>
      <style:footer>
        <text:p text:style-name="MP2"><text:page-number text:select-page="current">13</text:page-number></text:p>
      </style:footer>
    </style:master-page>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apítulo_20_2_20_cont._20_-_20_Orações_20_básicas_20_para_20_todo_20_católico" style:display-name="Capítulo 2 cont. - Orações básicas para todo católico" style:page-layout-name="Mpm10" draw:style-name="Mdp2">
      <style:header>
        <text:p text:style-name="MP3"><text:span text:style-name="MT1"><text:s text:c="38"/>orações básicas para todo católico <text:s text:c="36"/></text:span><text:span text:style-name="MT2"><text:s/></text:span></text:p>
      </style:header>
      <style:footer>
        <text:p text:style-name="MP4"><text:page-number text:select-page="current">15</text:page-number></text:p>
      </style:footer>
    </style:master-page>
    <style:master-page style:name="Capítulo_20_1_20_-_20_Introdução" style:display-name="Capítulo 1 - Introdução" style:page-layout-name="Mpm11" draw:style-name="Mdp1" style:next-style-name="Capítulo_20_1_20_cont._20_-_20_Introdução">
      <style:header>
        <text:h text:style-name="MP5" text:outline-level="1"><text:bookmark-start text:name="__RefHeading___Toc5654_520937211"/>INTRODUÇÃO<text:bookmark-end text:name="__RefHeading___Toc5654_520937211"/></text:h>
      </style:header>
      <style:footer>
        <text:p text:style-name="MP4"><text:page-number text:select-page="current">11</text:page-number></text:p>
      </style:footer>
    </style:master-page>
    <style:master-page style:name="Capítulo_20_1_20_cont._20_-_20_Introdução" style:display-name="Capítulo 1 cont. - Introdução" style:page-layout-name="Mpm12" draw:style-name="Mdp1">
      <style:footer>
        <text:p text:style-name="MP6"/>
      </style:footer>
    </style:master-page>
    <style:master-page style:name="Capítulo_20_3_20_-_20_Santo_20_Rosário" style:display-name="Capítulo 3 - Santo Rosário" style:page-layout-name="Mpm13" draw:style-name="Mdp2" style:next-style-name="Capítulo_20_3_20_cont._20_-_20_Santo_20_Rosário">
      <style:header>
        <text:h text:style-name="MP7" text:outline-level="1"><text:bookmark-start text:name="__RefHeading___Toc5656_520937211"/>O SANTO RO<text:span text:style-name="MT3">SÁ</text:span>RIO<text:bookmark-end text:name="__RefHeading___Toc5656_520937211"/></text:h>
      </style:header>
      <style:footer>
        <text:p text:style-name="Footer"><text:page-number text:select-page="current">16</text:page-number></text:p>
      </style:footer>
    </style:master-page>
    <style:master-page style:name="Capítulo_20_3_20_cont._20_-_20_Santo_20_Rosário" style:display-name="Capítulo 3 cont. - Santo Rosário" style:page-layout-name="Mpm14" draw:style-name="Mdp1">
      <style:header>
        <text:p text:style-name="MP8"><text:s text:c="52"/>O SANTo rosário <text:s text:c="51"/></text:p>
      </style:header>
      <style:footer>
        <text:p text:style-name="Footer"><text:page-number text:select-page="current">19</text:page-number></text:p>
      </style:footer>
    </style:master-page>
    <style:master-page style:name="Capítulo_20_3_20_cont_20_._20_2_20_-_20_O_20_Santo_20_Rosário" style:display-name="Capítulo 3 cont . 2 - O Santo Rosário" style:page-layout-name="Mpm15" draw:style-name="Mdp1">
      <style:header>
        <text:p text:style-name="MP9"><text:s text:c="52"/>O SANTo rosário <text:s text:c="51"/></text:p>
      </style:header>
      <style:footer>
        <text:p text:style-name="Footer"><text:page-number text:select-page="current">0</text:page-number></text:p>
      </style:footer>
    </style:master-page>
    <style:master-page style:name="Capítulo_20_3_20_mist._20_gos." style:display-name="Capítulo 3 mist. gos." style:page-layout-name="Mpm16" draw:style-name="Mdp1" style:next-style-name="Capítulo_20_3_20_mist._20_gos._20_cont.">
      <style:header>
        <text:h text:style-name="Heading_20_2" text:outline-level="2"><text:bookmark-start text:name="__RefHeading___Toc5658_520937211"/>MISTÉRIOS GO<text:span text:style-name="MT4">Z</text:span>OSOS (<text:span text:style-name="MT5">SEGUNDA</text:span>-FEIRA E QUINTA-FEIRA)<text:bookmark-end text:name="__RefHeading___Toc5658_520937211"/></text:h>
      </style:header>
      <style:footer>
        <text:p text:style-name="Footer"><text:page-number text:select-page="current">20</text:page-number></text:p>
      </style:footer>
    </style:master-page>
    <style:master-page style:name="Capítulo_20_3_20_mist._20_gos._20_cont." style:display-name="Capítulo 3 mist. gos. cont." style:page-layout-name="Mpm10" draw:style-name="Mdp2">
      <style:header>
        <text:p text:style-name="MP10"><text:s text:c="12"/>O Santo rosário (mistérios go<text:span text:style-name="MT6">z</text:span>osos – segunda-feira e quinta-feira) <text:s text:c="10"/></text:p>
      </style:header>
      <style:footer>
        <text:p text:style-name="Footer"><text:bookmark-start text:name="__RefHeading___Toc5660_520937211"/><text:page-number text:select-page="current">30</text:page-number><text:bookmark-end text:name="__RefHeading___Toc5660_520937211"/></text:p>
      </style:footer>
    </style:master-page>
    <style:master-page style:name="Capítulo_20_3_20_mist._20_dol." style:display-name="Capítulo 3 mist. dol." style:page-layout-name="Mpm16" draw:style-name="Mdp1" style:next-style-name="Capítulo_20_3_20_mist._20_dol._20_cont.">
      <style:header>
        <text:h text:style-name="Heading_20_2" text:outline-level="2"><text:bookmark-start text:name="__RefHeading___Toc5662_520937211"/>MISTÉRIOS <text:span text:style-name="MT4">DOLOROSOS </text:span>(TERÇA-FEIRA E <text:span text:style-name="MT7">SEXTA</text:span>-FEIRA)<text:bookmark-end text:name="__RefHeading___Toc5662_520937211"/></text:h>
      </style:header>
      <style:footer>
        <text:p text:style-name="Footer"><text:page-number text:select-page="current">31</text:page-number></text:p>
      </style:footer>
    </style:master-page>
    <style:master-page style:name="Capítulo_20_3_20_mist._20_dol._20_cont." style:display-name="Capítulo 3 mist. dol. cont." style:page-layout-name="Mpm17" draw:style-name="Mdp1">
      <style:header>
        <text:p text:style-name="MP11">_______O Santo rosário (mistérios <text:span text:style-name="MT8">doloro</text:span>sos – <text:span text:style-name="MT8">terça</text:span>-feira e <text:span text:style-name="MT8">sexta</text:span>-feira)_______</text:p>
      </style:header>
      <style:footer>
        <text:p text:style-name="Footer"><text:page-number text:select-page="current">39</text:page-number></text:p>
      </style:footer>
    </style:master-page>
    <style:master-page style:name="Capítulo_20_3_20_mist._20_glo." style:display-name="Capítulo 3 mist. glo." style:page-layout-name="Mpm18" draw:style-name="Mdp1" style:next-style-name="Capítulo_20_3_20_mist._20_glo._20_cont.">
      <style:header>
        <text:h text:style-name="Heading_20_2" text:outline-level="2"><text:bookmark-start text:name="__RefHeading___Toc5664_520937211"/>MISTÉRIOS GLORIOSOS (QUARTA-FEIRA, SÁBADO E DOMINGO)<text:bookmark-end text:name="__RefHeading___Toc5664_520937211"/></text:h>
      </style:header>
      <style:footer>
        <text:p text:style-name="Footer"><text:page-number text:select-page="current">41</text:page-number></text:p>
      </style:footer>
    </style:master-page>
    <style:master-page style:name="Capítulo_20_3_20_mist._20_glo._20_cont." style:display-name="Capítulo 3 mist. glo. cont." style:page-layout-name="Mpm17" draw:style-name="Mdp1">
      <style:header>
        <text:p text:style-name="MP12">_____O Santo rosário (mistérios <text:span text:style-name="MT9">glorio</text:span>sos – <text:span text:style-name="MT9">quarta</text:span>-feira, <text:span text:style-name="MT9">sábado e domingo)_____</text:span></text:p>
      </style:header>
      <style:footer>
        <text:p text:style-name="Footer"><text:page-number text:select-page="current">43</text:page-number></text:p>
      </style:footer>
    </style:master-page>
    <style:master-page style:name="Capítulo_20_3_20_ladainha" style:display-name="Capítulo 3 ladainha" style:page-layout-name="Mpm18" draw:style-name="Mdp1" style:next-style-name="Capítulo_20_3_20_ladainha_20_cont">
      <style:header>
        <text:h text:style-name="Heading_20_2" text:outline-level="2"><text:bookmark-start text:name="__RefHeading___Toc5666_520937211"/>LADAINHA <text:span text:style-name="MT10">DE NOSSA SENHORA</text:span><text:bookmark-end text:name="__RefHeading___Toc5666_520937211"/></text:h>
      </style:header>
      <style:footer>
        <text:p text:style-name="Footer"><text:page-number text:select-page="current">56</text:page-number></text:p>
      </style:footer>
    </style:master-page>
    <style:master-page style:name="Capítulo_20_3_20_ladainha_20_cont" style:display-name="Capítulo 3 ladainha cont" style:page-layout-name="Mpm17" draw:style-name="Mdp1">
      <style:header>
        <text:p text:style-name="MP13">______________________O Santo rosário (<text:span text:style-name="MT11">ladainha</text:span><text:span text:style-name="MT9">)_____________________</text:span></text:p>
      </style:header>
      <style:footer>
        <text:p text:style-name="Footer"><text:page-number text:select-page="current">57</text:page-number></text:p>
      </style:footer>
    </style:master-page>
    <style:master-page style:name="Capítulo_20_4_20_met" style:display-name="Capítulo 4 met" style:page-layout-name="Mpm18" draw:style-name="Mdp1" style:next-style-name="Capítulo_20_4_20_met_20_cont">
      <style:header>
        <text:h text:style-name="MP14" text:outline-level="1"><text:bookmark-start text:name="__RefHeading___Toc5668_520937211"/>MÉTODO DE SANTIFICAÇÃO DO DOMINGO<text:bookmark-end text:name="__RefHeading___Toc5668_520937211"/></text:h>
        <text:p text:style-name="MP15">O método de santificação do domingo se destina a todo aquele que quiser realizar esta linda prática, porém é NECESSÁRIA a todo aquele que não tiver a oportunidade de frequentar a Santa Missa no dia santo, para que não caia em pecado mortal, <text:span text:style-name="MT12">ainda assim, deve-se confessar a ausência o maios rápido possível.</text:span></text:p>
        <text:p text:style-name="MP16"/>
        <text:p text:style-name="MP16">A sua prática constitui-se da recitação do rosário completo <text:span text:style-name="MT13">(pg. </text:span><text:span text:style-name="MT10">16</text:span><text:span text:style-name="MT13">)</text:span>, porém, após o Salve Regina (Salve Rainha) <text:span text:style-name="MT14">reza-se </text:span><text:span text:style-name="MT13">a oração </text:span><text:span text:style-name="MT14">de São Miguel Arcanjo.</text:span></text:p>
      </style:header>
      <style:footer>
        <text:p text:style-name="Footer"><text:page-number text:select-page="current">60</text:page-number></text:p>
      </style:footer>
    </style:master-page>
    <style:master-page style:name="Capítulo_20_4_20_met_20_cont" style:display-name="Capítulo 4 met cont" style:page-layout-name="Mpm17" draw:style-name="Mdp1">
      <style:header>
        <text:p text:style-name="MP17">___________________Método de santificação do domingo__________________</text:p>
      </style:header>
      <style:footer>
        <text:p text:style-name="Footer"><text:page-number text:select-page="current">64</text:page-number></text:p>
      </style:footer>
    </style:master-page>
    <style:master-page style:name="Capítulo_20_5_20_exo_20_men" style:display-name="Capítulo 5 exo men" style:page-layout-name="Mpm16" draw:style-name="Mdp1" style:next-style-name="Capítulo_20_5_20_exo_20_men_20_cont">
      <style:header>
        <text:h text:style-name="MP18" text:outline-level="1"><text:bookmark-start text:name="__RefHeading___Toc5668_52093721122"/>EXORCISMO CONTRA SATANÁS E OS ANJOS REBELDES OU EXORCISMO MENOR DE LEÃO XIII<text:bookmark-end text:name="__RefHeading___Toc5668_52093721122"/></text:h>
        <text:p text:style-name="MP19">Vincenzo Gioacchino Raffaele Luigi Pecci Prosperi Buzzi, nascido em Carpineto Romano, Itália, a 2 de março de 1810, tendo sido ordenado sacerdote católico em 31 de dezembro de 1837. Foi eleito Pontífice da Cristandade em 20 de fevereiro de 1876, assumindo o nome de Leão XIII, assim permanecendo até sua morte em Roma, a 20 de julho de 1903.</text:p>
        <text:p text:style-name="MP20"/>
        <text:p text:style-name="MP20">Conhecido por seu intenso zelo católico e apostólico, notabilizou-se também por sua austeridade e devoção a São Miguel Arcanjo, bem como por suas encíclicas, nas quais aponta, de forma inequívoca, as falhas fundamentais do Capitalismo liberal e o aspecto intrinsecamente satânico do Comunismo. Dentre tantas obras de apostolado e catequese escritas por Sua Santidade, Leão XIII, destaco uma que me é muito cara e preciosa: o Exorcismo sob a invocação de São Miguel Arcanjo, Príncipe da Milícia Celeste e Servo dos Servos de Deus.</text:p>
        <text:p text:style-name="MP20"/>
        <text:p text:style-name="MP20">Em certa manhã, estava S. S. Leão XIII em contemplação diante do Altar da Eucaristia quando, repentinamente, mudaram-se suas feições bruscamente, segundo testemunhas que acorreram ao então Papa. Este fechou-se em seu gabinete particular e escreveu, sofregamente, o texto do Exorcismo que segue abaixo, que está contido no documento <text:span text:style-name="MT15">Acta Sanctæ Sedis, vol. XXIII</text:span>, da página 743 à 746.</text:p>
        <text:p text:style-name="MP20"/>
        <text:p text:style-name="MP21"><text:span text:style-name="MT16">Essa oração de exorcismo </text:span>pode ser dita por um padre ou por um simples leigo como qualquer oração aprovada. Deve ser recitado em pé. Seu uso é recomendado sempre que a ação do Diabo é suspeita, espiritualmente ou fisicamente prejudicando alguém, causando tentações violentas, tempestades ou outras calamidades. Pode ser rezada todos os dias, em casa, na Igreja, nas ruas e praças, individualmente, ou melhor, com mais pessoas reunidas em comum.</text:p>
      </style:header>
      <style:footer>
        <text:p text:style-name="Footer"><text:page-number text:select-page="current">65</text:page-number></text:p>
      </style:footer>
    </style:master-page>
    <style:master-page style:name="Capítulo_20_5_20_exo_20_men_20_cont" style:display-name="Capítulo 5 exo men cont" style:page-layout-name="Mpm14" draw:style-name="Mdp1">
      <style:header>
        <text:p text:style-name="MP22">_______________<text:span text:style-name="MT17">EXORCISMO CONTRA SATANÁS E OS ANJOS REBELDES</text:span>_______________</text:p>
      </style:header>
      <style:footer>
        <text:p text:style-name="Footer"><text:page-number text:select-page="current">7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2T14:25:24.952711382</meta:creation-date>
    <dc:date>2022-05-18T21:35:26.819104427</dc:date>
    <meta:editing-duration>PT5H58M21S</meta:editing-duration>
    <meta:editing-cycles>86</meta:editing-cycles>
    <meta:generator>LibreOffice/7.3.3.2$Linux_X86_64 LibreOffice_project/30$Build-2</meta:generator>
    <meta:document-statistic meta:table-count="10" meta:image-count="0" meta:object-count="0" meta:page-count="71" meta:paragraph-count="1206" meta:word-count="23617" meta:character-count="143873" meta:non-whitespace-character-count="120444"/>
  </office:meta>
</office:document-meta>
</file>